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fo:break-before="page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1.875in"/>
    </style:style>
    <style:style style:name="Table3.C" style:family="table-column">
      <style:table-column-properties style:column-width="2.0625in"/>
    </style:style>
    <style:style style:name="Table3.D" style:family="table-column">
      <style:table-column-properties style:column-width="2.135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fo:font-style="italic" officeooo:paragraph-rsid="0050643a" style:font-style-asian="italic" style:font-style-complex="italic"/>
    </style:style>
    <style:style style:name="P2" style:family="paragraph" style:parent-style-name="Standard">
      <style:paragraph-properties fo:line-height="100%"/>
      <style:text-properties fo:font-style="italic" officeooo:paragraph-rsid="006b15e0" style:font-style-asian="italic" style:font-style-complex="italic"/>
    </style:style>
    <style:style style:name="P3" style:family="paragraph" style:parent-style-name="Standard">
      <style:paragraph-properties fo:line-height="100%"/>
      <style:text-properties fo:font-style="italic" officeooo:paragraph-rsid="006b5675" style:font-style-asian="italic" style:font-style-complex="italic"/>
    </style:style>
    <style:style style:name="P4" style:family="paragraph" style:parent-style-name="Standard">
      <style:paragraph-properties fo:line-height="100%"/>
      <style:text-properties fo:font-style="italic" officeooo:paragraph-rsid="0079265a" style:font-style-asian="italic" style:font-style-complex="italic"/>
    </style:style>
    <style:style style:name="P5" style:family="paragraph" style:parent-style-name="Standard">
      <style:paragraph-properties fo:line-height="100%"/>
      <style:text-properties fo:font-style="italic" officeooo:paragraph-rsid="009bf1d4" style:font-style-asian="italic" style:font-style-complex="italic"/>
    </style:style>
    <style:style style:name="P6" style:family="paragraph" style:parent-style-name="Standard">
      <style:paragraph-properties fo:line-height="100%"/>
      <style:text-properties fo:font-style="italic" officeooo:paragraph-rsid="00936952" style:font-style-asian="italic" style:font-style-complex="italic"/>
    </style:style>
    <style:style style:name="P7" style:family="paragraph" style:parent-style-name="Standard">
      <style:paragraph-properties fo:line-height="100%"/>
      <style:text-properties fo:font-style="italic" officeooo:paragraph-rsid="00a1b2bb" style:font-style-asian="italic" style:font-style-complex="italic"/>
    </style:style>
    <style:style style:name="P8" style:family="paragraph" style:parent-style-name="Standard">
      <style:paragraph-properties fo:line-height="100%"/>
      <style:text-properties fo:font-style="italic" officeooo:paragraph-rsid="00a6fc39" style:font-style-asian="italic" style:font-style-complex="italic"/>
    </style:style>
    <style:style style:name="P9" style:family="paragraph" style:parent-style-name="Standard">
      <style:paragraph-properties fo:line-height="100%"/>
      <style:text-properties fo:font-style="italic" officeooo:paragraph-rsid="00b87274" style:font-style-asian="italic" style:font-style-complex="italic"/>
    </style:style>
    <style:style style:name="P10" style:family="paragraph" style:parent-style-name="Standard">
      <style:paragraph-properties fo:line-height="100%"/>
      <style:text-properties fo:font-style="italic" officeooo:paragraph-rsid="00f1c02d" style:font-style-asian="italic" style:font-style-complex="italic"/>
    </style:style>
    <style:style style:name="P11" style:family="paragraph" style:parent-style-name="Standard">
      <style:paragraph-properties fo:line-height="100%"/>
      <style:text-properties fo:font-style="italic" officeooo:paragraph-rsid="00d0573d" style:font-style-asian="italic" style:font-style-complex="italic"/>
    </style:style>
    <style:style style:name="P12" style:family="paragraph" style:parent-style-name="Standard">
      <style:paragraph-properties fo:line-height="100%"/>
      <style:text-properties fo:font-style="italic" officeooo:paragraph-rsid="0125223e" style:font-style-asian="italic" style:font-style-complex="italic"/>
    </style:style>
    <style:style style:name="P13" style:family="paragraph" style:parent-style-name="Standard">
      <style:paragraph-properties fo:line-height="100%"/>
      <style:text-properties fo:font-style="italic" officeooo:paragraph-rsid="0126b205" style:font-style-asian="italic" style:font-style-complex="italic"/>
    </style:style>
    <style:style style:name="P14" style:family="paragraph" style:parent-style-name="Standard">
      <style:paragraph-properties fo:line-height="100%"/>
      <style:text-properties fo:font-style="italic" officeooo:paragraph-rsid="013ddfc0" style:font-style-asian="italic" style:font-style-complex="italic"/>
    </style:style>
    <style:style style:name="P15" style:family="paragraph" style:parent-style-name="Standard">
      <style:paragraph-properties fo:line-height="100%"/>
      <style:text-properties fo:font-style="italic" officeooo:paragraph-rsid="0141ae5e" style:font-style-asian="italic" style:font-style-complex="italic"/>
    </style:style>
    <style:style style:name="P16" style:family="paragraph" style:parent-style-name="Standard">
      <style:paragraph-properties fo:line-height="100%"/>
      <style:text-properties fo:font-style="italic" officeooo:paragraph-rsid="014818a8" style:font-style-asian="italic" style:font-style-complex="italic"/>
    </style:style>
    <style:style style:name="P17" style:family="paragraph" style:parent-style-name="Standard">
      <style:paragraph-properties fo:line-height="100%"/>
      <style:text-properties fo:font-style="italic" officeooo:paragraph-rsid="01b82811" style:font-style-asian="italic" style:font-style-complex="italic"/>
    </style:style>
    <style:style style:name="P18" style:family="paragraph" style:parent-style-name="Standard">
      <style:paragraph-properties fo:line-height="100%"/>
      <style:text-properties fo:font-style="italic" officeooo:paragraph-rsid="01bba09b" style:font-style-asian="italic" style:font-style-complex="italic"/>
    </style:style>
    <style:style style:name="P19" style:family="paragraph" style:parent-style-name="Standard">
      <style:paragraph-properties fo:line-height="100%"/>
      <style:text-properties fo:font-style="italic" officeooo:paragraph-rsid="01d3a7f4" style:font-style-asian="italic" style:font-style-complex="italic"/>
    </style:style>
    <style:style style:name="P20" style:family="paragraph" style:parent-style-name="Standard">
      <style:paragraph-properties fo:line-height="100%"/>
      <style:text-properties fo:font-style="italic" officeooo:paragraph-rsid="01e0794a" style:font-style-asian="italic" style:font-style-complex="italic"/>
    </style:style>
    <style:style style:name="P21" style:family="paragraph" style:parent-style-name="Standard">
      <style:paragraph-properties fo:line-height="100%"/>
      <style:text-properties fo:font-style="italic" officeooo:paragraph-rsid="02170c4f" style:font-style-asian="italic" style:font-style-complex="italic"/>
    </style:style>
    <style:style style:name="P22" style:family="paragraph" style:parent-style-name="Standard">
      <style:paragraph-properties fo:line-height="100%"/>
      <style:text-properties fo:font-style="italic" officeooo:paragraph-rsid="021a325c" style:font-style-asian="italic" style:font-style-complex="italic"/>
    </style:style>
    <style:style style:name="P23" style:family="paragraph" style:parent-style-name="Standard">
      <style:paragraph-properties fo:line-height="100%"/>
      <style:text-properties fo:font-style="italic" officeooo:paragraph-rsid="022aa701" style:font-style-asian="italic" style:font-style-complex="italic"/>
    </style:style>
    <style:style style:name="P24" style:family="paragraph" style:parent-style-name="Standard">
      <style:paragraph-properties fo:line-height="100%"/>
      <style:text-properties fo:font-style="italic" officeooo:rsid="0050643a" officeooo:paragraph-rsid="0050643a" style:font-style-asian="italic" style:font-style-complex="italic"/>
    </style:style>
    <style:style style:name="P25" style:family="paragraph" style:parent-style-name="Standard">
      <style:paragraph-properties fo:line-height="100%"/>
      <style:text-properties fo:font-style="italic" officeooo:rsid="005e617e" officeooo:paragraph-rsid="005e617e" style:font-style-asian="italic" style:font-style-complex="italic"/>
    </style:style>
    <style:style style:name="P26" style:family="paragraph" style:parent-style-name="Standard">
      <style:paragraph-properties fo:line-height="100%"/>
      <style:text-properties fo:font-style="italic" officeooo:rsid="005e617e" officeooo:paragraph-rsid="005fae66" style:font-style-asian="italic" style:font-style-complex="italic"/>
    </style:style>
    <style:style style:name="P27" style:family="paragraph" style:parent-style-name="Standard">
      <style:paragraph-properties fo:line-height="100%"/>
      <style:text-properties fo:font-style="italic" officeooo:rsid="005e617e" officeooo:paragraph-rsid="00ec7646" style:font-style-asian="italic" style:font-style-complex="italic"/>
    </style:style>
    <style:style style:name="P28" style:family="paragraph" style:parent-style-name="Standard">
      <style:paragraph-properties fo:line-height="100%"/>
      <style:text-properties fo:font-style="italic" officeooo:rsid="00745134" officeooo:paragraph-rsid="00745134" style:font-style-asian="italic" style:font-style-complex="italic"/>
    </style:style>
    <style:style style:name="P29" style:family="paragraph" style:parent-style-name="Standard">
      <style:paragraph-properties fo:line-height="100%"/>
      <style:text-properties fo:font-style="italic" officeooo:rsid="007aa141" officeooo:paragraph-rsid="007aa141" style:font-style-asian="italic" style:font-style-complex="italic"/>
    </style:style>
    <style:style style:name="P30" style:family="paragraph" style:parent-style-name="Standard">
      <style:paragraph-properties fo:line-height="100%"/>
      <style:text-properties fo:font-style="italic" officeooo:rsid="00685481" officeooo:paragraph-rsid="007aa141" style:font-style-asian="italic" style:font-style-complex="italic"/>
    </style:style>
    <style:style style:name="P31" style:family="paragraph" style:parent-style-name="Standard">
      <style:paragraph-properties fo:line-height="100%"/>
      <style:text-properties fo:font-style="italic" officeooo:rsid="00940908" officeooo:paragraph-rsid="00940908" style:font-style-asian="italic" style:font-style-complex="italic"/>
    </style:style>
    <style:style style:name="P32" style:family="paragraph" style:parent-style-name="Standard">
      <style:paragraph-properties fo:line-height="100%"/>
      <style:text-properties fo:font-style="italic" officeooo:rsid="00936952" officeooo:paragraph-rsid="00936952" style:font-style-asian="italic" style:font-style-complex="italic"/>
    </style:style>
    <style:style style:name="P33" style:family="paragraph" style:parent-style-name="Standard">
      <style:paragraph-properties fo:line-height="100%"/>
      <style:text-properties fo:font-style="italic" officeooo:rsid="009600b6" officeooo:paragraph-rsid="009600b6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rsid="00a9ceec" officeooo:paragraph-rsid="00a9ceec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rsid="00a9eb52" officeooo:paragraph-rsid="00a9eb52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rsid="00ccac5e" officeooo:paragraph-rsid="00f12a7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rsid="00ccac5e" officeooo:paragraph-rsid="0104ff89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rsid="00ccac5e" officeooo:paragraph-rsid="0116ddb3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rsid="00d0573d" officeooo:paragraph-rsid="00da4493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rsid="00d0573d" officeooo:paragraph-rsid="00d0573d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rsid="00d0573d" officeooo:paragraph-rsid="01098b32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rsid="00baaa8f" officeooo:paragraph-rsid="00f1c02d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rsid="00f3e97e" officeooo:paragraph-rsid="00f3e97e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0f3e97e" officeooo:paragraph-rsid="00f58c93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0f58c93" officeooo:paragraph-rsid="010f38a8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1261c02" officeooo:paragraph-rsid="0125223e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13f1034" officeooo:paragraph-rsid="013f1034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13f1034" officeooo:paragraph-rsid="0140086d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1731cf9" officeooo:paragraph-rsid="01731cf9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189b6bf" officeooo:paragraph-rsid="0189bd5a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19e8d3a" officeooo:paragraph-rsid="01b46c19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19715a7" officeooo:paragraph-rsid="01a00fa0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19715a7" officeooo:paragraph-rsid="01a1beec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1b46c19" officeooo:paragraph-rsid="01b46c19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1a2da39" officeooo:paragraph-rsid="01a2da39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1d3a7f4" officeooo:paragraph-rsid="01d3a7f4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1c515ea" officeooo:paragraph-rsid="01c515ea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1dcb337" officeooo:paragraph-rsid="01dcb337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1dcb337" officeooo:paragraph-rsid="02510414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1df2599" officeooo:paragraph-rsid="01df2599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1eebdc2" officeooo:paragraph-rsid="01eebdc2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1eebdc2" officeooo:paragraph-rsid="021163ff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1eebdc2" officeooo:paragraph-rsid="02119d32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208988e" officeooo:paragraph-rsid="0208988e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2168352" officeooo:paragraph-rsid="0216fe3f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2168352" officeooo:paragraph-rsid="02168352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2168352" officeooo:paragraph-rsid="02170c4f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219e33a" officeooo:paragraph-rsid="0219e33a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223d236" officeooo:paragraph-rsid="0223d236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2257f56" officeooo:paragraph-rsid="02257f56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2257f56" officeooo:paragraph-rsid="0226309a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26309a" officeooo:paragraph-rsid="0226309a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2be1a2" officeooo:paragraph-rsid="022be1a2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1a325c" officeooo:paragraph-rsid="021a325c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1a3bf4c" officeooo:paragraph-rsid="01b48736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fo:font-weight="normal" officeooo:rsid="007fa5ba" officeooo:paragraph-rsid="007fd98a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line-height="100%"/>
      <style:text-properties fo:font-style="italic" fo:font-weight="normal" officeooo:rsid="007aa141" officeooo:paragraph-rsid="009bfb06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line-height="100%"/>
      <style:text-properties fo:font-style="italic" fo:font-weight="normal" officeooo:rsid="007aa141" officeooo:paragraph-rsid="0082ba18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line-height="100%"/>
      <style:text-properties fo:font-style="italic" fo:font-weight="normal" officeooo:rsid="007aa141" officeooo:paragraph-rsid="007aa141" style:font-style-asian="italic" style:font-weight-asian="normal" style:font-style-complex="italic" style:font-weight-complex="normal"/>
    </style:style>
    <style:style style:name="P80" style:family="paragraph" style:parent-style-name="Standard">
      <style:paragraph-properties fo:line-height="100%"/>
      <style:text-properties fo:font-style="italic" fo:font-weight="normal" officeooo:rsid="0082ba18" officeooo:paragraph-rsid="0082ba18" style:font-style-asian="italic" style:font-weight-asian="normal" style:font-style-complex="italic" style:font-weight-complex="normal"/>
    </style:style>
    <style:style style:name="P81" style:family="paragraph" style:parent-style-name="Standard">
      <style:paragraph-properties fo:line-height="100%"/>
      <style:text-properties fo:font-style="italic" fo:font-weight="normal" officeooo:rsid="009ab1ff" officeooo:paragraph-rsid="009ab1ff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line-height="100%"/>
      <style:text-properties fo:font-style="italic" fo:font-weight="normal" officeooo:rsid="009bf1d4" officeooo:paragraph-rsid="00bd40d6" style:font-style-asian="italic" style:font-weight-asian="normal" style:font-style-complex="italic" style:font-weight-complex="normal"/>
    </style:style>
    <style:style style:name="P83" style:family="paragraph" style:parent-style-name="Standard">
      <style:paragraph-properties fo:line-height="100%"/>
      <style:text-properties fo:font-style="italic" fo:font-weight="normal" officeooo:rsid="009bf1d4" officeooo:paragraph-rsid="00f1c02d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line-height="100%"/>
      <style:text-properties fo:font-style="italic" fo:font-weight="normal" officeooo:rsid="00aea48b" officeooo:paragraph-rsid="00b17cf6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line-height="100%"/>
      <style:text-properties fo:font-style="italic" fo:font-weight="normal" officeooo:rsid="00aea48b" officeooo:paragraph-rsid="00b2acbe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line-height="100%"/>
      <style:text-properties fo:font-style="italic" fo:font-weight="normal" officeooo:rsid="00b38348" officeooo:paragraph-rsid="00b38348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line-height="100%"/>
      <style:text-properties fo:font-style="italic" fo:font-weight="normal" officeooo:rsid="00b56a82" officeooo:paragraph-rsid="00b56a82" style:font-style-asian="italic" style:font-weight-asian="normal" style:font-style-complex="italic" style:font-weight-complex="normal"/>
    </style:style>
    <style:style style:name="P88" style:family="paragraph" style:parent-style-name="Standard">
      <style:paragraph-properties fo:line-height="100%"/>
      <style:text-properties fo:font-style="italic" fo:font-weight="normal" officeooo:rsid="01009f00" officeooo:paragraph-rsid="01009f00" style:font-style-asian="italic" style:font-weight-asian="normal" style:font-style-complex="italic" style:font-weight-complex="normal"/>
    </style:style>
    <style:style style:name="P89" style:family="paragraph" style:parent-style-name="Standard">
      <style:paragraph-properties fo:line-height="100%"/>
      <style:text-properties fo:font-style="italic" fo:font-weight="normal" officeooo:rsid="017485c8" officeooo:paragraph-rsid="017485c8" style:font-style-asian="italic" style:font-weight-asian="normal" style:font-style-complex="italic" style:font-weight-complex="normal"/>
    </style:style>
    <style:style style:name="P90" style:family="paragraph" style:parent-style-name="Standard">
      <style:paragraph-properties fo:line-height="100%"/>
      <style:text-properties fo:font-style="italic" fo:font-weight="bold" officeooo:rsid="007aa141" officeooo:paragraph-rsid="007fd98a" style:font-style-asian="italic" style:font-weight-asian="bold" style:font-style-complex="italic" style:font-weight-complex="bold"/>
    </style:style>
    <style:style style:name="P91" style:family="paragraph" style:parent-style-name="Standard">
      <style:paragraph-properties fo:line-height="100%"/>
      <style:text-properties fo:font-size="14pt" fo:font-weight="bold" officeooo:rsid="0098f07e" officeooo:paragraph-rsid="0098f07e" style:font-size-asian="14pt" style:font-weight-asian="bold" style:font-size-complex="14pt" style:font-weight-complex="bold"/>
    </style:style>
    <style:style style:name="P92" style:family="paragraph" style:parent-style-name="Standard">
      <style:paragraph-properties fo:line-height="100%"/>
      <style:text-properties fo:font-size="14pt" fo:font-style="normal" fo:font-weight="bold" officeooo:rsid="00c09908" officeooo:paragraph-rsid="00c09908" style:font-size-asian="14pt" style:font-style-asian="normal" style:font-weight-asian="bold" style:font-size-complex="14pt" style:font-style-complex="normal" style:font-weight-complex="bold"/>
    </style:style>
    <style:style style:name="P93" style:family="paragraph" style:parent-style-name="Standard">
      <style:paragraph-properties fo:line-height="100%"/>
      <style:text-properties fo:font-size="14pt" fo:font-style="normal" fo:font-weight="bold" officeooo:rsid="0218ad4b" officeooo:paragraph-rsid="0218ad4b" style:font-size-asian="14pt" style:font-style-asian="normal" style:font-weight-asian="bold" style:font-size-complex="14pt" style:font-style-complex="normal" style:font-weight-complex="bold"/>
    </style:style>
    <style:style style:name="P94" style:family="paragraph" style:parent-style-name="Standard">
      <style:paragraph-properties fo:line-height="100%"/>
      <style:text-properties fo:font-weight="bold" officeooo:rsid="0069c514" officeooo:paragraph-rsid="0069c514" style:font-weight-asian="bold" style:font-weight-complex="bold"/>
    </style:style>
    <style:style style:name="P95" style:family="paragraph" style:parent-style-name="Standard">
      <style:paragraph-properties fo:line-height="100%"/>
      <style:text-properties fo:font-weight="bold" officeooo:rsid="007739a0" officeooo:paragraph-rsid="007739a0" style:font-weight-asian="bold" style:font-weight-complex="bold"/>
    </style:style>
    <style:style style:name="P96" style:family="paragraph" style:parent-style-name="Standard">
      <style:paragraph-properties fo:line-height="100%"/>
      <style:text-properties fo:font-weight="bold" officeooo:rsid="007aa141" officeooo:paragraph-rsid="007aa141" style:font-weight-asian="bold" style:font-weight-complex="bold"/>
    </style:style>
    <style:style style:name="P97" style:family="paragraph" style:parent-style-name="Standard">
      <style:paragraph-properties fo:line-height="100%"/>
      <style:text-properties fo:font-weight="bold" officeooo:rsid="007aa141" officeooo:paragraph-rsid="007fd98a" style:font-weight-asian="bold" style:font-weight-complex="bold"/>
    </style:style>
    <style:style style:name="P98" style:family="paragraph" style:parent-style-name="Standard">
      <style:paragraph-properties fo:line-height="100%"/>
      <style:text-properties fo:font-weight="bold" officeooo:rsid="0081b142" officeooo:paragraph-rsid="0081b142" style:font-weight-asian="bold" style:font-weight-complex="bold"/>
    </style:style>
    <style:style style:name="P99" style:family="paragraph" style:parent-style-name="Standard">
      <style:paragraph-properties fo:line-height="100%"/>
      <style:text-properties fo:font-weight="bold" officeooo:rsid="0082ba18" officeooo:paragraph-rsid="0082ba18" style:font-weight-asian="bold" style:font-weight-complex="bold"/>
    </style:style>
    <style:style style:name="P100" style:family="paragraph" style:parent-style-name="Standard">
      <style:paragraph-properties fo:line-height="100%"/>
      <style:text-properties fo:font-weight="bold" officeooo:rsid="0083140b" officeooo:paragraph-rsid="0083140b" style:font-weight-asian="bold" style:font-weight-complex="bold"/>
    </style:style>
    <style:style style:name="P101" style:family="paragraph" style:parent-style-name="Standard">
      <style:paragraph-properties fo:line-height="100%"/>
      <style:text-properties fo:font-weight="bold" officeooo:rsid="00772465" officeooo:paragraph-rsid="00772465" style:font-weight-asian="bold" style:font-weight-complex="bold"/>
    </style:style>
    <style:style style:name="P102" style:family="paragraph" style:parent-style-name="Standard">
      <style:paragraph-properties fo:line-height="100%"/>
      <style:text-properties fo:font-weight="bold" officeooo:rsid="005e617e" officeooo:paragraph-rsid="0050643a" style:font-weight-asian="bold" style:font-weight-complex="bold"/>
    </style:style>
    <style:style style:name="P103" style:family="paragraph" style:parent-style-name="Standard">
      <style:paragraph-properties fo:line-height="100%"/>
      <style:text-properties fo:font-weight="bold" officeooo:rsid="005e617e" officeooo:paragraph-rsid="005e617e" style:font-weight-asian="bold" style:font-weight-complex="bold"/>
    </style:style>
    <style:style style:name="P104" style:family="paragraph" style:parent-style-name="Standard">
      <style:paragraph-properties fo:line-height="100%"/>
      <style:text-properties fo:font-weight="bold" officeooo:rsid="00dbdbe5" officeooo:paragraph-rsid="00dbdbe5" style:font-weight-asian="bold" style:font-weight-complex="bold"/>
    </style:style>
    <style:style style:name="P105" style:family="paragraph" style:parent-style-name="Standard">
      <style:paragraph-properties fo:line-height="100%"/>
      <style:text-properties fo:font-weight="bold" officeooo:rsid="015f1ad1" officeooo:paragraph-rsid="015f1ad1" style:font-weight-asian="bold" style:font-weight-complex="bold"/>
    </style:style>
    <style:style style:name="P106" style:family="paragraph" style:parent-style-name="Standard">
      <style:paragraph-properties fo:line-height="100%"/>
      <style:text-properties fo:font-weight="bold" officeooo:rsid="01bdc2ea" officeooo:paragraph-rsid="01bdc2ea" style:font-weight-asian="bold" style:font-weight-complex="bold"/>
    </style:style>
    <style:style style:name="P107" style:family="paragraph" style:parent-style-name="Standard">
      <style:paragraph-properties fo:line-height="100%"/>
      <style:text-properties fo:font-weight="bold" officeooo:rsid="01bef01a" officeooo:paragraph-rsid="01bef01a" style:font-weight-asian="bold" style:font-weight-complex="bold"/>
    </style:style>
    <style:style style:name="P108" style:family="paragraph" style:parent-style-name="Standard">
      <style:paragraph-properties fo:line-height="100%"/>
      <style:text-properties fo:font-style="normal" fo:font-weight="bold" officeooo:rsid="01e773bf" officeooo:paragraph-rsid="01e773bf" style:font-style-asian="normal" style:font-weight-asian="bold" style:font-style-complex="normal" style:font-weight-complex="bold"/>
    </style:style>
    <style:style style:name="P109" style:family="paragraph" style:parent-style-name="Standard">
      <style:paragraph-properties fo:line-height="100%"/>
      <style:text-properties fo:font-style="normal" fo:font-weight="bold" officeooo:rsid="02168352" officeooo:paragraph-rsid="02168352" style:font-style-asian="normal" style:font-weight-asian="bold" style:font-style-complex="normal" style:font-weight-complex="bold"/>
    </style:style>
    <style:style style:name="P110" style:family="paragraph" style:parent-style-name="Standard">
      <style:paragraph-properties fo:line-height="100%"/>
      <style:text-properties fo:font-style="normal" fo:font-weight="bold" officeooo:rsid="01d78b33" officeooo:paragraph-rsid="01d78b33" style:font-style-asian="normal" style:font-weight-asian="bold" style:font-style-complex="normal" style:font-weight-complex="bold"/>
    </style:style>
    <style:style style:name="P111" style:family="paragraph" style:parent-style-name="Standard">
      <style:paragraph-properties fo:line-height="100%"/>
      <style:text-properties fo:font-style="normal" officeooo:rsid="00baaa8f" officeooo:paragraph-rsid="00baaa8f" style:font-style-asian="normal" style:font-style-complex="normal"/>
    </style:style>
    <style:style style:name="P112" style:family="paragraph" style:parent-style-name="Standard">
      <style:paragraph-properties fo:line-height="100%"/>
      <style:text-properties fo:font-style="normal" officeooo:rsid="00e40438" officeooo:paragraph-rsid="00e40438" style:font-style-asian="normal" style:font-style-complex="normal"/>
    </style:style>
    <style:style style:name="P113" style:family="paragraph" style:parent-style-name="Standard">
      <style:paragraph-properties fo:line-height="100%"/>
      <style:text-properties fo:font-style="normal" officeooo:rsid="00e40438" officeooo:paragraph-rsid="0116ddb3" style:font-style-asian="normal" style:font-style-complex="normal"/>
    </style:style>
    <style:style style:name="P114" style:family="paragraph" style:parent-style-name="Standard">
      <style:paragraph-properties fo:line-height="100%"/>
      <style:text-properties fo:font-style="normal" officeooo:rsid="00e7346c" officeooo:paragraph-rsid="00f3e97e" style:font-style-asian="normal" style:font-style-complex="normal"/>
    </style:style>
    <style:style style:name="P115" style:family="paragraph" style:parent-style-name="Standard">
      <style:paragraph-properties fo:line-height="100%"/>
      <style:text-properties fo:font-style="normal" officeooo:rsid="00f3e97e" officeooo:paragraph-rsid="00f3e97e" style:font-style-asian="normal" style:font-style-complex="normal"/>
    </style:style>
    <style:style style:name="P116" style:family="paragraph" style:parent-style-name="Standard">
      <style:paragraph-properties fo:line-height="100%"/>
      <style:text-properties fo:font-style="normal" officeooo:rsid="00f3e97e" officeooo:paragraph-rsid="00f58c93" style:font-style-asian="normal" style:font-style-complex="normal"/>
    </style:style>
    <style:style style:name="P117" style:family="paragraph" style:parent-style-name="Standard">
      <style:paragraph-properties fo:line-height="100%"/>
      <style:text-properties fo:font-style="normal" officeooo:rsid="00f3e97e" officeooo:paragraph-rsid="00ccac5e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normal" officeooo:rsid="00ebd6e4" officeooo:paragraph-rsid="00ebd6e4" style:font-style-asian="normal" style:font-style-complex="normal"/>
    </style:style>
    <style:style style:name="P119" style:family="paragraph" style:parent-style-name="Standard">
      <style:paragraph-properties fo:line-height="100%"/>
      <style:text-properties fo:font-style="normal" officeooo:rsid="0116ddb3" officeooo:paragraph-rsid="0116ddb3" style:font-style-asian="normal" style:font-style-complex="normal"/>
    </style:style>
    <style:style style:name="P120" style:family="paragraph" style:parent-style-name="Standard">
      <style:paragraph-properties fo:line-height="100%"/>
      <style:text-properties fo:font-style="normal" officeooo:rsid="0116ddb3" officeooo:paragraph-rsid="0119a0b4" style:font-style-asian="normal" style:font-style-complex="normal"/>
    </style:style>
    <style:style style:name="P121" style:family="paragraph" style:parent-style-name="Standard">
      <style:paragraph-properties fo:line-height="100%"/>
      <style:text-properties fo:font-style="normal" officeooo:rsid="011fb1c3" officeooo:paragraph-rsid="0138616c" style:font-style-asian="normal" style:font-style-complex="normal"/>
    </style:style>
    <style:style style:name="P122" style:family="paragraph" style:parent-style-name="Standard">
      <style:paragraph-properties fo:line-height="100%"/>
      <style:text-properties fo:font-style="normal" officeooo:rsid="0125223e" officeooo:paragraph-rsid="0125223e" style:font-style-asian="normal" style:font-style-complex="normal"/>
    </style:style>
    <style:style style:name="P123" style:family="paragraph" style:parent-style-name="Standard">
      <style:paragraph-properties fo:line-height="100%"/>
      <style:text-properties fo:font-style="normal" officeooo:rsid="00f3aacb" officeooo:paragraph-rsid="0100469d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officeooo:rsid="00f3aacb" officeooo:paragraph-rsid="01009f00" style:font-style-asian="normal" style:font-style-complex="normal"/>
    </style:style>
    <style:style style:name="P125" style:family="paragraph" style:parent-style-name="Standard">
      <style:paragraph-properties fo:line-height="100%"/>
      <style:text-properties fo:font-style="normal" officeooo:rsid="01261c02" officeooo:paragraph-rsid="0125223e" style:font-style-asian="normal" style:font-style-complex="normal"/>
    </style:style>
    <style:style style:name="P126" style:family="paragraph" style:parent-style-name="Standard">
      <style:paragraph-properties fo:line-height="100%"/>
      <style:text-properties fo:font-style="normal" officeooo:rsid="01a0f13a" officeooo:paragraph-rsid="01a0f13a" style:font-style-asian="normal" style:font-style-complex="normal"/>
    </style:style>
    <style:style style:name="P127" style:family="paragraph" style:parent-style-name="Standard">
      <style:paragraph-properties fo:line-height="100%"/>
      <style:text-properties fo:font-style="normal" officeooo:rsid="01a2bd00" officeooo:paragraph-rsid="01a2bd00" style:font-style-asian="normal" style:font-style-complex="normal"/>
    </style:style>
    <style:style style:name="P128" style:family="paragraph" style:parent-style-name="Standard">
      <style:paragraph-properties fo:line-height="100%"/>
      <style:text-properties fo:font-style="normal" officeooo:rsid="01a2da39" officeooo:paragraph-rsid="01a43926" style:font-style-asian="normal" style:font-style-complex="normal"/>
    </style:style>
    <style:style style:name="P129" style:family="paragraph" style:parent-style-name="Standard">
      <style:paragraph-properties fo:line-height="100%"/>
      <style:text-properties fo:font-style="normal" officeooo:rsid="01b82811" officeooo:paragraph-rsid="01b82811" style:font-style-asian="normal" style:font-style-complex="normal"/>
    </style:style>
    <style:style style:name="P130" style:family="paragraph" style:parent-style-name="Standard">
      <style:paragraph-properties fo:line-height="100%"/>
      <style:text-properties fo:font-style="normal" officeooo:rsid="01b07b18" officeooo:paragraph-rsid="01b07b18" style:font-style-asian="normal" style:font-style-complex="normal"/>
    </style:style>
    <style:style style:name="P131" style:family="paragraph" style:parent-style-name="Standard">
      <style:paragraph-properties fo:line-height="100%"/>
      <style:text-properties fo:font-style="normal" officeooo:rsid="01bef01a" officeooo:paragraph-rsid="01bef01a" style:font-style-asian="normal" style:font-style-complex="normal"/>
    </style:style>
    <style:style style:name="P132" style:family="paragraph" style:parent-style-name="Standard">
      <style:paragraph-properties fo:line-height="100%"/>
      <style:text-properties fo:font-style="normal" officeooo:rsid="01d3a7f4" officeooo:paragraph-rsid="01d3a7f4" style:font-style-asian="normal" style:font-style-complex="normal"/>
    </style:style>
    <style:style style:name="P133" style:family="paragraph" style:parent-style-name="Standard">
      <style:paragraph-properties fo:line-height="100%"/>
      <style:text-properties fo:font-style="normal" officeooo:rsid="01d3e392" officeooo:paragraph-rsid="01d3e392" style:font-style-asian="normal" style:font-style-complex="normal"/>
    </style:style>
    <style:style style:name="P134" style:family="paragraph" style:parent-style-name="Standard">
      <style:paragraph-properties fo:line-height="100%"/>
      <style:text-properties fo:font-style="normal" officeooo:rsid="01d78b33" officeooo:paragraph-rsid="01d78b33" style:font-style-asian="normal" style:font-style-complex="normal"/>
    </style:style>
    <style:style style:name="P135" style:family="paragraph" style:parent-style-name="Standard">
      <style:paragraph-properties fo:line-height="100%"/>
      <style:text-properties fo:font-style="normal" officeooo:rsid="01dbf960" officeooo:paragraph-rsid="01dbf960" style:font-style-asian="normal" style:font-style-complex="normal"/>
    </style:style>
    <style:style style:name="P136" style:family="paragraph" style:parent-style-name="Standard">
      <style:paragraph-properties fo:line-height="100%"/>
      <style:text-properties fo:font-style="normal" officeooo:rsid="01dcb337" officeooo:paragraph-rsid="01dcb337" style:font-style-asian="normal" style:font-style-complex="normal"/>
    </style:style>
    <style:style style:name="P137" style:family="paragraph" style:parent-style-name="Standard">
      <style:paragraph-properties fo:line-height="100%"/>
      <style:text-properties fo:font-style="normal" officeooo:rsid="01df2599" officeooo:paragraph-rsid="01df2599" style:font-style-asian="normal" style:font-style-complex="normal"/>
    </style:style>
    <style:style style:name="P138" style:family="paragraph" style:parent-style-name="Standard">
      <style:paragraph-properties fo:line-height="100%"/>
      <style:text-properties fo:font-style="normal" officeooo:rsid="01e2e632" officeooo:paragraph-rsid="01e2e632" style:font-style-asian="normal" style:font-style-complex="normal"/>
    </style:style>
    <style:style style:name="P139" style:family="paragraph" style:parent-style-name="Standard">
      <style:paragraph-properties fo:line-height="100%"/>
      <style:text-properties fo:font-style="normal" officeooo:rsid="01e2e632" officeooo:paragraph-rsid="01e956af" style:font-style-asian="normal" style:font-style-complex="normal"/>
    </style:style>
    <style:style style:name="P140" style:family="paragraph" style:parent-style-name="Standard">
      <style:paragraph-properties fo:line-height="100%"/>
      <style:text-properties fo:font-style="normal" officeooo:rsid="01eebdc2" officeooo:paragraph-rsid="01eebdc2" style:font-style-asian="normal" style:font-style-complex="normal"/>
    </style:style>
    <style:style style:name="P141" style:family="paragraph" style:parent-style-name="Standard">
      <style:paragraph-properties fo:line-height="100%"/>
      <style:text-properties fo:font-style="normal" officeooo:rsid="0208988e" officeooo:paragraph-rsid="01efa26f" style:font-style-asian="normal" style:font-style-complex="normal"/>
    </style:style>
    <style:style style:name="P142" style:family="paragraph" style:parent-style-name="Standard">
      <style:paragraph-properties fo:line-height="100%"/>
      <style:text-properties fo:font-style="normal" officeooo:rsid="021163ff" officeooo:paragraph-rsid="021163ff" style:font-style-asian="normal" style:font-style-complex="normal"/>
    </style:style>
    <style:style style:name="P143" style:family="paragraph" style:parent-style-name="Standard">
      <style:paragraph-properties fo:line-height="100%"/>
      <style:text-properties fo:font-style="normal" officeooo:rsid="01e0794a" officeooo:paragraph-rsid="01df2599" style:font-style-asian="normal" style:font-style-complex="normal"/>
    </style:style>
    <style:style style:name="P144" style:family="paragraph" style:parent-style-name="Standard">
      <style:paragraph-properties fo:line-height="100%"/>
      <style:text-properties fo:font-style="normal" officeooo:rsid="01e0794a" officeooo:paragraph-rsid="01e0794a" style:font-style-asian="normal" style:font-style-complex="normal"/>
    </style:style>
    <style:style style:name="P145" style:family="paragraph" style:parent-style-name="Standard">
      <style:paragraph-properties fo:line-height="100%"/>
      <style:text-properties fo:font-style="normal" officeooo:rsid="01e49296" officeooo:paragraph-rsid="01e49296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rsid="02168352" officeooo:paragraph-rsid="02168352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rsid="0218ad4b" officeooo:paragraph-rsid="0218ad4b" style:font-style-asian="normal" style:font-style-complex="normal"/>
    </style:style>
    <style:style style:name="P148" style:family="paragraph" style:parent-style-name="Standard">
      <style:paragraph-properties fo:line-height="100%"/>
      <style:text-properties fo:font-style="normal" officeooo:rsid="0218ad4b" officeooo:paragraph-rsid="022c11c5" style:font-style-asian="normal" style:font-style-complex="normal"/>
    </style:style>
    <style:style style:name="P149" style:family="paragraph" style:parent-style-name="Standard">
      <style:paragraph-properties fo:line-height="100%"/>
      <style:text-properties fo:font-style="normal" officeooo:rsid="0219e33a" officeooo:paragraph-rsid="0219e33a" style:font-style-asian="normal" style:font-style-complex="normal"/>
    </style:style>
    <style:style style:name="P150" style:family="paragraph" style:parent-style-name="Standard">
      <style:paragraph-properties fo:line-height="100%"/>
      <style:text-properties fo:font-style="normal" officeooo:paragraph-rsid="021a325c" style:font-style-asian="normal" style:font-style-complex="normal"/>
    </style:style>
    <style:style style:name="P151" style:family="paragraph" style:parent-style-name="Standard">
      <style:paragraph-properties fo:line-height="100%"/>
      <style:text-properties fo:font-style="normal" officeooo:paragraph-rsid="022aa701" style:font-style-asian="normal" style:font-style-complex="normal"/>
    </style:style>
    <style:style style:name="P152" style:family="paragraph" style:parent-style-name="Standard">
      <style:paragraph-properties fo:line-height="100%"/>
      <style:text-properties fo:font-style="normal" officeooo:rsid="0223d236" officeooo:paragraph-rsid="0223d236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2257f56" officeooo:paragraph-rsid="02257f56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226309a" officeooo:paragraph-rsid="0226309a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22be1a2" officeooo:paragraph-rsid="022be1a2" style:font-style-asian="normal" style:font-style-complex="normal"/>
    </style:style>
    <style:style style:name="P156" style:family="paragraph" style:parent-style-name="Standard">
      <style:paragraph-properties fo:line-height="100%"/>
      <style:text-properties fo:font-style="normal" officeooo:rsid="022c11c5" officeooo:paragraph-rsid="022c11c5" style:font-style-asian="normal" style:font-style-complex="normal"/>
    </style:style>
    <style:style style:name="P157" style:family="paragraph" style:parent-style-name="Standard">
      <style:paragraph-properties fo:line-height="100%"/>
      <style:text-properties fo:font-style="normal" officeooo:rsid="021a325c" officeooo:paragraph-rsid="021a325c" style:font-style-asian="normal" style:font-style-complex="normal"/>
    </style:style>
    <style:style style:name="P158" style:family="paragraph" style:parent-style-name="Standard">
      <style:paragraph-properties fo:line-height="100%"/>
      <style:text-properties fo:font-style="normal" fo:font-weight="normal" officeooo:rsid="01009f00" officeooo:paragraph-rsid="01009f00" style:font-style-asian="normal" style:font-weight-asian="normal" style:font-style-complex="normal" style:font-weight-complex="normal"/>
    </style:style>
    <style:style style:name="P159" style:family="paragraph" style:parent-style-name="Standard">
      <style:paragraph-properties fo:line-height="100%"/>
      <style:text-properties fo:font-style="normal" fo:font-weight="normal" officeooo:rsid="01e773bf" officeooo:paragraph-rsid="01e773bf" style:font-style-asian="normal" style:font-weight-asian="normal" style:font-style-complex="normal" style:font-weight-complex="normal"/>
    </style:style>
    <style:style style:name="P160" style:family="paragraph" style:parent-style-name="Standard">
      <style:paragraph-properties fo:line-height="100%"/>
      <style:text-properties fo:font-style="normal" fo:font-weight="normal" officeooo:rsid="01e956af" officeooo:paragraph-rsid="01e956af" style:font-style-asian="normal" style:font-weight-asian="normal" style:font-style-complex="normal" style:font-weight-complex="normal"/>
    </style:style>
    <style:style style:name="P161" style:family="paragraph" style:parent-style-name="Standard">
      <style:paragraph-properties fo:line-height="100%"/>
      <style:text-properties officeooo:paragraph-rsid="00495423"/>
    </style:style>
    <style:style style:name="P162" style:family="paragraph" style:parent-style-name="Standard">
      <style:paragraph-properties fo:line-height="100%"/>
      <style:text-properties officeooo:paragraph-rsid="0050643a"/>
    </style:style>
    <style:style style:name="P163" style:family="paragraph" style:parent-style-name="Standard">
      <style:paragraph-properties fo:line-height="100%"/>
      <style:text-properties officeooo:paragraph-rsid="005d102b"/>
    </style:style>
    <style:style style:name="P164" style:family="paragraph" style:parent-style-name="Standard">
      <style:paragraph-properties fo:line-height="100%"/>
      <style:text-properties officeooo:paragraph-rsid="00632e51"/>
    </style:style>
    <style:style style:name="P165" style:family="paragraph" style:parent-style-name="Standard">
      <style:paragraph-properties fo:line-height="100%"/>
      <style:text-properties officeooo:paragraph-rsid="006b15e0"/>
    </style:style>
    <style:style style:name="P166" style:family="paragraph" style:parent-style-name="Standard">
      <style:paragraph-properties fo:line-height="100%"/>
      <style:text-properties officeooo:paragraph-rsid="006b5675"/>
    </style:style>
    <style:style style:name="P167" style:family="paragraph" style:parent-style-name="Standard">
      <style:paragraph-properties fo:line-height="100%"/>
      <style:text-properties officeooo:paragraph-rsid="006e3a09"/>
    </style:style>
    <style:style style:name="P168" style:family="paragraph" style:parent-style-name="Standard">
      <style:paragraph-properties fo:line-height="100%"/>
      <style:text-properties officeooo:paragraph-rsid="00738320"/>
    </style:style>
    <style:style style:name="P169" style:family="paragraph" style:parent-style-name="Standard">
      <style:paragraph-properties fo:line-height="100%"/>
      <style:text-properties officeooo:paragraph-rsid="0079265a"/>
    </style:style>
    <style:style style:name="P170" style:family="paragraph" style:parent-style-name="Standard">
      <style:paragraph-properties fo:line-height="100%"/>
      <style:text-properties officeooo:paragraph-rsid="007fa5ba"/>
    </style:style>
    <style:style style:name="P171" style:family="paragraph" style:parent-style-name="Standard">
      <style:paragraph-properties fo:line-height="100%"/>
      <style:text-properties officeooo:paragraph-rsid="00863738"/>
    </style:style>
    <style:style style:name="P172" style:family="paragraph" style:parent-style-name="Standard">
      <style:paragraph-properties fo:line-height="100%"/>
      <style:text-properties officeooo:paragraph-rsid="0091b213"/>
    </style:style>
    <style:style style:name="P173" style:family="paragraph" style:parent-style-name="Standard">
      <style:paragraph-properties fo:line-height="100%"/>
      <style:text-properties officeooo:paragraph-rsid="0097a1b6"/>
    </style:style>
    <style:style style:name="P174" style:family="paragraph" style:parent-style-name="Standard">
      <style:paragraph-properties fo:line-height="100%"/>
      <style:text-properties officeooo:paragraph-rsid="007dc5bf"/>
    </style:style>
    <style:style style:name="P175" style:family="paragraph" style:parent-style-name="Standard">
      <style:paragraph-properties fo:line-height="100%"/>
      <style:text-properties officeooo:paragraph-rsid="0098f07e"/>
    </style:style>
    <style:style style:name="P176" style:family="paragraph" style:parent-style-name="Standard">
      <style:paragraph-properties fo:line-height="100%"/>
      <style:text-properties officeooo:paragraph-rsid="00a1b2bb"/>
    </style:style>
    <style:style style:name="P177" style:family="paragraph" style:parent-style-name="Standard">
      <style:paragraph-properties fo:line-height="100%"/>
      <style:text-properties officeooo:paragraph-rsid="00a38197"/>
    </style:style>
    <style:style style:name="P178" style:family="paragraph" style:parent-style-name="Standard">
      <style:paragraph-properties fo:line-height="100%"/>
      <style:text-properties officeooo:paragraph-rsid="00a9ceec"/>
    </style:style>
    <style:style style:name="P179" style:family="paragraph" style:parent-style-name="Standard">
      <style:paragraph-properties fo:line-height="100%"/>
      <style:text-properties officeooo:paragraph-rsid="00aea48b"/>
    </style:style>
    <style:style style:name="P180" style:family="paragraph" style:parent-style-name="Standard">
      <style:paragraph-properties fo:line-height="100%"/>
      <style:text-properties officeooo:paragraph-rsid="00b112c4"/>
    </style:style>
    <style:style style:name="P181" style:family="paragraph" style:parent-style-name="Standard">
      <style:paragraph-properties fo:line-height="100%"/>
      <style:text-properties officeooo:paragraph-rsid="00b56a82"/>
    </style:style>
    <style:style style:name="P182" style:family="paragraph" style:parent-style-name="Standard">
      <style:paragraph-properties fo:line-height="100%"/>
      <style:text-properties officeooo:paragraph-rsid="00b38348"/>
    </style:style>
    <style:style style:name="P183" style:family="paragraph" style:parent-style-name="Standard">
      <style:paragraph-properties fo:line-height="100%"/>
      <style:text-properties officeooo:paragraph-rsid="00a9eb52"/>
    </style:style>
    <style:style style:name="P184" style:family="paragraph" style:parent-style-name="Standard">
      <style:paragraph-properties fo:line-height="100%"/>
      <style:text-properties officeooo:paragraph-rsid="00b87274"/>
    </style:style>
    <style:style style:name="P185" style:family="paragraph" style:parent-style-name="Standard">
      <style:paragraph-properties fo:line-height="100%"/>
      <style:text-properties officeooo:paragraph-rsid="00940908"/>
    </style:style>
    <style:style style:name="P186" style:family="paragraph" style:parent-style-name="Standard">
      <style:paragraph-properties fo:line-height="100%"/>
      <style:text-properties officeooo:paragraph-rsid="00c752f4"/>
    </style:style>
    <style:style style:name="P187" style:family="paragraph" style:parent-style-name="Standard">
      <style:paragraph-properties fo:line-height="100%"/>
      <style:text-properties officeooo:paragraph-rsid="00da4493"/>
    </style:style>
    <style:style style:name="P188" style:family="paragraph" style:parent-style-name="Standard">
      <style:paragraph-properties fo:line-height="100%"/>
      <style:text-properties officeooo:paragraph-rsid="00df0165"/>
    </style:style>
    <style:style style:name="P189" style:family="paragraph" style:parent-style-name="Standard">
      <style:paragraph-properties fo:line-height="100%"/>
      <style:text-properties officeooo:paragraph-rsid="00ebd6e4"/>
    </style:style>
    <style:style style:name="P190" style:family="paragraph" style:parent-style-name="Standard">
      <style:paragraph-properties fo:line-height="100%"/>
      <style:text-properties officeooo:paragraph-rsid="00f3e97e"/>
    </style:style>
    <style:style style:name="P191" style:family="paragraph" style:parent-style-name="Standard">
      <style:paragraph-properties fo:line-height="100%"/>
      <style:text-properties officeooo:paragraph-rsid="0104ff89"/>
    </style:style>
    <style:style style:name="P192" style:family="paragraph" style:parent-style-name="Standard">
      <style:paragraph-properties fo:line-height="100%"/>
      <style:text-properties officeooo:paragraph-rsid="010f38a8"/>
    </style:style>
    <style:style style:name="P193" style:family="paragraph" style:parent-style-name="Standard">
      <style:paragraph-properties fo:line-height="100%"/>
      <style:text-properties officeooo:paragraph-rsid="01115e60"/>
    </style:style>
    <style:style style:name="P194" style:family="paragraph" style:parent-style-name="Standard">
      <style:paragraph-properties fo:line-height="100%"/>
      <style:text-properties officeooo:paragraph-rsid="0116ddb3"/>
    </style:style>
    <style:style style:name="P195" style:family="paragraph" style:parent-style-name="Standard">
      <style:paragraph-properties fo:line-height="100%"/>
      <style:text-properties officeooo:paragraph-rsid="01220b82"/>
    </style:style>
    <style:style style:name="P196" style:family="paragraph" style:parent-style-name="Standard">
      <style:paragraph-properties fo:line-height="100%"/>
      <style:text-properties officeooo:paragraph-rsid="0125223e"/>
    </style:style>
    <style:style style:name="P197" style:family="paragraph" style:parent-style-name="Standard">
      <style:paragraph-properties fo:line-height="100%"/>
      <style:text-properties officeooo:paragraph-rsid="01309713"/>
    </style:style>
    <style:style style:name="P198" style:family="paragraph" style:parent-style-name="Standard">
      <style:paragraph-properties fo:line-height="100%"/>
      <style:text-properties officeooo:paragraph-rsid="01326b81"/>
    </style:style>
    <style:style style:name="P199" style:family="paragraph" style:parent-style-name="Standard">
      <style:paragraph-properties fo:line-height="100%"/>
      <style:text-properties officeooo:paragraph-rsid="00f58c93"/>
    </style:style>
    <style:style style:name="P200" style:family="paragraph" style:parent-style-name="Standard">
      <style:paragraph-properties fo:line-height="100%"/>
      <style:text-properties officeooo:paragraph-rsid="013c52d4"/>
    </style:style>
    <style:style style:name="P201" style:family="paragraph" style:parent-style-name="Standard">
      <style:paragraph-properties fo:line-height="100%"/>
      <style:text-properties officeooo:paragraph-rsid="013d6fbb"/>
    </style:style>
    <style:style style:name="P202" style:family="paragraph" style:parent-style-name="Standard">
      <style:paragraph-properties fo:line-height="100%"/>
      <style:text-properties officeooo:paragraph-rsid="013ddfc0"/>
    </style:style>
    <style:style style:name="P203" style:family="paragraph" style:parent-style-name="Standard">
      <style:paragraph-properties fo:line-height="100%"/>
      <style:text-properties officeooo:paragraph-rsid="013f1034"/>
    </style:style>
    <style:style style:name="P204" style:family="paragraph" style:parent-style-name="Standard">
      <style:paragraph-properties fo:line-height="100%"/>
      <style:text-properties officeooo:paragraph-rsid="0143c3ef"/>
    </style:style>
    <style:style style:name="P205" style:family="paragraph" style:parent-style-name="Standard">
      <style:paragraph-properties fo:line-height="100%"/>
      <style:text-properties officeooo:paragraph-rsid="0152a0f8"/>
    </style:style>
    <style:style style:name="P206" style:family="paragraph" style:parent-style-name="Standard">
      <style:paragraph-properties fo:line-height="100%"/>
      <style:text-properties officeooo:paragraph-rsid="0162a1a6"/>
    </style:style>
    <style:style style:name="P207" style:family="paragraph" style:parent-style-name="Standard">
      <style:paragraph-properties fo:line-height="100%"/>
      <style:text-properties officeooo:paragraph-rsid="016f6694"/>
    </style:style>
    <style:style style:name="P208" style:family="paragraph" style:parent-style-name="Standard">
      <style:paragraph-properties fo:line-height="100%"/>
      <style:text-properties officeooo:paragraph-rsid="017440d5"/>
    </style:style>
    <style:style style:name="P209" style:family="paragraph" style:parent-style-name="Standard">
      <style:paragraph-properties fo:line-height="100%"/>
      <style:text-properties officeooo:paragraph-rsid="017485c8"/>
    </style:style>
    <style:style style:name="P210" style:family="paragraph" style:parent-style-name="Standard">
      <style:paragraph-properties fo:line-height="100%"/>
      <style:text-properties officeooo:paragraph-rsid="0189b6bf"/>
    </style:style>
    <style:style style:name="P211" style:family="paragraph" style:parent-style-name="Standard">
      <style:paragraph-properties fo:line-height="100%"/>
      <style:text-properties officeooo:paragraph-rsid="01a0f13a"/>
    </style:style>
    <style:style style:name="P212" style:family="paragraph" style:parent-style-name="Standard">
      <style:paragraph-properties fo:line-height="100%"/>
      <style:text-properties officeooo:paragraph-rsid="01a43926"/>
    </style:style>
    <style:style style:name="P213" style:family="paragraph" style:parent-style-name="Standard">
      <style:paragraph-properties fo:line-height="100%"/>
      <style:text-properties officeooo:paragraph-rsid="01a8c651"/>
    </style:style>
    <style:style style:name="P214" style:family="paragraph" style:parent-style-name="Standard">
      <style:paragraph-properties fo:line-height="100%"/>
      <style:text-properties officeooo:paragraph-rsid="01bc7f93"/>
    </style:style>
    <style:style style:name="P215" style:family="paragraph" style:parent-style-name="Standard">
      <style:paragraph-properties fo:line-height="100%"/>
      <style:text-properties officeooo:paragraph-rsid="01bef01a"/>
    </style:style>
    <style:style style:name="P216" style:family="paragraph" style:parent-style-name="Standard">
      <style:paragraph-properties fo:line-height="100%"/>
      <style:text-properties officeooo:paragraph-rsid="01c0a50b"/>
    </style:style>
    <style:style style:name="P217" style:family="paragraph" style:parent-style-name="Standard">
      <style:paragraph-properties fo:line-height="100%"/>
      <style:text-properties officeooo:paragraph-rsid="01dcb337"/>
    </style:style>
    <style:style style:name="P218" style:family="paragraph" style:parent-style-name="Standard">
      <style:paragraph-properties fo:line-height="100%"/>
      <style:text-properties officeooo:paragraph-rsid="01e956af"/>
    </style:style>
    <style:style style:name="P219" style:family="paragraph" style:parent-style-name="Standard">
      <style:paragraph-properties fo:line-height="100%"/>
      <style:text-properties officeooo:paragraph-rsid="01eebdc2"/>
    </style:style>
    <style:style style:name="P220" style:family="paragraph" style:parent-style-name="Standard">
      <style:paragraph-properties fo:line-height="100%"/>
      <style:text-properties officeooo:paragraph-rsid="01f1f76c"/>
    </style:style>
    <style:style style:name="P221" style:family="paragraph" style:parent-style-name="Standard">
      <style:paragraph-properties fo:line-height="100%"/>
      <style:text-properties officeooo:paragraph-rsid="01fac782"/>
    </style:style>
    <style:style style:name="P222" style:family="paragraph" style:parent-style-name="Standard">
      <style:paragraph-properties fo:line-height="100%"/>
      <style:text-properties officeooo:paragraph-rsid="0208988e"/>
    </style:style>
    <style:style style:name="P223" style:family="paragraph" style:parent-style-name="Standard">
      <style:paragraph-properties fo:line-height="100%"/>
      <style:text-properties officeooo:paragraph-rsid="020f6fa6"/>
    </style:style>
    <style:style style:name="P224" style:family="paragraph" style:parent-style-name="Standard">
      <style:paragraph-properties fo:line-height="100%"/>
      <style:text-properties officeooo:paragraph-rsid="02168352"/>
    </style:style>
    <style:style style:name="P225" style:family="paragraph" style:parent-style-name="Standard">
      <style:paragraph-properties fo:line-height="100%"/>
      <style:text-properties officeooo:paragraph-rsid="021a325c"/>
    </style:style>
    <style:style style:name="P226" style:family="paragraph" style:parent-style-name="Standard">
      <style:paragraph-properties fo:line-height="100%"/>
      <style:text-properties officeooo:paragraph-rsid="0219e33a"/>
    </style:style>
    <style:style style:name="P227" style:family="paragraph" style:parent-style-name="Standard">
      <style:paragraph-properties fo:line-height="100%"/>
      <style:text-properties officeooo:paragraph-rsid="0226309a"/>
    </style:style>
    <style:style style:name="P228" style:family="paragraph" style:parent-style-name="Standard">
      <style:paragraph-properties fo:line-height="100%"/>
      <style:text-properties officeooo:paragraph-rsid="022e2006"/>
    </style:style>
    <style:style style:name="P229" style:family="paragraph" style:parent-style-name="Standard">
      <style:paragraph-properties fo:line-height="100%"/>
      <style:text-properties officeooo:rsid="00579098" officeooo:paragraph-rsid="00579098"/>
    </style:style>
    <style:style style:name="P230" style:family="paragraph" style:parent-style-name="Standard">
      <style:paragraph-properties fo:line-height="100%"/>
      <style:text-properties officeooo:rsid="005e617e" officeooo:paragraph-rsid="005e617e"/>
    </style:style>
    <style:style style:name="P231" style:family="paragraph" style:parent-style-name="Standard">
      <style:paragraph-properties fo:line-height="100%"/>
      <style:text-properties officeooo:rsid="005e617e" officeooo:paragraph-rsid="00a9eb52"/>
    </style:style>
    <style:style style:name="P232" style:family="paragraph" style:parent-style-name="Standard">
      <style:paragraph-properties fo:line-height="100%"/>
      <style:text-properties officeooo:rsid="0069c514" officeooo:paragraph-rsid="0069c514"/>
    </style:style>
    <style:style style:name="P233" style:family="paragraph" style:parent-style-name="Standard">
      <style:paragraph-properties fo:line-height="100%"/>
      <style:text-properties officeooo:rsid="006b15e0" officeooo:paragraph-rsid="006b15e0"/>
    </style:style>
    <style:style style:name="P234" style:family="paragraph" style:parent-style-name="Standard">
      <style:paragraph-properties fo:line-height="100%"/>
      <style:text-properties officeooo:rsid="00745134" officeooo:paragraph-rsid="00745134"/>
    </style:style>
    <style:style style:name="P235" style:family="paragraph" style:parent-style-name="Standard">
      <style:paragraph-properties fo:line-height="100%"/>
      <style:text-properties officeooo:rsid="00745134" officeooo:paragraph-rsid="00756d32"/>
    </style:style>
    <style:style style:name="P236" style:family="paragraph" style:parent-style-name="Standard">
      <style:paragraph-properties fo:line-height="100%"/>
      <style:text-properties officeooo:rsid="00745134" officeooo:paragraph-rsid="00936952"/>
    </style:style>
    <style:style style:name="P237" style:family="paragraph" style:parent-style-name="Standard">
      <style:paragraph-properties fo:line-height="100%"/>
      <style:text-properties officeooo:rsid="007739a0" officeooo:paragraph-rsid="007739a0"/>
    </style:style>
    <style:style style:name="P238" style:family="paragraph" style:parent-style-name="Standard">
      <style:paragraph-properties fo:line-height="100%"/>
      <style:text-properties officeooo:rsid="007aa141" officeooo:paragraph-rsid="007aa141"/>
    </style:style>
    <style:style style:name="P239" style:family="paragraph" style:parent-style-name="Standard">
      <style:paragraph-properties fo:line-height="100%"/>
      <style:text-properties style:use-window-font-color="true" officeooo:paragraph-rsid="007aa141"/>
    </style:style>
    <style:style style:name="P240" style:family="paragraph" style:parent-style-name="Standard">
      <style:paragraph-properties fo:line-height="100%"/>
      <style:text-properties style:use-window-font-color="true" officeooo:paragraph-rsid="0138616c"/>
    </style:style>
    <style:style style:name="P241" style:family="paragraph" style:parent-style-name="Standard">
      <style:paragraph-properties fo:line-height="100%"/>
      <style:text-properties style:use-window-font-color="true" officeooo:rsid="00685481" officeooo:paragraph-rsid="007aa141"/>
    </style:style>
    <style:style style:name="P242" style:family="paragraph" style:parent-style-name="Standard">
      <style:paragraph-properties fo:line-height="100%"/>
      <style:text-properties style:use-window-font-color="true" fo:font-weight="normal" officeooo:rsid="007dc5bf" officeooo:paragraph-rsid="008909b1" style:font-weight-asian="normal" style:font-weight-complex="normal"/>
    </style:style>
    <style:style style:name="P243" style:family="paragraph" style:parent-style-name="Standard">
      <style:paragraph-properties fo:line-height="100%"/>
      <style:text-properties style:use-window-font-color="true" fo:font-weight="bold" officeooo:rsid="00dbdbe5" officeooo:paragraph-rsid="0100469d" style:font-weight-asian="bold" style:font-weight-complex="bold"/>
    </style:style>
    <style:style style:name="P244" style:family="paragraph" style:parent-style-name="Standard">
      <style:paragraph-properties fo:line-height="100%"/>
      <style:text-properties style:use-window-font-color="true" fo:font-weight="bold" officeooo:rsid="00dbdbe5" officeooo:paragraph-rsid="00f3aacb" style:font-weight-asian="bold" style:font-weight-complex="bold"/>
    </style:style>
    <style:style style:name="P245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8909b1" style:font-style-asian="italic" style:font-weight-asian="normal" style:font-style-complex="italic" style:font-weight-complex="normal"/>
    </style:style>
    <style:style style:name="P246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138616c" style:font-style-asian="italic" style:font-weight-asian="normal" style:font-style-complex="italic" style:font-weight-complex="normal"/>
    </style:style>
    <style:style style:name="P247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11b9fae" style:font-style-asian="italic" style:font-weight-asian="normal" style:font-style-complex="italic" style:font-weight-complex="normal"/>
    </style:style>
    <style:style style:name="P248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17485c8" style:font-style-asian="italic" style:font-weight-asian="normal" style:font-style-complex="italic" style:font-weight-complex="normal"/>
    </style:style>
    <style:style style:name="P249" style:family="paragraph" style:parent-style-name="Standard">
      <style:paragraph-properties fo:line-height="100%"/>
      <style:text-properties style:use-window-font-color="true" fo:font-style="italic" officeooo:paragraph-rsid="01030c93" style:font-style-asian="italic" style:font-style-complex="italic"/>
    </style:style>
    <style:style style:name="P250" style:family="paragraph" style:parent-style-name="Standard">
      <style:paragraph-properties fo:line-height="100%"/>
      <style:text-properties style:use-window-font-color="true" fo:font-style="italic" officeooo:paragraph-rsid="01bef01a" style:font-style-asian="italic" style:font-style-complex="italic"/>
    </style:style>
    <style:style style:name="P251" style:family="paragraph" style:parent-style-name="Standard">
      <style:paragraph-properties fo:line-height="100%"/>
      <style:text-properties style:use-window-font-color="true" fo:font-style="italic" officeooo:rsid="0101a62b" officeooo:paragraph-rsid="01030c93" style:font-style-asian="italic" style:font-style-complex="italic"/>
    </style:style>
    <style:style style:name="P252" style:family="paragraph" style:parent-style-name="Standard">
      <style:paragraph-properties fo:line-height="100%"/>
      <style:text-properties style:use-window-font-color="true" fo:font-style="italic" officeooo:rsid="00ee8692" officeooo:paragraph-rsid="011b9fae" style:font-style-asian="italic" style:font-style-complex="italic"/>
    </style:style>
    <style:style style:name="P253" style:family="paragraph" style:parent-style-name="Standard">
      <style:paragraph-properties fo:line-height="100%"/>
      <style:text-properties style:use-window-font-color="true" fo:font-style="italic" officeooo:rsid="00ccac5e" officeooo:paragraph-rsid="01030c93" style:font-style-asian="italic" style:font-style-complex="italic"/>
    </style:style>
    <style:style style:name="P254" style:family="paragraph" style:parent-style-name="Standard">
      <style:paragraph-properties fo:line-height="100%"/>
      <style:text-properties style:use-window-font-color="true" fo:font-style="italic" officeooo:rsid="00ccac5e" officeooo:paragraph-rsid="012eacbf" style:font-style-asian="italic" style:font-style-complex="italic"/>
    </style:style>
    <style:style style:name="P255" style:family="paragraph" style:parent-style-name="Standard">
      <style:paragraph-properties fo:line-height="100%"/>
      <style:text-properties style:use-window-font-color="true" fo:font-style="italic" officeooo:rsid="00ccac5e" officeooo:paragraph-rsid="0134762b" style:font-style-asian="italic" style:font-style-complex="italic"/>
    </style:style>
    <style:style style:name="P256" style:family="paragraph" style:parent-style-name="Standard">
      <style:paragraph-properties fo:line-height="100%"/>
      <style:text-properties style:use-window-font-color="true" fo:font-style="italic" officeooo:rsid="00ccac5e" officeooo:paragraph-rsid="01326b81" style:font-style-asian="italic" style:font-style-complex="italic"/>
    </style:style>
    <style:style style:name="P257" style:family="paragraph" style:parent-style-name="Standard">
      <style:paragraph-properties fo:line-height="100%"/>
      <style:text-properties style:use-window-font-color="true" fo:font-style="italic" officeooo:rsid="00ccac5e" officeooo:paragraph-rsid="0138616c" style:font-style-asian="italic" style:font-style-complex="italic"/>
    </style:style>
    <style:style style:name="P258" style:family="paragraph" style:parent-style-name="Standard">
      <style:paragraph-properties fo:line-height="100%"/>
      <style:text-properties style:use-window-font-color="true" fo:font-style="italic" officeooo:rsid="012915b3" officeooo:paragraph-rsid="012915b3" style:font-style-asian="italic" style:font-style-complex="italic"/>
    </style:style>
    <style:style style:name="P259" style:family="paragraph" style:parent-style-name="Standard">
      <style:paragraph-properties fo:line-height="100%"/>
      <style:text-properties style:use-window-font-color="true" fo:font-style="italic" officeooo:rsid="013ddfc0" officeooo:paragraph-rsid="0141ae5e" style:font-style-asian="italic" style:font-style-complex="italic"/>
    </style:style>
    <style:style style:name="P260" style:family="paragraph" style:parent-style-name="Standard">
      <style:paragraph-properties fo:line-height="100%"/>
      <style:text-properties style:use-window-font-color="true" fo:font-style="italic" officeooo:rsid="013ddfc0" officeooo:paragraph-rsid="013ddfc0" style:font-style-asian="italic" style:font-style-complex="italic"/>
    </style:style>
    <style:style style:name="P261" style:family="paragraph" style:parent-style-name="Standard">
      <style:paragraph-properties fo:line-height="100%"/>
      <style:text-properties style:use-window-font-color="true" fo:font-style="italic" officeooo:rsid="013f1034" officeooo:paragraph-rsid="013f1034" style:font-style-asian="italic" style:font-style-complex="italic"/>
    </style:style>
    <style:style style:name="P262" style:family="paragraph" style:parent-style-name="Standard">
      <style:paragraph-properties fo:line-height="100%"/>
      <style:text-properties style:use-window-font-color="true" fo:font-style="italic" officeooo:rsid="013f1034" officeooo:paragraph-rsid="014b75d0" style:font-style-asian="italic" style:font-style-complex="italic"/>
    </style:style>
    <style:style style:name="P263" style:family="paragraph" style:parent-style-name="Standard">
      <style:paragraph-properties fo:line-height="100%"/>
      <style:text-properties style:use-window-font-color="true" fo:font-style="italic" officeooo:rsid="014cd3ba" officeooo:paragraph-rsid="014cd3ba" style:font-style-asian="italic" style:font-style-complex="italic"/>
    </style:style>
    <style:style style:name="P264" style:family="paragraph" style:parent-style-name="Standard">
      <style:paragraph-properties fo:line-height="100%"/>
      <style:text-properties style:use-window-font-color="true" fo:font-style="italic" officeooo:rsid="014818a8" officeooo:paragraph-rsid="014818a8" style:font-style-asian="italic" style:font-style-complex="italic"/>
    </style:style>
    <style:style style:name="P265" style:family="paragraph" style:parent-style-name="Standard">
      <style:paragraph-properties fo:line-height="100%"/>
      <style:text-properties style:use-window-font-color="true" fo:font-style="italic" officeooo:rsid="01648ccb" officeooo:paragraph-rsid="01648ccb" style:font-style-asian="italic" style:font-style-complex="italic"/>
    </style:style>
    <style:style style:name="P266" style:family="paragraph" style:parent-style-name="Standard">
      <style:paragraph-properties fo:line-height="100%"/>
      <style:text-properties style:use-window-font-color="true" fo:font-style="italic" officeooo:rsid="01648e77" officeooo:paragraph-rsid="01648e77" style:font-style-asian="italic" style:font-style-complex="italic"/>
    </style:style>
    <style:style style:name="P267" style:family="paragraph" style:parent-style-name="Standard">
      <style:paragraph-properties fo:line-height="100%"/>
      <style:text-properties style:use-window-font-color="true" fo:font-style="italic" officeooo:rsid="0165fb24" officeooo:paragraph-rsid="0165fb24" style:font-style-asian="italic" style:font-style-complex="italic"/>
    </style:style>
    <style:style style:name="P268" style:family="paragraph" style:parent-style-name="Standard">
      <style:paragraph-properties fo:line-height="100%"/>
      <style:text-properties style:use-window-font-color="true" fo:font-style="italic" officeooo:rsid="01731cf9" officeooo:paragraph-rsid="01731cf9" style:font-style-asian="italic" style:font-style-complex="italic"/>
    </style:style>
    <style:style style:name="P269" style:family="paragraph" style:parent-style-name="Standard">
      <style:paragraph-properties fo:line-height="100%"/>
      <style:text-properties style:use-window-font-color="true" fo:font-style="italic" officeooo:rsid="01731cf9" officeooo:paragraph-rsid="017440d5" style:font-style-asian="italic" style:font-style-complex="italic"/>
    </style:style>
    <style:style style:name="P270" style:family="paragraph" style:parent-style-name="Standard">
      <style:paragraph-properties fo:line-height="100%"/>
      <style:text-properties style:use-window-font-color="true" fo:font-style="italic" officeooo:rsid="0189b6bf" officeooo:paragraph-rsid="0189b6bf" style:font-style-asian="italic" style:font-style-complex="italic"/>
    </style:style>
    <style:style style:name="P271" style:family="paragraph" style:parent-style-name="Standard">
      <style:paragraph-properties fo:line-height="100%"/>
      <style:text-properties style:use-window-font-color="true" fo:font-style="italic" officeooo:rsid="01b07b18" officeooo:paragraph-rsid="01bef01a" style:font-style-asian="italic" style:font-style-complex="italic"/>
    </style:style>
    <style:style style:name="P272" style:family="paragraph" style:parent-style-name="Standard">
      <style:paragraph-properties fo:line-height="100%"/>
      <style:text-properties style:use-window-font-color="true" fo:font-style="italic" officeooo:rsid="01a3bf4c" officeooo:paragraph-rsid="01bef01a" style:font-style-asian="italic" style:font-style-complex="italic"/>
    </style:style>
    <style:style style:name="P273" style:family="paragraph" style:parent-style-name="Standard">
      <style:paragraph-properties fo:line-height="100%"/>
      <style:text-properties style:use-window-font-color="true" fo:font-style="italic" officeooo:rsid="01bef01a" officeooo:paragraph-rsid="01bef01a" style:font-style-asian="italic" style:font-style-complex="italic"/>
    </style:style>
    <style:style style:name="P274" style:family="paragraph" style:parent-style-name="Standard">
      <style:paragraph-properties fo:line-height="100%"/>
      <style:text-properties style:use-window-font-color="true" officeooo:rsid="00da4493" officeooo:paragraph-rsid="0100469d"/>
    </style:style>
    <style:style style:name="P275" style:family="paragraph" style:parent-style-name="Standard">
      <style:paragraph-properties fo:line-height="100%"/>
      <style:text-properties style:use-window-font-color="true" fo:font-style="normal" officeooo:rsid="00dbdbe5" officeooo:paragraph-rsid="0100469d" style:font-style-asian="normal" style:font-style-complex="normal"/>
    </style:style>
    <style:style style:name="P276" style:family="paragraph" style:parent-style-name="Standard">
      <style:paragraph-properties fo:line-height="100%"/>
      <style:text-properties style:use-window-font-color="true" fo:font-style="normal" officeooo:rsid="00ee8692" officeooo:paragraph-rsid="011b9fae" style:font-style-asian="normal" style:font-style-complex="normal"/>
    </style:style>
    <style:style style:name="P277" style:family="paragraph" style:parent-style-name="Standard">
      <style:paragraph-properties fo:line-height="100%"/>
      <style:text-properties style:use-window-font-color="true" fo:font-style="normal" officeooo:paragraph-rsid="0101a62b" style:font-style-asian="normal" style:font-style-complex="normal"/>
    </style:style>
    <style:style style:name="P278" style:family="paragraph" style:parent-style-name="Standard">
      <style:paragraph-properties fo:line-height="100%"/>
      <style:text-properties style:use-window-font-color="true" fo:font-style="normal" officeooo:rsid="013b4b0d" officeooo:paragraph-rsid="013b4b0d" style:font-style-asian="normal" style:font-style-complex="normal"/>
    </style:style>
    <style:style style:name="P279" style:family="paragraph" style:parent-style-name="Standard">
      <style:paragraph-properties fo:line-height="100%"/>
      <style:text-properties style:use-window-font-color="true" fo:font-style="normal" officeooo:rsid="013b4b0d" officeooo:paragraph-rsid="013c52d4" style:font-style-asian="normal" style:font-style-complex="normal"/>
    </style:style>
    <style:style style:name="P280" style:family="paragraph" style:parent-style-name="Standard">
      <style:paragraph-properties fo:line-height="100%"/>
      <style:text-properties style:use-window-font-color="true" fo:font-style="normal" officeooo:rsid="0141ae5e" officeooo:paragraph-rsid="0141ae5e" style:font-style-asian="normal" style:font-style-complex="normal"/>
    </style:style>
    <style:style style:name="P281" style:family="paragraph" style:parent-style-name="Standard">
      <style:paragraph-properties fo:line-height="100%"/>
      <style:text-properties style:use-window-font-color="true" fo:font-style="normal" officeooo:rsid="0144e328" officeooo:paragraph-rsid="0144e328" style:font-style-asian="normal" style:font-style-complex="normal"/>
    </style:style>
    <style:style style:name="P282" style:family="paragraph" style:parent-style-name="Standard">
      <style:paragraph-properties fo:line-height="100%"/>
      <style:text-properties style:use-window-font-color="true" fo:font-style="normal" officeooo:rsid="013ddfc0" officeooo:paragraph-rsid="013c52d4" style:font-style-asian="normal" style:font-style-complex="normal"/>
    </style:style>
    <style:style style:name="P283" style:family="paragraph" style:parent-style-name="Standard">
      <style:paragraph-properties fo:line-height="100%"/>
      <style:text-properties style:use-window-font-color="true" fo:font-style="normal" officeooo:rsid="013ddfc0" officeooo:paragraph-rsid="013ddfc0" style:font-style-asian="normal" style:font-style-complex="normal"/>
    </style:style>
    <style:style style:name="P284" style:family="paragraph" style:parent-style-name="Standard">
      <style:paragraph-properties fo:line-height="100%"/>
      <style:text-properties style:use-window-font-color="true" fo:font-style="normal" officeooo:rsid="013f1034" officeooo:paragraph-rsid="013f1034" style:font-style-asian="normal" style:font-style-complex="normal"/>
    </style:style>
    <style:style style:name="P285" style:family="paragraph" style:parent-style-name="Standard">
      <style:paragraph-properties fo:line-height="100%"/>
      <style:text-properties style:use-window-font-color="true" fo:font-style="normal" officeooo:rsid="013f1034" officeooo:paragraph-rsid="014b75d0" style:font-style-asian="normal" style:font-style-complex="normal"/>
    </style:style>
    <style:style style:name="P286" style:family="paragraph" style:parent-style-name="Standard">
      <style:paragraph-properties fo:line-height="100%"/>
      <style:text-properties style:use-window-font-color="true" fo:font-style="normal" officeooo:rsid="014818a8" officeooo:paragraph-rsid="014818a8" style:font-style-asian="normal" style:font-style-complex="normal"/>
    </style:style>
    <style:style style:name="P287" style:family="paragraph" style:parent-style-name="Standard">
      <style:paragraph-properties fo:line-height="100%"/>
      <style:text-properties style:use-window-font-color="true" fo:font-style="normal" officeooo:rsid="014b75d0" officeooo:paragraph-rsid="014b75d0" style:font-style-asian="normal" style:font-style-complex="normal"/>
    </style:style>
    <style:style style:name="P288" style:family="paragraph" style:parent-style-name="Standard">
      <style:paragraph-properties fo:line-height="100%"/>
      <style:text-properties style:use-window-font-color="true" fo:font-style="normal" officeooo:rsid="014cd3ba" officeooo:paragraph-rsid="014cd3ba" style:font-style-asian="normal" style:font-style-complex="normal"/>
    </style:style>
    <style:style style:name="P289" style:family="paragraph" style:parent-style-name="Standard">
      <style:paragraph-properties fo:line-height="100%"/>
      <style:text-properties style:use-window-font-color="true" fo:font-style="normal" officeooo:rsid="014cf324" officeooo:paragraph-rsid="014cf324" style:font-style-asian="normal" style:font-style-complex="normal"/>
    </style:style>
    <style:style style:name="P290" style:family="paragraph" style:parent-style-name="Standard">
      <style:paragraph-properties fo:line-height="100%"/>
      <style:text-properties style:use-window-font-color="true" fo:font-style="normal" officeooo:rsid="014cf324" officeooo:paragraph-rsid="014e87b3" style:font-style-asian="normal" style:font-style-complex="normal"/>
    </style:style>
    <style:style style:name="P291" style:family="paragraph" style:parent-style-name="Standard">
      <style:paragraph-properties fo:line-height="100%"/>
      <style:text-properties style:use-window-font-color="true" fo:font-style="normal" officeooo:rsid="0162a1a6" officeooo:paragraph-rsid="0162a1a6" style:font-style-asian="normal" style:font-style-complex="normal"/>
    </style:style>
    <style:style style:name="P292" style:family="paragraph" style:parent-style-name="Standard">
      <style:paragraph-properties fo:line-height="100%"/>
      <style:text-properties style:use-window-font-color="true" fo:font-style="normal" officeooo:rsid="01648ccb" officeooo:paragraph-rsid="01648ccb" style:font-style-asian="normal" style:font-style-complex="normal"/>
    </style:style>
    <style:style style:name="P293" style:family="paragraph" style:parent-style-name="Standard">
      <style:paragraph-properties fo:line-height="100%"/>
      <style:text-properties style:use-window-font-color="true" fo:font-style="normal" officeooo:rsid="01648e77" officeooo:paragraph-rsid="01648e77" style:font-style-asian="normal" style:font-style-complex="normal"/>
    </style:style>
    <style:style style:name="P294" style:family="paragraph" style:parent-style-name="Standard">
      <style:paragraph-properties fo:line-height="100%"/>
      <style:text-properties style:use-window-font-color="true" fo:font-style="normal" officeooo:rsid="0165fb24" officeooo:paragraph-rsid="0165fb24" style:font-style-asian="normal" style:font-style-complex="normal"/>
    </style:style>
    <style:style style:name="P295" style:family="paragraph" style:parent-style-name="Standard">
      <style:paragraph-properties fo:line-height="100%"/>
      <style:text-properties style:use-window-font-color="true" fo:font-style="normal" officeooo:rsid="016f6694" officeooo:paragraph-rsid="016f6694" style:font-style-asian="normal" style:font-style-complex="normal"/>
    </style:style>
    <style:style style:name="P296" style:family="paragraph" style:parent-style-name="Standard">
      <style:paragraph-properties fo:line-height="100%"/>
      <style:text-properties style:use-window-font-color="true" fo:font-style="normal" officeooo:rsid="01731cf9" officeooo:paragraph-rsid="01731cf9" style:font-style-asian="normal" style:font-style-complex="normal"/>
    </style:style>
    <style:style style:name="P297" style:family="paragraph" style:parent-style-name="Standard">
      <style:paragraph-properties fo:line-height="100%"/>
      <style:text-properties style:use-window-font-color="true" fo:font-style="normal" officeooo:rsid="0189b6bf" officeooo:paragraph-rsid="0189b6bf" style:font-style-asian="normal" style:font-style-complex="normal"/>
    </style:style>
    <style:style style:name="P298" style:family="paragraph" style:parent-style-name="Standard">
      <style:paragraph-properties fo:line-height="100%"/>
      <style:text-properties style:use-window-font-color="true" fo:font-style="normal" officeooo:rsid="018f40a0" officeooo:paragraph-rsid="018f40a0" style:font-style-asian="normal" style:font-style-complex="normal"/>
    </style:style>
    <style:style style:name="P299" style:family="paragraph" style:parent-style-name="Standard">
      <style:paragraph-properties fo:line-height="100%"/>
      <style:text-properties style:use-window-font-color="true" fo:font-style="normal" officeooo:rsid="018f40a0" officeooo:paragraph-rsid="018fc722" style:font-style-asian="normal" style:font-style-complex="normal"/>
    </style:style>
    <style:style style:name="P300" style:family="paragraph" style:parent-style-name="Standard">
      <style:paragraph-properties fo:line-height="100%"/>
      <style:text-properties style:use-window-font-color="true" fo:font-style="normal" officeooo:rsid="0192a2f5" officeooo:paragraph-rsid="0192a2f5" style:font-style-asian="normal" style:font-style-complex="normal"/>
    </style:style>
    <style:style style:name="P301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13b4b0d" style:font-style-asian="normal" style:font-weight-asian="bold" style:font-style-complex="normal" style:font-weight-complex="bold"/>
    </style:style>
    <style:style style:name="P302" style:family="paragraph" style:parent-style-name="Standard">
      <style:paragraph-properties fo:line-height="100%"/>
      <style:text-properties style:use-window-font-color="true" fo:font-style="normal" fo:font-weight="bold" officeooo:rsid="011b9fae" officeooo:paragraph-rsid="0143c3ef" style:font-style-asian="normal" style:font-weight-asian="bold" style:font-style-complex="normal" style:font-weight-complex="bold"/>
    </style:style>
    <style:style style:name="P303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14cd3ba" style:font-style-asian="normal" style:font-weight-asian="bold" style:font-style-complex="normal" style:font-weight-complex="bold"/>
    </style:style>
    <style:style style:name="P304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18725dc" style:font-style-asian="normal" style:font-weight-asian="bold" style:font-style-complex="normal" style:font-weight-complex="bold"/>
    </style:style>
    <style:style style:name="P305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1736d00" style:font-style-asian="normal" style:font-weight-asian="normal" style:font-style-complex="normal" style:font-weight-complex="normal"/>
    </style:style>
    <style:style style:name="P306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17485c8" style:font-style-asian="normal" style:font-weight-asian="normal" style:font-style-complex="normal" style:font-weight-complex="normal"/>
    </style:style>
    <style:style style:name="P307" style:family="paragraph" style:parent-style-name="Standard">
      <style:paragraph-properties fo:line-height="100%"/>
      <style:text-properties style:use-window-font-color="true" officeooo:rsid="010f38a8" officeooo:paragraph-rsid="010f38a8"/>
    </style:style>
    <style:style style:name="P308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144e328" style:font-size-asian="14pt" style:font-style-asian="normal" style:font-weight-asian="bold" style:font-size-complex="14pt" style:font-style-complex="normal" style:font-weight-complex="bold"/>
    </style:style>
    <style:style style:name="P309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18fc722" style:font-size-asian="14pt" style:font-style-asian="normal" style:font-weight-asian="bold" style:font-size-complex="14pt" style:font-style-complex="normal" style:font-weight-complex="bold"/>
    </style:style>
    <style:style style:name="P310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fo:font-weight="bold" officeooo:rsid="018b9f16" officeooo:paragraph-rsid="018b9f16" style:font-style-asian="normal" style:font-weight-asian="bold" style:font-style-complex="normal" style:font-weight-complex="bold"/>
    </style:style>
    <style:style style:name="P311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officeooo:rsid="018f40a0" officeooo:paragraph-rsid="018b9f16" style:font-style-asian="normal" style:font-style-complex="normal"/>
    </style:style>
    <style:style style:name="P312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officeooo:rsid="018f40a0" officeooo:paragraph-rsid="018f40a0" style:font-style-asian="normal" style:font-style-complex="normal"/>
    </style:style>
    <style:style style:name="P313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officeooo:rsid="018f40a0" officeooo:paragraph-rsid="018f40a0" style:font-style-asian="italic" style:font-style-complex="italic"/>
    </style:style>
    <style:style style:name="P314" style:family="paragraph" style:parent-style-name="Standard">
      <style:paragraph-properties fo:line-height="100%"/>
      <style:text-properties fo:font-weight="normal" officeooo:paragraph-rsid="007dc5bf" style:font-weight-asian="normal" style:font-weight-complex="normal"/>
    </style:style>
    <style:style style:name="P315" style:family="paragraph" style:parent-style-name="Standard">
      <style:paragraph-properties fo:line-height="100%"/>
      <style:text-properties fo:font-weight="normal" officeooo:paragraph-rsid="00a9eb52" style:font-weight-asian="normal" style:font-weight-complex="normal"/>
    </style:style>
    <style:style style:name="P316" style:family="paragraph" style:parent-style-name="Standard">
      <style:paragraph-properties fo:line-height="100%"/>
      <style:text-properties fo:font-weight="normal" officeooo:rsid="007fa5ba" officeooo:paragraph-rsid="007fa5ba" style:font-weight-asian="normal" style:font-weight-complex="normal"/>
    </style:style>
    <style:style style:name="P317" style:family="paragraph" style:parent-style-name="Standard">
      <style:paragraph-properties fo:line-height="100%"/>
      <style:text-properties fo:font-weight="normal" officeooo:rsid="007fa5ba" officeooo:paragraph-rsid="007aa141" style:font-weight-asian="normal" style:font-weight-complex="normal"/>
    </style:style>
    <style:style style:name="P318" style:family="paragraph" style:parent-style-name="Standard">
      <style:paragraph-properties fo:line-height="100%"/>
      <style:text-properties fo:font-weight="normal" officeooo:rsid="0081b142" officeooo:paragraph-rsid="0081b142" style:font-weight-asian="normal" style:font-weight-complex="normal"/>
    </style:style>
    <style:style style:name="P319" style:family="paragraph" style:parent-style-name="Standard">
      <style:paragraph-properties fo:line-height="100%"/>
      <style:text-properties fo:font-weight="normal" officeooo:rsid="0082ba18" officeooo:paragraph-rsid="0082ba18" style:font-weight-asian="normal" style:font-weight-complex="normal"/>
    </style:style>
    <style:style style:name="P320" style:family="paragraph" style:parent-style-name="Standard">
      <style:paragraph-properties fo:line-height="100%"/>
      <style:text-properties fo:font-weight="normal" officeooo:rsid="0082ba18" officeooo:paragraph-rsid="00863738" style:font-weight-asian="normal" style:font-weight-complex="normal"/>
    </style:style>
    <style:style style:name="P321" style:family="paragraph" style:parent-style-name="Standard">
      <style:paragraph-properties fo:line-height="100%"/>
      <style:text-properties fo:font-weight="normal" officeooo:rsid="00aea48b" officeooo:paragraph-rsid="00aea48b" style:font-weight-asian="normal" style:font-weight-complex="normal"/>
    </style:style>
    <style:style style:name="P322" style:family="paragraph" style:parent-style-name="Standard">
      <style:paragraph-properties fo:line-height="100%"/>
      <style:text-properties fo:font-weight="normal" officeooo:rsid="00aea48b" officeooo:paragraph-rsid="00b56a82" style:font-weight-asian="normal" style:font-weight-complex="normal"/>
    </style:style>
    <style:style style:name="P323" style:family="paragraph" style:parent-style-name="Standard">
      <style:paragraph-properties fo:line-height="100%"/>
      <style:text-properties fo:font-weight="normal" officeooo:rsid="00afb9b1" officeooo:paragraph-rsid="00afb9b1" style:font-weight-asian="normal" style:font-weight-complex="normal"/>
    </style:style>
    <style:style style:name="P324" style:family="paragraph" style:parent-style-name="Standard">
      <style:paragraph-properties fo:line-height="100%"/>
      <style:text-properties fo:font-weight="normal" officeooo:rsid="00afb9b1" officeooo:paragraph-rsid="00b38348" style:font-weight-asian="normal" style:font-weight-complex="normal"/>
    </style:style>
    <style:style style:name="P325" style:family="paragraph" style:parent-style-name="Standard">
      <style:paragraph-properties fo:line-height="100%"/>
      <style:text-properties fo:font-weight="normal" officeooo:rsid="00b38348" officeooo:paragraph-rsid="00b38348" style:font-weight-asian="normal" style:font-weight-complex="normal"/>
    </style:style>
    <style:style style:name="P326" style:family="paragraph" style:parent-style-name="Standard">
      <style:paragraph-properties fo:line-height="100%"/>
      <style:text-properties fo:font-weight="normal" officeooo:rsid="00b56a82" officeooo:paragraph-rsid="00b56a82" style:font-weight-asian="normal" style:font-weight-complex="normal"/>
    </style:style>
    <style:style style:name="P327" style:family="paragraph" style:parent-style-name="Standard">
      <style:paragraph-properties fo:line-height="100%"/>
      <style:text-properties fo:font-weight="normal" officeooo:rsid="00b56a82" officeooo:paragraph-rsid="00b38348" style:font-weight-asian="normal" style:font-weight-complex="normal"/>
    </style:style>
    <style:style style:name="P328" style:family="paragraph" style:parent-style-name="Standard">
      <style:paragraph-properties fo:line-height="100%"/>
      <style:text-properties officeooo:rsid="0091b213" officeooo:paragraph-rsid="0091b213"/>
    </style:style>
    <style:style style:name="P329" style:family="paragraph" style:parent-style-name="Standard">
      <style:paragraph-properties fo:line-height="100%"/>
      <style:text-properties officeooo:rsid="009600b6" officeooo:paragraph-rsid="009600b6"/>
    </style:style>
    <style:style style:name="P330" style:family="paragraph" style:parent-style-name="Standard">
      <style:paragraph-properties fo:line-height="100%"/>
      <style:text-properties officeooo:rsid="00a1b2bb" officeooo:paragraph-rsid="00a1b2bb"/>
    </style:style>
    <style:style style:name="P331" style:family="paragraph" style:parent-style-name="Standard">
      <style:paragraph-properties fo:line-height="100%"/>
      <style:text-properties officeooo:rsid="00602e5b" officeooo:paragraph-rsid="00a9eb52"/>
    </style:style>
    <style:style style:name="P332" style:family="paragraph" style:parent-style-name="Standard">
      <style:paragraph-properties fo:line-height="100%"/>
      <style:text-properties officeooo:rsid="00a9ceec" officeooo:paragraph-rsid="00a9ceec"/>
    </style:style>
    <style:style style:name="P333" style:family="paragraph" style:parent-style-name="Standard">
      <style:paragraph-properties fo:line-height="100%"/>
      <style:text-properties officeooo:rsid="00b5bbf4" officeooo:paragraph-rsid="00b5bbf4"/>
    </style:style>
    <style:style style:name="P334" style:family="paragraph" style:parent-style-name="Standard">
      <style:paragraph-properties fo:line-height="100%"/>
      <style:text-properties officeooo:rsid="00baaa8f" officeooo:paragraph-rsid="00baaa8f"/>
    </style:style>
    <style:style style:name="P335" style:family="paragraph" style:parent-style-name="Standard">
      <style:paragraph-properties fo:line-height="100%"/>
      <style:text-properties officeooo:rsid="00c3966f" officeooo:paragraph-rsid="00c09908"/>
    </style:style>
    <style:style style:name="P336" style:family="paragraph" style:parent-style-name="Standard">
      <style:paragraph-properties fo:line-height="100%"/>
      <style:text-properties officeooo:rsid="00d0573d" officeooo:paragraph-rsid="00d58808"/>
    </style:style>
    <style:style style:name="P337" style:family="paragraph" style:parent-style-name="Standard">
      <style:paragraph-properties fo:line-height="100%"/>
      <style:text-properties officeooo:rsid="00d58808" officeooo:paragraph-rsid="00d58808"/>
    </style:style>
    <style:style style:name="P338" style:family="paragraph" style:parent-style-name="Standard">
      <style:paragraph-properties fo:line-height="100%"/>
      <style:text-properties officeooo:rsid="013ddfc0" officeooo:paragraph-rsid="013ddfc0"/>
    </style:style>
    <style:style style:name="P339" style:family="paragraph" style:parent-style-name="Standard">
      <style:paragraph-properties fo:line-height="100%"/>
      <style:text-properties officeooo:rsid="0195759d" officeooo:paragraph-rsid="0192a2f5"/>
    </style:style>
    <style:style style:name="P340" style:family="paragraph" style:parent-style-name="Standard">
      <style:paragraph-properties fo:line-height="100%"/>
      <style:text-properties officeooo:rsid="019715a7" officeooo:paragraph-rsid="019715a7"/>
    </style:style>
    <style:style style:name="P341" style:family="paragraph" style:parent-style-name="Standard">
      <style:paragraph-properties fo:line-height="100%"/>
      <style:text-properties officeooo:rsid="019e8d3a" officeooo:paragraph-rsid="019e8d3a"/>
    </style:style>
    <style:style style:name="P342" style:family="paragraph" style:parent-style-name="Standard">
      <style:paragraph-properties fo:line-height="100%"/>
      <style:text-properties officeooo:rsid="01a00fa0" officeooo:paragraph-rsid="01a00fa0"/>
    </style:style>
    <style:style style:name="P343" style:family="paragraph" style:parent-style-name="Standard">
      <style:paragraph-properties fo:line-height="100%"/>
      <style:text-properties officeooo:rsid="01b46c19" officeooo:paragraph-rsid="01b46c19"/>
    </style:style>
    <style:style style:name="P344" style:family="paragraph" style:parent-style-name="Standard">
      <style:paragraph-properties fo:line-height="100%"/>
      <style:text-properties officeooo:rsid="01bef01a" officeooo:paragraph-rsid="01bef01a"/>
    </style:style>
    <style:style style:name="P345" style:family="paragraph" style:parent-style-name="Standard">
      <style:paragraph-properties fo:line-height="100%"/>
      <style:text-properties officeooo:rsid="01e49296" officeooo:paragraph-rsid="01e49296"/>
    </style:style>
    <style:style style:name="P346" style:family="paragraph" style:parent-style-name="Standard">
      <style:paragraph-properties fo:line-height="100%"/>
      <style:text-properties style:text-line-through-style="solid" style:text-line-through-type="single" officeooo:paragraph-rsid="018f47be"/>
    </style:style>
    <style:style style:name="P347" style:family="paragraph" style:parent-style-name="Standard">
      <style:paragraph-properties fo:line-height="100%"/>
      <style:text-properties style:text-line-through-style="solid" style:text-line-through-type="single" officeooo:paragraph-rsid="018f40a0"/>
    </style:style>
    <style:style style:name="P348" style:family="paragraph" style:parent-style-name="Standard">
      <style:paragraph-properties fo:line-height="100%" fo:break-before="page"/>
      <style:text-properties fo:font-style="italic" officeooo:paragraph-rsid="00a1b2bb" style:font-style-asian="italic" style:font-style-complex="italic"/>
    </style:style>
    <style:style style:name="P349" style:family="paragraph" style:parent-style-name="Table_20_Contents">
      <style:paragraph-properties fo:line-height="100%" fo:text-align="center" style:justify-single-word="false"/>
      <style:text-properties fo:font-weight="bold" officeooo:rsid="002995de" officeooo:paragraph-rsid="002995de" style:font-weight-asian="bold" style:font-weight-complex="bold"/>
    </style:style>
    <style:style style:name="P350" style:family="paragraph" style:parent-style-name="Table_20_Contents">
      <style:paragraph-properties fo:line-height="100%" fo:text-align="center" style:justify-single-word="false"/>
      <style:text-properties fo:font-weight="bold" officeooo:rsid="00a73331" officeooo:paragraph-rsid="00a73331" style:font-weight-asian="bold" style:font-weight-complex="bold"/>
    </style:style>
    <style:style style:name="P351" style:family="paragraph" style:parent-style-name="Table_20_Contents">
      <style:paragraph-properties fo:line-height="100%" fo:text-align="center" style:justify-single-word="false"/>
      <style:text-properties fo:font-weight="bold" officeooo:rsid="0242d14c" officeooo:paragraph-rsid="0242d14c" style:font-weight-asian="bold" style:font-weight-complex="bold"/>
    </style:style>
    <style:style style:name="P352" style:family="paragraph" style:parent-style-name="Table_20_Contents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353" style:family="paragraph" style:parent-style-name="Table_20_Contents">
      <style:paragraph-properties fo:line-height="100%" fo:text-align="center" style:justify-single-word="false"/>
      <style:text-properties fo:font-weight="bold" officeooo:rsid="02b56b9f" officeooo:paragraph-rsid="02b56b9f" style:font-weight-asian="bold" style:font-weight-complex="bold"/>
    </style:style>
    <style:style style:name="P354" style:family="paragraph" style:parent-style-name="Table_20_Contents">
      <style:paragraph-properties fo:line-height="100%" fo:text-align="center" style:justify-single-word="false"/>
      <style:text-properties fo:font-weight="bold" officeooo:rsid="02d46461" officeooo:paragraph-rsid="02dbac17" style:font-weight-asian="bold" style:font-weight-complex="bold"/>
    </style:style>
    <style:style style:name="P355" style:family="paragraph" style:parent-style-name="Table_20_Contents">
      <style:paragraph-properties fo:line-height="100%" fo:text-align="center" style:justify-single-word="false"/>
      <style:text-properties officeooo:rsid="002995de" officeooo:paragraph-rsid="002995de"/>
    </style:style>
    <style:style style:name="P356" style:family="paragraph" style:parent-style-name="Table_20_Contents">
      <style:paragraph-properties fo:line-height="100%" fo:text-align="center" style:justify-single-word="false"/>
      <style:text-properties officeooo:rsid="002995de" officeooo:paragraph-rsid="002d5cea"/>
    </style:style>
    <style:style style:name="P357" style:family="paragraph" style:parent-style-name="Table_20_Contents">
      <style:paragraph-properties fo:line-height="100%" fo:text-align="center" style:justify-single-word="false"/>
    </style:style>
    <style:style style:name="P358" style:family="paragraph" style:parent-style-name="Table_20_Contents">
      <style:paragraph-properties fo:line-height="100%" fo:text-align="center" style:justify-single-word="false"/>
      <style:text-properties officeooo:paragraph-rsid="002995de"/>
    </style:style>
    <style:style style:name="P359" style:family="paragraph" style:parent-style-name="Table_20_Contents">
      <style:paragraph-properties fo:line-height="100%" fo:text-align="center" style:justify-single-word="false"/>
      <style:text-properties officeooo:paragraph-rsid="004a998d"/>
    </style:style>
    <style:style style:name="P360" style:family="paragraph" style:parent-style-name="Table_20_Contents">
      <style:paragraph-properties fo:line-height="100%" fo:text-align="center" style:justify-single-word="false"/>
      <style:text-properties officeooo:paragraph-rsid="00a73331"/>
    </style:style>
    <style:style style:name="P361" style:family="paragraph" style:parent-style-name="Table_20_Contents">
      <style:paragraph-properties fo:line-height="100%" fo:text-align="center" style:justify-single-word="false"/>
      <style:text-properties officeooo:paragraph-rsid="02b56b9f"/>
    </style:style>
    <style:style style:name="P362" style:family="paragraph" style:parent-style-name="Table_20_Contents">
      <style:paragraph-properties fo:line-height="100%" fo:text-align="center" style:justify-single-word="false"/>
      <style:text-properties officeooo:paragraph-rsid="02dbac17"/>
    </style:style>
    <style:style style:name="P363" style:family="paragraph" style:parent-style-name="Table_20_Contents">
      <style:paragraph-properties fo:line-height="100%" fo:text-align="center" style:justify-single-word="false"/>
      <style:text-properties officeooo:rsid="002ab5f6" officeooo:paragraph-rsid="002ab5f6"/>
    </style:style>
    <style:style style:name="P364" style:family="paragraph" style:parent-style-name="Table_20_Contents">
      <style:paragraph-properties fo:line-height="100%" fo:text-align="center" style:justify-single-word="false"/>
      <style:text-properties officeooo:rsid="002ab5f6" officeooo:paragraph-rsid="004a998d"/>
    </style:style>
    <style:style style:name="P365" style:family="paragraph" style:parent-style-name="Table_20_Contents">
      <style:paragraph-properties fo:line-height="100%" fo:text-align="center" style:justify-single-word="false"/>
      <style:text-properties officeooo:rsid="002c393c" officeooo:paragraph-rsid="004a998d"/>
    </style:style>
    <style:style style:name="P366" style:family="paragraph" style:parent-style-name="Table_20_Contents">
      <style:paragraph-properties fo:line-height="100%" fo:text-align="center" style:justify-single-word="false"/>
      <style:text-properties officeooo:rsid="002c393c" officeooo:paragraph-rsid="002c393c"/>
    </style:style>
    <style:style style:name="P367" style:family="paragraph" style:parent-style-name="Table_20_Contents">
      <style:paragraph-properties fo:line-height="100%" fo:text-align="center" style:justify-single-word="false"/>
      <style:text-properties officeooo:rsid="002d5cea" officeooo:paragraph-rsid="002d5cea"/>
    </style:style>
    <style:style style:name="P368" style:family="paragraph" style:parent-style-name="Table_20_Contents">
      <style:paragraph-properties fo:line-height="100%" fo:text-align="center" style:justify-single-word="false"/>
      <style:text-properties fo:font-style="normal" officeooo:rsid="00a73331" officeooo:paragraph-rsid="00a73331" style:font-style-asian="normal" style:font-style-complex="normal"/>
    </style:style>
    <style:style style:name="P369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a864ca" style:font-style-asian="normal" style:font-style-complex="normal"/>
    </style:style>
    <style:style style:name="P370" style:family="paragraph" style:parent-style-name="Table_20_Contents">
      <style:paragraph-properties fo:line-height="100%" fo:text-align="center" style:justify-single-word="false"/>
      <style:text-properties officeooo:rsid="0242d14c" officeooo:paragraph-rsid="0242d14c"/>
    </style:style>
    <style:style style:name="P371" style:family="paragraph" style:parent-style-name="Table_20_Contents">
      <style:paragraph-properties fo:line-height="100%" fo:text-align="center" style:justify-single-word="false"/>
      <style:text-properties officeooo:rsid="02b56b9f" officeooo:paragraph-rsid="02b56b9f"/>
    </style:style>
    <style:style style:name="P372" style:family="paragraph" style:parent-style-name="Table_20_Contents">
      <style:paragraph-properties fo:line-height="100%" fo:text-align="center" style:justify-single-word="false"/>
      <style:text-properties officeooo:rsid="02b6c92f" officeooo:paragraph-rsid="02b6c92f"/>
    </style:style>
    <style:style style:name="P373" style:family="paragraph" style:parent-style-name="Table_20_Contents">
      <style:paragraph-properties fo:line-height="100%" fo:text-align="center" style:justify-single-word="false"/>
      <style:text-properties officeooo:rsid="02d46461" officeooo:paragraph-rsid="02dbac17"/>
    </style:style>
    <style:style style:name="P374" style:family="paragraph" style:parent-style-name="Standard">
      <style:paragraph-properties fo:line-height="100%"/>
      <style:text-properties fo:color="#c9211e" officeooo:rsid="00073bb5" officeooo:paragraph-rsid="00073bb5"/>
    </style:style>
    <style:style style:name="P375" style:family="paragraph" style:parent-style-name="Standard" style:list-style-name="L7">
      <style:paragraph-properties fo:line-height="100%"/>
      <style:text-properties fo:color="#c9211e" officeooo:rsid="00073bb5" officeooo:paragraph-rsid="00073bb5"/>
    </style:style>
    <style:style style:name="P376" style:family="paragraph" style:parent-style-name="Standard">
      <style:paragraph-properties fo:line-height="100%"/>
      <style:text-properties fo:color="#c9211e" officeooo:rsid="00188e61" officeooo:paragraph-rsid="00188e61" fo:background-color="transparent"/>
    </style:style>
    <style:style style:name="P377" style:family="paragraph" style:parent-style-name="Standard" style:list-style-name="L2">
      <style:paragraph-properties fo:line-height="100%"/>
      <style:text-properties fo:color="#c9211e" officeooo:rsid="00188e61" officeooo:paragraph-rsid="00188e61" fo:background-color="transparent"/>
    </style:style>
    <style:style style:name="P378" style:family="paragraph" style:parent-style-name="Standard">
      <style:paragraph-properties fo:line-height="100%"/>
      <style:text-properties fo:color="#c9211e" officeooo:rsid="0026d40f" officeooo:paragraph-rsid="0026d40f"/>
    </style:style>
    <style:style style:name="P379" style:family="paragraph" style:parent-style-name="Standard" style:list-style-name="L4">
      <style:paragraph-properties fo:line-height="100%"/>
      <style:text-properties fo:color="#c9211e" officeooo:rsid="0026d40f" officeooo:paragraph-rsid="0026d40f"/>
    </style:style>
    <style:style style:name="P380" style:family="paragraph" style:parent-style-name="Standard">
      <style:paragraph-properties fo:line-height="100%"/>
      <style:text-properties fo:color="#c9211e" officeooo:rsid="0012269b" officeooo:paragraph-rsid="0012269b"/>
    </style:style>
    <style:style style:name="P381" style:family="paragraph" style:parent-style-name="Standard" style:list-style-name="L5">
      <style:paragraph-properties fo:line-height="100%"/>
      <style:text-properties fo:color="#c9211e" officeooo:rsid="0012269b" officeooo:paragraph-rsid="0012269b"/>
    </style:style>
    <style:style style:name="P382" style:family="paragraph" style:parent-style-name="Standard" style:list-style-name="L6">
      <style:paragraph-properties fo:line-height="100%"/>
      <style:text-properties fo:color="#c9211e" officeooo:rsid="0012269b" officeooo:paragraph-rsid="0012269b"/>
    </style:style>
    <style:style style:name="P383" style:family="paragraph" style:parent-style-name="Standard" style:list-style-name="L8">
      <style:paragraph-properties fo:line-height="100%"/>
      <style:text-properties fo:color="#c9211e" officeooo:rsid="003a01ce" officeooo:paragraph-rsid="003a01ce"/>
    </style:style>
    <style:style style:name="P384" style:family="paragraph" style:parent-style-name="Standard" style:list-style-name="L1">
      <style:paragraph-properties fo:line-height="100%"/>
      <style:text-properties fo:color="#c9211e" style:text-line-through-style="none" style:text-line-through-type="none" officeooo:rsid="00073bb5" officeooo:paragraph-rsid="00073bb5"/>
    </style:style>
    <style:style style:name="P385" style:family="paragraph" style:parent-style-name="Standard">
      <style:paragraph-properties fo:line-height="100%"/>
      <style:text-properties fo:color="#c9211e" style:text-line-through-style="none" style:text-line-through-type="none" officeooo:paragraph-rsid="00073bb5"/>
    </style:style>
    <style:style style:name="P386" style:family="paragraph" style:parent-style-name="Standard">
      <style:paragraph-properties fo:line-height="100%"/>
      <style:text-properties fo:color="#c9211e" style:text-line-through-style="none" style:text-line-through-type="none" fo:font-style="normal" fo:font-weight="normal" officeooo:rsid="032105f1" officeooo:paragraph-rsid="032105f1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fo:color="#c9211e" fo:font-weight="bold" officeooo:paragraph-rsid="009e97f3" style:font-weight-asian="bold" style:font-weight-complex="bold"/>
    </style:style>
    <style:style style:name="P388" style:family="paragraph" style:parent-style-name="Standard">
      <style:paragraph-properties fo:line-height="100%"/>
      <style:text-properties fo:color="#c9211e" officeooo:paragraph-rsid="001b7ac1"/>
    </style:style>
    <style:style style:name="P389" style:family="paragraph" style:parent-style-name="Standard">
      <style:paragraph-properties fo:line-height="100%"/>
      <style:text-properties fo:color="#c9211e" officeooo:paragraph-rsid="0026d40f"/>
    </style:style>
    <style:style style:name="P390" style:family="paragraph" style:parent-style-name="Standard">
      <style:paragraph-properties fo:line-height="100%"/>
      <style:text-properties fo:color="#c9211e" officeooo:paragraph-rsid="003a01ce"/>
    </style:style>
    <style:style style:name="P391" style:family="paragraph" style:parent-style-name="Standard">
      <style:paragraph-properties fo:line-height="100%"/>
      <style:text-properties fo:color="#c9211e" fo:font-style="normal" fo:font-weight="normal" officeooo:rsid="028b3dfe" officeooo:paragraph-rsid="029037af" style:font-style-asian="normal" style:font-weight-asian="normal" style:font-style-complex="normal" style:font-weight-complex="normal"/>
    </style:style>
    <style:style style:name="P392" style:family="paragraph" style:parent-style-name="Standard" style:list-style-name="L3">
      <style:paragraph-properties fo:line-height="100%"/>
      <style:text-properties officeooo:rsid="0018f3c7" officeooo:paragraph-rsid="0018f3c7"/>
    </style:style>
    <style:style style:name="P393" style:family="paragraph" style:parent-style-name="Standard">
      <style:paragraph-properties fo:line-height="100%"/>
      <style:text-properties officeooo:rsid="0018f3c7" officeooo:paragraph-rsid="0018f3c7"/>
    </style:style>
    <style:style style:name="P394" style:family="paragraph" style:parent-style-name="Standard" style:list-style-name="L9">
      <style:paragraph-properties fo:line-height="100%"/>
      <style:text-properties officeooo:paragraph-rsid="006e3a09"/>
    </style:style>
    <style:style style:name="P395" style:family="paragraph" style:parent-style-name="Standard" style:list-style-name="L9">
      <style:paragraph-properties fo:line-height="100%"/>
      <style:text-properties officeooo:paragraph-rsid="007037b8"/>
    </style:style>
    <style:style style:name="P396" style:family="paragraph" style:parent-style-name="Standard" style:list-style-name="L10">
      <style:paragraph-properties fo:line-height="100%"/>
      <style:text-properties officeooo:paragraph-rsid="00a4ffd5"/>
    </style:style>
    <style:style style:name="P397" style:family="paragraph" style:parent-style-name="Standard" style:list-style-name="L11">
      <style:paragraph-properties fo:line-height="100%"/>
      <style:text-properties officeooo:paragraph-rsid="00d58808"/>
    </style:style>
    <style:style style:name="P398" style:family="paragraph" style:parent-style-name="Standard" style:list-style-name="L12">
      <style:paragraph-properties fo:line-height="100%"/>
      <style:text-properties officeooo:paragraph-rsid="00f70330"/>
    </style:style>
    <style:style style:name="P399" style:family="paragraph" style:parent-style-name="Standard">
      <style:paragraph-properties fo:line-height="100%"/>
      <style:text-properties officeooo:paragraph-rsid="000ee37d"/>
    </style:style>
    <style:style style:name="P400" style:family="paragraph" style:parent-style-name="Standard">
      <style:paragraph-properties fo:line-height="100%"/>
      <style:text-properties officeooo:paragraph-rsid="004a998d"/>
    </style:style>
    <style:style style:name="P401" style:family="paragraph" style:parent-style-name="Standard">
      <style:paragraph-properties fo:line-height="100%"/>
      <style:text-properties officeooo:paragraph-rsid="0018f3c7"/>
    </style:style>
    <style:style style:name="P402" style:family="paragraph" style:parent-style-name="Standard" style:list-style-name="L3">
      <style:paragraph-properties fo:line-height="100%"/>
      <style:text-properties officeooo:paragraph-rsid="0018f3c7"/>
    </style:style>
    <style:style style:name="P403" style:family="paragraph" style:parent-style-name="Standard">
      <style:paragraph-properties fo:line-height="100%"/>
      <style:text-properties officeooo:paragraph-rsid="00ec7646"/>
    </style:style>
    <style:style style:name="P404" style:family="paragraph" style:parent-style-name="Standard">
      <style:paragraph-properties fo:line-height="100%"/>
      <style:text-properties officeooo:paragraph-rsid="00f1c02d"/>
    </style:style>
    <style:style style:name="P405" style:family="paragraph" style:parent-style-name="Standard">
      <style:paragraph-properties fo:line-height="100%"/>
      <style:text-properties officeooo:paragraph-rsid="0028ac76"/>
    </style:style>
    <style:style style:name="P406" style:family="paragraph" style:parent-style-name="Standard">
      <style:paragraph-properties fo:line-height="100%"/>
      <style:text-properties officeooo:paragraph-rsid="002e1600"/>
    </style:style>
    <style:style style:name="P407" style:family="paragraph" style:parent-style-name="Standard">
      <style:paragraph-properties fo:line-height="100%"/>
      <style:text-properties officeooo:paragraph-rsid="0031063a"/>
    </style:style>
    <style:style style:name="P408" style:family="paragraph" style:parent-style-name="Standard">
      <style:paragraph-properties fo:line-height="100%"/>
      <style:text-properties officeooo:paragraph-rsid="005fae66"/>
    </style:style>
    <style:style style:name="P409" style:family="paragraph" style:parent-style-name="Standard">
      <style:paragraph-properties fo:line-height="100%"/>
      <style:text-properties officeooo:paragraph-rsid="0041ce35"/>
    </style:style>
    <style:style style:name="P410" style:family="paragraph" style:parent-style-name="Standard">
      <style:paragraph-properties fo:line-height="100%"/>
      <style:text-properties officeooo:paragraph-rsid="00495423"/>
    </style:style>
    <style:style style:name="P411" style:family="paragraph" style:parent-style-name="Standard">
      <style:paragraph-properties fo:line-height="100%"/>
      <style:text-properties officeooo:paragraph-rsid="004961a2"/>
    </style:style>
    <style:style style:name="P412" style:family="paragraph" style:parent-style-name="Standard">
      <style:paragraph-properties fo:line-height="100%"/>
      <style:text-properties officeooo:paragraph-rsid="00a38197"/>
    </style:style>
    <style:style style:name="P413" style:family="paragraph" style:parent-style-name="Standard">
      <style:paragraph-properties fo:line-height="100%"/>
      <style:text-properties officeooo:paragraph-rsid="01648ccb"/>
    </style:style>
    <style:style style:name="P414" style:family="paragraph" style:parent-style-name="Standard">
      <style:paragraph-properties fo:line-height="100%"/>
      <style:text-properties officeooo:paragraph-rsid="0162a1a6"/>
    </style:style>
    <style:style style:name="P415" style:family="paragraph" style:parent-style-name="Standard">
      <style:paragraph-properties fo:line-height="100%"/>
      <style:text-properties officeooo:paragraph-rsid="01bef01a"/>
    </style:style>
    <style:style style:name="P416" style:family="paragraph" style:parent-style-name="Standard">
      <style:paragraph-properties fo:line-height="100%"/>
      <style:text-properties officeooo:paragraph-rsid="0239fde1"/>
    </style:style>
    <style:style style:name="P417" style:family="paragraph" style:parent-style-name="Standard">
      <style:paragraph-properties fo:line-height="100%"/>
      <style:text-properties officeooo:paragraph-rsid="023cf6c9"/>
    </style:style>
    <style:style style:name="P418" style:family="paragraph" style:parent-style-name="Standard">
      <style:paragraph-properties fo:line-height="100%"/>
      <style:text-properties officeooo:paragraph-rsid="023b505d"/>
    </style:style>
    <style:style style:name="P419" style:family="paragraph" style:parent-style-name="Standard">
      <style:paragraph-properties fo:line-height="100%"/>
      <style:text-properties officeooo:paragraph-rsid="023f2d17"/>
    </style:style>
    <style:style style:name="P420" style:family="paragraph" style:parent-style-name="Standard">
      <style:paragraph-properties fo:line-height="100%"/>
      <style:text-properties officeooo:paragraph-rsid="02ad45f8"/>
    </style:style>
    <style:style style:name="P421" style:family="paragraph" style:parent-style-name="Standard">
      <style:paragraph-properties fo:line-height="100%"/>
      <style:text-properties officeooo:paragraph-rsid="0240dcec"/>
    </style:style>
    <style:style style:name="P422" style:family="paragraph" style:parent-style-name="Standard">
      <style:paragraph-properties fo:line-height="100%"/>
      <style:text-properties officeooo:paragraph-rsid="0242d14c"/>
    </style:style>
    <style:style style:name="P423" style:family="paragraph" style:parent-style-name="Standard">
      <style:paragraph-properties fo:line-height="100%"/>
      <style:text-properties officeooo:paragraph-rsid="0244b51e"/>
    </style:style>
    <style:style style:name="P424" style:family="paragraph" style:parent-style-name="Standard">
      <style:paragraph-properties fo:line-height="100%"/>
      <style:text-properties officeooo:paragraph-rsid="024980dc"/>
    </style:style>
    <style:style style:name="P425" style:family="paragraph" style:parent-style-name="Standard">
      <style:paragraph-properties fo:line-height="100%"/>
      <style:text-properties officeooo:paragraph-rsid="02578e84"/>
    </style:style>
    <style:style style:name="P426" style:family="paragraph" style:parent-style-name="Standard" style:list-style-name="L23">
      <style:paragraph-properties fo:line-height="100%"/>
      <style:text-properties officeooo:paragraph-rsid="02578e84"/>
    </style:style>
    <style:style style:name="P427" style:family="paragraph" style:parent-style-name="Standard">
      <style:paragraph-properties fo:line-height="100%"/>
      <style:text-properties officeooo:paragraph-rsid="025f521f"/>
    </style:style>
    <style:style style:name="P428" style:family="paragraph" style:parent-style-name="Standard">
      <style:paragraph-properties fo:line-height="100%"/>
      <style:text-properties officeooo:paragraph-rsid="025457b9"/>
    </style:style>
    <style:style style:name="P429" style:family="paragraph" style:parent-style-name="Standard">
      <style:paragraph-properties fo:line-height="100%"/>
      <style:text-properties officeooo:paragraph-rsid="0282a5b6"/>
    </style:style>
    <style:style style:name="P430" style:family="paragraph" style:parent-style-name="Standard">
      <style:paragraph-properties fo:line-height="100%"/>
      <style:text-properties officeooo:paragraph-rsid="025b0090"/>
    </style:style>
    <style:style style:name="P431" style:family="paragraph" style:parent-style-name="Standard">
      <style:paragraph-properties fo:line-height="100%"/>
      <style:text-properties officeooo:paragraph-rsid="025c47d1"/>
    </style:style>
    <style:style style:name="P432" style:family="paragraph" style:parent-style-name="Standard">
      <style:paragraph-properties fo:line-height="100%"/>
      <style:text-properties officeooo:paragraph-rsid="025ca15a"/>
    </style:style>
    <style:style style:name="P433" style:family="paragraph" style:parent-style-name="Standard" style:list-style-name="L26">
      <style:paragraph-properties fo:line-height="100%"/>
      <style:text-properties officeooo:paragraph-rsid="025ca15a"/>
    </style:style>
    <style:style style:name="P434" style:family="paragraph" style:parent-style-name="Standard">
      <style:paragraph-properties fo:line-height="100%"/>
      <style:text-properties officeooo:paragraph-rsid="0264a88e"/>
    </style:style>
    <style:style style:name="P435" style:family="paragraph" style:parent-style-name="Standard">
      <style:paragraph-properties fo:line-height="100%"/>
      <style:text-properties officeooo:paragraph-rsid="0264d8eb"/>
    </style:style>
    <style:style style:name="P436" style:family="paragraph" style:parent-style-name="Standard">
      <style:paragraph-properties fo:line-height="100%"/>
      <style:text-properties officeooo:paragraph-rsid="027c2ca3"/>
    </style:style>
    <style:style style:name="P437" style:family="paragraph" style:parent-style-name="Standard">
      <style:paragraph-properties fo:line-height="100%"/>
      <style:text-properties officeooo:paragraph-rsid="027903cb"/>
    </style:style>
    <style:style style:name="P438" style:family="paragraph" style:parent-style-name="Standard">
      <style:paragraph-properties fo:line-height="100%"/>
      <style:text-properties officeooo:paragraph-rsid="026d9ead"/>
    </style:style>
    <style:style style:name="P439" style:family="paragraph" style:parent-style-name="Standard">
      <style:paragraph-properties fo:line-height="100%"/>
      <style:text-properties officeooo:paragraph-rsid="027423ff"/>
    </style:style>
    <style:style style:name="P440" style:family="paragraph" style:parent-style-name="Standard">
      <style:paragraph-properties fo:line-height="100%"/>
      <style:text-properties officeooo:paragraph-rsid="02734a54"/>
    </style:style>
    <style:style style:name="P441" style:family="paragraph" style:parent-style-name="Standard">
      <style:paragraph-properties fo:line-height="100%"/>
      <style:text-properties officeooo:paragraph-rsid="0276fe33"/>
    </style:style>
    <style:style style:name="P442" style:family="paragraph" style:parent-style-name="Standard">
      <style:paragraph-properties fo:line-height="100%"/>
      <style:text-properties officeooo:paragraph-rsid="028a40e0"/>
    </style:style>
    <style:style style:name="P443" style:family="paragraph" style:parent-style-name="Standard">
      <style:paragraph-properties fo:line-height="100%"/>
      <style:text-properties officeooo:paragraph-rsid="02898692"/>
    </style:style>
    <style:style style:name="P444" style:family="paragraph" style:parent-style-name="Standard">
      <style:paragraph-properties fo:line-height="100%"/>
      <style:text-properties officeooo:paragraph-rsid="029037af"/>
    </style:style>
    <style:style style:name="P445" style:family="paragraph" style:parent-style-name="Standard">
      <style:paragraph-properties fo:line-height="100%"/>
      <style:text-properties officeooo:paragraph-rsid="0290eea4"/>
    </style:style>
    <style:style style:name="P446" style:family="paragraph" style:parent-style-name="Standard">
      <style:paragraph-properties fo:line-height="100%"/>
      <style:text-properties officeooo:paragraph-rsid="02928a29"/>
    </style:style>
    <style:style style:name="P447" style:family="paragraph" style:parent-style-name="Standard">
      <style:paragraph-properties fo:line-height="100%"/>
      <style:text-properties officeooo:paragraph-rsid="028e4eee"/>
    </style:style>
    <style:style style:name="P448" style:family="paragraph" style:parent-style-name="Standard">
      <style:paragraph-properties fo:line-height="100%"/>
      <style:text-properties officeooo:paragraph-rsid="02a134e7"/>
    </style:style>
    <style:style style:name="P449" style:family="paragraph" style:parent-style-name="Standard">
      <style:paragraph-properties fo:line-height="100%"/>
      <style:text-properties officeooo:paragraph-rsid="02ae076d"/>
    </style:style>
    <style:style style:name="P450" style:family="paragraph" style:parent-style-name="Standard">
      <style:paragraph-properties fo:line-height="100%"/>
      <style:text-properties officeooo:paragraph-rsid="02c93e61"/>
    </style:style>
    <style:style style:name="P451" style:family="paragraph" style:parent-style-name="Standard">
      <style:paragraph-properties fo:line-height="100%"/>
      <style:text-properties officeooo:paragraph-rsid="02b72204"/>
    </style:style>
    <style:style style:name="P452" style:family="paragraph" style:parent-style-name="Standard" style:list-style-name="L36">
      <style:paragraph-properties fo:line-height="100%"/>
      <style:text-properties officeooo:paragraph-rsid="02c83fce"/>
    </style:style>
    <style:style style:name="P453" style:family="paragraph" style:parent-style-name="Standard" style:list-style-name="L37">
      <style:paragraph-properties fo:line-height="100%"/>
      <style:text-properties officeooo:paragraph-rsid="02c47bce"/>
    </style:style>
    <style:style style:name="P454" style:family="paragraph" style:parent-style-name="Standard">
      <style:paragraph-properties fo:line-height="100%"/>
      <style:text-properties officeooo:paragraph-rsid="02caa66e"/>
    </style:style>
    <style:style style:name="P455" style:family="paragraph" style:parent-style-name="Standard" style:list-style-name="L38">
      <style:paragraph-properties fo:line-height="100%"/>
      <style:text-properties officeooo:paragraph-rsid="02cae088"/>
    </style:style>
    <style:style style:name="P456" style:family="paragraph" style:parent-style-name="Standard">
      <style:paragraph-properties fo:line-height="100%"/>
      <style:text-properties officeooo:paragraph-rsid="02cd661f"/>
    </style:style>
    <style:style style:name="P457" style:family="paragraph" style:parent-style-name="Standard">
      <style:paragraph-properties fo:line-height="100%"/>
      <style:text-properties officeooo:paragraph-rsid="02d28670"/>
    </style:style>
    <style:style style:name="P458" style:family="paragraph" style:parent-style-name="Standard">
      <style:paragraph-properties fo:line-height="100%"/>
      <style:text-properties officeooo:paragraph-rsid="02dbac17"/>
    </style:style>
    <style:style style:name="P459" style:family="paragraph" style:parent-style-name="Standard" style:list-style-name="L46">
      <style:paragraph-properties fo:line-height="100%"/>
      <style:text-properties officeooo:paragraph-rsid="02d4a01e"/>
    </style:style>
    <style:style style:name="P460" style:family="paragraph" style:parent-style-name="Standard">
      <style:paragraph-properties fo:line-height="100%"/>
      <style:text-properties officeooo:paragraph-rsid="02d9abdd"/>
    </style:style>
    <style:style style:name="P461" style:family="paragraph" style:parent-style-name="Standard" style:list-style-name="L48">
      <style:paragraph-properties fo:line-height="100%"/>
      <style:text-properties officeooo:paragraph-rsid="02d9abdd"/>
    </style:style>
    <style:style style:name="P462" style:family="paragraph" style:parent-style-name="Standard">
      <style:paragraph-properties fo:line-height="100%"/>
      <style:text-properties officeooo:paragraph-rsid="02dd7c11"/>
    </style:style>
    <style:style style:name="P463" style:family="paragraph" style:parent-style-name="Standard">
      <style:paragraph-properties fo:line-height="100%"/>
      <style:text-properties officeooo:paragraph-rsid="02eef0b3"/>
    </style:style>
    <style:style style:name="P464" style:family="paragraph" style:parent-style-name="Standard">
      <style:paragraph-properties fo:line-height="100%"/>
      <style:text-properties officeooo:paragraph-rsid="02eb7362"/>
    </style:style>
    <style:style style:name="P465" style:family="paragraph" style:parent-style-name="Standard">
      <style:paragraph-properties fo:line-height="100%"/>
      <style:text-properties officeooo:paragraph-rsid="02f1be6e"/>
    </style:style>
    <style:style style:name="P466" style:family="paragraph" style:parent-style-name="Standard">
      <style:paragraph-properties fo:line-height="100%"/>
      <style:text-properties officeooo:paragraph-rsid="03002c00"/>
    </style:style>
    <style:style style:name="P467" style:family="paragraph" style:parent-style-name="Standard">
      <style:paragraph-properties fo:line-height="100%"/>
      <style:text-properties officeooo:paragraph-rsid="02ff4001"/>
    </style:style>
    <style:style style:name="P468" style:family="paragraph" style:parent-style-name="Standard">
      <style:paragraph-properties fo:line-height="100%"/>
      <style:text-properties officeooo:paragraph-rsid="03062398"/>
    </style:style>
    <style:style style:name="P469" style:family="paragraph" style:parent-style-name="Standard">
      <style:paragraph-properties fo:line-height="100%"/>
      <style:text-properties officeooo:paragraph-rsid="03018f94"/>
    </style:style>
    <style:style style:name="P470" style:family="paragraph" style:parent-style-name="Standard">
      <style:paragraph-properties fo:line-height="100%"/>
      <style:text-properties officeooo:paragraph-rsid="03032b99"/>
    </style:style>
    <style:style style:name="P471" style:family="paragraph" style:parent-style-name="Standard">
      <style:paragraph-properties fo:line-height="100%"/>
      <style:text-properties officeooo:paragraph-rsid="03036bd8"/>
    </style:style>
    <style:style style:name="P472" style:family="paragraph" style:parent-style-name="Standard" style:list-style-name="L52">
      <style:paragraph-properties fo:line-height="100%"/>
      <style:text-properties officeooo:paragraph-rsid="031db3c9"/>
    </style:style>
    <style:style style:name="P473" style:family="paragraph" style:parent-style-name="Standard" style:list-style-name="L52">
      <style:paragraph-properties fo:line-height="100%"/>
      <style:text-properties officeooo:paragraph-rsid="031e6e92"/>
    </style:style>
    <style:style style:name="P474" style:family="paragraph" style:parent-style-name="Standard" style:list-style-name="L52">
      <style:paragraph-properties fo:line-height="100%"/>
      <style:text-properties officeooo:paragraph-rsid="031fc330"/>
    </style:style>
    <style:style style:name="P475" style:family="paragraph" style:parent-style-name="Standard" style:list-style-name="L52">
      <style:paragraph-properties fo:line-height="100%"/>
      <style:text-properties officeooo:paragraph-rsid="031c018a"/>
    </style:style>
    <style:style style:name="P476" style:family="paragraph" style:parent-style-name="Standard">
      <style:paragraph-properties fo:line-height="100%"/>
      <style:text-properties officeooo:paragraph-rsid="032a4ddc"/>
    </style:style>
    <style:style style:name="P477" style:family="paragraph" style:parent-style-name="Standard" style:list-style-name="L53">
      <style:paragraph-properties fo:line-height="100%"/>
      <style:text-properties officeooo:paragraph-rsid="0334a575"/>
    </style:style>
    <style:style style:name="P478" style:family="paragraph" style:parent-style-name="Standard">
      <style:paragraph-properties fo:line-height="100%"/>
      <style:text-properties officeooo:paragraph-rsid="0330b9cf"/>
    </style:style>
    <style:style style:name="P479" style:family="paragraph" style:parent-style-name="Standard" style:list-style-name="L9">
      <style:paragraph-properties fo:line-height="100%"/>
      <style:text-properties officeooo:rsid="006cc84d" officeooo:paragraph-rsid="006e3a09"/>
    </style:style>
    <style:style style:name="P480" style:family="paragraph" style:parent-style-name="Standard" style:list-style-name="L10">
      <style:paragraph-properties fo:line-height="100%"/>
      <style:text-properties officeooo:rsid="00a38197" officeooo:paragraph-rsid="00a4ffd5"/>
    </style:style>
    <style:style style:name="P481" style:family="paragraph" style:parent-style-name="Standard" style:list-style-name="L10">
      <style:paragraph-properties fo:line-height="100%"/>
      <style:text-properties officeooo:rsid="00a38197" officeooo:paragraph-rsid="00a38197"/>
    </style:style>
    <style:style style:name="P482" style:family="paragraph" style:parent-style-name="Standard" style:list-style-name="L11">
      <style:paragraph-properties fo:line-height="100%"/>
      <style:text-properties officeooo:rsid="00d58808" officeooo:paragraph-rsid="00d85381"/>
    </style:style>
    <style:style style:name="P483" style:family="paragraph" style:parent-style-name="Standard" style:list-style-name="L11">
      <style:paragraph-properties fo:line-height="100%"/>
      <style:text-properties officeooo:rsid="00d58808" officeooo:paragraph-rsid="00d58808"/>
    </style:style>
    <style:style style:name="P484" style:family="paragraph" style:parent-style-name="Standard" style:list-style-name="L12">
      <style:paragraph-properties fo:line-height="100%"/>
      <style:text-properties officeooo:rsid="00d58808" officeooo:paragraph-rsid="00d58808"/>
    </style:style>
    <style:style style:name="P485" style:family="paragraph" style:parent-style-name="Standard" style:list-style-name="L12">
      <style:paragraph-properties fo:line-height="100%"/>
      <style:text-properties officeooo:rsid="00d58808" officeooo:paragraph-rsid="01114cd3"/>
    </style:style>
    <style:style style:name="P486" style:family="paragraph" style:parent-style-name="Standard" style:list-style-name="L13">
      <style:paragraph-properties fo:line-height="100%"/>
      <style:text-properties style:use-window-font-color="true" fo:font-style="normal" officeooo:rsid="014b75d0" officeooo:paragraph-rsid="014b75d0" style:font-style-asian="normal" style:font-style-complex="normal"/>
    </style:style>
    <style:style style:name="P487" style:family="paragraph" style:parent-style-name="Standard" style:list-style-name="L14">
      <style:paragraph-properties fo:line-height="100%"/>
      <style:text-properties style:use-window-font-color="true" fo:font-style="normal" officeooo:rsid="014cf324" officeooo:paragraph-rsid="014cf324" style:font-style-asian="normal" style:font-style-complex="normal"/>
    </style:style>
    <style:style style:name="P488" style:family="paragraph" style:parent-style-name="Standard" style:list-style-name="L14">
      <style:paragraph-properties fo:line-height="100%"/>
      <style:text-properties style:use-window-font-color="true" fo:font-style="normal" officeooo:rsid="014cd3ba" officeooo:paragraph-rsid="014cd3ba" style:font-style-asian="normal" style:font-style-complex="normal"/>
    </style:style>
    <style:style style:name="P489" style:family="paragraph" style:parent-style-name="Standard" style:list-style-name="L15">
      <style:paragraph-properties fo:line-height="100%"/>
      <style:text-properties style:use-window-font-color="true" fo:font-style="normal" officeooo:rsid="0162a1a6" officeooo:paragraph-rsid="0162a1a6" style:font-style-asian="normal" style:font-style-complex="normal"/>
    </style:style>
    <style:style style:name="P490" style:family="paragraph" style:parent-style-name="Standard" style:list-style-name="L16">
      <style:paragraph-properties fo:line-height="100%"/>
      <style:text-properties style:use-window-font-color="true" fo:font-style="normal" officeooo:rsid="01648ccb" officeooo:paragraph-rsid="01648ccb" style:font-style-asian="normal" style:font-style-complex="normal"/>
    </style:style>
    <style:style style:name="P491" style:family="paragraph" style:parent-style-name="Standard" style:list-style-name="L17">
      <style:paragraph-properties fo:line-height="100%"/>
      <style:text-properties style:use-window-font-color="true" fo:font-style="normal" officeooo:rsid="01648e77" officeooo:paragraph-rsid="01648e77" style:font-style-asian="normal" style:font-style-complex="normal"/>
    </style:style>
    <style:style style:name="P492" style:family="paragraph" style:parent-style-name="Standard" style:list-style-name="L18">
      <style:paragraph-properties fo:line-height="100%"/>
      <style:text-properties style:use-window-font-color="true" fo:font-style="normal" officeooo:rsid="0165fb24" officeooo:paragraph-rsid="0165fb24" style:font-style-asian="normal" style:font-style-complex="normal"/>
    </style:style>
    <style:style style:name="P493" style:family="paragraph" style:parent-style-name="Standard" style:list-style-name="L19">
      <style:paragraph-properties fo:line-height="100%"/>
      <style:text-properties style:use-window-font-color="true" fo:font-style="normal" officeooo:rsid="0192a2f5" officeooo:paragraph-rsid="0192a2f5" style:font-style-asian="normal" style:font-style-complex="normal"/>
    </style:style>
    <style:style style:name="P494" style:family="paragraph" style:parent-style-name="Standard">
      <style:paragraph-properties fo:line-height="100%"/>
      <style:text-properties style:use-window-font-color="true" fo:font-style="normal" officeooo:rsid="032f56cc" officeooo:paragraph-rsid="032f56cc" style:font-style-asian="normal" style:font-style-complex="normal"/>
    </style:style>
    <style:style style:name="P495" style:family="paragraph" style:parent-style-name="Standard" style:list-style-name="L53">
      <style:paragraph-properties fo:line-height="100%"/>
      <style:text-properties style:use-window-font-color="true" fo:font-style="normal" officeooo:rsid="032f56cc" officeooo:paragraph-rsid="032f56cc" style:font-style-asian="normal" style:font-style-complex="normal"/>
    </style:style>
    <style:style style:name="P496" style:family="paragraph" style:parent-style-name="Standard" style:list-style-name="L53">
      <style:paragraph-properties fo:line-height="100%"/>
      <style:text-properties style:use-window-font-color="true" fo:font-style="normal" officeooo:rsid="0334a575" officeooo:paragraph-rsid="0334a575" style:font-style-asian="normal" style:font-style-complex="normal"/>
    </style:style>
    <style:style style:name="P497" style:family="paragraph" style:parent-style-name="Standard" style:list-style-name="L53">
      <style:paragraph-properties fo:line-height="100%"/>
      <style:text-properties style:use-window-font-color="true" fo:font-style="normal" officeooo:rsid="0334aa07" officeooo:paragraph-rsid="0334aa07" style:font-style-asian="normal" style:font-style-complex="normal"/>
    </style:style>
    <style:style style:name="P498" style:family="paragraph" style:parent-style-name="Standard" style:list-style-name="L53">
      <style:paragraph-properties fo:line-height="100%"/>
      <style:text-properties style:use-window-font-color="true" fo:font-style="normal" style:text-underline-style="none" officeooo:rsid="0334aa07" officeooo:paragraph-rsid="0334aa07" style:font-style-asian="normal" style:font-style-complex="normal"/>
    </style:style>
    <style:style style:name="P499" style:family="paragraph" style:parent-style-name="Standard" style:list-style-name="L53">
      <style:paragraph-properties fo:line-height="100%"/>
      <style:text-properties style:use-window-font-color="true" fo:font-style="normal" style:text-underline-style="none" officeooo:rsid="03364457" officeooo:paragraph-rsid="03364457" style:font-style-asian="normal" style:font-style-complex="normal"/>
    </style:style>
    <style:style style:name="P500" style:family="paragraph" style:parent-style-name="Standard" style:list-style-name="L20">
      <style:paragraph-properties fo:line-height="100%"/>
      <style:text-properties fo:font-style="normal" officeooo:rsid="023cfeda" officeooo:paragraph-rsid="023cfeda" style:font-style-asian="normal" style:font-style-complex="normal"/>
    </style:style>
    <style:style style:name="P501" style:family="paragraph" style:parent-style-name="Standard">
      <style:paragraph-properties fo:line-height="100%"/>
      <style:text-properties fo:font-style="normal" officeooo:rsid="023cfeda" officeooo:paragraph-rsid="023cfeda" style:font-style-asian="normal" style:font-style-complex="normal"/>
    </style:style>
    <style:style style:name="P502" style:family="paragraph" style:parent-style-name="Standard">
      <style:paragraph-properties fo:line-height="100%"/>
      <style:text-properties fo:font-style="normal" officeooo:rsid="023f2d17" officeooo:paragraph-rsid="023f2d17" style:font-style-asian="normal" style:font-style-complex="normal"/>
    </style:style>
    <style:style style:name="P503" style:family="paragraph" style:parent-style-name="Standard" style:list-style-name="L21">
      <style:paragraph-properties fo:line-height="100%"/>
      <style:text-properties fo:font-style="normal" officeooo:rsid="023f2d17" officeooo:paragraph-rsid="023f2d17" style:font-style-asian="normal" style:font-style-complex="normal"/>
    </style:style>
    <style:style style:name="P504" style:family="paragraph" style:parent-style-name="Standard" style:list-style-name="L21">
      <style:paragraph-properties fo:line-height="100%"/>
      <style:text-properties fo:font-style="normal" officeooo:rsid="02403027" officeooo:paragraph-rsid="02403027" style:font-style-asian="normal" style:font-style-complex="normal"/>
    </style:style>
    <style:style style:name="P505" style:family="paragraph" style:parent-style-name="Standard">
      <style:paragraph-properties fo:line-height="100%"/>
      <style:text-properties fo:font-style="normal" officeooo:rsid="02403027" officeooo:paragraph-rsid="02403027" style:font-style-asian="normal" style:font-style-complex="normal"/>
    </style:style>
    <style:style style:name="P506" style:family="paragraph" style:parent-style-name="Standard">
      <style:paragraph-properties fo:line-height="100%"/>
      <style:text-properties fo:font-style="normal" officeooo:rsid="0242d14c" officeooo:paragraph-rsid="0242d14c" style:font-style-asian="normal" style:font-style-complex="normal"/>
    </style:style>
    <style:style style:name="P507" style:family="paragraph" style:parent-style-name="Standard" style:list-style-name="L22">
      <style:paragraph-properties fo:line-height="100%"/>
      <style:text-properties fo:font-style="normal" officeooo:rsid="0242d14c" officeooo:paragraph-rsid="0242d14c" style:font-style-asian="normal" style:font-style-complex="normal"/>
    </style:style>
    <style:style style:name="P508" style:family="paragraph" style:parent-style-name="Standard">
      <style:paragraph-properties fo:line-height="100%"/>
      <style:text-properties fo:font-style="normal" officeooo:rsid="025b0090" officeooo:paragraph-rsid="025b0090" style:font-style-asian="normal" style:font-style-complex="normal"/>
    </style:style>
    <style:style style:name="P509" style:family="paragraph" style:parent-style-name="Standard" style:list-style-name="L24">
      <style:paragraph-properties fo:line-height="100%"/>
      <style:text-properties fo:font-style="normal" officeooo:rsid="025b0090" officeooo:paragraph-rsid="025b0090" style:font-style-asian="normal" style:font-style-complex="normal"/>
    </style:style>
    <style:style style:name="P510" style:family="paragraph" style:parent-style-name="Standard" style:list-style-name="L25">
      <style:paragraph-properties fo:line-height="100%"/>
      <style:text-properties fo:font-style="normal" officeooo:rsid="025c47d1" officeooo:paragraph-rsid="025c47d1" style:font-style-asian="normal" style:font-style-complex="normal"/>
    </style:style>
    <style:style style:name="P511" style:family="paragraph" style:parent-style-name="Standard" style:list-style-name="L46">
      <style:paragraph-properties fo:line-height="100%"/>
      <style:text-properties fo:font-style="normal" officeooo:rsid="02d4a01e" officeooo:paragraph-rsid="02d4a01e" style:font-style-asian="normal" style:font-style-complex="normal"/>
    </style:style>
    <style:style style:name="P512" style:family="paragraph" style:parent-style-name="Standard" style:list-style-name="L47">
      <style:paragraph-properties fo:line-height="100%"/>
      <style:text-properties fo:font-style="normal" officeooo:rsid="02d71380" officeooo:paragraph-rsid="02de548b" style:font-style-asian="normal" style:font-style-complex="normal"/>
    </style:style>
    <style:style style:name="P513" style:family="paragraph" style:parent-style-name="Standard" style:list-style-name="L47">
      <style:paragraph-properties fo:line-height="100%"/>
      <style:text-properties fo:font-style="normal" officeooo:rsid="02d8206d" officeooo:paragraph-rsid="02de548b" style:font-style-asian="normal" style:font-style-complex="normal"/>
    </style:style>
    <style:style style:name="P514" style:family="paragraph" style:parent-style-name="Standard" style:list-style-name="L51">
      <style:paragraph-properties fo:line-height="100%"/>
      <style:text-properties fo:font-style="normal" officeooo:rsid="02e21d3f" officeooo:paragraph-rsid="02e21d3f" style:font-style-asian="normal" style:font-style-complex="normal"/>
    </style:style>
    <style:style style:name="P515" style:family="paragraph" style:parent-style-name="Standard">
      <style:paragraph-properties fo:line-height="100%"/>
      <style:text-properties fo:font-style="normal" officeooo:rsid="032b5329" officeooo:paragraph-rsid="032b5329" style:font-style-asian="normal" style:font-style-complex="normal"/>
    </style:style>
    <style:style style:name="P516" style:family="paragraph" style:parent-style-name="Standard">
      <style:paragraph-properties fo:line-height="100%"/>
      <style:text-properties fo:font-style="normal" officeooo:rsid="032e90b2" officeooo:paragraph-rsid="032e90b2" style:font-style-asian="normal" style:font-style-complex="normal"/>
    </style:style>
    <style:style style:name="P517" style:family="paragraph" style:parent-style-name="Standard">
      <style:paragraph-properties fo:line-height="100%"/>
      <style:text-properties fo:font-style="normal" officeooo:rsid="032f56cc" officeooo:paragraph-rsid="032f56cc" style:font-style-asian="normal" style:font-style-complex="normal"/>
    </style:style>
    <style:style style:name="P518" style:family="paragraph" style:parent-style-name="Standard" style:list-style-name="L54">
      <style:paragraph-properties fo:line-height="100%"/>
      <style:text-properties fo:font-style="normal" officeooo:rsid="032f56cc" officeooo:paragraph-rsid="032f56cc" style:font-style-asian="normal" style:font-style-complex="normal"/>
    </style:style>
    <style:style style:name="P519" style:family="paragraph" style:parent-style-name="Standard" style:list-style-name="L55">
      <style:paragraph-properties fo:line-height="100%"/>
      <style:text-properties fo:font-style="normal" officeooo:rsid="032f56cc" officeooo:paragraph-rsid="032f56cc" style:font-style-asian="normal" style:font-style-complex="normal"/>
    </style:style>
    <style:style style:name="P520" style:family="paragraph" style:parent-style-name="Standard">
      <style:paragraph-properties fo:line-height="100%"/>
      <style:text-properties fo:font-style="normal" officeooo:rsid="0330b9cf" officeooo:paragraph-rsid="0330b9cf" style:font-style-asian="normal" style:font-style-complex="normal"/>
    </style:style>
    <style:style style:name="P521" style:family="paragraph" style:parent-style-name="Standard" style:list-style-name="L56">
      <style:paragraph-properties fo:line-height="100%"/>
      <style:text-properties fo:font-style="normal" officeooo:rsid="0330b9cf" officeooo:paragraph-rsid="0330b9cf" style:font-style-asian="normal" style:font-style-complex="normal"/>
    </style:style>
    <style:style style:name="P522" style:family="paragraph" style:parent-style-name="Standard">
      <style:paragraph-properties fo:line-height="100%"/>
      <style:text-properties fo:font-style="normal" officeooo:rsid="0158fb6f" officeooo:paragraph-rsid="0158fb6f" style:font-style-asian="normal" style:font-style-complex="normal"/>
    </style:style>
    <style:style style:name="P523" style:family="paragraph" style:parent-style-name="Standard">
      <style:paragraph-properties fo:line-height="100%"/>
      <style:text-properties fo:font-style="normal" officeooo:rsid="01605f24" officeooo:paragraph-rsid="01605f24" style:font-style-asian="normal" style:font-style-complex="normal"/>
    </style:style>
    <style:style style:name="P524" style:family="paragraph" style:parent-style-name="Standard">
      <style:paragraph-properties fo:line-height="100%"/>
      <style:text-properties fo:font-style="normal" style:font-style-asian="normal" style:font-style-complex="normal"/>
    </style:style>
    <style:style style:name="P525" style:family="paragraph" style:parent-style-name="Standard">
      <style:paragraph-properties fo:line-height="100%"/>
      <style:text-properties fo:font-style="normal" officeooo:paragraph-rsid="0239a029" style:font-style-asian="normal" style:font-style-complex="normal"/>
    </style:style>
    <style:style style:name="P526" style:family="paragraph" style:parent-style-name="Standard" style:list-style-name="L29">
      <style:paragraph-properties fo:line-height="100%"/>
      <style:text-properties fo:font-style="normal" officeooo:paragraph-rsid="0269ddcc" style:font-style-asian="normal" style:font-style-complex="normal"/>
    </style:style>
    <style:style style:name="P527" style:family="paragraph" style:parent-style-name="Standard">
      <style:paragraph-properties fo:line-height="100%"/>
      <style:text-properties fo:font-style="normal" officeooo:paragraph-rsid="02734a54" style:font-style-asian="normal" style:font-style-complex="normal"/>
    </style:style>
    <style:style style:name="P528" style:family="paragraph" style:parent-style-name="Standard">
      <style:paragraph-properties fo:line-height="100%"/>
      <style:text-properties fo:font-style="normal" officeooo:rsid="0239a029" officeooo:paragraph-rsid="0239a029" style:font-style-asian="normal" style:font-style-complex="normal"/>
    </style:style>
    <style:style style:name="P529" style:family="paragraph" style:parent-style-name="Standard">
      <style:paragraph-properties fo:line-height="100%"/>
      <style:text-properties fo:font-style="normal" officeooo:rsid="0239fde1" officeooo:paragraph-rsid="0239fde1" style:font-style-asian="normal" style:font-style-complex="normal"/>
    </style:style>
    <style:style style:name="P530" style:family="paragraph" style:parent-style-name="Standard">
      <style:paragraph-properties fo:line-height="100%"/>
      <style:text-properties fo:font-style="normal" officeooo:rsid="023b505d" officeooo:paragraph-rsid="023cf6c9" style:font-style-asian="normal" style:font-style-complex="normal"/>
    </style:style>
    <style:style style:name="P531" style:family="paragraph" style:parent-style-name="Standard">
      <style:paragraph-properties fo:line-height="100%"/>
      <style:text-properties fo:font-style="normal" officeooo:rsid="023b505d" officeooo:paragraph-rsid="023b505d" style:font-style-asian="normal" style:font-style-complex="normal"/>
    </style:style>
    <style:style style:name="P532" style:family="paragraph" style:parent-style-name="Standard">
      <style:paragraph-properties fo:line-height="100%"/>
      <style:text-properties fo:font-style="normal" officeooo:rsid="023cf6c9" officeooo:paragraph-rsid="023cf6c9" style:font-style-asian="normal" style:font-style-complex="normal"/>
    </style:style>
    <style:style style:name="P533" style:family="paragraph" style:parent-style-name="Standard">
      <style:paragraph-properties fo:line-height="100%"/>
      <style:text-properties fo:font-style="normal" officeooo:rsid="02ad45f8" officeooo:paragraph-rsid="02ad45f8" style:font-style-asian="normal" style:font-style-complex="normal"/>
    </style:style>
    <style:style style:name="P534" style:family="paragraph" style:parent-style-name="Standard">
      <style:paragraph-properties fo:line-height="100%"/>
      <style:text-properties fo:font-style="normal" officeooo:rsid="02428434" officeooo:paragraph-rsid="023f2d17" style:font-style-asian="normal" style:font-style-complex="normal"/>
    </style:style>
    <style:style style:name="P535" style:family="paragraph" style:parent-style-name="Standard">
      <style:paragraph-properties fo:line-height="100%"/>
      <style:text-properties fo:font-style="normal" officeooo:rsid="0240dcec" officeooo:paragraph-rsid="0240dcec" style:font-style-asian="normal" style:font-style-complex="normal"/>
    </style:style>
    <style:style style:name="P536" style:family="paragraph" style:parent-style-name="Standard">
      <style:paragraph-properties fo:line-height="100%"/>
      <style:text-properties fo:font-style="normal" officeooo:rsid="0244b51e" officeooo:paragraph-rsid="0244b51e" style:font-style-asian="normal" style:font-style-complex="normal"/>
    </style:style>
    <style:style style:name="P537" style:family="paragraph" style:parent-style-name="Standard">
      <style:paragraph-properties fo:line-height="100%"/>
      <style:text-properties fo:font-style="normal" officeooo:rsid="024888ae" officeooo:paragraph-rsid="024980dc" style:font-style-asian="normal" style:font-style-complex="normal"/>
    </style:style>
    <style:style style:name="P538" style:family="paragraph" style:parent-style-name="Standard">
      <style:paragraph-properties fo:line-height="100%"/>
      <style:text-properties fo:font-style="normal" officeooo:rsid="0264a88e" officeooo:paragraph-rsid="0264a88e" style:font-style-asian="normal" style:font-style-complex="normal"/>
    </style:style>
    <style:style style:name="P539" style:family="paragraph" style:parent-style-name="Standard">
      <style:paragraph-properties fo:line-height="100%"/>
      <style:text-properties fo:font-style="normal" officeooo:rsid="027903cb" officeooo:paragraph-rsid="027903cb" style:font-style-asian="normal" style:font-style-complex="normal"/>
    </style:style>
    <style:style style:name="P540" style:family="paragraph" style:parent-style-name="Standard">
      <style:paragraph-properties fo:line-height="100%"/>
      <style:text-properties fo:font-style="normal" officeooo:rsid="026bf1d0" officeooo:paragraph-rsid="026bf1d0" style:font-style-asian="normal" style:font-style-complex="normal"/>
    </style:style>
    <style:style style:name="P541" style:family="paragraph" style:parent-style-name="Standard">
      <style:paragraph-properties fo:line-height="100%"/>
      <style:text-properties fo:font-style="normal" officeooo:rsid="02e1b98d" officeooo:paragraph-rsid="02e1e017" style:font-style-asian="normal" style:font-style-complex="normal"/>
    </style:style>
    <style:style style:name="P542" style:family="paragraph" style:parent-style-name="Standard">
      <style:paragraph-properties fo:line-height="100%"/>
      <style:text-properties fo:font-style="normal" officeooo:rsid="02e1b98d" officeooo:paragraph-rsid="02e21d3f" style:font-style-asian="normal" style:font-style-complex="normal"/>
    </style:style>
    <style:style style:name="P543" style:family="paragraph" style:parent-style-name="Standard">
      <style:paragraph-properties fo:line-height="100%"/>
      <style:text-properties fo:font-style="normal" officeooo:rsid="02e9b78c" officeooo:paragraph-rsid="02e9b78c" style:font-style-asian="normal" style:font-style-complex="normal"/>
    </style:style>
    <style:style style:name="P544" style:family="paragraph" style:parent-style-name="Standard">
      <style:paragraph-properties fo:line-height="100%"/>
      <style:text-properties fo:font-style="normal" officeooo:rsid="02eb712b" officeooo:paragraph-rsid="02eb712b" style:font-style-asian="normal" style:font-style-complex="normal"/>
    </style:style>
    <style:style style:name="P545" style:family="paragraph" style:parent-style-name="Standard">
      <style:paragraph-properties fo:line-height="100%"/>
      <style:text-properties fo:font-style="normal" officeooo:rsid="032a4ddc" officeooo:paragraph-rsid="032b5329" style:font-style-asian="normal" style:font-style-complex="normal"/>
    </style:style>
    <style:style style:name="P546" style:family="paragraph" style:parent-style-name="Standard" style:list-style-name="L24">
      <style:paragraph-properties fo:line-height="100%"/>
      <style:text-properties fo:font-style="normal" fo:font-weight="normal" officeooo:rsid="025c1edd" officeooo:paragraph-rsid="025c1edd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fo:font-style="normal" fo:font-weight="normal" officeooo:rsid="025c1edd" officeooo:paragraph-rsid="025c1edd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258b111" officeooo:paragraph-rsid="025ca15a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258b111" officeooo:paragraph-rsid="0258b111" style:font-style-asian="normal" style:font-weight-asian="normal" style:font-style-complex="normal" style:font-weight-complex="normal"/>
    </style:style>
    <style:style style:name="P550" style:family="paragraph" style:parent-style-name="Standard" style:list-style-name="L27">
      <style:paragraph-properties fo:line-height="100%"/>
      <style:text-properties fo:font-style="normal" fo:font-weight="normal" officeooo:rsid="0258b111" officeooo:paragraph-rsid="0258b111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264a88e" officeooo:paragraph-rsid="0264a88e" style:font-style-asian="normal" style:font-weight-asian="normal" style:font-style-complex="normal" style:font-weight-complex="normal"/>
    </style:style>
    <style:style style:name="P552" style:family="paragraph" style:parent-style-name="Standard" style:list-style-name="L28">
      <style:paragraph-properties fo:line-height="100%"/>
      <style:text-properties fo:font-style="normal" fo:font-weight="normal" officeooo:rsid="0264a88e" officeooo:paragraph-rsid="0264a88e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269ddcc" officeooo:paragraph-rsid="0269ddcc" style:font-style-asian="normal" style:font-weight-asian="normal" style:font-style-complex="normal" style:font-weight-complex="normal"/>
    </style:style>
    <style:style style:name="P554" style:family="paragraph" style:parent-style-name="Standard" style:list-style-name="L29">
      <style:paragraph-properties fo:line-height="100%"/>
      <style:text-properties fo:font-style="normal" fo:font-weight="normal" officeooo:rsid="0269ddcc" officeooo:paragraph-rsid="0269ddcc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26d9752" officeooo:paragraph-rsid="026d9752" style:font-style-asian="normal" style:font-weight-asian="normal" style:font-style-complex="normal" style:font-weight-complex="normal"/>
    </style:style>
    <style:style style:name="P556" style:family="paragraph" style:parent-style-name="Standard" style:list-style-name="L30">
      <style:paragraph-properties fo:line-height="100%"/>
      <style:text-properties fo:font-style="normal" fo:font-weight="normal" officeooo:rsid="026d9752" officeooo:paragraph-rsid="026d9752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fo:font-style="normal" fo:font-weight="normal" officeooo:rsid="028463d8" officeooo:paragraph-rsid="028463d8" style:font-style-asian="normal" style:font-weight-asian="normal" style:font-style-complex="normal" style:font-weight-complex="normal"/>
    </style:style>
    <style:style style:name="P558" style:family="paragraph" style:parent-style-name="Standard" style:list-style-name="L31">
      <style:paragraph-properties fo:line-height="100%"/>
      <style:text-properties fo:font-style="normal" fo:font-weight="normal" officeooo:rsid="028463d8" officeooo:paragraph-rsid="028463d8" style:font-style-asian="normal" style:font-weight-asian="normal" style:font-style-complex="normal" style:font-weight-complex="normal"/>
    </style:style>
    <style:style style:name="P559" style:family="paragraph" style:parent-style-name="Standard" style:list-style-name="L32">
      <style:paragraph-properties fo:line-height="100%"/>
      <style:text-properties fo:font-style="normal" fo:font-weight="normal" officeooo:rsid="028463d8" officeooo:paragraph-rsid="028463d8" style:font-style-asian="normal" style:font-weight-asian="normal" style:font-style-complex="normal" style:font-weight-complex="normal"/>
    </style:style>
    <style:style style:name="P560" style:family="paragraph" style:parent-style-name="Standard" style:list-style-name="L32">
      <style:paragraph-properties fo:line-height="100%"/>
      <style:text-properties fo:font-style="normal" fo:font-weight="normal" officeooo:rsid="028463d8" officeooo:paragraph-rsid="028513af" style:font-style-asian="normal" style:font-weight-asian="normal" style:font-style-complex="normal" style:font-weight-complex="normal"/>
    </style:style>
    <style:style style:name="P561" style:family="paragraph" style:parent-style-name="Standard" style:list-style-name="L32">
      <style:paragraph-properties fo:line-height="100%"/>
      <style:text-properties fo:font-style="normal" fo:font-weight="normal" officeooo:rsid="028513af" officeooo:paragraph-rsid="028513af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28513af" officeooo:paragraph-rsid="028513af" style:font-style-asian="normal" style:font-weight-asian="normal" style:font-style-complex="normal" style:font-weight-complex="normal"/>
    </style:style>
    <style:style style:name="P563" style:family="paragraph" style:parent-style-name="Standard" style:list-style-name="L33">
      <style:paragraph-properties fo:line-height="100%"/>
      <style:text-properties fo:font-style="normal" fo:font-weight="normal" officeooo:rsid="028513af" officeooo:paragraph-rsid="028513af" style:font-style-asian="normal" style:font-weight-asian="normal" style:font-style-complex="normal" style:font-weight-complex="normal"/>
    </style:style>
    <style:style style:name="P564" style:family="paragraph" style:parent-style-name="Standard" style:list-style-name="L33">
      <style:paragraph-properties fo:line-height="100%"/>
      <style:text-properties fo:font-style="normal" fo:font-weight="normal" officeooo:rsid="0286868f" officeooo:paragraph-rsid="0286868f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286868f" officeooo:paragraph-rsid="0286868f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24a3f35" officeooo:paragraph-rsid="024a3f35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paragraph-rsid="024980dc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fo:font-style="normal" fo:font-weight="normal" officeooo:rsid="025457b9" officeooo:paragraph-rsid="025f521f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25457b9" officeooo:paragraph-rsid="02637c56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fo:font-style="normal" fo:font-weight="normal" officeooo:rsid="02637c56" officeooo:paragraph-rsid="0264d8eb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fo:font-style="normal" fo:font-weight="normal" officeooo:rsid="025b0090" officeooo:paragraph-rsid="025b0090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fo:font-style="normal" fo:font-weight="normal" officeooo:rsid="025c47d1" officeooo:paragraph-rsid="025c47d1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25c47d1" officeooo:paragraph-rsid="025ca15a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fo:font-style="normal" fo:font-weight="normal" officeooo:rsid="025ca15a" officeooo:paragraph-rsid="025ca15a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fo:font-style="normal" fo:font-weight="normal" officeooo:rsid="0264d8eb" officeooo:paragraph-rsid="0264d8eb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fo:font-style="normal" fo:font-weight="normal" officeooo:rsid="026d91be" officeooo:paragraph-rsid="026d91be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fo:font-style="normal" fo:font-weight="normal" officeooo:rsid="027124a9" officeooo:paragraph-rsid="026d9ead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fo:font-style="normal" fo:font-weight="normal" officeooo:rsid="027124a9" officeooo:paragraph-rsid="0275e047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fo:font-style="normal" fo:font-weight="normal" officeooo:rsid="02734a54" officeooo:paragraph-rsid="0275e047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fo:font-style="normal" fo:font-weight="normal" officeooo:rsid="02734a54" officeooo:paragraph-rsid="02734a54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fo:font-style="normal" fo:font-weight="normal" officeooo:rsid="0282a5b6" officeooo:paragraph-rsid="0282a5b6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fo:font-style="normal" fo:font-weight="normal" officeooo:rsid="02871e5d" officeooo:paragraph-rsid="0287d99f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fo:font-style="normal" fo:font-weight="normal" officeooo:rsid="02871e5d" officeooo:paragraph-rsid="0290eea4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fo:font-style="normal" fo:font-weight="normal" officeooo:rsid="0287d99f" officeooo:paragraph-rsid="0287d99f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fo:font-style="normal" fo:font-weight="normal" officeooo:rsid="02dbac17" officeooo:paragraph-rsid="02dbac17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fo:font-style="normal" fo:font-weight="bold" officeooo:rsid="004a998d" officeooo:paragraph-rsid="004a998d" style:font-style-asian="normal" style:font-weight-asian="bold" style:font-style-complex="normal" style:font-weight-complex="bold"/>
    </style:style>
    <style:style style:name="P587" style:family="paragraph" style:parent-style-name="Standard">
      <style:paragraph-properties fo:line-height="100%"/>
      <style:text-properties fo:font-style="normal" fo:font-weight="bold" officeooo:rsid="032f56cc" officeooo:paragraph-rsid="032f56cc" style:font-style-asian="normal" style:font-weight-asian="bold" style:font-style-complex="normal" style:font-weight-complex="bold"/>
    </style:style>
    <style:style style:name="P588" style:family="paragraph" style:parent-style-name="Standard" style:list-style-name="L26">
      <style:paragraph-properties fo:line-height="100%"/>
      <style:text-properties officeooo:rsid="025ca15a" officeooo:paragraph-rsid="025ca15a"/>
    </style:style>
    <style:style style:name="P58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2ab93" officeooo:paragraph-rsid="02b2ab93" style:font-style-asian="normal" style:font-weight-asian="normal" style:font-style-complex="normal" style:font-weight-complex="normal"/>
    </style:style>
    <style:style style:name="P590" style:family="paragraph" style:parent-style-name="Standard" style:list-style-name="L34">
      <style:paragraph-properties fo:line-height="100%"/>
      <style:text-properties style:text-line-through-style="none" style:text-line-through-type="none" fo:font-style="normal" fo:font-weight="normal" officeooo:rsid="02b2ab93" officeooo:paragraph-rsid="02b2ab93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47bce" officeooo:paragraph-rsid="02c47bce" style:font-style-asian="normal" style:font-weight-asian="normal" style:font-style-complex="normal" style:font-weight-complex="normal"/>
    </style:style>
    <style:style style:name="P592" style:family="paragraph" style:parent-style-name="Standard" style:list-style-name="L35">
      <style:paragraph-properties fo:line-height="100%"/>
      <style:text-properties style:text-line-through-style="none" style:text-line-through-type="none" fo:font-style="normal" fo:font-weight="normal" officeooo:rsid="02c47bce" officeooo:paragraph-rsid="02c47bce" style:font-style-asian="normal" style:font-weight-asian="normal" style:font-style-complex="normal" style:font-weight-complex="normal"/>
    </style:style>
    <style:style style:name="P593" style:family="paragraph" style:parent-style-name="Standard" style:list-style-name="L37">
      <style:paragraph-properties fo:line-height="100%"/>
      <style:text-properties style:text-line-through-style="none" style:text-line-through-type="none" fo:font-style="normal" fo:font-weight="normal" officeooo:rsid="02c47bce" officeooo:paragraph-rsid="02c47bce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b7393" officeooo:paragraph-rsid="02cb7393" style:font-style-asian="normal" style:font-weight-asian="normal" style:font-style-complex="normal" style:font-weight-complex="normal"/>
    </style:style>
    <style:style style:name="P595" style:family="paragraph" style:parent-style-name="Standard" style:list-style-name="L39">
      <style:paragraph-properties fo:line-height="100%"/>
      <style:text-properties style:text-line-through-style="none" style:text-line-through-type="none" fo:font-style="normal" fo:font-weight="normal" officeooo:rsid="02cb7393" officeooo:paragraph-rsid="02cb7393" style:font-style-asian="normal" style:font-weight-asian="normal" style:font-style-complex="normal" style:font-weight-complex="normal"/>
    </style:style>
    <style:style style:name="P596" style:family="paragraph" style:parent-style-name="Standard" style:list-style-name="L40">
      <style:paragraph-properties fo:line-height="100%"/>
      <style:text-properties style:text-line-through-style="none" style:text-line-through-type="none" fo:font-style="normal" fo:font-weight="normal" officeooo:rsid="02cb7393" officeooo:paragraph-rsid="02cb7393" style:font-style-asian="normal" style:font-weight-asian="normal" style:font-style-complex="normal" style:font-weight-complex="normal"/>
    </style:style>
    <style:style style:name="P597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cb7393" officeooo:paragraph-rsid="02cb7393" style:font-style-asian="normal" style:font-weight-asian="normal" style:font-style-complex="normal" style:font-weight-complex="normal"/>
    </style:style>
    <style:style style:name="P598" style:family="paragraph" style:parent-style-name="Standard" style:list-style-name="L42">
      <style:paragraph-properties fo:line-height="100%"/>
      <style:text-properties style:text-line-through-style="none" style:text-line-through-type="none" fo:font-style="normal" fo:font-weight="normal" officeooo:rsid="02cb7393" officeooo:paragraph-rsid="02cb7393" style:font-style-asian="normal" style:font-weight-asian="normal" style:font-style-complex="normal" style:font-weight-complex="normal"/>
    </style:style>
    <style:style style:name="P599" style:family="paragraph" style:parent-style-name="Standard" style:list-style-name="L43">
      <style:paragraph-properties fo:line-height="100%"/>
      <style:text-properties style:text-line-through-style="none" style:text-line-through-type="none" fo:font-style="normal" fo:font-weight="normal" officeooo:rsid="02cb7393" officeooo:paragraph-rsid="02cb7393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8670" officeooo:paragraph-rsid="02d28670" style:font-style-asian="normal" style:font-weight-asian="normal" style:font-style-complex="normal" style:font-weight-complex="normal"/>
    </style:style>
    <style:style style:name="P601" style:family="paragraph" style:parent-style-name="Standard" style:list-style-name="L44">
      <style:paragraph-properties fo:line-height="100%"/>
      <style:text-properties style:text-line-through-style="none" style:text-line-through-type="none" fo:font-style="normal" fo:font-weight="normal" officeooo:rsid="02d28670" officeooo:paragraph-rsid="02d28670" style:font-style-asian="normal" style:font-weight-asian="normal" style:font-style-complex="normal" style:font-weight-complex="normal"/>
    </style:style>
    <style:style style:name="P602" style:family="paragraph" style:parent-style-name="Standard" style:list-style-name="L45">
      <style:paragraph-properties fo:line-height="100%"/>
      <style:text-properties style:text-line-through-style="none" style:text-line-through-type="none" fo:font-style="normal" fo:font-weight="normal" officeooo:rsid="02d28670" officeooo:paragraph-rsid="02d28670" style:font-style-asian="normal" style:font-weight-asian="normal" style:font-style-complex="normal" style:font-weight-complex="normal"/>
    </style:style>
    <style:style style:name="P603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2d4a01e" officeooo:paragraph-rsid="02d4a01e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4a01e" officeooo:paragraph-rsid="02d4a01e" style:font-style-asian="normal" style:font-weight-asian="normal" style:font-style-complex="normal" style:font-weight-complex="normal"/>
    </style:style>
    <style:style style:name="P605" style:family="paragraph" style:parent-style-name="Standard" style:list-style-name="L47">
      <style:paragraph-properties fo:line-height="100%"/>
      <style:text-properties style:text-line-through-style="none" style:text-line-through-type="none" fo:font-style="normal" fo:font-weight="normal" officeooo:rsid="02d71380" officeooo:paragraph-rsid="02d71380" style:font-style-asian="normal" style:font-weight-asian="normal" style:font-style-complex="normal" style:font-weight-complex="normal"/>
    </style:style>
    <style:style style:name="P606" style:family="paragraph" style:parent-style-name="Standard" style:list-style-name="L47">
      <style:paragraph-properties fo:line-height="100%"/>
      <style:text-properties style:text-line-through-style="none" style:text-line-through-type="none" fo:font-style="normal" fo:font-weight="normal" officeooo:rsid="02d71380" officeooo:paragraph-rsid="02de548b" style:font-style-asian="normal" style:font-weight-asian="normal" style:font-style-complex="normal" style:font-weight-complex="normal"/>
    </style:style>
    <style:style style:name="P607" style:family="paragraph" style:parent-style-name="Standard" style:list-style-name="L47">
      <style:paragraph-properties fo:line-height="100%"/>
      <style:text-properties style:text-line-through-style="none" style:text-line-through-type="none" fo:font-style="normal" fo:font-weight="normal" officeooo:rsid="02d8206d" officeooo:paragraph-rsid="02de548b" style:font-style-asian="normal" style:font-weight-asian="normal" style:font-style-complex="normal" style:font-weight-complex="normal"/>
    </style:style>
    <style:style style:name="P608" style:family="paragraph" style:parent-style-name="Standard" style:list-style-name="L47">
      <style:paragraph-properties fo:line-height="100%"/>
      <style:text-properties style:text-line-through-style="none" style:text-line-through-type="none" fo:font-style="normal" fo:font-weight="normal" officeooo:rsid="02d8206d" officeooo:paragraph-rsid="02d8206d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8206d" officeooo:paragraph-rsid="02d8206d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8206d" officeooo:paragraph-rsid="02dbac17" style:font-style-asian="normal" style:font-weight-asian="normal" style:font-style-complex="normal" style:font-weight-complex="normal"/>
    </style:style>
    <style:style style:name="P611" style:family="paragraph" style:parent-style-name="Standard" style:list-style-name="L49">
      <style:paragraph-properties fo:line-height="100%"/>
      <style:text-properties style:text-line-through-style="none" style:text-line-through-type="none" fo:font-style="normal" fo:font-weight="normal" officeooo:rsid="02daa313" officeooo:paragraph-rsid="02daa313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aa313" officeooo:paragraph-rsid="02daa313" style:font-style-asian="normal" style:font-weight-asian="normal" style:font-style-complex="normal" style:font-weight-complex="normal"/>
    </style:style>
    <style:style style:name="P613" style:family="paragraph" style:parent-style-name="Standard" style:list-style-name="L50">
      <style:paragraph-properties fo:line-height="100%"/>
      <style:text-properties style:text-line-through-style="none" style:text-line-through-type="none" fo:font-style="normal" fo:font-weight="normal" officeooo:rsid="02daa313" officeooo:paragraph-rsid="02daa313" style:font-style-asian="normal" style:font-weight-asian="normal" style:font-style-complex="normal" style:font-weight-complex="normal"/>
    </style:style>
    <style:style style:name="P614" style:family="paragraph" style:parent-style-name="Standard" style:list-style-name="L51">
      <style:paragraph-properties fo:line-height="100%"/>
      <style:text-properties style:text-line-through-style="none" style:text-line-through-type="none" fo:font-style="normal" fo:font-weight="normal" officeooo:rsid="02e21d3f" officeooo:paragraph-rsid="02e21d3f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21d3f" officeooo:paragraph-rsid="02e21d3f" style:font-style-asian="normal" style:font-weight-asian="normal" style:font-style-complex="normal" style:font-weight-complex="normal"/>
    </style:style>
    <style:style style:name="P616" style:family="paragraph" style:parent-style-name="Standard" style:list-style-name="L52">
      <style:paragraph-properties fo:line-height="100%"/>
      <style:text-properties style:text-line-through-style="none" style:text-line-through-type="none" fo:font-style="normal" fo:font-weight="normal" officeooo:rsid="031c018a" officeooo:paragraph-rsid="031c018a" style:font-style-asian="normal" style:font-weight-asian="normal" style:font-style-complex="normal" style:font-weight-complex="normal"/>
    </style:style>
    <style:style style:name="P617" style:family="paragraph" style:parent-style-name="Standard" style:list-style-name="L52">
      <style:paragraph-properties fo:line-height="100%"/>
      <style:text-properties style:text-line-through-style="none" style:text-line-through-type="none" fo:font-style="normal" fo:font-weight="normal" officeooo:rsid="031c018a" officeooo:paragraph-rsid="032105f1" style:font-style-asian="normal" style:font-weight-asian="normal" style:font-style-complex="normal" style:font-weight-complex="normal"/>
    </style:style>
    <style:style style:name="P618" style:family="paragraph" style:parent-style-name="Standard" style:list-style-name="L52">
      <style:paragraph-properties fo:line-height="100%"/>
      <style:text-properties style:text-line-through-style="none" style:text-line-through-type="none" fo:font-style="normal" fo:font-weight="normal" officeooo:rsid="031c018a" officeooo:paragraph-rsid="031db3c9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c018a" officeooo:paragraph-rsid="031c018a" style:font-style-asian="normal" style:font-weight-asian="normal" style:font-style-complex="normal" style:font-weight-complex="normal"/>
    </style:style>
    <style:style style:name="P620" style:family="paragraph" style:parent-style-name="Standard" style:list-style-name="L52">
      <style:paragraph-properties fo:line-height="100%"/>
      <style:text-properties style:text-line-through-style="none" style:text-line-through-type="none" fo:font-style="normal" fo:font-weight="normal" officeooo:rsid="031db3c9" officeooo:paragraph-rsid="031db3c9" style:font-style-asian="normal" style:font-weight-asian="normal" style:font-style-complex="normal" style:font-weight-complex="normal"/>
    </style:style>
    <style:style style:name="P621" style:family="paragraph" style:parent-style-name="Standard" style:list-style-name="L52">
      <style:paragraph-properties fo:line-height="100%"/>
      <style:text-properties style:text-line-through-style="none" style:text-line-through-type="none" fo:font-style="normal" fo:font-weight="normal" officeooo:rsid="031fc330" officeooo:paragraph-rsid="031fc330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898692" officeooo:paragraph-rsid="02898692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a134e7" officeooo:paragraph-rsid="02a134e7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2b6c92f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29fd737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2b72204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a2fd77" officeooo:paragraph-rsid="02a2fd77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3508b" officeooo:paragraph-rsid="02b3508b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3508b" officeooo:paragraph-rsid="02c93e61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ad45f8" officeooo:paragraph-rsid="02ad45f8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ad45f8" officeooo:paragraph-rsid="02b3508b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3544" officeooo:paragraph-rsid="02c03544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896a" officeooo:paragraph-rsid="02c03544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896a" officeooo:paragraph-rsid="02c83fce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83fce" officeooo:paragraph-rsid="02c83fce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93e61" officeooo:paragraph-rsid="02c93e61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93e61" officeooo:paragraph-rsid="02e043fa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a66e" officeooo:paragraph-rsid="02cae088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a66e" officeooo:paragraph-rsid="02caa66e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e088" officeooo:paragraph-rsid="02cae088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2809" officeooo:paragraph-rsid="02caa66e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bac17" officeooo:paragraph-rsid="02dbac17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9abdd" officeooo:paragraph-rsid="02d9abdd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2dd7c11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2ddf73e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f73e" officeooo:paragraph-rsid="02ddf73e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1b98d" officeooo:paragraph-rsid="02e1b98d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1e017" officeooo:paragraph-rsid="02e1e017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9b78c" officeooo:paragraph-rsid="02e9b78c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b712b" officeooo:paragraph-rsid="02eb712b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2f11d8d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2f5f516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2ff4001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f4001" officeooo:paragraph-rsid="02f3ee77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62398" officeooo:paragraph-rsid="03062398" style:font-style-asian="normal" style:font-weight-asian="normal" style:font-style-complex="normal" style:font-weight-complex="normal"/>
    </style:style>
    <style:style style:name="P65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7" officeooo:paragraph-rsid="03021007" style:font-style-asian="normal" style:font-weight-asian="normal" style:font-style-complex="normal" style:font-weight-complex="normal"/>
    </style:style>
    <style:style style:name="P65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99afa" officeooo:paragraph-rsid="03099afa" style:font-style-asian="normal" style:font-weight-asian="normal" style:font-style-complex="normal" style:font-weight-complex="normal"/>
    </style:style>
    <style:style style:name="P65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a" officeooo:paragraph-rsid="03021007" style:font-style-asian="normal" style:font-weight-asian="normal" style:font-style-complex="normal" style:font-weight-complex="normal"/>
    </style:style>
    <style:style style:name="P65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3032b99" style:font-style-asian="normal" style:font-weight-asian="normal" style:font-style-complex="normal" style:font-weight-complex="normal"/>
    </style:style>
    <style:style style:name="P66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312845a" style:font-style-asian="normal" style:font-weight-asian="normal" style:font-style-complex="normal" style:font-weight-complex="normal"/>
    </style:style>
    <style:style style:name="P66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6bd8" officeooo:paragraph-rsid="03036bd8" style:font-style-asian="normal" style:font-weight-asian="normal" style:font-style-complex="normal" style:font-weight-complex="normal"/>
    </style:style>
    <style:style style:name="P66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6bd8" officeooo:paragraph-rsid="0304fc5c" style:font-style-asian="normal" style:font-weight-asian="normal" style:font-style-complex="normal" style:font-weight-complex="normal"/>
    </style:style>
    <style:style style:name="P66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4fc5c" officeooo:paragraph-rsid="0304fc5c" style:font-style-asian="normal" style:font-weight-asian="normal" style:font-style-complex="normal" style:font-weight-complex="normal"/>
    </style:style>
    <style:style style:name="P66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e2d7f" officeooo:paragraph-rsid="030e2d7f" style:font-style-asian="normal" style:font-weight-asian="normal" style:font-style-complex="normal" style:font-weight-complex="normal"/>
    </style:style>
    <style:style style:name="P66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2845a" officeooo:paragraph-rsid="0312845a" style:font-style-asian="normal" style:font-weight-asian="normal" style:font-style-complex="normal" style:font-weight-complex="normal"/>
    </style:style>
    <style:style style:name="P66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2845a" officeooo:paragraph-rsid="0323e54a" style:font-style-asian="normal" style:font-weight-asian="normal" style:font-style-complex="normal" style:font-weight-complex="normal"/>
    </style:style>
    <style:style style:name="P66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538e3" officeooo:paragraph-rsid="031538e3" style:font-style-asian="normal" style:font-weight-asian="normal" style:font-style-complex="normal" style:font-weight-complex="normal"/>
    </style:style>
    <style:style style:name="P66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538e3" officeooo:paragraph-rsid="03242226" style:font-style-asian="normal" style:font-weight-asian="normal" style:font-style-complex="normal" style:font-weight-complex="normal"/>
    </style:style>
    <style:style style:name="P66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a317c" officeooo:paragraph-rsid="031a317c" style:font-style-asian="normal" style:font-weight-asian="normal" style:font-style-complex="normal" style:font-weight-complex="normal"/>
    </style:style>
    <style:style style:name="P67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105f1" officeooo:paragraph-rsid="032105f1" style:font-style-asian="normal" style:font-weight-asian="normal" style:font-style-complex="normal" style:font-weight-complex="normal"/>
    </style:style>
    <style:style style:name="P671" style:family="paragraph" style:parent-style-name="Standard" style:list-style-name="L48">
      <style:paragraph-properties fo:line-height="100%"/>
      <style:text-properties style:text-line-through-style="none" style:text-line-through-type="none" fo:font-style="normal" officeooo:rsid="02d9abdd" officeooo:paragraph-rsid="02d9abdd" style:font-style-asian="normal" style:font-style-complex="normal"/>
    </style:style>
    <style:style style:name="P672" style:family="paragraph" style:parent-style-name="Standard">
      <style:paragraph-properties fo:line-height="100%"/>
      <style:text-properties style:text-line-through-style="none" style:text-line-through-type="none" fo:font-style="normal" officeooo:rsid="02daa313" officeooo:paragraph-rsid="02dd74c8" style:font-style-asian="normal" style:font-style-complex="normal"/>
    </style:style>
    <style:style style:name="P673" style:family="paragraph" style:parent-style-name="Standard" style:list-style-name="L49">
      <style:paragraph-properties fo:line-height="100%"/>
      <style:text-properties style:text-line-through-style="none" style:text-line-through-type="none" fo:font-style="normal" officeooo:rsid="02daa313" officeooo:paragraph-rsid="02daa313" style:font-style-asian="normal" style:font-style-complex="normal"/>
    </style:style>
    <style:style style:name="P674" style:family="paragraph" style:parent-style-name="Standard">
      <style:paragraph-properties fo:line-height="100%"/>
      <style:text-properties style:text-line-through-style="none" style:text-line-through-type="none" fo:font-style="normal" fo:font-weight="bold" officeooo:rsid="02dbac17" officeooo:paragraph-rsid="02dbac17" style:font-style-asian="normal" style:font-weight-asian="bold" style:font-style-complex="normal" style:font-weight-complex="bold"/>
    </style:style>
    <style:style style:name="P675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62398" officeooo:paragraph-rsid="03062398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2f11d8d" officeooo:paragraph-rsid="03062398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02c00" officeooo:paragraph-rsid="03062398" style:font-style-asian="normal" style:font-weight-asian="normal" style:font-style-complex="normal" style:font-weight-complex="normal"/>
    </style:style>
    <style:style style:name="P678" style:family="paragraph" style:parent-style-name="Standard" style:list-style-name="L52">
      <style:paragraph-properties fo:line-height="100%"/>
      <style:text-properties style:text-line-through-style="none" style:text-line-through-type="none" fo:font-style="italic" fo:font-weight="normal" officeooo:rsid="031fc330" officeooo:paragraph-rsid="031fc330" style:font-style-asian="italic" style:font-weight-asian="normal" style:font-style-complex="italic" style:font-weight-complex="normal"/>
    </style:style>
    <style:style style:name="P67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898692" officeooo:paragraph-rsid="02b6c92f" style:font-style-asian="italic" style:font-weight-asian="normal" style:font-style-complex="italic" style:font-weight-complex="normal"/>
    </style:style>
    <style:style style:name="P68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898692" officeooo:paragraph-rsid="02898692" style:font-style-asian="italic" style:font-weight-asian="normal" style:font-style-complex="italic" style:font-weight-complex="normal"/>
    </style:style>
    <style:style style:name="P68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a2fd77" officeooo:paragraph-rsid="02a2fd77" style:font-style-asian="italic" style:font-weight-asian="normal" style:font-style-complex="italic" style:font-weight-complex="normal"/>
    </style:style>
    <style:style style:name="P68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b2ab93" officeooo:paragraph-rsid="02b2ab93" style:font-style-asian="italic" style:font-weight-asian="normal" style:font-style-complex="italic" style:font-weight-complex="normal"/>
    </style:style>
    <style:style style:name="P68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aa313" officeooo:paragraph-rsid="02d28670" style:font-style-asian="italic" style:font-weight-asian="normal" style:font-style-complex="italic" style:font-weight-complex="normal"/>
    </style:style>
    <style:style style:name="P68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1b98d" officeooo:paragraph-rsid="02e1b98d" style:font-style-asian="italic" style:font-weight-asian="normal" style:font-style-complex="italic" style:font-weight-complex="normal"/>
    </style:style>
    <style:style style:name="P68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7c11" officeooo:paragraph-rsid="02dd7c11" style:font-style-asian="italic" style:font-weight-asian="normal" style:font-style-complex="italic" style:font-weight-complex="normal"/>
    </style:style>
    <style:style style:name="P68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f73e" officeooo:paragraph-rsid="02e1e017" style:font-style-asian="italic" style:font-weight-asian="normal" style:font-style-complex="italic" style:font-weight-complex="normal"/>
    </style:style>
    <style:style style:name="P68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f73e" officeooo:paragraph-rsid="02ddf73e" style:font-style-asian="italic" style:font-weight-asian="normal" style:font-style-complex="italic" style:font-weight-complex="normal"/>
    </style:style>
    <style:style style:name="P68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9b78c" officeooo:paragraph-rsid="02e9b78c" style:font-style-asian="italic" style:font-weight-asian="normal" style:font-style-complex="italic" style:font-weight-complex="normal"/>
    </style:style>
    <style:style style:name="P68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2eb712b" style:font-style-asian="italic" style:font-weight-asian="normal" style:font-style-complex="italic" style:font-weight-complex="normal"/>
    </style:style>
    <style:style style:name="P69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3005c3e" style:font-style-asian="italic" style:font-weight-asian="normal" style:font-style-complex="italic" style:font-weight-complex="normal"/>
    </style:style>
    <style:style style:name="P69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3002c00" style:font-style-asian="italic" style:font-weight-asian="normal" style:font-style-complex="italic" style:font-weight-complex="normal"/>
    </style:style>
    <style:style style:name="P69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362" officeooo:paragraph-rsid="02eb7362" style:font-style-asian="italic" style:font-weight-asian="normal" style:font-style-complex="italic" style:font-weight-complex="normal"/>
    </style:style>
    <style:style style:name="P69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1d8d" officeooo:paragraph-rsid="02f11d8d" style:font-style-asian="italic" style:font-weight-asian="normal" style:font-style-complex="italic" style:font-weight-complex="normal"/>
    </style:style>
    <style:style style:name="P69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1d8d" officeooo:paragraph-rsid="02f5f516" style:font-style-asian="italic" style:font-weight-asian="normal" style:font-style-complex="italic" style:font-weight-complex="normal"/>
    </style:style>
    <style:style style:name="P69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be6e" officeooo:paragraph-rsid="02f3ee77" style:font-style-asian="italic" style:font-weight-asian="normal" style:font-style-complex="italic" style:font-weight-complex="normal"/>
    </style:style>
    <style:style style:name="P69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4a01e" officeooo:paragraph-rsid="02d4a01e" style:font-style-asian="italic" style:font-weight-asian="normal" style:font-style-complex="italic" style:font-weight-complex="normal"/>
    </style:style>
    <style:style style:name="P69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05c3e" officeooo:paragraph-rsid="03018f94" style:font-style-asian="italic" style:font-weight-asian="normal" style:font-style-complex="italic" style:font-weight-complex="normal"/>
    </style:style>
    <style:style style:name="P69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05c3e" officeooo:paragraph-rsid="03005c3e" style:font-style-asian="italic" style:font-weight-asian="normal" style:font-style-complex="italic" style:font-weight-complex="normal"/>
    </style:style>
    <style:style style:name="P69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21007" officeooo:paragraph-rsid="03021007" style:font-style-asian="italic" style:font-weight-asian="normal" style:font-style-complex="italic" style:font-weight-complex="normal"/>
    </style:style>
    <style:style style:name="P70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6bd8" officeooo:paragraph-rsid="03036bd8" style:font-style-asian="italic" style:font-weight-asian="normal" style:font-style-complex="italic" style:font-weight-complex="normal"/>
    </style:style>
    <style:style style:name="P70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6bd8" officeooo:paragraph-rsid="0304fc5c" style:font-style-asian="italic" style:font-weight-asian="normal" style:font-style-complex="italic" style:font-weight-complex="normal"/>
    </style:style>
    <style:style style:name="P70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2b99" officeooo:paragraph-rsid="03032b99" style:font-style-asian="italic" style:font-weight-asian="normal" style:font-style-complex="italic" style:font-weight-complex="normal"/>
    </style:style>
    <style:style style:name="P70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2b99" officeooo:paragraph-rsid="0312845a" style:font-style-asian="italic" style:font-weight-asian="normal" style:font-style-complex="italic" style:font-weight-complex="normal"/>
    </style:style>
    <style:style style:name="P70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1538e3" officeooo:paragraph-rsid="03260df9" style:font-style-asian="italic" style:font-weight-asian="normal" style:font-style-complex="italic" style:font-weight-complex="normal"/>
    </style:style>
    <style:style style:name="P705" style:family="paragraph" style:parent-style-name="Standard">
      <style:paragraph-properties fo:line-height="100%"/>
      <style:text-properties style:text-line-through-style="none" style:text-line-through-type="none" officeooo:paragraph-rsid="02d9abdd"/>
    </style:style>
    <style:style style:name="P706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30e2d7f" officeooo:paragraph-rsid="030e2d7f" style:font-size-asian="14pt" style:font-style-asian="normal" style:font-weight-asian="bold" style:font-size-complex="14pt" style:font-style-complex="normal" style:font-weight-complex="bold"/>
    </style:style>
    <style:style style:name="P707" style:family="paragraph" style:parent-style-name="Standard">
      <style:paragraph-properties fo:line-height="100%"/>
      <style:text-properties style:text-line-through-style="none" style:text-line-through-type="none" fo:font-size="12pt" fo:font-style="normal" fo:font-weight="bold" officeooo:rsid="030e2d7f" officeooo:paragraph-rsid="032105f1" style:font-size-asian="12pt" style:font-style-asian="normal" style:font-weight-asian="bold" style:font-size-complex="12pt" style:font-style-complex="normal" style:font-weight-complex="bold"/>
    </style:style>
    <style:style style:name="P708" style:family="paragraph" style:parent-style-name="Standard" style:list-style-name="L36">
      <style:paragraph-properties fo:line-height="100%"/>
      <style:text-properties officeooo:rsid="02c0896a" officeooo:paragraph-rsid="02c83fce"/>
    </style:style>
    <style:style style:name="P709" style:family="paragraph" style:parent-style-name="Standard" style:list-style-name="L38">
      <style:paragraph-properties fo:line-height="100%"/>
      <style:text-properties officeooo:rsid="02cae088" officeooo:paragraph-rsid="02cae088"/>
    </style:style>
    <style:style style:name="P710" style:family="paragraph" style:parent-style-name="Standard" style:list-style-name="L39">
      <style:paragraph-properties fo:line-height="100%"/>
      <style:text-properties officeooo:rsid="02cae088" officeooo:paragraph-rsid="02cae088"/>
    </style:style>
    <style:style style:name="P711" style:family="paragraph" style:parent-style-name="Standard" style:list-style-name="L52">
      <style:paragraph-properties fo:line-height="100%"/>
      <style:text-properties fo:font-style="italic" officeooo:rsid="031db3c9" officeooo:paragraph-rsid="031db3c9" style:font-style-asian="italic" style:font-style-complex="italic"/>
    </style:style>
    <style:style style:name="P712" style:family="paragraph" style:parent-style-name="Standard" style:list-style-name="L52">
      <style:paragraph-properties fo:line-height="100%"/>
      <style:text-properties fo:font-style="italic" officeooo:rsid="031fc330" officeooo:paragraph-rsid="031fc330" style:font-style-asian="italic" style:font-style-complex="italic"/>
    </style:style>
    <style:style style:name="P713" style:family="paragraph" style:parent-style-name="Standard">
      <style:paragraph-properties fo:line-height="100%"/>
      <style:text-properties fo:font-style="italic" officeooo:rsid="032b5329" officeooo:paragraph-rsid="032b5329" style:font-style-asian="italic" style:font-style-complex="italic"/>
    </style:style>
    <style:style style:name="P714" style:family="paragraph" style:parent-style-name="Standard">
      <style:paragraph-properties fo:line-height="100%"/>
      <style:text-properties fo:font-style="italic" officeooo:rsid="032e90b2" officeooo:paragraph-rsid="032e90b2" style:font-style-asian="italic" style:font-style-complex="italic"/>
    </style:style>
    <style:style style:name="P715" style:family="paragraph" style:parent-style-name="Standard">
      <style:paragraph-properties fo:line-height="100%"/>
      <style:text-properties fo:font-style="italic" officeooo:rsid="000ee37d" officeooo:paragraph-rsid="000ee37d" style:font-style-asian="italic" style:font-style-complex="italic"/>
    </style:style>
    <style:style style:name="P716" style:family="paragraph" style:parent-style-name="Standard">
      <style:paragraph-properties fo:line-height="100%"/>
      <style:text-properties fo:font-style="italic" officeooo:rsid="0018f3c7" officeooo:paragraph-rsid="0018f3c7" style:font-style-asian="italic" style:font-style-complex="italic"/>
    </style:style>
    <style:style style:name="P717" style:family="paragraph" style:parent-style-name="Standard">
      <style:paragraph-properties fo:line-height="100%"/>
      <style:text-properties fo:font-style="italic" officeooo:rsid="001a55b6" officeooo:paragraph-rsid="0018f3c7" style:font-style-asian="italic" style:font-style-complex="italic"/>
    </style:style>
    <style:style style:name="P718" style:family="paragraph" style:parent-style-name="Standard">
      <style:paragraph-properties fo:line-height="100%"/>
      <style:text-properties fo:font-style="italic" officeooo:rsid="001a55b6" officeooo:paragraph-rsid="001a55b6" style:font-style-asian="italic" style:font-style-complex="italic"/>
    </style:style>
    <style:style style:name="P719" style:family="paragraph" style:parent-style-name="Standard">
      <style:paragraph-properties fo:line-height="100%"/>
      <style:text-properties fo:font-style="italic" style:font-style-asian="italic" style:font-style-complex="italic"/>
    </style:style>
    <style:style style:name="P720" style:family="paragraph" style:parent-style-name="Standard">
      <style:paragraph-properties fo:line-height="100%"/>
      <style:text-properties fo:font-style="italic" officeooo:paragraph-rsid="001f49d4" style:font-style-asian="italic" style:font-style-complex="italic"/>
    </style:style>
    <style:style style:name="P721" style:family="paragraph" style:parent-style-name="Standard">
      <style:paragraph-properties fo:line-height="100%"/>
      <style:text-properties fo:font-style="italic" officeooo:paragraph-rsid="0028ac76" style:font-style-asian="italic" style:font-style-complex="italic"/>
    </style:style>
    <style:style style:name="P722" style:family="paragraph" style:parent-style-name="Standard">
      <style:paragraph-properties fo:line-height="100%"/>
      <style:text-properties fo:font-style="italic" officeooo:paragraph-rsid="002d5cea" style:font-style-asian="italic" style:font-style-complex="italic"/>
    </style:style>
    <style:style style:name="P723" style:family="paragraph" style:parent-style-name="Standard">
      <style:paragraph-properties fo:line-height="100%"/>
      <style:text-properties fo:font-style="italic" officeooo:paragraph-rsid="002e1600" style:font-style-asian="italic" style:font-style-complex="italic"/>
    </style:style>
    <style:style style:name="P724" style:family="paragraph" style:parent-style-name="Standard">
      <style:paragraph-properties fo:line-height="100%"/>
      <style:text-properties fo:font-style="italic" officeooo:paragraph-rsid="00bd40d6" style:font-style-asian="italic" style:font-style-complex="italic"/>
    </style:style>
    <style:style style:name="P725" style:family="paragraph" style:parent-style-name="Standard">
      <style:paragraph-properties fo:line-height="100%"/>
      <style:text-properties fo:font-style="italic" officeooo:paragraph-rsid="00abdb64" style:font-style-asian="italic" style:font-style-complex="italic"/>
    </style:style>
    <style:style style:name="P726" style:family="paragraph" style:parent-style-name="Standard">
      <style:paragraph-properties fo:line-height="100%"/>
      <style:text-properties fo:font-style="italic" officeooo:paragraph-rsid="005fae66" style:font-style-asian="italic" style:font-style-complex="italic"/>
    </style:style>
    <style:style style:name="P727" style:family="paragraph" style:parent-style-name="Standard">
      <style:paragraph-properties fo:line-height="100%"/>
      <style:text-properties fo:font-style="italic" officeooo:paragraph-rsid="010d4e88" style:font-style-asian="italic" style:font-style-complex="italic"/>
    </style:style>
    <style:style style:name="P728" style:family="paragraph" style:parent-style-name="Standard">
      <style:paragraph-properties fo:line-height="100%"/>
      <style:text-properties fo:font-style="italic" officeooo:paragraph-rsid="00495423" style:font-style-asian="italic" style:font-style-complex="italic"/>
    </style:style>
    <style:style style:name="P729" style:family="paragraph" style:parent-style-name="Standard">
      <style:paragraph-properties fo:line-height="100%"/>
      <style:text-properties fo:font-style="italic" officeooo:paragraph-rsid="01605f24" style:font-style-asian="italic" style:font-style-complex="italic"/>
    </style:style>
    <style:style style:name="P730" style:family="paragraph" style:parent-style-name="Standard">
      <style:paragraph-properties fo:line-height="100%"/>
      <style:text-properties fo:font-style="italic" officeooo:paragraph-rsid="016a3660" style:font-style-asian="italic" style:font-style-complex="italic"/>
    </style:style>
    <style:style style:name="P731" style:family="paragraph" style:parent-style-name="Standard">
      <style:paragraph-properties fo:line-height="100%"/>
      <style:text-properties fo:font-style="italic" officeooo:paragraph-rsid="01bef01a" style:font-style-asian="italic" style:font-style-complex="italic"/>
    </style:style>
    <style:style style:name="P732" style:family="paragraph" style:parent-style-name="Standard">
      <style:paragraph-properties fo:line-height="100%"/>
      <style:text-properties fo:font-style="italic" officeooo:paragraph-rsid="0239fde1" style:font-style-asian="italic" style:font-style-complex="italic"/>
    </style:style>
    <style:style style:name="P733" style:family="paragraph" style:parent-style-name="Standard">
      <style:paragraph-properties fo:line-height="100%"/>
      <style:text-properties fo:font-style="italic" officeooo:paragraph-rsid="023f2d17" style:font-style-asian="italic" style:font-style-complex="italic"/>
    </style:style>
    <style:style style:name="P734" style:family="paragraph" style:parent-style-name="Standard">
      <style:paragraph-properties fo:line-height="100%"/>
      <style:text-properties fo:font-style="italic" officeooo:paragraph-rsid="02403027" style:font-style-asian="italic" style:font-style-complex="italic"/>
    </style:style>
    <style:style style:name="P735" style:family="paragraph" style:parent-style-name="Standard">
      <style:paragraph-properties fo:line-height="100%"/>
      <style:text-properties fo:font-style="italic" officeooo:paragraph-rsid="024980dc" style:font-style-asian="italic" style:font-style-complex="italic"/>
    </style:style>
    <style:style style:name="P736" style:family="paragraph" style:parent-style-name="Standard">
      <style:paragraph-properties fo:line-height="100%"/>
      <style:text-properties fo:font-style="italic" officeooo:paragraph-rsid="025457b9" style:font-style-asian="italic" style:font-style-complex="italic"/>
    </style:style>
    <style:style style:name="P737" style:family="paragraph" style:parent-style-name="Standard">
      <style:paragraph-properties fo:line-height="100%"/>
      <style:text-properties fo:font-style="italic" officeooo:paragraph-rsid="025ca15a" style:font-style-asian="italic" style:font-style-complex="italic"/>
    </style:style>
    <style:style style:name="P738" style:family="paragraph" style:parent-style-name="Standard">
      <style:paragraph-properties fo:line-height="100%"/>
      <style:text-properties fo:font-style="italic" officeooo:paragraph-rsid="0264d8eb" style:font-style-asian="italic" style:font-style-complex="italic"/>
    </style:style>
    <style:style style:name="P739" style:family="paragraph" style:parent-style-name="Standard">
      <style:paragraph-properties fo:line-height="100%"/>
      <style:text-properties fo:font-style="italic" officeooo:paragraph-rsid="0286868f" style:font-style-asian="italic" style:font-style-complex="italic"/>
    </style:style>
    <style:style style:name="P740" style:family="paragraph" style:parent-style-name="Standard">
      <style:paragraph-properties fo:line-height="100%"/>
      <style:text-properties fo:font-style="italic" officeooo:paragraph-rsid="02898692" style:font-style-asian="italic" style:font-style-complex="italic"/>
    </style:style>
    <style:style style:name="P741" style:family="paragraph" style:parent-style-name="Standard">
      <style:paragraph-properties fo:line-height="100%"/>
      <style:text-properties fo:font-style="italic" officeooo:paragraph-rsid="02dd7c11" style:font-style-asian="italic" style:font-style-complex="italic"/>
    </style:style>
    <style:style style:name="P742" style:family="paragraph" style:parent-style-name="Standard">
      <style:paragraph-properties fo:line-height="100%"/>
      <style:text-properties fo:font-style="italic" officeooo:paragraph-rsid="02eb712b" style:font-style-asian="italic" style:font-style-complex="italic"/>
    </style:style>
    <style:style style:name="P743" style:family="paragraph" style:parent-style-name="Standard" style:list-style-name="L52">
      <style:paragraph-properties fo:line-height="100%"/>
      <style:text-properties fo:font-style="italic" officeooo:paragraph-rsid="031db3c9" style:font-style-asian="italic" style:font-style-complex="italic"/>
    </style:style>
    <style:style style:name="P744" style:family="paragraph" style:parent-style-name="Standard" style:list-style-name="L52">
      <style:paragraph-properties fo:line-height="100%"/>
      <style:text-properties fo:font-style="italic" officeooo:paragraph-rsid="031fc330" style:font-style-asian="italic" style:font-style-complex="italic"/>
    </style:style>
    <style:style style:name="P745" style:family="paragraph" style:parent-style-name="Standard">
      <style:paragraph-properties fo:line-height="100%"/>
      <style:text-properties fo:font-style="italic" officeooo:paragraph-rsid="032a4ddc" style:font-style-asian="italic" style:font-style-complex="italic"/>
    </style:style>
    <style:style style:name="P746" style:family="paragraph" style:parent-style-name="Standard">
      <style:paragraph-properties fo:line-height="100%"/>
      <style:text-properties fo:font-style="italic" officeooo:paragraph-rsid="032e90b2" style:font-style-asian="italic" style:font-style-complex="italic"/>
    </style:style>
    <style:style style:name="P747" style:family="paragraph" style:parent-style-name="Standard">
      <style:paragraph-properties fo:line-height="100%"/>
      <style:text-properties fo:font-style="italic" officeooo:rsid="0012269b" officeooo:paragraph-rsid="001f49d4" style:font-style-asian="italic" style:font-style-complex="italic"/>
    </style:style>
    <style:style style:name="P748" style:family="paragraph" style:parent-style-name="Standard">
      <style:paragraph-properties fo:line-height="100%"/>
      <style:text-properties fo:font-style="italic" officeooo:rsid="001b7ac1" officeooo:paragraph-rsid="001b7ac1" style:font-style-asian="italic" style:font-style-complex="italic"/>
    </style:style>
    <style:style style:name="P749" style:family="paragraph" style:parent-style-name="Standard">
      <style:paragraph-properties fo:line-height="100%"/>
      <style:text-properties fo:font-style="italic" officeooo:rsid="003952b0" officeooo:paragraph-rsid="003952b0" style:font-style-asian="italic" style:font-style-complex="italic"/>
    </style:style>
    <style:style style:name="P750" style:family="paragraph" style:parent-style-name="Standard">
      <style:paragraph-properties fo:line-height="100%"/>
      <style:text-properties fo:font-style="italic" officeooo:rsid="0031063a" officeooo:paragraph-rsid="00bd40d6" style:font-style-asian="italic" style:font-style-complex="italic"/>
    </style:style>
    <style:style style:name="P751" style:family="paragraph" style:parent-style-name="Standard">
      <style:paragraph-properties fo:line-height="100%"/>
      <style:text-properties fo:font-style="italic" officeooo:rsid="0040ace3" officeooo:paragraph-rsid="00abdb64" style:font-style-asian="italic" style:font-style-complex="italic"/>
    </style:style>
    <style:style style:name="P752" style:family="paragraph" style:parent-style-name="Standard">
      <style:paragraph-properties fo:line-height="100%"/>
      <style:text-properties fo:font-style="italic" officeooo:rsid="0042499f" officeooo:paragraph-rsid="0042499f" style:font-style-asian="italic" style:font-style-complex="italic"/>
    </style:style>
    <style:style style:name="P753" style:family="paragraph" style:parent-style-name="Standard">
      <style:paragraph-properties fo:line-height="100%"/>
      <style:text-properties fo:font-style="italic" officeooo:rsid="0042499f" officeooo:paragraph-rsid="00432561" style:font-style-asian="italic" style:font-style-complex="italic"/>
    </style:style>
    <style:style style:name="P754" style:family="paragraph" style:parent-style-name="Standard">
      <style:paragraph-properties fo:line-height="100%"/>
      <style:text-properties fo:font-style="italic" officeooo:rsid="0044f955" officeooo:paragraph-rsid="0044f955" style:font-style-asian="italic" style:font-style-complex="italic"/>
    </style:style>
    <style:style style:name="P755" style:family="paragraph" style:parent-style-name="Standard">
      <style:paragraph-properties fo:line-height="100%"/>
      <style:text-properties fo:font-style="italic" officeooo:rsid="00467a6f" officeooo:paragraph-rsid="00f1c02d" style:font-style-asian="italic" style:font-style-complex="italic"/>
    </style:style>
    <style:style style:name="P756" style:family="paragraph" style:parent-style-name="Standard">
      <style:paragraph-properties fo:line-height="100%"/>
      <style:text-properties fo:font-style="italic" officeooo:rsid="004876da" officeooo:paragraph-rsid="00f1c02d" style:font-style-asian="italic" style:font-style-complex="italic"/>
    </style:style>
    <style:style style:name="P757" style:family="paragraph" style:parent-style-name="Standard">
      <style:paragraph-properties fo:line-height="100%"/>
      <style:text-properties fo:font-style="italic" officeooo:rsid="004876da" officeooo:paragraph-rsid="0146afb0" style:font-style-asian="italic" style:font-style-complex="italic"/>
    </style:style>
    <style:style style:name="P758" style:family="paragraph" style:parent-style-name="Standard">
      <style:paragraph-properties fo:line-height="100%"/>
      <style:text-properties fo:font-style="italic" officeooo:rsid="00495423" officeooo:paragraph-rsid="010d4e88" style:font-style-asian="italic" style:font-style-complex="italic"/>
    </style:style>
    <style:style style:name="P759" style:family="paragraph" style:parent-style-name="Standard">
      <style:paragraph-properties fo:line-height="100%"/>
      <style:text-properties fo:font-style="italic" officeooo:rsid="0158fb6f" officeooo:paragraph-rsid="0158fb6f" style:font-style-asian="italic" style:font-style-complex="italic"/>
    </style:style>
    <style:style style:name="P760" style:family="paragraph" style:parent-style-name="Standard">
      <style:paragraph-properties fo:line-height="100%"/>
      <style:text-properties fo:font-style="italic" officeooo:rsid="0239a029" officeooo:paragraph-rsid="0239a029" style:font-style-asian="italic" style:font-style-complex="italic"/>
    </style:style>
    <style:style style:name="P761" style:family="paragraph" style:parent-style-name="Standard">
      <style:paragraph-properties fo:line-height="100%"/>
      <style:text-properties fo:font-style="italic" officeooo:rsid="0239fde1" officeooo:paragraph-rsid="0239fde1" style:font-style-asian="italic" style:font-style-complex="italic"/>
    </style:style>
    <style:style style:name="P762" style:family="paragraph" style:parent-style-name="Standard">
      <style:paragraph-properties fo:line-height="100%"/>
      <style:text-properties fo:font-style="italic" officeooo:rsid="023b505d" officeooo:paragraph-rsid="023cf6c9" style:font-style-asian="italic" style:font-style-complex="italic"/>
    </style:style>
    <style:style style:name="P763" style:family="paragraph" style:parent-style-name="Standard">
      <style:paragraph-properties fo:line-height="100%"/>
      <style:text-properties fo:font-style="italic" officeooo:rsid="023b505d" officeooo:paragraph-rsid="023b505d" style:font-style-asian="italic" style:font-style-complex="italic"/>
    </style:style>
    <style:style style:name="P764" style:family="paragraph" style:parent-style-name="Standard">
      <style:paragraph-properties fo:line-height="100%"/>
      <style:text-properties fo:font-style="italic" officeooo:rsid="023f2d17" officeooo:paragraph-rsid="023f2d17" style:font-style-asian="italic" style:font-style-complex="italic"/>
    </style:style>
    <style:style style:name="P765" style:family="paragraph" style:parent-style-name="Standard">
      <style:paragraph-properties fo:line-height="100%"/>
      <style:text-properties fo:font-style="italic" officeooo:rsid="023f2d17" officeooo:paragraph-rsid="02ad45f8" style:font-style-asian="italic" style:font-style-complex="italic"/>
    </style:style>
    <style:style style:name="P766" style:family="paragraph" style:parent-style-name="Standard">
      <style:paragraph-properties fo:line-height="100%"/>
      <style:text-properties fo:font-style="italic" officeooo:rsid="0242d14c" officeooo:paragraph-rsid="0242d14c" style:font-style-asian="italic" style:font-style-complex="italic"/>
    </style:style>
    <style:style style:name="P767" style:family="paragraph" style:parent-style-name="Standard">
      <style:paragraph-properties fo:line-height="100%"/>
      <style:text-properties fo:font-style="italic" officeooo:rsid="0244b51e" officeooo:paragraph-rsid="0244b51e" style:font-style-asian="italic" style:font-style-complex="italic"/>
    </style:style>
    <style:style style:name="P768" style:family="paragraph" style:parent-style-name="Standard">
      <style:paragraph-properties fo:line-height="100%"/>
      <style:text-properties fo:font-style="italic" officeooo:rsid="0248313e" officeooo:paragraph-rsid="0248313e" style:font-style-asian="italic" style:font-style-complex="italic"/>
    </style:style>
    <style:style style:name="P769" style:family="paragraph" style:parent-style-name="Standard">
      <style:paragraph-properties fo:line-height="100%"/>
      <style:text-properties fo:font-style="italic" officeooo:rsid="025c1edd" officeooo:paragraph-rsid="025c47d1" style:font-style-asian="italic" style:font-style-complex="italic"/>
    </style:style>
    <style:style style:name="P770" style:family="paragraph" style:parent-style-name="Standard">
      <style:paragraph-properties fo:line-height="100%"/>
      <style:text-properties fo:font-style="italic" officeooo:rsid="0264a88e" officeooo:paragraph-rsid="0264d8eb" style:font-style-asian="italic" style:font-style-complex="italic"/>
    </style:style>
    <style:style style:name="P771" style:family="paragraph" style:parent-style-name="Standard">
      <style:paragraph-properties fo:line-height="100%"/>
      <style:text-properties fo:font-style="italic" officeooo:rsid="026d9ead" officeooo:paragraph-rsid="0275e047" style:font-style-asian="italic" style:font-style-complex="italic"/>
    </style:style>
    <style:style style:name="P772" style:family="paragraph" style:parent-style-name="Standard">
      <style:paragraph-properties fo:line-height="100%"/>
      <style:text-properties fo:font-style="italic" officeooo:rsid="02ddf73e" officeooo:paragraph-rsid="02ddf73e" style:font-style-asian="italic" style:font-style-complex="italic"/>
    </style:style>
    <style:style style:name="P773" style:family="paragraph" style:parent-style-name="Standard">
      <style:paragraph-properties fo:line-height="100%"/>
      <style:text-properties fo:font-style="italic" officeooo:rsid="02ddf73e" officeooo:paragraph-rsid="02eb712b" style:font-style-asian="italic" style:font-style-complex="italic"/>
    </style:style>
    <style:style style:name="P774" style:family="paragraph" style:parent-style-name="Standard">
      <style:paragraph-properties fo:line-height="100%"/>
      <style:text-properties fo:font-style="italic" officeooo:rsid="02ddf73e" officeooo:paragraph-rsid="02eef0b3" style:font-style-asian="italic" style:font-style-complex="italic"/>
    </style:style>
    <style:style style:name="P775" style:family="paragraph" style:parent-style-name="Standard">
      <style:paragraph-properties fo:line-height="100%"/>
      <style:text-properties fo:font-style="italic" officeooo:rsid="02f11d8d" officeooo:paragraph-rsid="02f3ee77" style:font-style-asian="italic" style:font-style-complex="italic"/>
    </style:style>
    <style:style style:name="P776" style:family="paragraph" style:parent-style-name="Standard">
      <style:paragraph-properties fo:line-height="100%"/>
      <style:text-properties fo:font-style="italic" officeooo:rsid="032a4ddc" officeooo:paragraph-rsid="032b5329" style:font-style-asian="italic" style:font-style-complex="italic"/>
    </style:style>
    <style:style style:name="P777" style:family="paragraph" style:parent-style-name="Standard">
      <style:paragraph-properties fo:line-height="100%"/>
      <style:text-properties fo:font-style="italic" officeooo:rsid="032a4ddc" officeooo:paragraph-rsid="032a4ddc" style:font-style-asian="italic" style:font-style-complex="italic"/>
    </style:style>
    <style:style style:name="P778" style:family="paragraph" style:parent-style-name="Standard">
      <style:paragraph-properties fo:line-height="100%"/>
      <style:text-properties fo:font-style="italic" fo:font-weight="normal" officeooo:paragraph-rsid="024980dc" style:font-style-asian="italic" style:font-weight-asian="normal" style:font-style-complex="italic" style:font-weight-complex="normal"/>
    </style:style>
    <style:style style:name="P779" style:family="paragraph" style:parent-style-name="Standard">
      <style:paragraph-properties fo:line-height="100%"/>
      <style:text-properties fo:font-style="italic" fo:font-weight="normal" officeooo:rsid="025457b9" officeooo:paragraph-rsid="025457b9" style:font-style-asian="italic" style:font-weight-asian="normal" style:font-style-complex="italic" style:font-weight-complex="normal"/>
    </style:style>
    <style:style style:name="P780" style:family="paragraph" style:parent-style-name="Standard">
      <style:paragraph-properties fo:line-height="100%"/>
      <style:text-properties fo:font-style="italic" fo:font-weight="normal" officeooo:rsid="025457b9" officeooo:paragraph-rsid="02578e84" style:font-style-asian="italic" style:font-weight-asian="normal" style:font-style-complex="italic" style:font-weight-complex="normal"/>
    </style:style>
    <style:style style:name="P781" style:family="paragraph" style:parent-style-name="Standard">
      <style:paragraph-properties fo:line-height="100%"/>
      <style:text-properties fo:font-style="italic" fo:font-weight="normal" officeooo:rsid="0255b347" officeooo:paragraph-rsid="025457b9" style:font-style-asian="italic" style:font-weight-asian="normal" style:font-style-complex="italic" style:font-weight-complex="normal"/>
    </style:style>
    <style:style style:name="P782" style:family="paragraph" style:parent-style-name="Standard">
      <style:paragraph-properties fo:line-height="100%"/>
      <style:text-properties fo:font-style="italic" fo:font-weight="normal" officeooo:rsid="025b0090" officeooo:paragraph-rsid="025b0090" style:font-style-asian="italic" style:font-weight-asian="normal" style:font-style-complex="italic" style:font-weight-complex="normal"/>
    </style:style>
    <style:style style:name="P783" style:family="paragraph" style:parent-style-name="Standard">
      <style:paragraph-properties fo:line-height="100%"/>
      <style:text-properties fo:font-style="italic" fo:font-weight="normal" officeooo:rsid="025c1edd" officeooo:paragraph-rsid="025c1edd" style:font-style-asian="italic" style:font-weight-asian="normal" style:font-style-complex="italic" style:font-weight-complex="normal"/>
    </style:style>
    <style:style style:name="P784" style:family="paragraph" style:parent-style-name="Standard">
      <style:paragraph-properties fo:line-height="100%"/>
      <style:text-properties fo:font-style="italic" fo:font-weight="normal" officeooo:rsid="025c1edd" officeooo:paragraph-rsid="025c47d1" style:font-style-asian="italic" style:font-weight-asian="normal" style:font-style-complex="italic" style:font-weight-complex="normal"/>
    </style:style>
    <style:style style:name="P785" style:family="paragraph" style:parent-style-name="Standard">
      <style:paragraph-properties fo:line-height="100%"/>
      <style:text-properties fo:font-style="italic" fo:font-weight="normal" officeooo:rsid="0264a88e" officeooo:paragraph-rsid="0264a88e" style:font-style-asian="italic" style:font-weight-asian="normal" style:font-style-complex="italic" style:font-weight-complex="normal"/>
    </style:style>
    <style:style style:name="P786" style:family="paragraph" style:parent-style-name="Standard">
      <style:paragraph-properties fo:line-height="100%"/>
      <style:text-properties fo:font-style="italic" fo:font-weight="normal" officeooo:rsid="0264d8eb" officeooo:paragraph-rsid="0264d8eb" style:font-style-asian="italic" style:font-weight-asian="normal" style:font-style-complex="italic" style:font-weight-complex="normal"/>
    </style:style>
    <style:style style:name="P787" style:family="paragraph" style:parent-style-name="Standard">
      <style:paragraph-properties fo:line-height="100%"/>
      <style:text-properties fo:font-style="italic" fo:font-weight="normal" officeooo:rsid="0269ddcc" officeooo:paragraph-rsid="0269ddcc" style:font-style-asian="italic" style:font-weight-asian="normal" style:font-style-complex="italic" style:font-weight-complex="normal"/>
    </style:style>
    <style:style style:name="P788" style:family="paragraph" style:parent-style-name="Standard">
      <style:paragraph-properties fo:line-height="100%"/>
      <style:text-properties fo:font-style="italic" fo:font-weight="normal" officeooo:rsid="026d9752" officeooo:paragraph-rsid="02ae076d" style:font-style-asian="italic" style:font-weight-asian="normal" style:font-style-complex="italic" style:font-weight-complex="normal"/>
    </style:style>
    <style:style style:name="P789" style:family="paragraph" style:parent-style-name="Standard">
      <style:paragraph-properties fo:line-height="100%"/>
      <style:text-properties fo:font-style="italic" fo:font-weight="normal" officeooo:rsid="026d91be" officeooo:paragraph-rsid="026d91be" style:font-style-asian="italic" style:font-weight-asian="normal" style:font-style-complex="italic" style:font-weight-complex="normal"/>
    </style:style>
    <style:style style:name="P790" style:family="paragraph" style:parent-style-name="Standard">
      <style:paragraph-properties fo:line-height="100%"/>
      <style:text-properties fo:font-style="italic" fo:font-weight="normal" officeooo:rsid="026d91be" officeooo:paragraph-rsid="026d9752" style:font-style-asian="italic" style:font-weight-asian="normal" style:font-style-complex="italic" style:font-weight-complex="normal"/>
    </style:style>
    <style:style style:name="P791" style:family="paragraph" style:parent-style-name="Standard">
      <style:paragraph-properties fo:line-height="100%"/>
      <style:text-properties fo:font-style="italic" fo:font-weight="normal" officeooo:rsid="027124a9" officeooo:paragraph-rsid="026d9ead" style:font-style-asian="italic" style:font-weight-asian="normal" style:font-style-complex="italic" style:font-weight-complex="normal"/>
    </style:style>
    <style:style style:name="P792" style:family="paragraph" style:parent-style-name="Standard">
      <style:paragraph-properties fo:line-height="100%"/>
      <style:text-properties fo:font-style="italic" fo:font-weight="normal" officeooo:rsid="02734a54" officeooo:paragraph-rsid="02734a54" style:font-style-asian="italic" style:font-weight-asian="normal" style:font-style-complex="italic" style:font-weight-complex="normal"/>
    </style:style>
    <style:style style:name="P793" style:family="paragraph" style:parent-style-name="Standard">
      <style:paragraph-properties fo:line-height="100%"/>
      <style:text-properties fo:font-style="italic" fo:font-weight="normal" officeooo:rsid="02734a54" officeooo:paragraph-rsid="0276fe33" style:font-style-asian="italic" style:font-weight-asian="normal" style:font-style-complex="italic" style:font-weight-complex="normal"/>
    </style:style>
    <style:style style:name="P794" style:family="paragraph" style:parent-style-name="Standard">
      <style:paragraph-properties fo:line-height="100%"/>
      <style:text-properties fo:font-style="italic" fo:font-weight="normal" officeooo:rsid="028463d8" officeooo:paragraph-rsid="028463d8" style:font-style-asian="italic" style:font-weight-asian="normal" style:font-style-complex="italic" style:font-weight-complex="normal"/>
    </style:style>
    <style:style style:name="P795" style:family="paragraph" style:parent-style-name="Standard">
      <style:paragraph-properties fo:line-height="100%"/>
      <style:text-properties fo:font-style="italic" fo:font-weight="normal" officeooo:rsid="028513af" officeooo:paragraph-rsid="0286868f" style:font-style-asian="italic" style:font-weight-asian="normal" style:font-style-complex="italic" style:font-weight-complex="normal"/>
    </style:style>
    <style:style style:name="P796" style:family="paragraph" style:parent-style-name="Standard">
      <style:paragraph-properties fo:line-height="100%"/>
      <style:text-properties fo:font-style="italic" style:text-underline-style="none" fo:font-weight="normal" officeooo:rsid="025457b9" officeooo:paragraph-rsid="025457b9" style:font-style-asian="italic" style:font-weight-asian="normal" style:font-style-complex="italic" style:font-weight-complex="normal"/>
    </style:style>
    <style:style style:name="P797" style:family="paragraph" style:parent-style-name="Standard">
      <style:paragraph-properties fo:line-height="100%"/>
      <style:text-properties fo:font-style="italic" style:text-underline-style="none" fo:font-weight="normal" officeooo:rsid="0255b347" officeooo:paragraph-rsid="025457b9" style:font-style-asian="italic" style:font-weight-asian="normal" style:font-style-complex="italic" style:font-weight-complex="normal"/>
    </style:style>
    <style:style style:name="P798" style:family="paragraph" style:parent-style-name="Standard" style:list-style-name="L52">
      <style:paragraph-properties fo:line-height="100%"/>
      <style:text-properties officeooo:rsid="031db3c9" officeooo:paragraph-rsid="031db3c9"/>
    </style:style>
    <style:style style:name="P799" style:family="paragraph" style:parent-style-name="Standard" style:list-style-name="L52">
      <style:paragraph-properties fo:line-height="100%"/>
      <style:text-properties officeooo:rsid="031fc330" officeooo:paragraph-rsid="031fc330"/>
    </style:style>
    <style:style style:name="P800" style:family="paragraph" style:parent-style-name="Standard">
      <style:paragraph-properties fo:line-height="100%"/>
      <style:text-properties officeooo:rsid="032a4ddc" officeooo:paragraph-rsid="032a4ddc"/>
    </style:style>
    <style:style style:name="P801" style:family="paragraph" style:parent-style-name="Standard" style:list-style-name="L53">
      <style:paragraph-properties fo:line-height="100%"/>
      <style:text-properties officeooo:rsid="0334a575" officeooo:paragraph-rsid="0334aa07"/>
    </style:style>
    <style:style style:name="P802" style:family="paragraph" style:parent-style-name="Standard">
      <style:paragraph-properties fo:line-height="100%"/>
      <style:text-properties fo:font-size="14pt" fo:font-weight="bold" officeooo:rsid="02bca867" officeooo:paragraph-rsid="000ee37d" style:font-size-asian="14pt" style:font-weight-asian="bold" style:font-size-complex="14pt" style:font-weight-complex="bold"/>
    </style:style>
    <style:style style:name="P803" style:family="paragraph" style:parent-style-name="Standard">
      <style:paragraph-properties fo:line-height="100%"/>
      <style:text-properties fo:font-size="14pt" fo:font-style="normal" fo:font-weight="bold" officeooo:rsid="0239a029" officeooo:paragraph-rsid="0239a029" style:font-size-asian="14pt" style:font-style-asian="normal" style:font-weight-asian="bold" style:font-size-complex="14pt" style:font-style-complex="normal" style:font-weight-complex="bold"/>
    </style:style>
    <style:style style:name="P804" style:family="paragraph" style:parent-style-name="Standard">
      <style:paragraph-properties fo:line-height="100%"/>
      <style:text-properties fo:font-size="14pt" fo:font-style="normal" fo:font-weight="bold" officeooo:rsid="024ee7c9" officeooo:paragraph-rsid="024ee7c9" style:font-size-asian="14pt" style:font-style-asian="normal" style:font-weight-asian="bold" style:font-size-complex="14pt" style:font-style-complex="normal" style:font-weight-complex="bold"/>
    </style:style>
    <style:style style:name="P805" style:family="paragraph" style:parent-style-name="Standard">
      <style:paragraph-properties fo:line-height="100%"/>
      <style:text-properties fo:font-size="14pt" fo:font-style="normal" fo:font-weight="bold" officeooo:rsid="02f7e517" officeooo:paragraph-rsid="02f7e517" style:font-size-asian="14pt" style:font-style-asian="normal" style:font-weight-asian="bold" style:font-size-complex="14pt" style:font-style-complex="normal" style:font-weight-complex="bold"/>
    </style:style>
    <style:style style:name="P806" style:family="paragraph" style:parent-style-name="Standard">
      <style:paragraph-properties fo:line-height="100%"/>
      <style:text-properties officeooo:rsid="000292bb" officeooo:paragraph-rsid="0005e742"/>
    </style:style>
    <style:style style:name="P807" style:family="paragraph" style:parent-style-name="Standard">
      <style:paragraph-properties fo:line-height="100%"/>
      <style:text-properties officeooo:rsid="000292bb" officeooo:paragraph-rsid="000292bb"/>
    </style:style>
    <style:style style:name="P808" style:family="paragraph" style:parent-style-name="Standard">
      <style:paragraph-properties fo:line-height="100%"/>
      <style:text-properties officeooo:rsid="0005e742" officeooo:paragraph-rsid="0005e742"/>
    </style:style>
    <style:style style:name="P809" style:family="paragraph" style:parent-style-name="Standard">
      <style:paragraph-properties fo:line-height="100%"/>
      <style:text-properties fo:font-weight="bold" officeooo:rsid="004a998d" officeooo:paragraph-rsid="004a998d" style:font-weight-asian="bold" style:font-weight-complex="bold"/>
    </style:style>
    <style:style style:name="P810" style:family="paragraph" style:parent-style-name="Standard">
      <style:paragraph-properties fo:line-height="100%"/>
      <style:text-properties fo:font-weight="bold" officeooo:rsid="0028ac76" officeooo:paragraph-rsid="0028ac76" style:font-weight-asian="bold" style:font-weight-complex="bold"/>
    </style:style>
    <style:style style:name="P811" style:family="paragraph" style:parent-style-name="Standard">
      <style:paragraph-properties fo:line-height="100%"/>
      <style:text-properties fo:font-weight="bold" officeooo:rsid="00327fc5" officeooo:paragraph-rsid="00327fc5" style:font-weight-asian="bold" style:font-weight-complex="bold"/>
    </style:style>
    <style:style style:name="P812" style:family="paragraph" style:parent-style-name="Standard">
      <style:paragraph-properties fo:line-height="100%"/>
      <style:text-properties fo:font-weight="bold" officeooo:rsid="003cadc2" officeooo:paragraph-rsid="003cadc2" style:font-weight-asian="bold" style:font-weight-complex="bold"/>
    </style:style>
    <style:style style:name="P813" style:family="paragraph" style:parent-style-name="Standard">
      <style:paragraph-properties fo:line-height="100%"/>
      <style:text-properties fo:font-weight="bold" officeooo:rsid="0044f955" officeooo:paragraph-rsid="0044f955" style:font-weight-asian="bold" style:font-weight-complex="bold"/>
    </style:style>
    <style:style style:name="P814" style:family="paragraph" style:parent-style-name="Standard">
      <style:paragraph-properties fo:line-height="100%"/>
      <style:text-properties fo:font-weight="bold" officeooo:rsid="004876da" officeooo:paragraph-rsid="004876da" style:font-weight-asian="bold" style:font-weight-complex="bold"/>
    </style:style>
    <style:style style:name="P815" style:family="paragraph" style:parent-style-name="Standard">
      <style:paragraph-properties fo:line-height="100%"/>
      <style:text-properties fo:font-weight="bold" officeooo:rsid="004b24f4" officeooo:paragraph-rsid="004b24f4" style:font-weight-asian="bold" style:font-weight-complex="bold"/>
    </style:style>
    <style:style style:name="P816" style:family="paragraph" style:parent-style-name="Standard">
      <style:paragraph-properties fo:line-height="100%"/>
      <style:text-properties fo:font-weight="bold" officeooo:rsid="02c83fce" officeooo:paragraph-rsid="02c83fce" style:font-weight-asian="bold" style:font-weight-complex="bold"/>
    </style:style>
    <style:style style:name="P817" style:family="paragraph" style:parent-style-name="Standard">
      <style:paragraph-properties fo:line-height="100%"/>
      <style:text-properties officeooo:rsid="00073bb5" officeooo:paragraph-rsid="00073bb5"/>
    </style:style>
    <style:style style:name="P818" style:family="paragraph" style:parent-style-name="Standard">
      <style:paragraph-properties fo:line-height="100%"/>
      <style:text-properties officeooo:rsid="000ee37d" officeooo:paragraph-rsid="000ee37d"/>
    </style:style>
    <style:style style:name="P819" style:family="paragraph" style:parent-style-name="Standard">
      <style:paragraph-properties fo:line-height="100%"/>
      <style:text-properties officeooo:rsid="0012269b" officeooo:paragraph-rsid="002c393c"/>
    </style:style>
    <style:style style:name="P820" style:family="paragraph" style:parent-style-name="Standard">
      <style:paragraph-properties fo:line-height="100%"/>
      <style:text-properties officeooo:rsid="0012269b" officeooo:paragraph-rsid="0012269b"/>
    </style:style>
    <style:style style:name="P821" style:family="paragraph" style:parent-style-name="Standard">
      <style:paragraph-properties fo:line-height="100%"/>
      <style:text-properties officeooo:rsid="004a998d" officeooo:paragraph-rsid="004a998d"/>
    </style:style>
    <style:style style:name="P822" style:family="paragraph" style:parent-style-name="Standard">
      <style:paragraph-properties fo:line-height="100%"/>
      <style:text-properties officeooo:rsid="00186c08" officeooo:paragraph-rsid="00186c08"/>
    </style:style>
    <style:style style:name="P823" style:family="paragraph" style:parent-style-name="Standard">
      <style:paragraph-properties fo:line-height="100%"/>
      <style:text-properties officeooo:rsid="00188e61" officeooo:paragraph-rsid="00188e61"/>
    </style:style>
    <style:style style:name="P824" style:family="paragraph" style:parent-style-name="Standard">
      <style:paragraph-properties fo:line-height="100%"/>
      <style:text-properties officeooo:rsid="001a55b6" officeooo:paragraph-rsid="001a55b6"/>
    </style:style>
    <style:style style:name="P825" style:family="paragraph" style:parent-style-name="Standard">
      <style:paragraph-properties fo:line-height="100%"/>
      <style:text-properties officeooo:rsid="001b7ac1" officeooo:paragraph-rsid="001b7ac1"/>
    </style:style>
    <style:style style:name="P826" style:family="paragraph" style:parent-style-name="Standard">
      <style:paragraph-properties fo:line-height="100%"/>
      <style:text-properties officeooo:rsid="0028ac76" officeooo:paragraph-rsid="0028ac76"/>
    </style:style>
    <style:style style:name="P827" style:family="paragraph" style:parent-style-name="Standard">
      <style:paragraph-properties fo:line-height="100%"/>
      <style:text-properties officeooo:rsid="0031063a" officeooo:paragraph-rsid="0031063a"/>
    </style:style>
    <style:style style:name="P828" style:family="paragraph" style:parent-style-name="Standard">
      <style:paragraph-properties fo:line-height="100%"/>
      <style:text-properties officeooo:rsid="0031063a" officeooo:paragraph-rsid="003cadc2"/>
    </style:style>
    <style:style style:name="P829" style:family="paragraph" style:parent-style-name="Standard">
      <style:paragraph-properties fo:line-height="100%"/>
      <style:text-properties officeooo:rsid="00327fc5" officeooo:paragraph-rsid="00327fc5"/>
    </style:style>
    <style:style style:name="P830" style:family="paragraph" style:parent-style-name="Standard">
      <style:paragraph-properties fo:line-height="100%"/>
      <style:text-properties officeooo:rsid="00327fc5" officeooo:paragraph-rsid="0184468d"/>
    </style:style>
    <style:style style:name="P831" style:family="paragraph" style:parent-style-name="Standard">
      <style:paragraph-properties fo:line-height="100%"/>
      <style:text-properties officeooo:rsid="00327fc5" officeooo:paragraph-rsid="00365b6d"/>
    </style:style>
    <style:style style:name="P832" style:family="paragraph" style:parent-style-name="Standard">
      <style:paragraph-properties fo:line-height="100%"/>
      <style:text-properties officeooo:rsid="003366c6" officeooo:paragraph-rsid="00348e9f"/>
    </style:style>
    <style:style style:name="P833" style:family="paragraph" style:parent-style-name="Standard">
      <style:paragraph-properties fo:line-height="100%"/>
      <style:text-properties officeooo:rsid="003952b0" officeooo:paragraph-rsid="003952b0"/>
    </style:style>
    <style:style style:name="P834" style:family="paragraph" style:parent-style-name="Standard">
      <style:paragraph-properties fo:line-height="100%"/>
      <style:text-properties officeooo:rsid="0040ace3" officeooo:paragraph-rsid="0040ace3"/>
    </style:style>
    <style:style style:name="P835" style:family="paragraph" style:parent-style-name="Standard">
      <style:paragraph-properties fo:line-height="100%"/>
      <style:text-properties officeooo:rsid="0042499f" officeooo:paragraph-rsid="0042499f"/>
    </style:style>
    <style:style style:name="P836" style:family="paragraph" style:parent-style-name="Standard">
      <style:paragraph-properties fo:line-height="100%"/>
      <style:text-properties officeooo:rsid="00432561" officeooo:paragraph-rsid="00432561"/>
    </style:style>
    <style:style style:name="P837" style:family="paragraph" style:parent-style-name="Standard">
      <style:paragraph-properties fo:line-height="100%"/>
      <style:text-properties officeooo:rsid="00432561" officeooo:paragraph-rsid="0287d99f"/>
    </style:style>
    <style:style style:name="P838" style:family="paragraph" style:parent-style-name="Standard">
      <style:paragraph-properties fo:line-height="100%"/>
      <style:text-properties officeooo:rsid="0044f955" officeooo:paragraph-rsid="0044f955"/>
    </style:style>
    <style:style style:name="P839" style:family="paragraph" style:parent-style-name="Standard">
      <style:paragraph-properties fo:line-height="100%"/>
      <style:text-properties officeooo:rsid="0044f955" officeooo:paragraph-rsid="00abdb64"/>
    </style:style>
    <style:style style:name="P840" style:family="paragraph" style:parent-style-name="Standard">
      <style:paragraph-properties fo:line-height="100%"/>
      <style:text-properties officeooo:rsid="00467a6f" officeooo:paragraph-rsid="00467a6f"/>
    </style:style>
    <style:style style:name="P841" style:family="paragraph" style:parent-style-name="Standard">
      <style:paragraph-properties fo:line-height="100%"/>
      <style:text-properties officeooo:rsid="004876da" officeooo:paragraph-rsid="004876da"/>
    </style:style>
    <style:style style:name="P842" style:family="paragraph" style:parent-style-name="Standard">
      <style:paragraph-properties fo:line-height="100%"/>
      <style:text-properties officeooo:rsid="00495423" officeooo:paragraph-rsid="00495423"/>
    </style:style>
    <style:style style:name="P843" style:family="paragraph" style:parent-style-name="Standard">
      <style:paragraph-properties fo:line-height="100%"/>
      <style:text-properties officeooo:rsid="00495423" officeooo:paragraph-rsid="004961a2"/>
    </style:style>
    <style:style style:name="P844" style:family="paragraph" style:parent-style-name="Standard">
      <style:paragraph-properties fo:line-height="100%"/>
      <style:text-properties officeooo:rsid="00a73331" officeooo:paragraph-rsid="00a73331"/>
    </style:style>
    <style:style style:name="P845" style:family="paragraph" style:parent-style-name="Standard">
      <style:paragraph-properties fo:line-height="100%"/>
      <style:text-properties officeooo:rsid="01c3f677" officeooo:paragraph-rsid="01c3f677"/>
    </style:style>
    <style:style style:name="P846" style:family="paragraph" style:parent-style-name="Standard">
      <style:paragraph-properties fo:line-height="100%"/>
      <style:text-properties officeooo:rsid="0239a029" officeooo:paragraph-rsid="0239a029"/>
    </style:style>
    <style:style style:name="P847" style:family="paragraph" style:parent-style-name="Standard">
      <style:paragraph-properties fo:line-height="100%"/>
      <style:text-properties officeooo:rsid="0248313e" officeooo:paragraph-rsid="0248313e"/>
    </style:style>
    <style:style style:name="P848" style:family="paragraph" style:parent-style-name="Standard">
      <style:paragraph-properties fo:line-height="100%"/>
      <style:text-properties fo:font-weight="normal" officeooo:rsid="024a3f35" officeooo:paragraph-rsid="024a3f35" style:font-weight-asian="normal" style:font-weight-complex="normal"/>
    </style:style>
    <style:style style:name="P849" style:family="paragraph" style:parent-style-name="Standard">
      <style:paragraph-properties fo:line-height="100%"/>
      <style:text-properties fo:font-weight="normal" officeooo:paragraph-rsid="0276fe33" style:font-weight-asian="normal" style:font-weight-complex="normal"/>
    </style:style>
    <style:style style:name="P850" style:family="paragraph" style:parent-style-name="Standard">
      <style:paragraph-properties fo:line-height="100%"/>
      <style:text-properties officeooo:rsid="0264a88e" officeooo:paragraph-rsid="0264a88e"/>
    </style:style>
    <style:style style:name="P851" style:family="paragraph" style:parent-style-name="Standard">
      <style:paragraph-properties fo:line-height="100%"/>
      <style:text-properties officeooo:rsid="0264a88e" officeooo:paragraph-rsid="0264d8eb"/>
    </style:style>
    <style:style style:name="P852" style:family="paragraph" style:parent-style-name="Standard">
      <style:paragraph-properties fo:line-height="100%"/>
      <style:text-properties officeooo:rsid="02dbac17" officeooo:paragraph-rsid="02dbac17"/>
    </style:style>
    <style:style style:name="P853" style:family="paragraph" style:parent-style-name="Standard">
      <style:paragraph-properties fo:line-height="100%"/>
      <style:text-properties officeooo:rsid="02d28670" officeooo:paragraph-rsid="02e043fa"/>
    </style:style>
    <style:style style:name="P854" style:family="paragraph" style:parent-style-name="Standard">
      <style:paragraph-properties fo:line-height="100%"/>
      <style:text-properties officeooo:rsid="02e1b98d" officeooo:paragraph-rsid="02e1b98d"/>
    </style:style>
    <style:style style:name="P855" style:family="paragraph" style:parent-style-name="Standard">
      <style:paragraph-properties fo:line-height="100%"/>
      <style:text-properties style:text-line-through-style="solid" style:text-line-through-type="single" fo:font-style="italic" fo:font-weight="normal" officeooo:rsid="02eb712b" officeooo:paragraph-rsid="02ff4001" style:font-style-asian="italic" style:font-weight-asian="normal" style:font-style-complex="italic" style:font-weight-complex="normal"/>
    </style:style>
    <style:style style:name="P856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2d4a01e" officeooo:paragraph-rsid="02d4a01e" style:font-style-asian="normal" style:font-weight-asian="normal" style:font-style-complex="normal" style:font-weight-complex="normal"/>
    </style:style>
    <style:style style:name="T1" style:family="text">
      <style:text-properties officeooo:rsid="00073bb5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officeooo:rsid="0018f3c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1f49d4" style:font-weight-asian="bold" style:font-weight-complex="bold"/>
    </style:style>
    <style:style style:name="T10" style:family="text">
      <style:text-properties fo:font-weight="bold" officeooo:rsid="00a9eb52" style:font-weight-asian="bold" style:font-weight-complex="bold"/>
    </style:style>
    <style:style style:name="T11" style:family="text">
      <style:text-properties fo:font-weight="bold" officeooo:rsid="00b87274" style:font-weight-asian="bold" style:font-weight-complex="bold"/>
    </style:style>
    <style:style style:name="T12" style:family="text">
      <style:text-properties fo:font-weight="bold" officeooo:rsid="01326b81" style:font-weight-asian="bold" style:font-weight-complex="bold"/>
    </style:style>
    <style:style style:name="T13" style:family="text">
      <style:text-properties fo:font-weight="bold" officeooo:rsid="01b3ac04" style:font-weight-asian="bold" style:font-weight-complex="bold"/>
    </style:style>
    <style:style style:name="T14" style:family="text">
      <style:text-properties fo:font-weight="bold" officeooo:rsid="01b3d268" style:font-weight-asian="bold" style:font-weight-complex="bold"/>
    </style:style>
    <style:style style:name="T15" style:family="text">
      <style:text-properties fo:font-weight="bold" officeooo:rsid="01b07b18" style:font-weight-asian="bold" style:font-weight-complex="bold"/>
    </style:style>
    <style:style style:name="T16" style:family="text">
      <style:text-properties fo:font-weight="bold" officeooo:rsid="01b82811" style:font-weight-asian="bold" style:font-weight-complex="bold"/>
    </style:style>
    <style:style style:name="T17" style:family="text">
      <style:text-properties fo:font-weight="bold" officeooo:rsid="01b85cfd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163ff" style:font-weight-asian="bold" style:font-weight-complex="bold"/>
    </style:style>
    <style:style style:name="T20" style:family="text">
      <style:text-properties fo:font-weight="bold" officeooo:rsid="02168352" style:font-weight-asian="bold" style:font-weight-complex="bold"/>
    </style:style>
    <style:style style:name="T21" style:family="text">
      <style:text-properties fo:font-weight="bold" officeooo:rsid="0239fde1" style:font-weight-asian="bold" style:font-weight-complex="bold"/>
    </style:style>
    <style:style style:name="T22" style:family="text">
      <style:text-properties fo:font-weight="bold" officeooo:rsid="0239a029" style:font-weight-asian="bold" style:font-weight-complex="bold"/>
    </style:style>
    <style:style style:name="T23" style:family="text">
      <style:text-properties fo:font-weight="bold" officeooo:rsid="024888ae" style:font-weight-asian="bold" style:font-weight-complex="bold"/>
    </style:style>
    <style:style style:name="T24" style:family="text">
      <style:text-properties fo:font-weight="bold" officeooo:rsid="025c47d1" style:font-weight-asian="bold" style:font-weight-complex="bold"/>
    </style:style>
    <style:style style:name="T25" style:family="text">
      <style:text-properties fo:font-weight="bold" officeooo:rsid="026566f7" style:font-weight-asian="bold" style:font-weight-complex="bold"/>
    </style:style>
    <style:style style:name="T26" style:family="text">
      <style:text-properties fo:font-weight="bold" officeooo:rsid="0264d8eb" style:font-weight-asian="bold" style:font-weight-complex="bold"/>
    </style:style>
    <style:style style:name="T27" style:family="text">
      <style:text-properties officeooo:rsid="001a55b6"/>
    </style:style>
    <style:style style:name="T28" style:family="text">
      <style:text-properties officeooo:rsid="001b7ac1"/>
    </style:style>
    <style:style style:name="T29" style:family="text">
      <style:text-properties officeooo:rsid="001c4800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1f49d4" style:font-style-asian="italic" style:font-style-complex="italic"/>
    </style:style>
    <style:style style:name="T32" style:family="text">
      <style:text-properties fo:font-style="italic" officeooo:rsid="0020be15" style:font-style-asian="italic" style:font-style-complex="italic"/>
    </style:style>
    <style:style style:name="T33" style:family="text">
      <style:text-properties fo:font-style="italic" officeooo:rsid="00940908" style:font-style-asian="italic" style:font-style-complex="italic"/>
    </style:style>
    <style:style style:name="T34" style:family="text">
      <style:text-properties fo:font-style="italic" officeooo:rsid="00bd40d6" style:font-style-asian="italic" style:font-style-complex="italic"/>
    </style:style>
    <style:style style:name="T35" style:family="text">
      <style:text-properties fo:font-style="italic" officeooo:rsid="0018f3c7" style:font-style-asian="italic" style:font-style-complex="italic"/>
    </style:style>
    <style:style style:name="T36" style:family="text">
      <style:text-properties fo:font-style="italic" officeooo:rsid="00ec7646" style:font-style-asian="italic" style:font-style-complex="italic"/>
    </style:style>
    <style:style style:name="T37" style:family="text">
      <style:text-properties fo:font-style="italic" officeooo:rsid="001a55b6" style:font-style-asian="italic" style:font-style-complex="italic"/>
    </style:style>
    <style:style style:name="T38" style:family="text">
      <style:text-properties fo:font-style="italic" officeooo:rsid="00f3e97e" style:font-style-asian="italic" style:font-style-complex="italic"/>
    </style:style>
    <style:style style:name="T39" style:family="text">
      <style:text-properties fo:font-style="italic" officeooo:rsid="00f58c93" style:font-style-asian="italic" style:font-style-complex="italic"/>
    </style:style>
    <style:style style:name="T40" style:family="text">
      <style:text-properties fo:font-style="italic" officeooo:rsid="019cb120" style:font-style-asian="italic" style:font-style-complex="italic"/>
    </style:style>
    <style:style style:name="T41" style:family="text">
      <style:text-properties fo:font-style="italic" officeooo:rsid="01a2da39" style:font-style-asian="italic" style:font-style-complex="italic"/>
    </style:style>
    <style:style style:name="T42" style:family="text">
      <style:text-properties fo:font-style="italic" officeooo:rsid="01eebdc2" style:font-style-asian="italic" style:font-style-complex="italic"/>
    </style:style>
    <style:style style:name="T43" style:family="text">
      <style:text-properties fo:font-style="italic" officeooo:rsid="01f1f76c" style:font-style-asian="italic" style:font-style-complex="italic"/>
    </style:style>
    <style:style style:name="T44" style:family="text">
      <style:text-properties fo:font-style="italic" officeooo:rsid="01e956af" style:font-style-asian="italic" style:font-style-complex="italic"/>
    </style:style>
    <style:style style:name="T45" style:family="text">
      <style:text-properties fo:font-style="italic" officeooo:rsid="01f8997a" style:font-style-asian="italic" style:font-style-complex="italic"/>
    </style:style>
    <style:style style:name="T46" style:family="text">
      <style:text-properties fo:font-style="italic" officeooo:rsid="02048eb5" style:font-style-asian="italic" style:font-style-complex="italic"/>
    </style:style>
    <style:style style:name="T47" style:family="text">
      <style:text-properties fo:font-style="italic" officeooo:rsid="0208988e" style:font-style-asian="italic" style:font-style-complex="italic"/>
    </style:style>
    <style:style style:name="T48" style:family="text">
      <style:text-properties fo:font-style="italic" officeooo:rsid="020f6fa6" style:font-style-asian="italic" style:font-style-complex="italic"/>
    </style:style>
    <style:style style:name="T49" style:family="text">
      <style:text-properties fo:font-style="italic" officeooo:rsid="021a325c" style:font-style-asian="italic" style:font-style-complex="italic"/>
    </style:style>
    <style:style style:name="T50" style:family="text">
      <style:text-properties fo:font-style="italic" officeooo:rsid="0226309a" style:font-style-asian="italic" style:font-style-complex="italic"/>
    </style:style>
    <style:style style:name="T51" style:family="text">
      <style:text-properties fo:font-style="italic" officeooo:rsid="0294c7f7" style:font-style-asian="italic" style:font-style-complex="italic"/>
    </style:style>
    <style:style style:name="T52" style:family="text">
      <style:text-properties fo:font-style="italic" officeooo:rsid="02976e1e" style:font-style-asian="italic" style:font-style-complex="italic"/>
    </style:style>
    <style:style style:name="T53" style:family="text">
      <style:text-properties fo:font-style="italic" officeooo:rsid="0299305b" style:font-style-asian="italic" style:font-style-complex="italic"/>
    </style:style>
    <style:style style:name="T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64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1e956af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2734a54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276fe33" style:font-style-asian="italic" style:font-weight-asian="normal" style:font-style-complex="italic" style:font-weight-complex="normal"/>
    </style:style>
    <style:style style:name="T77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78" style:family="text">
      <style:text-properties officeooo:rsid="0026d40f"/>
    </style:style>
    <style:style style:name="T79" style:family="text">
      <style:text-properties officeooo:rsid="002995de"/>
    </style:style>
    <style:style style:name="T80" style:family="text">
      <style:text-properties officeooo:rsid="002ab5f6"/>
    </style:style>
    <style:style style:name="T81" style:family="text">
      <style:text-properties officeooo:rsid="002c393c"/>
    </style:style>
    <style:style style:name="T82" style:family="text">
      <style:text-properties officeooo:rsid="002e1600"/>
    </style:style>
    <style:style style:name="T83" style:family="text">
      <style:text-properties officeooo:rsid="0031063a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02e1600" style:font-weight-asian="normal" style:font-weight-complex="normal"/>
    </style:style>
    <style:style style:name="T86" style:family="text">
      <style:text-properties fo:font-weight="normal" officeooo:rsid="0031063a" style:font-weight-asian="normal" style:font-weight-complex="normal"/>
    </style:style>
    <style:style style:name="T87" style:family="text">
      <style:text-properties fo:font-weight="normal" officeooo:rsid="0082ba18" style:font-weight-asian="normal" style:font-weight-complex="normal"/>
    </style:style>
    <style:style style:name="T88" style:family="text">
      <style:text-properties fo:font-weight="normal" officeooo:rsid="00863738" style:font-weight-asian="normal" style:font-weight-complex="normal"/>
    </style:style>
    <style:style style:name="T89" style:family="text">
      <style:text-properties fo:font-weight="normal" officeooo:rsid="0083140b" style:font-weight-asian="normal" style:font-weight-complex="normal"/>
    </style:style>
    <style:style style:name="T90" style:family="text">
      <style:text-properties fo:font-weight="normal" officeooo:rsid="009bf1d4" style:font-weight-asian="normal" style:font-weight-complex="normal"/>
    </style:style>
    <style:style style:name="T91" style:family="text">
      <style:text-properties fo:font-weight="normal" officeooo:rsid="009ab1ff" style:font-weight-asian="normal" style:font-weight-complex="normal"/>
    </style:style>
    <style:style style:name="T92" style:family="text">
      <style:text-properties fo:font-weight="normal" officeooo:rsid="00aea48b" style:font-weight-asian="normal" style:font-weight-complex="normal"/>
    </style:style>
    <style:style style:name="T93" style:family="text">
      <style:text-properties fo:font-weight="normal" officeooo:rsid="00afb9b1" style:font-weight-asian="normal" style:font-weight-complex="normal"/>
    </style:style>
    <style:style style:name="T94" style:family="text">
      <style:text-properties fo:font-weight="normal" officeooo:rsid="00b56a82" style:font-weight-asian="normal" style:font-weight-complex="normal"/>
    </style:style>
    <style:style style:name="T95" style:family="text">
      <style:text-properties fo:font-weight="normal" officeooo:rsid="00b69a4a" style:font-weight-asian="normal" style:font-weight-complex="normal"/>
    </style:style>
    <style:style style:name="T96" style:family="text">
      <style:text-properties fo:font-weight="normal" officeooo:rsid="00b38348" style:font-weight-asian="normal" style:font-weight-complex="normal"/>
    </style:style>
    <style:style style:name="T97" style:family="text">
      <style:text-properties fo:font-weight="normal" officeooo:rsid="01b07b18" style:font-weight-asian="normal" style:font-weight-complex="normal"/>
    </style:style>
    <style:style style:name="T98" style:family="text">
      <style:text-properties fo:font-weight="normal" officeooo:rsid="01bef01a" style:font-weight-asian="normal" style:font-weight-complex="normal"/>
    </style:style>
    <style:style style:name="T99" style:family="text">
      <style:text-properties fo:font-weight="normal" officeooo:rsid="024888ae" style:font-weight-asian="normal" style:font-weight-complex="normal"/>
    </style:style>
    <style:style style:name="T100" style:family="text">
      <style:text-properties fo:font-weight="normal" officeooo:rsid="025457b9" style:font-weight-asian="normal" style:font-weight-complex="normal"/>
    </style:style>
    <style:style style:name="T101" style:family="text">
      <style:text-properties fo:font-weight="normal" officeooo:rsid="0255b347" style:font-weight-asian="normal" style:font-weight-complex="normal"/>
    </style:style>
    <style:style style:name="T102" style:family="text">
      <style:text-properties fo:font-weight="normal" officeooo:rsid="025c1edd" style:font-weight-asian="normal" style:font-weight-complex="normal"/>
    </style:style>
    <style:style style:name="T103" style:family="text">
      <style:text-properties fo:font-weight="normal" officeooo:rsid="025c47d1" style:font-weight-asian="normal" style:font-weight-complex="normal"/>
    </style:style>
    <style:style style:name="T104" style:family="text">
      <style:text-properties fo:font-weight="normal" officeooo:rsid="025ca15a" style:font-weight-asian="normal" style:font-weight-complex="normal"/>
    </style:style>
    <style:style style:name="T105" style:family="text">
      <style:text-properties fo:font-weight="normal" officeooo:rsid="025f521f" style:font-weight-asian="normal" style:font-weight-complex="normal"/>
    </style:style>
    <style:style style:name="T106" style:family="text">
      <style:text-properties fo:font-weight="normal" officeooo:rsid="0264a88e" style:font-weight-asian="normal" style:font-weight-complex="normal"/>
    </style:style>
    <style:style style:name="T107" style:family="text">
      <style:text-properties fo:font-weight="normal" officeooo:rsid="0264d8eb" style:font-weight-asian="normal" style:font-weight-complex="normal"/>
    </style:style>
    <style:style style:name="T108" style:family="text">
      <style:text-properties fo:font-weight="normal" officeooo:rsid="026830e1" style:font-weight-asian="normal" style:font-weight-complex="normal"/>
    </style:style>
    <style:style style:name="T109" style:family="text">
      <style:text-properties fo:font-weight="normal" officeooo:rsid="0269ddcc" style:font-weight-asian="normal" style:font-weight-complex="normal"/>
    </style:style>
    <style:style style:name="T110" style:family="text">
      <style:text-properties fo:font-weight="normal" officeooo:rsid="02734a54" style:font-weight-asian="normal" style:font-weight-complex="normal"/>
    </style:style>
    <style:style style:name="T111" style:family="text">
      <style:text-properties fo:font-weight="normal" officeooo:rsid="026d91be" style:font-weight-asian="normal" style:font-weight-complex="normal"/>
    </style:style>
    <style:style style:name="T112" style:family="text">
      <style:text-properties fo:font-weight="normal" officeooo:rsid="0275f1bd" style:font-weight-asian="normal" style:font-weight-complex="normal"/>
    </style:style>
    <style:style style:name="T113" style:family="text">
      <style:text-properties fo:font-weight="normal" officeooo:rsid="027a81b3" style:font-weight-asian="normal" style:font-weight-complex="normal"/>
    </style:style>
    <style:style style:name="T114" style:family="text">
      <style:text-properties fo:font-weight="normal" officeooo:rsid="027e77a9" style:font-weight-asian="normal" style:font-weight-complex="normal"/>
    </style:style>
    <style:style style:name="T115" style:family="text">
      <style:text-properties fo:font-weight="normal" officeooo:rsid="0286868f" style:font-weight-asian="normal" style:font-weight-complex="normal"/>
    </style:style>
    <style:style style:name="T116" style:family="text">
      <style:text-properties fo:font-weight="normal" officeooo:rsid="028513af" style:font-weight-asian="normal" style:font-weight-complex="normal"/>
    </style:style>
    <style:style style:name="T117" style:family="text">
      <style:text-properties fo:font-weight="normal" officeooo:rsid="02daa313" style:font-weight-asian="normal" style:font-weight-complex="normal"/>
    </style:style>
    <style:style style:name="T118" style:family="text">
      <style:text-properties fo:font-weight="normal" officeooo:rsid="02dd74c8" style:font-weight-asian="normal" style:font-weight-complex="normal"/>
    </style:style>
    <style:style style:name="T119" style:family="text">
      <style:text-properties fo:font-weight="normal" officeooo:rsid="02e1b98d" style:font-weight-asian="normal" style:font-weight-complex="normal"/>
    </style:style>
    <style:style style:name="T120" style:family="text">
      <style:text-properties officeooo:rsid="003131fa"/>
    </style:style>
    <style:style style:name="T121" style:family="text">
      <style:text-properties officeooo:rsid="003366c6"/>
    </style:style>
    <style:style style:name="T122" style:family="text">
      <style:text-properties officeooo:rsid="0035065f"/>
    </style:style>
    <style:style style:name="T123" style:family="text">
      <style:text-properties officeooo:rsid="00365b6d"/>
    </style:style>
    <style:style style:name="T124" style:family="text">
      <style:text-properties officeooo:rsid="0041ce35"/>
    </style:style>
    <style:style style:name="T125" style:family="text">
      <style:text-properties officeooo:rsid="00495423"/>
    </style:style>
    <style:style style:name="T126" style:family="text">
      <style:text-properties officeooo:rsid="004961a2"/>
    </style:style>
    <style:style style:name="T127" style:family="text">
      <style:text-properties officeooo:rsid="004a998d"/>
    </style:style>
    <style:style style:name="T128" style:family="text">
      <style:text-properties officeooo:rsid="0050044a"/>
    </style:style>
    <style:style style:name="T129" style:family="text">
      <style:text-properties officeooo:rsid="0050643a"/>
    </style:style>
    <style:style style:name="T130" style:family="text">
      <style:text-properties style:text-underline-style="none"/>
    </style:style>
    <style:style style:name="T131" style:family="text">
      <style:text-properties style:text-underline-style="none" officeooo:rsid="0050643a"/>
    </style:style>
    <style:style style:name="T132" style:family="text">
      <style:text-properties style:text-underline-style="none" fo:font-weight="bold" officeooo:rsid="01e2099a" style:font-weight-asian="bold" style:font-weight-complex="bold"/>
    </style:style>
    <style:style style:name="T133" style:family="text">
      <style:text-properties style:text-underline-style="none" fo:font-weight="bold" officeooo:rsid="01e0794a" style:font-weight-asian="bold" style:font-weight-complex="bold"/>
    </style:style>
    <style:style style:name="T134" style:family="text">
      <style:text-properties style:text-underline-style="none" fo:font-weight="bold" officeooo:rsid="024888ae" style:font-weight-asian="bold" style:font-weight-complex="bold"/>
    </style:style>
    <style:style style:name="T135" style:family="text">
      <style:text-properties style:text-underline-style="none" officeooo:rsid="01e2099a"/>
    </style:style>
    <style:style style:name="T136" style:family="text">
      <style:text-properties style:text-underline-style="none" officeooo:rsid="01e0794a"/>
    </style:style>
    <style:style style:name="T137" style:family="text">
      <style:text-properties style:text-underline-style="none" officeooo:rsid="024888ae"/>
    </style:style>
    <style:style style:name="T138" style:family="text">
      <style:text-properties style:text-underline-style="none" officeooo:rsid="0255b347"/>
    </style:style>
    <style:style style:name="T139" style:family="text">
      <style:text-properties officeooo:rsid="00523632"/>
    </style:style>
    <style:style style:name="T140" style:family="text">
      <style:text-properties officeooo:rsid="00566b9a"/>
    </style:style>
    <style:style style:name="T141" style:family="text">
      <style:text-properties officeooo:rsid="00579098"/>
    </style:style>
    <style:style style:name="T142" style:family="text">
      <style:text-properties officeooo:rsid="00595b66"/>
    </style:style>
    <style:style style:name="T143" style:family="text">
      <style:text-properties officeooo:rsid="005e617e"/>
    </style:style>
    <style:style style:name="T144" style:family="text">
      <style:text-properties officeooo:rsid="005fae66"/>
    </style:style>
    <style:style style:name="T145" style:family="text">
      <style:text-properties officeooo:rsid="00632e51"/>
    </style:style>
    <style:style style:name="T146" style:family="text">
      <style:text-properties officeooo:rsid="0040ace3"/>
    </style:style>
    <style:style style:name="T147" style:family="text">
      <style:text-properties officeooo:rsid="006b15e0"/>
    </style:style>
    <style:style style:name="T148" style:family="text">
      <style:text-properties officeooo:rsid="006b5675"/>
    </style:style>
    <style:style style:name="T149" style:family="text">
      <style:text-properties officeooo:rsid="006cc84d"/>
    </style:style>
    <style:style style:name="T150" style:family="text">
      <style:text-properties officeooo:rsid="006e3a09"/>
    </style:style>
    <style:style style:name="T151" style:family="text">
      <style:text-properties officeooo:rsid="007037b8"/>
    </style:style>
    <style:style style:name="T152" style:family="text">
      <style:text-properties officeooo:rsid="00756d32"/>
    </style:style>
    <style:style style:name="T153" style:family="text">
      <style:text-properties officeooo:rsid="0079265a"/>
    </style:style>
    <style:style style:name="T154" style:family="text">
      <style:text-properties officeooo:rsid="007aa141"/>
    </style:style>
    <style:style style:name="T155" style:family="text">
      <style:text-properties officeooo:rsid="00685481"/>
    </style:style>
    <style:style style:name="T156" style:family="text">
      <style:text-properties officeooo:rsid="007d1779"/>
    </style:style>
    <style:style style:name="T157" style:family="text">
      <style:text-properties style:use-window-font-color="true"/>
    </style:style>
    <style:style style:name="T158" style:family="text">
      <style:text-properties style:use-window-font-color="true" officeooo:rsid="00687220"/>
    </style:style>
    <style:style style:name="T159" style:family="text">
      <style:text-properties style:use-window-font-color="true" fo:font-style="normal" style:font-style-asian="normal" style:font-style-complex="normal"/>
    </style:style>
    <style:style style:name="T160" style:family="text">
      <style:text-properties style:use-window-font-color="true" fo:font-style="normal" officeooo:rsid="01030c93" style:font-style-asian="normal" style:font-style-complex="normal"/>
    </style:style>
    <style:style style:name="T161" style:family="text">
      <style:text-properties style:use-window-font-color="true" fo:font-style="normal" officeooo:rsid="0103ab09" style:font-style-asian="normal" style:font-style-complex="normal"/>
    </style:style>
    <style:style style:name="T162" style:family="text">
      <style:text-properties style:use-window-font-color="true" fo:font-style="normal" officeooo:rsid="01045e2b" style:font-style-asian="normal" style:font-style-complex="normal"/>
    </style:style>
    <style:style style:name="T163" style:family="text">
      <style:text-properties style:use-window-font-color="true" fo:font-style="normal" officeooo:rsid="0101a62b" style:font-style-asian="normal" style:font-style-complex="normal"/>
    </style:style>
    <style:style style:name="T164" style:family="text">
      <style:text-properties style:use-window-font-color="true" fo:font-style="normal" officeooo:rsid="0104ab26" style:font-style-asian="normal" style:font-style-complex="normal"/>
    </style:style>
    <style:style style:name="T165" style:family="text">
      <style:text-properties style:use-window-font-color="true" fo:font-style="normal" officeooo:rsid="00ec7646" style:font-style-asian="normal" style:font-style-complex="normal"/>
    </style:style>
    <style:style style:name="T166" style:family="text">
      <style:text-properties style:use-window-font-color="true" fo:font-style="normal" officeooo:rsid="0129e716" style:font-style-asian="normal" style:font-style-complex="normal"/>
    </style:style>
    <style:style style:name="T167" style:family="text">
      <style:text-properties style:use-window-font-color="true" fo:font-style="normal" officeooo:rsid="012ce0e6" style:font-style-asian="normal" style:font-style-complex="normal"/>
    </style:style>
    <style:style style:name="T168" style:family="text">
      <style:text-properties style:use-window-font-color="true" fo:font-style="normal" officeooo:rsid="012e0c58" style:font-style-asian="normal" style:font-style-complex="normal"/>
    </style:style>
    <style:style style:name="T169" style:family="text">
      <style:text-properties style:use-window-font-color="true" fo:font-style="normal" officeooo:rsid="00ccac5e" style:font-style-asian="normal" style:font-style-complex="normal"/>
    </style:style>
    <style:style style:name="T170" style:family="text">
      <style:text-properties style:use-window-font-color="true" fo:font-style="normal" officeooo:rsid="01309713" style:font-style-asian="normal" style:font-style-complex="normal"/>
    </style:style>
    <style:style style:name="T171" style:family="text">
      <style:text-properties style:use-window-font-color="true" fo:font-style="normal" officeooo:rsid="013b4b0d" style:font-style-asian="normal" style:font-style-complex="normal"/>
    </style:style>
    <style:style style:name="T172" style:family="text">
      <style:text-properties style:use-window-font-color="true" fo:font-style="normal" officeooo:rsid="013c52d4" style:font-style-asian="normal" style:font-style-complex="normal"/>
    </style:style>
    <style:style style:name="T173" style:family="text">
      <style:text-properties style:use-window-font-color="true" fo:font-style="normal" officeooo:rsid="013d6fbb" style:font-style-asian="normal" style:font-style-complex="normal"/>
    </style:style>
    <style:style style:name="T174" style:family="text">
      <style:text-properties style:use-window-font-color="true" fo:font-style="normal" officeooo:rsid="013ddfc0" style:font-style-asian="normal" style:font-style-complex="normal"/>
    </style:style>
    <style:style style:name="T175" style:family="text">
      <style:text-properties style:use-window-font-color="true" fo:font-style="normal" officeooo:rsid="013f1034" style:font-style-asian="normal" style:font-style-complex="normal"/>
    </style:style>
    <style:style style:name="T176" style:family="text">
      <style:text-properties style:use-window-font-color="true" fo:font-style="normal" officeooo:rsid="0140086d" style:font-style-asian="normal" style:font-style-complex="normal"/>
    </style:style>
    <style:style style:name="T177" style:family="text">
      <style:text-properties style:use-window-font-color="true" fo:font-style="normal" officeooo:rsid="00ee8692" style:font-style-asian="normal" style:font-style-complex="normal"/>
    </style:style>
    <style:style style:name="T178" style:family="text">
      <style:text-properties style:use-window-font-color="true" fo:font-style="normal" officeooo:rsid="0143c3ef" style:font-style-asian="normal" style:font-style-complex="normal"/>
    </style:style>
    <style:style style:name="T179" style:family="text">
      <style:text-properties style:use-window-font-color="true" fo:font-style="normal" officeooo:rsid="0162a1a6" style:font-style-asian="normal" style:font-style-complex="normal"/>
    </style:style>
    <style:style style:name="T180" style:family="text">
      <style:text-properties style:use-window-font-color="true" fo:font-style="normal" officeooo:rsid="01648ccb" style:font-style-asian="normal" style:font-style-complex="normal"/>
    </style:style>
    <style:style style:name="T181" style:family="text">
      <style:text-properties style:use-window-font-color="true" fo:font-style="normal" officeooo:rsid="01731cf9" style:font-style-asian="normal" style:font-style-complex="normal"/>
    </style:style>
    <style:style style:name="T182" style:family="text">
      <style:text-properties style:use-window-font-color="true" fo:font-style="normal" officeooo:rsid="01736d00" style:font-style-asian="normal" style:font-style-complex="normal"/>
    </style:style>
    <style:style style:name="T183" style:family="text">
      <style:text-properties style:use-window-font-color="true" fo:font-style="normal" officeooo:rsid="017440d5" style:font-style-asian="normal" style:font-style-complex="normal"/>
    </style:style>
    <style:style style:name="T184" style:family="text">
      <style:text-properties style:use-window-font-color="true" fo:font-style="normal" officeooo:rsid="017b1e57" style:font-style-asian="normal" style:font-style-complex="normal"/>
    </style:style>
    <style:style style:name="T185" style:family="text">
      <style:text-properties style:use-window-font-color="true" fo:font-style="normal" officeooo:rsid="0189b6bf" style:font-style-asian="normal" style:font-style-complex="normal"/>
    </style:style>
    <style:style style:name="T186" style:family="text">
      <style:text-properties style:use-window-font-color="true" fo:font-style="normal" officeooo:rsid="0189bd5a" style:font-style-asian="normal" style:font-style-complex="normal"/>
    </style:style>
    <style:style style:name="T187" style:family="text">
      <style:text-properties style:use-window-font-color="true" fo:font-style="normal" officeooo:rsid="018f40a0" style:font-style-asian="normal" style:font-style-complex="normal"/>
    </style:style>
    <style:style style:name="T188" style:family="text">
      <style:text-properties style:use-window-font-color="true" fo:font-style="normal" officeooo:rsid="018f47be" style:font-style-asian="normal" style:font-style-complex="normal"/>
    </style:style>
    <style:style style:name="T189" style:family="text">
      <style:text-properties style:use-window-font-color="true" fo:font-style="normal" officeooo:rsid="01bdc2ea" style:font-style-asian="normal" style:font-style-complex="normal"/>
    </style:style>
    <style:style style:name="T190" style:family="text">
      <style:text-properties style:use-window-font-color="true" fo:font-style="normal" officeooo:rsid="0334a575" style:font-style-asian="normal" style:font-style-complex="normal"/>
    </style:style>
    <style:style style:name="T191" style:family="text">
      <style:text-properties style:use-window-font-color="true" fo:font-style="normal" fo:font-weight="bold" officeooo:rsid="011b9fae" style:font-style-asian="normal" style:font-weight-asian="bold" style:font-style-complex="normal" style:font-weight-complex="bold"/>
    </style:style>
    <style:style style:name="T192" style:family="text">
      <style:text-properties style:use-window-font-color="true" fo:font-style="normal" fo:font-weight="bold" officeooo:rsid="00ec7646" style:font-style-asian="normal" style:font-weight-asian="bold" style:font-style-complex="normal" style:font-weight-complex="bold"/>
    </style:style>
    <style:style style:name="T193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194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195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196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style:text-underline-style="none" style:font-style-asian="normal" style:font-style-complex="normal"/>
    </style:style>
    <style:style style:name="T198" style:family="text">
      <style:text-properties style:use-window-font-color="true" fo:font-style="normal" style:text-underline-style="none" officeooo:rsid="0334a575" style:font-style-asian="normal" style:font-style-complex="normal"/>
    </style:style>
    <style:style style:name="T199" style:family="text">
      <style:text-properties style:use-window-font-color="true" fo:font-style="normal" style:text-underline-style="none" officeooo:rsid="0334aa07" style:font-style-asian="normal" style:font-style-complex="normal"/>
    </style:style>
    <style:style style:name="T200" style:family="text">
      <style:text-properties style:use-window-font-color="true" fo:font-style="italic" style:font-style-asian="italic" style:font-style-complex="italic"/>
    </style:style>
    <style:style style:name="T201" style:family="text">
      <style:text-properties style:use-window-font-color="true" fo:font-style="italic" officeooo:rsid="0101a62b" style:font-style-asian="italic" style:font-style-complex="italic"/>
    </style:style>
    <style:style style:name="T202" style:family="text">
      <style:text-properties style:use-window-font-color="true" fo:font-style="italic" officeooo:rsid="01114cd3" style:font-style-asian="italic" style:font-style-complex="italic"/>
    </style:style>
    <style:style style:name="T203" style:family="text">
      <style:text-properties style:use-window-font-color="true" fo:font-style="italic" officeooo:rsid="00ccac5e" style:font-style-asian="italic" style:font-style-complex="italic"/>
    </style:style>
    <style:style style:name="T204" style:family="text">
      <style:text-properties style:use-window-font-color="true" fo:font-style="italic" officeooo:rsid="01326b81" style:font-style-asian="italic" style:font-style-complex="italic"/>
    </style:style>
    <style:style style:name="T205" style:family="text">
      <style:text-properties style:use-window-font-color="true" fo:font-style="italic" officeooo:rsid="0165fb24" style:font-style-asian="italic" style:font-style-complex="italic"/>
    </style:style>
    <style:style style:name="T206" style:family="text">
      <style:text-properties style:use-window-font-color="true" fo:font-style="italic" officeooo:rsid="01736d00" style:font-style-asian="italic" style:font-style-complex="italic"/>
    </style:style>
    <style:style style:name="T207" style:family="text">
      <style:text-properties style:use-window-font-color="true" fo:font-style="italic" officeooo:rsid="017440d5" style:font-style-asian="italic" style:font-style-complex="italic"/>
    </style:style>
    <style:style style:name="T208" style:family="text">
      <style:text-properties style:use-window-font-color="true" fo:font-style="italic" officeooo:rsid="0189b6bf" style:font-style-asian="italic" style:font-style-complex="italic"/>
    </style:style>
    <style:style style:name="T209" style:family="text">
      <style:text-properties style:use-window-font-color="true" fo:font-style="italic" officeooo:rsid="01c0a50b" style:font-style-asian="italic" style:font-style-complex="italic"/>
    </style:style>
    <style:style style:name="T210" style:family="text">
      <style:text-properties style:use-window-font-color="true" fo:font-style="italic" officeooo:rsid="01ca64d7" style:font-style-asian="italic" style:font-style-complex="italic"/>
    </style:style>
    <style:style style:name="T211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212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213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214" style:family="text">
      <style:text-properties style:use-window-font-color="true" fo:font-style="italic" fo:font-weight="normal" officeooo:rsid="0176b36f" style:font-style-asian="italic" style:font-weight-asian="normal" style:font-style-complex="italic" style:font-weight-complex="normal"/>
    </style:style>
    <style:style style:name="T215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216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217" style:family="text">
      <style:text-properties style:use-window-font-color="true" officeooo:rsid="00c92fae"/>
    </style:style>
    <style:style style:name="T218" style:family="text">
      <style:text-properties style:use-window-font-color="true" officeooo:rsid="010f38a8"/>
    </style:style>
    <style:style style:name="T219" style:family="text">
      <style:text-properties style:use-window-font-color="true" officeooo:rsid="0110c1de"/>
    </style:style>
    <style:style style:name="T220" style:family="text">
      <style:text-properties style:use-window-font-color="true" officeooo:rsid="013ddfc0"/>
    </style:style>
    <style:style style:name="T221" style:family="text">
      <style:text-properties style:use-window-font-color="true" fo:font-weight="bold" style:font-weight-asian="bold" style:font-weight-complex="bold"/>
    </style:style>
    <style:style style:name="T222" style:family="text">
      <style:text-properties style:use-window-font-color="true" fo:font-weight="bold" officeooo:rsid="013ddfc0" style:font-weight-asian="bold" style:font-weight-complex="bold"/>
    </style:style>
    <style:style style:name="T223" style:family="text">
      <style:text-properties style:use-window-font-color="true" fo:font-weight="bold" officeooo:rsid="0140086d" style:font-weight-asian="bold" style:font-weight-complex="bold"/>
    </style:style>
    <style:style style:name="T224" style:family="text">
      <style:text-properties style:use-window-font-color="true" fo:font-weight="bold" officeooo:rsid="014818a8" style:font-weight-asian="bold" style:font-weight-complex="bold"/>
    </style:style>
    <style:style style:name="T225" style:family="text">
      <style:text-properties style:use-window-font-color="true" officeooo:rsid="0141ae5e"/>
    </style:style>
    <style:style style:name="T226" style:family="text">
      <style:text-properties style:use-window-font-color="true" officeooo:rsid="014b75d0"/>
    </style:style>
    <style:style style:name="T227" style:family="text">
      <style:text-properties style:use-window-font-color="true" officeooo:rsid="014818a8"/>
    </style:style>
    <style:style style:name="T228" style:family="text">
      <style:text-properties style:use-window-font-color="true" style:text-underline-style="solid" style:text-underline-width="auto" style:text-underline-color="font-color"/>
    </style:style>
    <style:style style:name="T229" style:family="text">
      <style:text-properties officeooo:rsid="007fd98a"/>
    </style:style>
    <style:style style:name="T230" style:family="text">
      <style:text-properties officeooo:rsid="0081b142"/>
    </style:style>
    <style:style style:name="T231" style:family="text">
      <style:text-properties officeooo:rsid="0082e30a"/>
    </style:style>
    <style:style style:name="T232" style:family="text">
      <style:text-properties officeooo:rsid="008909b1"/>
    </style:style>
    <style:style style:name="T233" style:family="text">
      <style:text-properties officeooo:rsid="008fde9c"/>
    </style:style>
    <style:style style:name="T234" style:family="text">
      <style:text-properties officeooo:rsid="0091b213"/>
    </style:style>
    <style:style style:name="T235" style:family="text">
      <style:text-properties officeooo:rsid="00936952"/>
    </style:style>
    <style:style style:name="T236" style:family="text">
      <style:text-properties officeooo:rsid="00940908"/>
    </style:style>
    <style:style style:name="T237" style:family="text">
      <style:text-properties officeooo:rsid="009600b6"/>
    </style:style>
    <style:style style:name="T238" style:family="text">
      <style:text-properties officeooo:rsid="0097a1b6"/>
    </style:style>
    <style:style style:name="T239" style:family="text">
      <style:text-properties officeooo:rsid="0083140b"/>
    </style:style>
    <style:style style:name="T240" style:family="text">
      <style:text-properties officeooo:rsid="009bf1d4"/>
    </style:style>
    <style:style style:name="T241" style:family="text">
      <style:text-properties officeooo:rsid="009bfb06"/>
    </style:style>
    <style:style style:name="T242" style:family="text">
      <style:text-properties officeooo:rsid="001f49d4"/>
    </style:style>
    <style:style style:name="T243" style:family="text">
      <style:text-properties officeooo:rsid="009da783"/>
    </style:style>
    <style:style style:name="T244" style:family="text">
      <style:text-properties officeooo:rsid="00188e61"/>
    </style:style>
    <style:style style:name="T245" style:family="text">
      <style:text-properties officeooo:rsid="009e97f3"/>
    </style:style>
    <style:style style:name="T246" style:family="text">
      <style:text-properties officeooo:rsid="0028ac76"/>
    </style:style>
    <style:style style:name="T247" style:family="text">
      <style:text-properties officeooo:rsid="009ef892"/>
    </style:style>
    <style:style style:name="T248" style:family="text">
      <style:text-properties officeooo:rsid="00a1b2bb"/>
    </style:style>
    <style:style style:name="T249" style:family="text">
      <style:text-properties officeooo:rsid="00a38197"/>
    </style:style>
    <style:style style:name="T250" style:family="text">
      <style:text-properties officeooo:rsid="00a4ffd5"/>
    </style:style>
    <style:style style:name="T251" style:family="text">
      <style:text-properties officeooo:rsid="00a6fc39"/>
    </style:style>
    <style:style style:name="T252" style:family="text">
      <style:text-properties fo:font-style="normal" style:font-style-asian="normal" style:font-style-complex="normal"/>
    </style:style>
    <style:style style:name="T253" style:family="text">
      <style:text-properties fo:font-style="normal" officeooo:rsid="00a73331" style:font-style-asian="normal" style:font-style-complex="normal"/>
    </style:style>
    <style:style style:name="T254" style:family="text">
      <style:text-properties fo:font-style="normal" officeooo:rsid="00a864ca" style:font-style-asian="normal" style:font-style-complex="normal"/>
    </style:style>
    <style:style style:name="T255" style:family="text">
      <style:text-properties fo:font-style="normal" officeooo:rsid="00e40438" style:font-style-asian="normal" style:font-style-complex="normal"/>
    </style:style>
    <style:style style:name="T256" style:family="text">
      <style:text-properties fo:font-style="normal" officeooo:rsid="00eb0770" style:font-style-asian="normal" style:font-style-complex="normal"/>
    </style:style>
    <style:style style:name="T257" style:family="text">
      <style:text-properties fo:font-style="normal" officeooo:rsid="00ebd6e4" style:font-style-asian="normal" style:font-style-complex="normal"/>
    </style:style>
    <style:style style:name="T258" style:family="text">
      <style:text-properties fo:font-style="normal" officeooo:rsid="00f12a74" style:font-style-asian="normal" style:font-style-complex="normal"/>
    </style:style>
    <style:style style:name="T259" style:family="text">
      <style:text-properties fo:font-style="normal" officeooo:rsid="00d58808" style:font-style-asian="normal" style:font-style-complex="normal"/>
    </style:style>
    <style:style style:name="T260" style:family="text">
      <style:text-properties fo:font-style="normal" officeooo:rsid="00d6098b" style:font-style-asian="normal" style:font-style-complex="normal"/>
    </style:style>
    <style:style style:name="T261" style:family="text">
      <style:text-properties fo:font-style="normal" officeooo:rsid="00f3e97e" style:font-style-asian="normal" style:font-style-complex="normal"/>
    </style:style>
    <style:style style:name="T262" style:family="text">
      <style:text-properties fo:font-style="normal" officeooo:rsid="00f58c93" style:font-style-asian="normal" style:font-style-complex="normal"/>
    </style:style>
    <style:style style:name="T263" style:family="text">
      <style:text-properties fo:font-style="normal" officeooo:rsid="00ee8692" style:font-style-asian="normal" style:font-style-complex="normal"/>
    </style:style>
    <style:style style:name="T264" style:family="text">
      <style:text-properties fo:font-style="normal" officeooo:rsid="010a99ca" style:font-style-asian="normal" style:font-style-complex="normal"/>
    </style:style>
    <style:style style:name="T265" style:family="text">
      <style:text-properties fo:font-style="normal" officeooo:rsid="0116ddb3" style:font-style-asian="normal" style:font-style-complex="normal"/>
    </style:style>
    <style:style style:name="T266" style:family="text">
      <style:text-properties fo:font-style="normal" officeooo:rsid="00e7346c" style:font-style-asian="normal" style:font-style-complex="normal"/>
    </style:style>
    <style:style style:name="T267" style:family="text">
      <style:text-properties fo:font-style="normal" officeooo:rsid="01182403" style:font-style-asian="normal" style:font-style-complex="normal"/>
    </style:style>
    <style:style style:name="T268" style:family="text">
      <style:text-properties fo:font-style="normal" officeooo:rsid="0125223e" style:font-style-asian="normal" style:font-style-complex="normal"/>
    </style:style>
    <style:style style:name="T269" style:family="text">
      <style:text-properties fo:font-style="normal" officeooo:rsid="01261c02" style:font-style-asian="normal" style:font-style-complex="normal"/>
    </style:style>
    <style:style style:name="T270" style:family="text">
      <style:text-properties fo:font-style="normal" officeooo:rsid="0126b205" style:font-style-asian="normal" style:font-style-complex="normal"/>
    </style:style>
    <style:style style:name="T271" style:family="text">
      <style:text-properties fo:font-style="normal" officeooo:rsid="013758de" style:font-style-asian="normal" style:font-style-complex="normal"/>
    </style:style>
    <style:style style:name="T272" style:family="text">
      <style:text-properties fo:font-style="normal" officeooo:rsid="0162a1a6" style:font-style-asian="normal" style:font-style-complex="normal"/>
    </style:style>
    <style:style style:name="T273" style:family="text">
      <style:text-properties fo:font-style="normal" officeooo:rsid="018f40a0" style:font-style-asian="normal" style:font-style-complex="normal"/>
    </style:style>
    <style:style style:name="T274" style:family="text">
      <style:text-properties fo:font-style="normal" officeooo:rsid="01a0f13a" style:font-style-asian="normal" style:font-style-complex="normal"/>
    </style:style>
    <style:style style:name="T275" style:family="text">
      <style:text-properties fo:font-style="normal" officeooo:rsid="01a1beec" style:font-style-asian="normal" style:font-style-complex="normal"/>
    </style:style>
    <style:style style:name="T276" style:family="text">
      <style:text-properties fo:font-style="normal" officeooo:rsid="01a2bd00" style:font-style-asian="normal" style:font-style-complex="normal"/>
    </style:style>
    <style:style style:name="T277" style:family="text">
      <style:text-properties fo:font-style="normal" officeooo:rsid="01a2da39" style:font-style-asian="normal" style:font-style-complex="normal"/>
    </style:style>
    <style:style style:name="T278" style:family="text">
      <style:text-properties fo:font-style="normal" officeooo:rsid="01aadf3f" style:font-style-asian="normal" style:font-style-complex="normal"/>
    </style:style>
    <style:style style:name="T279" style:family="text">
      <style:text-properties fo:font-style="normal" officeooo:rsid="01b07b18" style:font-style-asian="normal" style:font-style-complex="normal"/>
    </style:style>
    <style:style style:name="T280" style:family="text">
      <style:text-properties fo:font-style="normal" officeooo:rsid="01b6f093" style:font-style-asian="normal" style:font-style-complex="normal"/>
    </style:style>
    <style:style style:name="T281" style:family="text">
      <style:text-properties fo:font-style="normal" officeooo:rsid="01b82811" style:font-style-asian="normal" style:font-style-complex="normal"/>
    </style:style>
    <style:style style:name="T282" style:family="text">
      <style:text-properties fo:font-style="normal" officeooo:rsid="01ba3f78" style:font-style-asian="normal" style:font-style-complex="normal"/>
    </style:style>
    <style:style style:name="T283" style:family="text">
      <style:text-properties fo:font-style="normal" officeooo:rsid="01bc7f93" style:font-style-asian="normal" style:font-style-complex="normal"/>
    </style:style>
    <style:style style:name="T284" style:family="text">
      <style:text-properties fo:font-style="normal" officeooo:rsid="01bef01a" style:font-style-asian="normal" style:font-style-complex="normal"/>
    </style:style>
    <style:style style:name="T285" style:family="text">
      <style:text-properties fo:font-style="normal" officeooo:rsid="01c61e19" style:font-style-asian="normal" style:font-style-complex="normal"/>
    </style:style>
    <style:style style:name="T286" style:family="text">
      <style:text-properties fo:font-style="normal" officeooo:rsid="01c778ad" style:font-style-asian="normal" style:font-style-complex="normal"/>
    </style:style>
    <style:style style:name="T287" style:family="text">
      <style:text-properties fo:font-style="normal" officeooo:rsid="01c8a948" style:font-style-asian="normal" style:font-style-complex="normal"/>
    </style:style>
    <style:style style:name="T288" style:family="text">
      <style:text-properties fo:font-style="normal" officeooo:rsid="01e0794a" style:font-style-asian="normal" style:font-style-complex="normal"/>
    </style:style>
    <style:style style:name="T289" style:family="text">
      <style:text-properties fo:font-style="normal" officeooo:rsid="01dcb337" style:font-style-asian="normal" style:font-style-complex="normal"/>
    </style:style>
    <style:style style:name="T290" style:family="text">
      <style:text-properties fo:font-style="normal" officeooo:rsid="01e49296" style:font-style-asian="normal" style:font-style-complex="normal"/>
    </style:style>
    <style:style style:name="T291" style:family="text">
      <style:text-properties fo:font-style="normal" officeooo:rsid="01ddcfdf" style:font-style-asian="normal" style:font-style-complex="normal"/>
    </style:style>
    <style:style style:name="T292" style:family="text">
      <style:text-properties fo:font-style="normal" officeooo:rsid="01fcf735" style:font-style-asian="normal" style:font-style-complex="normal"/>
    </style:style>
    <style:style style:name="T293" style:family="text">
      <style:text-properties fo:font-style="normal" officeooo:rsid="01eebdc2" style:font-style-asian="normal" style:font-style-complex="normal"/>
    </style:style>
    <style:style style:name="T294" style:family="text">
      <style:text-properties fo:font-style="normal" officeooo:rsid="0208988e" style:font-style-asian="normal" style:font-style-complex="normal"/>
    </style:style>
    <style:style style:name="T295" style:family="text">
      <style:text-properties fo:font-style="normal" officeooo:rsid="020b4579" style:font-style-asian="normal" style:font-style-complex="normal"/>
    </style:style>
    <style:style style:name="T296" style:family="text">
      <style:text-properties fo:font-style="normal" officeooo:rsid="020ca262" style:font-style-asian="normal" style:font-style-complex="normal"/>
    </style:style>
    <style:style style:name="T297" style:family="text">
      <style:text-properties fo:font-style="normal" officeooo:rsid="020f6fa6" style:font-style-asian="normal" style:font-style-complex="normal"/>
    </style:style>
    <style:style style:name="T298" style:family="text">
      <style:text-properties fo:font-style="normal" officeooo:rsid="021163ff" style:font-style-asian="normal" style:font-style-complex="normal"/>
    </style:style>
    <style:style style:name="T299" style:family="text">
      <style:text-properties fo:font-style="normal" officeooo:rsid="02168352" style:font-style-asian="normal" style:font-style-complex="normal"/>
    </style:style>
    <style:style style:name="T300" style:family="text">
      <style:text-properties fo:font-style="normal" officeooo:rsid="0216fe3f" style:font-style-asian="normal" style:font-style-complex="normal"/>
    </style:style>
    <style:style style:name="T301" style:family="text">
      <style:text-properties fo:font-style="normal" officeooo:rsid="021a325c" style:font-style-asian="normal" style:font-style-complex="normal"/>
    </style:style>
    <style:style style:name="T302" style:family="text">
      <style:text-properties fo:font-style="normal" officeooo:rsid="0219e33a" style:font-style-asian="normal" style:font-style-complex="normal"/>
    </style:style>
    <style:style style:name="T303" style:family="text">
      <style:text-properties fo:font-style="normal" officeooo:rsid="021b878c" style:font-style-asian="normal" style:font-style-complex="normal"/>
    </style:style>
    <style:style style:name="T304" style:family="text">
      <style:text-properties fo:font-style="normal" officeooo:rsid="021d360e" style:font-style-asian="normal" style:font-style-complex="normal"/>
    </style:style>
    <style:style style:name="T305" style:family="text">
      <style:text-properties fo:font-style="normal" officeooo:rsid="022be1a2" style:font-style-asian="normal" style:font-style-complex="normal"/>
    </style:style>
    <style:style style:name="T306" style:family="text">
      <style:text-properties fo:font-style="normal" officeooo:rsid="022aa701" style:font-style-asian="normal" style:font-style-complex="normal"/>
    </style:style>
    <style:style style:name="T307" style:family="text">
      <style:text-properties fo:font-style="normal" officeooo:rsid="022e2006" style:font-style-asian="normal" style:font-style-complex="normal"/>
    </style:style>
    <style:style style:name="T308" style:family="text">
      <style:text-properties fo:font-style="normal" officeooo:rsid="022e3571" style:font-style-asian="normal" style:font-style-complex="normal"/>
    </style:style>
    <style:style style:name="T309" style:family="text">
      <style:text-properties fo:font-style="normal" officeooo:rsid="0226309a" style:font-style-asian="normal" style:font-style-complex="normal"/>
    </style:style>
    <style:style style:name="T310" style:family="text">
      <style:text-properties fo:font-style="normal" officeooo:rsid="022e4b63" style:font-style-asian="normal" style:font-style-complex="normal"/>
    </style:style>
    <style:style style:name="T311" style:family="text">
      <style:text-properties fo:font-style="normal" officeooo:rsid="0233d432" style:font-style-asian="normal" style:font-style-complex="normal"/>
    </style:style>
    <style:style style:name="T312" style:family="text">
      <style:text-properties fo:font-style="normal" officeooo:rsid="0239fde1" style:font-style-asian="normal" style:font-style-complex="normal"/>
    </style:style>
    <style:style style:name="T313" style:family="text">
      <style:text-properties fo:font-style="normal" officeooo:rsid="0239a029" style:font-style-asian="normal" style:font-style-complex="normal"/>
    </style:style>
    <style:style style:name="T314" style:family="text">
      <style:text-properties fo:font-style="normal" officeooo:rsid="023b505d" style:font-style-asian="normal" style:font-style-complex="normal"/>
    </style:style>
    <style:style style:name="T315" style:family="text">
      <style:text-properties fo:font-style="normal" officeooo:rsid="023cf6c9" style:font-style-asian="normal" style:font-style-complex="normal"/>
    </style:style>
    <style:style style:name="T316" style:family="text">
      <style:text-properties fo:font-style="normal" officeooo:rsid="0242d14c" style:font-style-asian="normal" style:font-style-complex="normal"/>
    </style:style>
    <style:style style:name="T317" style:family="text">
      <style:text-properties fo:font-style="normal" officeooo:rsid="0244b51e" style:font-style-asian="normal" style:font-style-complex="normal"/>
    </style:style>
    <style:style style:name="T318" style:family="text">
      <style:text-properties fo:font-style="normal" officeooo:rsid="02464f89" style:font-style-asian="normal" style:font-style-complex="normal"/>
    </style:style>
    <style:style style:name="T319" style:family="text">
      <style:text-properties fo:font-style="normal" officeooo:rsid="0248313e" style:font-style-asian="normal" style:font-style-complex="normal"/>
    </style:style>
    <style:style style:name="T320" style:family="text">
      <style:text-properties fo:font-style="normal" officeooo:rsid="024888ae" style:font-style-asian="normal" style:font-style-complex="normal"/>
    </style:style>
    <style:style style:name="T321" style:family="text">
      <style:text-properties fo:font-style="normal" officeooo:rsid="024980dc" style:font-style-asian="normal" style:font-style-complex="normal"/>
    </style:style>
    <style:style style:name="T322" style:family="text">
      <style:text-properties fo:font-style="normal" officeooo:rsid="024ee7c9" style:font-style-asian="normal" style:font-style-complex="normal"/>
    </style:style>
    <style:style style:name="T323" style:family="text">
      <style:text-properties fo:font-style="normal" officeooo:rsid="02428434" style:font-style-asian="normal" style:font-style-complex="normal"/>
    </style:style>
    <style:style style:name="T324" style:family="text">
      <style:text-properties fo:font-style="normal" officeooo:rsid="02ad45f8" style:font-style-asian="normal" style:font-style-complex="normal"/>
    </style:style>
    <style:style style:name="T325" style:family="text">
      <style:text-properties fo:font-style="normal" officeooo:rsid="032f56cc" style:font-style-asian="normal" style:font-style-complex="normal"/>
    </style:style>
    <style:style style:name="T326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327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328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329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330" style:family="text">
      <style:text-properties fo:font-style="normal" style:text-underline-style="none" officeooo:rsid="0244b51e" style:font-style-asian="normal" style:font-style-complex="normal"/>
    </style:style>
    <style:style style:name="T331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25f521f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264a88e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026738e9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365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366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367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368" style:family="text">
      <style:text-properties fo:font-style="normal" fo:font-weight="normal" officeooo:rsid="02871e5d" style:font-style-asian="normal" style:font-weight-asian="normal" style:font-style-complex="normal" style:font-weight-complex="normal"/>
    </style:style>
    <style:style style:name="T369" style:family="text">
      <style:text-properties fo:font-style="normal" fo:font-weight="normal" officeooo:rsid="0287d99f" style:font-style-asian="normal" style:font-weight-asian="normal" style:font-style-complex="normal" style:font-weight-complex="normal"/>
    </style:style>
    <style:style style:name="T370" style:family="text">
      <style:text-properties fo:font-style="normal" fo:font-weight="normal" officeooo:rsid="029021de" style:font-style-asian="normal" style:font-weight-asian="normal" style:font-style-complex="normal" style:font-weight-complex="normal"/>
    </style:style>
    <style:style style:name="T371" style:family="text">
      <style:text-properties fo:font-style="normal" fo:font-weight="normal" officeooo:rsid="029037af" style:font-style-asian="normal" style:font-weight-asian="normal" style:font-style-complex="normal" style:font-weight-complex="normal"/>
    </style:style>
    <style:style style:name="T372" style:family="text">
      <style:text-properties fo:font-style="normal" fo:font-weight="normal" officeooo:rsid="02dd74c8" style:font-style-asian="normal" style:font-weight-asian="normal" style:font-style-complex="normal" style:font-weight-complex="normal"/>
    </style:style>
    <style:style style:name="T373" style:family="text">
      <style:text-properties fo:font-style="normal" fo:font-weight="normal" officeooo:rsid="02d9abdd" style:font-style-asian="normal" style:font-weight-asian="normal" style:font-style-complex="normal" style:font-weight-complex="normal"/>
    </style:style>
    <style:style style:name="T374" style:family="text">
      <style:text-properties fo:font-style="normal" fo:font-weight="normal" officeooo:rsid="032f56cc" style:font-style-asian="normal" style:font-weight-asian="normal" style:font-style-complex="normal" style:font-weight-complex="normal"/>
    </style:style>
    <style:style style:name="T375" style:family="text">
      <style:text-properties officeooo:rsid="00a9eb52"/>
    </style:style>
    <style:style style:name="T376" style:family="text">
      <style:text-properties officeooo:rsid="0041315f"/>
    </style:style>
    <style:style style:name="T377" style:family="text">
      <style:text-properties officeooo:rsid="00abdb64"/>
    </style:style>
    <style:style style:name="T378" style:family="text">
      <style:text-properties officeooo:rsid="00aea48b"/>
    </style:style>
    <style:style style:name="T379" style:family="text">
      <style:text-properties officeooo:rsid="00b56a82"/>
    </style:style>
    <style:style style:name="T380" style:family="text">
      <style:text-properties officeooo:rsid="00b87274"/>
    </style:style>
    <style:style style:name="T381" style:family="text">
      <style:text-properties officeooo:rsid="00b9b7b2"/>
    </style:style>
    <style:style style:name="T382" style:family="text">
      <style:text-properties officeooo:rsid="00baaa8f"/>
    </style:style>
    <style:style style:name="T383" style:family="text">
      <style:text-properties officeooo:rsid="00bd40d6"/>
    </style:style>
    <style:style style:name="T384" style:family="text">
      <style:text-properties officeooo:rsid="00bf6ad5"/>
    </style:style>
    <style:style style:name="T385" style:family="text">
      <style:text-properties officeooo:rsid="00186c08"/>
    </style:style>
    <style:style style:name="T386" style:family="text">
      <style:text-properties officeooo:rsid="00c752f4"/>
    </style:style>
    <style:style style:name="T387" style:family="text">
      <style:text-properties officeooo:rsid="00c8bca2"/>
    </style:style>
    <style:style style:name="T388" style:family="text">
      <style:text-properties officeooo:rsid="00c90504"/>
    </style:style>
    <style:style style:name="T389" style:family="text">
      <style:text-properties officeooo:rsid="00c9f361"/>
    </style:style>
    <style:style style:name="T390" style:family="text">
      <style:text-properties officeooo:rsid="00cd3655"/>
    </style:style>
    <style:style style:name="T391" style:family="text">
      <style:text-properties officeooo:rsid="00cde4ff"/>
    </style:style>
    <style:style style:name="T392" style:family="text">
      <style:text-properties officeooo:rsid="00cedaef"/>
    </style:style>
    <style:style style:name="T393" style:family="text">
      <style:text-properties officeooo:rsid="00cf36db"/>
    </style:style>
    <style:style style:name="T394" style:family="text">
      <style:text-properties officeooo:rsid="00d0573d"/>
    </style:style>
    <style:style style:name="T395" style:family="text">
      <style:text-properties officeooo:rsid="00d58808"/>
    </style:style>
    <style:style style:name="T396" style:family="text">
      <style:text-properties officeooo:rsid="00d6098b"/>
    </style:style>
    <style:style style:name="T397" style:family="text">
      <style:text-properties officeooo:rsid="00d76e33"/>
    </style:style>
    <style:style style:name="T398" style:family="text">
      <style:text-properties officeooo:rsid="00da4493"/>
    </style:style>
    <style:style style:name="T399" style:family="text">
      <style:text-properties officeooo:rsid="00dbdbe5"/>
    </style:style>
    <style:style style:name="T400" style:family="text">
      <style:text-properties officeooo:rsid="00df0165"/>
    </style:style>
    <style:style style:name="T401" style:family="text">
      <style:text-properties officeooo:rsid="00e1c67a"/>
    </style:style>
    <style:style style:name="T402" style:family="text">
      <style:text-properties officeooo:rsid="00e320af"/>
    </style:style>
    <style:style style:name="T403" style:family="text">
      <style:text-properties officeooo:rsid="00f2d0b5"/>
    </style:style>
    <style:style style:name="T404" style:family="text">
      <style:text-properties officeooo:rsid="00f3e97e"/>
    </style:style>
    <style:style style:name="T405" style:family="text">
      <style:text-properties officeooo:rsid="00f58c93"/>
    </style:style>
    <style:style style:name="T406" style:family="text">
      <style:text-properties officeooo:rsid="00fb4b50"/>
    </style:style>
    <style:style style:name="T407" style:family="text">
      <style:text-properties officeooo:rsid="00fb5341"/>
    </style:style>
    <style:style style:name="T408" style:family="text">
      <style:text-properties officeooo:rsid="01045e2b"/>
    </style:style>
    <style:style style:name="T409" style:family="text">
      <style:text-properties officeooo:rsid="010a99ca"/>
    </style:style>
    <style:style style:name="T410" style:family="text">
      <style:text-properties officeooo:rsid="010d4e88"/>
    </style:style>
    <style:style style:name="T411" style:family="text">
      <style:text-properties officeooo:rsid="010e5d05"/>
    </style:style>
    <style:style style:name="T412" style:family="text">
      <style:text-properties officeooo:rsid="010ebfd9"/>
    </style:style>
    <style:style style:name="T413" style:family="text">
      <style:text-properties officeooo:rsid="010f38a8"/>
    </style:style>
    <style:style style:name="T414" style:family="text">
      <style:text-properties officeooo:rsid="010f9373"/>
    </style:style>
    <style:style style:name="T415" style:family="text">
      <style:text-properties officeooo:rsid="01114cd3"/>
    </style:style>
    <style:style style:name="T416" style:family="text">
      <style:text-properties officeooo:rsid="0120299d"/>
    </style:style>
    <style:style style:name="T417" style:family="text">
      <style:text-properties officeooo:rsid="0125223e"/>
    </style:style>
    <style:style style:name="T418" style:family="text">
      <style:text-properties officeooo:rsid="01261c02"/>
    </style:style>
    <style:style style:name="T419" style:family="text">
      <style:text-properties officeooo:rsid="0126b205"/>
    </style:style>
    <style:style style:name="T420" style:family="text">
      <style:text-properties officeooo:rsid="0101a62b"/>
    </style:style>
    <style:style style:name="T421" style:family="text">
      <style:text-properties officeooo:rsid="0134762b"/>
    </style:style>
    <style:style style:name="T422" style:family="text">
      <style:text-properties officeooo:rsid="013b4b0d"/>
    </style:style>
    <style:style style:name="T423" style:family="text">
      <style:text-properties officeooo:rsid="014206ec"/>
    </style:style>
    <style:style style:name="T424" style:family="text">
      <style:text-properties officeooo:rsid="0146afb0"/>
    </style:style>
    <style:style style:name="T425" style:family="text">
      <style:text-properties style:text-underline-style="solid" style:text-underline-width="auto" style:text-underline-color="font-color"/>
    </style:style>
    <style:style style:name="T426" style:family="text">
      <style:text-properties style:text-underline-style="solid" style:text-underline-width="auto" style:text-underline-color="font-color" officeooo:rsid="024888ae"/>
    </style:style>
    <style:style style:name="T427" style:family="text">
      <style:text-properties style:text-underline-style="solid" style:text-underline-width="auto" style:text-underline-color="font-color" officeooo:rsid="0255b347"/>
    </style:style>
    <style:style style:name="T428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29" style:family="text">
      <style:text-properties style:text-underline-style="solid" style:text-underline-width="auto" style:text-underline-color="font-color" officeooo:rsid="02ff4001"/>
    </style:style>
    <style:style style:name="T430" style:family="text">
      <style:text-properties officeooo:rsid="014e8694"/>
    </style:style>
    <style:style style:name="T431" style:family="text">
      <style:text-properties officeooo:rsid="014e87b3"/>
    </style:style>
    <style:style style:name="T432" style:family="text">
      <style:text-properties officeooo:rsid="0152a0f8"/>
    </style:style>
    <style:style style:name="T433" style:family="text">
      <style:text-properties officeooo:rsid="015557e4"/>
    </style:style>
    <style:style style:name="T434" style:family="text">
      <style:text-properties officeooo:rsid="0158fb6f"/>
    </style:style>
    <style:style style:name="T435" style:family="text">
      <style:text-properties officeooo:rsid="015aae8f"/>
    </style:style>
    <style:style style:name="T436" style:family="text">
      <style:text-properties officeooo:rsid="0163f9a4"/>
    </style:style>
    <style:style style:name="T437" style:family="text">
      <style:text-properties officeooo:rsid="0184468d"/>
    </style:style>
    <style:style style:name="T438" style:family="text">
      <style:text-properties officeooo:rsid="0193b3df"/>
    </style:style>
    <style:style style:name="T439" style:family="text">
      <style:text-properties officeooo:rsid="019715a7"/>
    </style:style>
    <style:style style:name="T440" style:family="text">
      <style:text-properties officeooo:rsid="0199659b"/>
    </style:style>
    <style:style style:name="T441" style:family="text">
      <style:text-properties officeooo:rsid="019e8d3a"/>
    </style:style>
    <style:style style:name="T442" style:family="text">
      <style:text-properties officeooo:rsid="01a0f13a"/>
    </style:style>
    <style:style style:name="T443" style:family="text">
      <style:text-properties officeooo:rsid="01a2da39"/>
    </style:style>
    <style:style style:name="T444" style:family="text">
      <style:text-properties officeooo:rsid="01a8c651"/>
    </style:style>
    <style:style style:name="T445" style:family="text">
      <style:text-properties officeooo:rsid="01b07b18"/>
    </style:style>
    <style:style style:name="T446" style:family="text">
      <style:text-properties officeooo:rsid="01b82811"/>
    </style:style>
    <style:style style:name="T447" style:family="text">
      <style:text-properties officeooo:rsid="01b85cfd"/>
    </style:style>
    <style:style style:name="T448" style:family="text">
      <style:text-properties officeooo:rsid="01bef01a"/>
    </style:style>
    <style:style style:name="T449" style:family="text">
      <style:text-properties officeooo:rsid="01bf51fc"/>
    </style:style>
    <style:style style:name="T450" style:family="text">
      <style:text-properties officeooo:rsid="01c0a50b"/>
    </style:style>
    <style:style style:name="T451" style:family="text">
      <style:text-properties officeooo:rsid="01c2d2e7"/>
    </style:style>
    <style:style style:name="T452" style:family="text">
      <style:text-properties officeooo:rsid="01c3f677"/>
    </style:style>
    <style:style style:name="T453" style:family="text">
      <style:text-properties officeooo:rsid="01d3a7f4"/>
    </style:style>
    <style:style style:name="T454" style:family="text">
      <style:text-properties officeooo:rsid="01d3e392"/>
    </style:style>
    <style:style style:name="T455" style:family="text">
      <style:text-properties officeooo:rsid="01d5a150"/>
    </style:style>
    <style:style style:name="T456" style:family="text">
      <style:text-properties officeooo:rsid="01e0794a"/>
    </style:style>
    <style:style style:name="T457" style:family="text">
      <style:text-properties officeooo:rsid="01ec95f7"/>
    </style:style>
    <style:style style:name="T458" style:family="text">
      <style:text-properties officeooo:rsid="01fcf735"/>
    </style:style>
    <style:style style:name="T459" style:family="text">
      <style:text-properties officeooo:rsid="020444c4"/>
    </style:style>
    <style:style style:name="T460" style:family="text">
      <style:text-properties officeooo:rsid="020f6fa6"/>
    </style:style>
    <style:style style:name="T461" style:family="text">
      <style:text-properties officeooo:rsid="021163ff"/>
    </style:style>
    <style:style style:name="T462" style:family="text">
      <style:text-properties officeooo:rsid="02168352"/>
    </style:style>
    <style:style style:name="T463" style:family="text">
      <style:text-properties officeooo:rsid="0216fe3f"/>
    </style:style>
    <style:style style:name="T464" style:family="text">
      <style:text-properties officeooo:rsid="02170c4f"/>
    </style:style>
    <style:style style:name="T465" style:family="text">
      <style:text-properties officeooo:rsid="021a325c"/>
    </style:style>
    <style:style style:name="T466" style:family="text">
      <style:text-properties officeooo:rsid="021fed69"/>
    </style:style>
    <style:style style:name="T467" style:family="text">
      <style:text-properties officeooo:rsid="0223d236"/>
    </style:style>
    <style:style style:name="T468" style:family="text">
      <style:text-properties officeooo:rsid="0226309a"/>
    </style:style>
    <style:style style:name="T469" style:family="text">
      <style:text-properties officeooo:rsid="022be1a2"/>
    </style:style>
    <style:style style:name="T470" style:family="text">
      <style:text-properties style:text-line-through-style="none" style:text-line-through-type="none"/>
    </style:style>
    <style:style style:name="T471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472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473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474" style:family="text">
      <style:text-properties style:text-line-through-style="none" style:text-line-through-type="none" fo:font-style="italic" fo:font-weight="normal" officeooo:rsid="02c47bce" style:font-style-asian="italic" style:font-weight-asian="normal" style:font-style-complex="italic" style:font-weight-complex="normal"/>
    </style:style>
    <style:style style:name="T475" style:family="text">
      <style:text-properties style:text-line-through-style="none" style:text-line-through-type="none" fo:font-style="italic" fo:font-weight="normal" officeooo:rsid="02d4a01e" style:font-style-asian="italic" style:font-weight-asian="normal" style:font-style-complex="italic" style:font-weight-complex="normal"/>
    </style:style>
    <style:style style:name="T476" style:family="text">
      <style:text-properties style:text-line-through-style="none" style:text-line-through-type="none" fo:font-style="italic" fo:font-weight="normal" officeooo:rsid="02ddf73e" style:font-style-asian="italic" style:font-weight-asian="normal" style:font-style-complex="italic" style:font-weight-complex="normal"/>
    </style:style>
    <style:style style:name="T477" style:family="text">
      <style:text-properties style:text-line-through-style="none" style:text-line-through-type="none" fo:font-style="italic" fo:font-weight="normal" officeooo:rsid="03032b99" style:font-style-asian="italic" style:font-weight-asian="normal" style:font-style-complex="italic" style:font-weight-complex="normal"/>
    </style:style>
    <style:style style:name="T478" style:family="text">
      <style:text-properties style:text-line-through-style="none" style:text-line-through-type="none" fo:font-style="italic" fo:font-weight="bold" officeooo:rsid="03032b99" style:font-style-asian="italic" style:font-weight-asian="bold" style:font-style-complex="italic" style:font-weight-complex="bold"/>
    </style:style>
    <style:style style:name="T479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480" style:family="text">
      <style:text-properties style:text-line-through-style="none" style:text-line-through-type="none" style:text-underline-style="solid" style:text-underline-width="auto" style:text-underline-color="font-color" fo:font-weight="normal" officeooo:rsid="02eb712b" style:font-weight-asian="normal" style:font-weight-complex="normal"/>
    </style:style>
    <style:style style:name="T481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482" style:family="text">
      <style:text-properties style:text-line-through-style="none" style:text-line-through-type="none" fo:font-style="normal" fo:font-weight="normal" officeooo:rsid="0287d99f" style:font-style-asian="normal" style:font-weight-asian="normal" style:font-style-complex="normal" style:font-weight-complex="normal"/>
    </style:style>
    <style:style style:name="T483" style:family="text">
      <style:text-properties style:text-line-through-style="none" style:text-line-through-type="none" fo:font-style="normal" fo:font-weight="normal" officeooo:rsid="02898692" style:font-style-asian="normal" style:font-weight-asian="normal" style:font-style-complex="normal" style:font-weight-complex="normal"/>
    </style:style>
    <style:style style:name="T484" style:family="text">
      <style:text-properties style:text-line-through-style="none" style:text-line-through-type="none" fo:font-style="normal" fo:font-weight="normal" officeooo:rsid="028a40e0" style:font-style-asian="normal" style:font-weight-asian="normal" style:font-style-complex="normal" style:font-weight-complex="normal"/>
    </style:style>
    <style:style style:name="T485" style:family="text">
      <style:text-properties style:text-line-through-style="none" style:text-line-through-type="none" fo:font-style="normal" fo:font-weight="normal" officeooo:rsid="02a134e7" style:font-style-asian="normal" style:font-weight-asian="normal" style:font-style-complex="normal" style:font-weight-complex="normal"/>
    </style:style>
    <style:style style:name="T486" style:family="text">
      <style:text-properties style:text-line-through-style="none" style:text-line-through-type="none" fo:font-style="normal" fo:font-weight="normal" officeooo:rsid="02a2fd77" style:font-style-asian="normal" style:font-weight-asian="normal" style:font-style-complex="normal" style:font-weight-complex="normal"/>
    </style:style>
    <style:style style:name="T487" style:family="text">
      <style:text-properties style:text-line-through-style="none" style:text-line-through-type="none" fo:font-style="normal" fo:font-weight="normal" officeooo:rsid="02a6eaed" style:font-style-asian="normal" style:font-weight-asian="normal" style:font-style-complex="normal" style:font-weight-complex="normal"/>
    </style:style>
    <style:style style:name="T488" style:family="text">
      <style:text-properties style:text-line-through-style="none" style:text-line-through-type="none" fo:font-style="normal" fo:font-weight="normal" officeooo:rsid="02a8bcec" style:font-style-asian="normal" style:font-weight-asian="normal" style:font-style-complex="normal" style:font-weight-complex="normal"/>
    </style:style>
    <style:style style:name="T489" style:family="text">
      <style:text-properties style:text-line-through-style="none" style:text-line-through-type="none" fo:font-style="normal" fo:font-weight="normal" officeooo:rsid="02ae076d" style:font-style-asian="normal" style:font-weight-asian="normal" style:font-style-complex="normal" style:font-weight-complex="normal"/>
    </style:style>
    <style:style style:name="T490" style:family="text">
      <style:text-properties style:text-line-through-style="none" style:text-line-through-type="none" fo:font-style="normal" fo:font-weight="normal" officeooo:rsid="02b12f84" style:font-style-asian="normal" style:font-weight-asian="normal" style:font-style-complex="normal" style:font-weight-complex="normal"/>
    </style:style>
    <style:style style:name="T491" style:family="text">
      <style:text-properties style:text-line-through-style="none" style:text-line-through-type="none" fo:font-style="normal" fo:font-weight="normal" officeooo:rsid="02ad45f8" style:font-style-asian="normal" style:font-weight-asian="normal" style:font-style-complex="normal" style:font-weight-complex="normal"/>
    </style:style>
    <style:style style:name="T492" style:family="text">
      <style:text-properties style:text-line-through-style="none" style:text-line-through-type="none" fo:font-style="normal" fo:font-weight="normal" officeooo:rsid="02b3900e" style:font-style-asian="normal" style:font-weight-asian="normal" style:font-style-complex="normal" style:font-weight-complex="normal"/>
    </style:style>
    <style:style style:name="T493" style:family="text">
      <style:text-properties style:text-line-through-style="none" style:text-line-through-type="none" fo:font-style="normal" fo:font-weight="normal" officeooo:rsid="00dd44af" style:font-style-asian="normal" style:font-weight-asian="normal" style:font-style-complex="normal" style:font-weight-complex="normal"/>
    </style:style>
    <style:style style:name="T494" style:family="text">
      <style:text-properties style:text-line-through-style="none" style:text-line-through-type="none" fo:font-style="normal" fo:font-weight="normal" officeooo:rsid="00de879e" style:font-style-asian="normal" style:font-weight-asian="normal" style:font-style-complex="normal" style:font-weight-complex="normal"/>
    </style:style>
    <style:style style:name="T495" style:family="text">
      <style:text-properties style:text-line-through-style="none" style:text-line-through-type="none" fo:font-style="normal" fo:font-weight="normal" officeooo:rsid="02c0896a" style:font-style-asian="normal" style:font-weight-asian="normal" style:font-style-complex="normal" style:font-weight-complex="normal"/>
    </style:style>
    <style:style style:name="T496" style:family="text">
      <style:text-properties style:text-line-through-style="none" style:text-line-through-type="none" fo:font-style="normal" fo:font-weight="normal" officeooo:rsid="02c2869a" style:font-style-asian="normal" style:font-weight-asian="normal" style:font-style-complex="normal" style:font-weight-complex="normal"/>
    </style:style>
    <style:style style:name="T497" style:family="text">
      <style:text-properties style:text-line-through-style="none" style:text-line-through-type="none" fo:font-style="normal" fo:font-weight="normal" officeooo:rsid="02c47bce" style:font-style-asian="normal" style:font-weight-asian="normal" style:font-style-complex="normal" style:font-weight-complex="normal"/>
    </style:style>
    <style:style style:name="T498" style:family="text">
      <style:text-properties style:text-line-through-style="none" style:text-line-through-type="none" fo:font-style="normal" fo:font-weight="normal" officeooo:rsid="02c93e61" style:font-style-asian="normal" style:font-weight-asian="normal" style:font-style-complex="normal" style:font-weight-complex="normal"/>
    </style:style>
    <style:style style:name="T499" style:family="text">
      <style:text-properties style:text-line-through-style="none" style:text-line-through-type="none" fo:font-style="normal" fo:font-weight="normal" officeooo:rsid="02caa66e" style:font-style-asian="normal" style:font-weight-asian="normal" style:font-style-complex="normal" style:font-weight-complex="normal"/>
    </style:style>
    <style:style style:name="T500" style:family="text">
      <style:text-properties style:text-line-through-style="none" style:text-line-through-type="none" fo:font-style="normal" fo:font-weight="normal" officeooo:rsid="02cae088" style:font-style-asian="normal" style:font-weight-asian="normal" style:font-style-complex="normal" style:font-weight-complex="normal"/>
    </style:style>
    <style:style style:name="T501" style:family="text">
      <style:text-properties style:text-line-through-style="none" style:text-line-through-type="none" fo:font-style="normal" fo:font-weight="normal" officeooo:rsid="02cb7393" style:font-style-asian="normal" style:font-weight-asian="normal" style:font-style-complex="normal" style:font-weight-complex="normal"/>
    </style:style>
    <style:style style:name="T502" style:family="text">
      <style:text-properties style:text-line-through-style="none" style:text-line-through-type="none" fo:font-style="normal" fo:font-weight="normal" officeooo:rsid="02d28670" style:font-style-asian="normal" style:font-weight-asian="normal" style:font-style-complex="normal" style:font-weight-complex="normal"/>
    </style:style>
    <style:style style:name="T503" style:family="text">
      <style:text-properties style:text-line-through-style="none" style:text-line-through-type="none" fo:font-style="normal" fo:font-weight="normal" officeooo:rsid="02d4a01e" style:font-style-asian="normal" style:font-weight-asian="normal" style:font-style-complex="normal" style:font-weight-complex="normal"/>
    </style:style>
    <style:style style:name="T504" style:family="text">
      <style:text-properties style:text-line-through-style="none" style:text-line-through-type="none" fo:font-style="normal" fo:font-weight="normal" officeooo:rsid="02dbac17" style:font-style-asian="normal" style:font-weight-asian="normal" style:font-style-complex="normal" style:font-weight-complex="normal"/>
    </style:style>
    <style:style style:name="T505" style:family="text">
      <style:text-properties style:text-line-through-style="none" style:text-line-through-type="none" fo:font-style="normal" fo:font-weight="normal" officeooo:rsid="02dd7c11" style:font-style-asian="normal" style:font-weight-asian="normal" style:font-style-complex="normal" style:font-weight-complex="normal"/>
    </style:style>
    <style:style style:name="T506" style:family="text">
      <style:text-properties style:text-line-through-style="none" style:text-line-through-type="none" fo:font-style="normal" fo:font-weight="normal" officeooo:rsid="02ddf73e" style:font-style-asian="normal" style:font-weight-asian="normal" style:font-style-complex="normal" style:font-weight-complex="normal"/>
    </style:style>
    <style:style style:name="T507" style:family="text">
      <style:text-properties style:text-line-through-style="none" style:text-line-through-type="none" fo:font-style="normal" fo:font-weight="normal" officeooo:rsid="02e043fa" style:font-style-asian="normal" style:font-weight-asian="normal" style:font-style-complex="normal" style:font-weight-complex="normal"/>
    </style:style>
    <style:style style:name="T508" style:family="text">
      <style:text-properties style:text-line-through-style="none" style:text-line-through-type="none" fo:font-style="normal" fo:font-weight="normal" officeooo:rsid="02d9abdd" style:font-style-asian="normal" style:font-weight-asian="normal" style:font-style-complex="normal" style:font-weight-complex="normal"/>
    </style:style>
    <style:style style:name="T509" style:family="text">
      <style:text-properties style:text-line-through-style="none" style:text-line-through-type="none" fo:font-style="normal" fo:font-weight="normal" officeooo:rsid="02daa313" style:font-style-asian="normal" style:font-weight-asian="normal" style:font-style-complex="normal" style:font-weight-complex="normal"/>
    </style:style>
    <style:style style:name="T510" style:family="text">
      <style:text-properties style:text-line-through-style="none" style:text-line-through-type="none" fo:font-style="normal" fo:font-weight="normal" officeooo:rsid="02eb712b" style:font-style-asian="normal" style:font-weight-asian="normal" style:font-style-complex="normal" style:font-weight-complex="normal"/>
    </style:style>
    <style:style style:name="T511" style:family="text">
      <style:text-properties style:text-line-through-style="none" style:text-line-through-type="none" fo:font-style="normal" fo:font-weight="normal" officeooo:rsid="02eb7362" style:font-style-asian="normal" style:font-weight-asian="normal" style:font-style-complex="normal" style:font-weight-complex="normal"/>
    </style:style>
    <style:style style:name="T512" style:family="text">
      <style:text-properties style:text-line-through-style="none" style:text-line-through-type="none" fo:font-style="normal" fo:font-weight="normal" officeooo:rsid="02ed721c" style:font-style-asian="normal" style:font-weight-asian="normal" style:font-style-complex="normal" style:font-weight-complex="normal"/>
    </style:style>
    <style:style style:name="T513" style:family="text">
      <style:text-properties style:text-line-through-style="none" style:text-line-through-type="none" fo:font-style="normal" fo:font-weight="normal" officeooo:rsid="02eef0b3" style:font-style-asian="normal" style:font-weight-asian="normal" style:font-style-complex="normal" style:font-weight-complex="normal"/>
    </style:style>
    <style:style style:name="T514" style:family="text">
      <style:text-properties style:text-line-through-style="none" style:text-line-through-type="none" fo:font-style="normal" fo:font-weight="normal" officeooo:rsid="02f11d8d" style:font-style-asian="normal" style:font-weight-asian="normal" style:font-style-complex="normal" style:font-weight-complex="normal"/>
    </style:style>
    <style:style style:name="T515" style:family="text">
      <style:text-properties style:text-line-through-style="none" style:text-line-through-type="none" fo:font-style="normal" fo:font-weight="normal" officeooo:rsid="02f1be6e" style:font-style-asian="normal" style:font-weight-asian="normal" style:font-style-complex="normal" style:font-weight-complex="normal"/>
    </style:style>
    <style:style style:name="T516" style:family="text">
      <style:text-properties style:text-line-through-style="none" style:text-line-through-type="none" fo:font-style="normal" fo:font-weight="normal" officeooo:rsid="02ff4001" style:font-style-asian="normal" style:font-weight-asian="normal" style:font-style-complex="normal" style:font-weight-complex="normal"/>
    </style:style>
    <style:style style:name="T517" style:family="text">
      <style:text-properties style:text-line-through-style="none" style:text-line-through-type="none" fo:font-style="normal" fo:font-weight="normal" officeooo:rsid="03002c00" style:font-style-asian="normal" style:font-weight-asian="normal" style:font-style-complex="normal" style:font-weight-complex="normal"/>
    </style:style>
    <style:style style:name="T518" style:family="text">
      <style:text-properties style:text-line-through-style="none" style:text-line-through-type="none" fo:font-style="normal" fo:font-weight="normal" officeooo:rsid="03018f94" style:font-style-asian="normal" style:font-weight-asian="normal" style:font-style-complex="normal" style:font-weight-complex="normal"/>
    </style:style>
    <style:style style:name="T519" style:family="text">
      <style:text-properties style:text-line-through-style="none" style:text-line-through-type="none" fo:font-style="normal" fo:font-weight="normal" officeooo:rsid="03005c3e" style:font-style-asian="normal" style:font-weight-asian="normal" style:font-style-complex="normal" style:font-weight-complex="normal"/>
    </style:style>
    <style:style style:name="T520" style:family="text">
      <style:text-properties style:text-line-through-style="none" style:text-line-through-type="none" fo:font-style="normal" fo:font-weight="normal" officeooo:rsid="0301655c" style:font-style-asian="normal" style:font-weight-asian="normal" style:font-style-complex="normal" style:font-weight-complex="normal"/>
    </style:style>
    <style:style style:name="T521" style:family="text">
      <style:text-properties style:text-line-through-style="none" style:text-line-through-type="none" fo:font-style="normal" fo:font-weight="normal" officeooo:rsid="0302100a" style:font-style-asian="normal" style:font-weight-asian="normal" style:font-style-complex="normal" style:font-weight-complex="normal"/>
    </style:style>
    <style:style style:name="T522" style:family="text">
      <style:text-properties style:text-line-through-style="none" style:text-line-through-type="none" fo:font-style="normal" fo:font-weight="normal" officeooo:rsid="03032b99" style:font-style-asian="normal" style:font-weight-asian="normal" style:font-style-complex="normal" style:font-weight-complex="normal"/>
    </style:style>
    <style:style style:name="T523" style:family="text">
      <style:text-properties style:text-line-through-style="none" style:text-line-through-type="none" fo:font-style="normal" fo:font-weight="normal" officeooo:rsid="03036bd8" style:font-style-asian="normal" style:font-weight-asian="normal" style:font-style-complex="normal" style:font-weight-complex="normal"/>
    </style:style>
    <style:style style:name="T524" style:family="text">
      <style:text-properties style:text-line-through-style="none" style:text-line-through-type="none" fo:font-style="normal" fo:font-weight="normal" officeooo:rsid="03062398" style:font-style-asian="normal" style:font-weight-asian="normal" style:font-style-complex="normal" style:font-weight-complex="normal"/>
    </style:style>
    <style:style style:name="T525" style:family="text">
      <style:text-properties style:text-line-through-style="none" style:text-line-through-type="none" fo:font-style="normal" fo:font-weight="normal" officeooo:rsid="0307f346" style:font-style-asian="normal" style:font-weight-asian="normal" style:font-style-complex="normal" style:font-weight-complex="normal"/>
    </style:style>
    <style:style style:name="T526" style:family="text">
      <style:text-properties style:text-line-through-style="none" style:text-line-through-type="none" fo:font-style="normal" fo:font-weight="normal" officeooo:rsid="031c018a" style:font-style-asian="normal" style:font-weight-asian="normal" style:font-style-complex="normal" style:font-weight-complex="normal"/>
    </style:style>
    <style:style style:name="T527" style:family="text">
      <style:text-properties style:text-line-through-style="none" style:text-line-through-type="none" fo:font-style="normal" fo:font-weight="normal" officeooo:rsid="031db3c9" style:font-style-asian="normal" style:font-weight-asian="normal" style:font-style-complex="normal" style:font-weight-complex="normal"/>
    </style:style>
    <style:style style:name="T528" style:family="text">
      <style:text-properties style:text-line-through-style="none" style:text-line-through-type="none" fo:font-style="normal" fo:font-weight="normal" officeooo:rsid="031e6e92" style:font-style-asian="normal" style:font-weight-asian="normal" style:font-style-complex="normal" style:font-weight-complex="normal"/>
    </style:style>
    <style:style style:name="T529" style:family="text">
      <style:text-properties style:text-line-through-style="none" style:text-line-through-type="none" fo:font-style="normal" fo:font-weight="normal" officeooo:rsid="031fc330" style:font-style-asian="normal" style:font-weight-asian="normal" style:font-style-complex="normal" style:font-weight-complex="normal"/>
    </style:style>
    <style:style style:name="T530" style:family="text">
      <style:text-properties style:text-line-through-style="none" style:text-line-through-type="none" fo:font-style="normal" fo:font-weight="normal" officeooo:rsid="0320f485" style:font-style-asian="normal" style:font-weight-asian="normal" style:font-style-complex="normal" style:font-weight-complex="normal"/>
    </style:style>
    <style:style style:name="T531" style:family="text">
      <style:text-properties style:text-line-through-style="none" style:text-line-through-type="none" fo:font-style="normal" style:font-style-asian="normal" style:font-style-complex="normal"/>
    </style:style>
    <style:style style:name="T532" style:family="text">
      <style:text-properties style:text-line-through-style="none" style:text-line-through-type="none" fo:font-style="normal" officeooo:rsid="02c47bce" style:font-style-asian="normal" style:font-style-complex="normal"/>
    </style:style>
    <style:style style:name="T533" style:family="text">
      <style:text-properties style:text-line-through-style="none" style:text-line-through-type="none" fo:font-style="normal" fo:font-weight="bold" officeooo:rsid="031db3c9" style:font-style-asian="normal" style:font-weight-asian="bold" style:font-style-complex="normal" style:font-weight-complex="bold"/>
    </style:style>
    <style:style style:name="T534" style:family="text">
      <style:text-properties style:text-line-through-style="none" style:text-line-through-type="none" fo:font-style="normal" fo:font-weight="bold" officeooo:rsid="031e6e92" style:font-style-asian="normal" style:font-weight-asian="bold" style:font-style-complex="normal" style:font-weight-complex="bold"/>
    </style:style>
    <style:style style:name="T535" style:family="text">
      <style:text-properties style:text-line-through-style="none" style:text-line-through-type="none" fo:font-style="normal" style:text-underline-style="none" fo:font-weight="normal" officeooo:rsid="02f11d8d" style:font-style-asian="normal" style:font-weight-asian="normal" style:font-style-complex="normal" style:font-weight-complex="normal"/>
    </style:style>
    <style:style style:name="T536" style:family="text">
      <style:text-properties style:text-line-through-style="none" style:text-line-through-type="none" fo:font-style="normal" style:text-underline-style="none" fo:font-weight="normal" officeooo:rsid="03099afa" style:font-style-asian="normal" style:font-weight-asian="normal" style:font-style-complex="normal" style:font-weight-complex="normal"/>
    </style:style>
    <style:style style:name="T537" style:family="text">
      <style:text-properties style:text-line-through-style="none" style:text-line-through-type="none" fo:font-size="14pt" fo:font-style="normal" fo:font-weight="bold" officeooo:rsid="029fd737" style:font-size-asian="14pt" style:font-style-asian="normal" style:font-weight-asian="bold" style:font-size-complex="14pt" style:font-style-complex="normal" style:font-weight-complex="bold"/>
    </style:style>
    <style:style style:name="T538" style:family="text">
      <style:text-properties style:text-line-through-style="none" style:text-line-through-type="none"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539" style:family="text">
      <style:text-properties style:text-line-through-style="none" style:text-line-through-type="none" fo:font-size="14pt" fo:font-style="normal" fo:font-weight="bold" officeooo:rsid="02b72204" style:font-size-asian="14pt" style:font-style-asian="normal" style:font-weight-asian="bold" style:font-size-complex="14pt" style:font-style-complex="normal" style:font-weight-complex="bold"/>
    </style:style>
    <style:style style:name="T540" style:family="text">
      <style:text-properties style:text-line-through-style="none" style:text-line-through-type="none" fo:font-size="14pt" fo:font-style="normal" fo:font-weight="bold" officeooo:rsid="02c03544" style:font-size-asian="14pt" style:font-style-asian="normal" style:font-weight-asian="bold" style:font-size-complex="14pt" style:font-style-complex="normal" style:font-weight-complex="bold"/>
    </style:style>
    <style:style style:name="T541" style:family="text">
      <style:text-properties style:text-line-through-style="none" style:text-line-through-type="none" fo:font-size="14pt" fo:font-style="normal" fo:font-weight="bold" officeooo:rsid="02e043fa" style:font-size-asian="14pt" style:font-style-asian="normal" style:font-weight-asian="bold" style:font-size-complex="14pt" style:font-style-complex="normal" style:font-weight-complex="bold"/>
    </style:style>
    <style:style style:name="T542" style:family="text">
      <style:text-properties style:text-line-through-style="none" style:text-line-through-type="none" fo:font-size="14pt" fo:font-style="normal" fo:font-weight="bold" officeooo:rsid="02cd661f" style:font-size-asian="14pt" style:font-style-asian="normal" style:font-weight-asian="bold" style:font-size-complex="14pt" style:font-style-complex="normal" style:font-weight-complex="bold"/>
    </style:style>
    <style:style style:name="T543" style:family="text">
      <style:text-properties style:text-line-through-style="none" style:text-line-through-type="none" fo:font-weight="normal" style:font-weight-asian="normal" style:font-weight-complex="normal"/>
    </style:style>
    <style:style style:name="T544" style:family="text">
      <style:text-properties style:text-line-through-style="none" style:text-line-through-type="none" fo:font-weight="normal" officeooo:rsid="02de548b" style:font-weight-asian="normal" style:font-weight-complex="normal"/>
    </style:style>
    <style:style style:name="T545" style:family="text">
      <style:text-properties style:text-line-through-style="none" style:text-line-through-type="none" fo:font-weight="normal" officeooo:rsid="02d71380" style:font-weight-asian="normal" style:font-weight-complex="normal"/>
    </style:style>
    <style:style style:name="T546" style:family="text">
      <style:text-properties style:text-line-through-style="none" style:text-line-through-type="none" fo:font-weight="normal" officeooo:rsid="02ddf73e" style:font-weight-asian="normal" style:font-weight-complex="normal"/>
    </style:style>
    <style:style style:name="T547" style:family="text">
      <style:text-properties style:text-line-through-style="none" style:text-line-through-type="none" fo:font-weight="normal" officeooo:rsid="02dd7c11" style:font-weight-asian="normal" style:font-weight-complex="normal"/>
    </style:style>
    <style:style style:name="T548" style:family="text">
      <style:text-properties style:text-line-through-style="none" style:text-line-through-type="none" fo:font-weight="normal" officeooo:rsid="02e1e017" style:font-weight-asian="normal" style:font-weight-complex="normal"/>
    </style:style>
    <style:style style:name="T549" style:family="text">
      <style:text-properties style:text-line-through-style="none" style:text-line-through-type="none" fo:font-weight="normal" officeooo:rsid="02e21d3f" style:font-weight-asian="normal" style:font-weight-complex="normal"/>
    </style:style>
    <style:style style:name="T550" style:family="text">
      <style:text-properties style:text-line-through-style="none" style:text-line-through-type="none" fo:font-weight="normal" officeooo:rsid="02eb712b" style:font-weight-asian="normal" style:font-weight-complex="normal"/>
    </style:style>
    <style:style style:name="T551" style:family="text">
      <style:text-properties style:text-line-through-style="none" style:text-line-through-type="none" fo:font-weight="normal" officeooo:rsid="02eef0b3" style:font-weight-asian="normal" style:font-weight-complex="normal"/>
    </style:style>
    <style:style style:name="T552" style:family="text">
      <style:text-properties style:text-line-through-style="none" style:text-line-through-type="none" fo:font-weight="normal" officeooo:rsid="02f1be6e" style:font-weight-asian="normal" style:font-weight-complex="normal"/>
    </style:style>
    <style:style style:name="T553" style:family="text">
      <style:text-properties style:text-line-through-style="none" style:text-line-through-type="none" fo:font-weight="normal" officeooo:rsid="031db3c9" style:font-weight-asian="normal" style:font-weight-complex="normal"/>
    </style:style>
    <style:style style:name="T554" style:family="text">
      <style:text-properties style:text-line-through-style="none" style:text-line-through-type="none" fo:font-weight="normal" officeooo:rsid="031fc330" style:font-weight-asian="normal" style:font-weight-complex="normal"/>
    </style:style>
    <style:style style:name="T555" style:family="text">
      <style:text-properties style:text-line-through-style="none" style:text-line-through-type="none" fo:font-weight="bold" style:font-weight-asian="bold" style:font-weight-complex="bold"/>
    </style:style>
    <style:style style:name="T556" style:family="text">
      <style:text-properties style:text-line-through-style="none" style:text-line-through-type="none" fo:font-weight="bold" officeooo:rsid="02dd7c11" style:font-weight-asian="bold" style:font-weight-complex="bold"/>
    </style:style>
    <style:style style:name="T557" style:family="text">
      <style:text-properties style:text-line-through-style="none" style:text-line-through-type="none" fo:font-weight="bold" officeooo:rsid="02eb712b" style:font-weight-asian="bold" style:font-weight-complex="bold"/>
    </style:style>
    <style:style style:name="T558" style:family="text">
      <style:text-properties style:text-line-through-style="none" style:text-line-through-type="none" fo:font-weight="bold" officeooo:rsid="031db3c9" style:font-weight-asian="bold" style:font-weight-complex="bold"/>
    </style:style>
    <style:style style:name="T559" style:family="text">
      <style:text-properties style:text-line-through-style="none" style:text-line-through-type="none" fo:font-weight="bold" officeooo:rsid="031fc330" style:font-weight-asian="bold" style:font-weight-complex="bold"/>
    </style:style>
    <style:style style:name="T560" style:family="text">
      <style:text-properties style:text-line-through-style="none" style:text-line-through-type="none" officeooo:rsid="02d40629"/>
    </style:style>
    <style:style style:name="T561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562" style:family="text">
      <style:text-properties style:text-line-through-style="none" style:text-line-through-type="none" officeooo:rsid="02f1be6e"/>
    </style:style>
    <style:style style:name="T563" style:family="text">
      <style:text-properties style:text-line-through-style="none" style:text-line-through-type="none" officeooo:rsid="02fd75d7"/>
    </style:style>
    <style:style style:name="T564" style:family="text">
      <style:text-properties officeooo:rsid="0239a029"/>
    </style:style>
    <style:style style:name="T565" style:family="text">
      <style:text-properties officeooo:rsid="0239fde1"/>
    </style:style>
    <style:style style:name="T566" style:family="text">
      <style:text-properties officeooo:rsid="023cf6c9"/>
    </style:style>
    <style:style style:name="T567" style:family="text">
      <style:text-properties officeooo:rsid="023cfeda"/>
    </style:style>
    <style:style style:name="T568" style:family="text">
      <style:text-properties officeooo:rsid="02403027"/>
    </style:style>
    <style:style style:name="T569" style:family="text">
      <style:text-properties officeooo:rsid="02420803"/>
    </style:style>
    <style:style style:name="T570" style:family="text">
      <style:text-properties officeooo:rsid="024888ae"/>
    </style:style>
    <style:style style:name="T571" style:family="text">
      <style:text-properties officeooo:rsid="024980dc"/>
    </style:style>
    <style:style style:name="T572" style:family="text">
      <style:text-properties officeooo:rsid="024bb64b"/>
    </style:style>
    <style:style style:name="T573" style:family="text">
      <style:text-properties officeooo:rsid="0250167c"/>
    </style:style>
    <style:style style:name="T574" style:family="text">
      <style:text-properties officeooo:rsid="025ca15a"/>
    </style:style>
    <style:style style:name="T575" style:family="text">
      <style:text-properties officeooo:rsid="027dcd3d"/>
    </style:style>
    <style:style style:name="T576" style:family="text">
      <style:text-properties fo:font-size="14pt" fo:font-style="normal" fo:font-weight="bold" officeooo:rsid="0282a5b6" style:font-size-asian="14pt" style:font-style-asian="normal" style:font-weight-asian="bold" style:font-size-complex="14pt" style:font-style-complex="normal" style:font-weight-complex="bold"/>
    </style:style>
    <style:style style:name="T577" style:family="text">
      <style:text-properties fo:font-size="14pt" fo:font-style="normal" fo:font-weight="bold" officeooo:rsid="0240dcec" style:font-size-asian="14pt" style:font-style-asian="normal" style:font-weight-asian="bold" style:font-size-complex="14pt" style:font-style-complex="normal" style:font-weight-complex="bold"/>
    </style:style>
    <style:style style:name="T578" style:family="text">
      <style:text-properties fo:font-size="14pt" fo:font-style="normal" fo:font-weight="bold" officeooo:rsid="02b90ca5" style:font-size-asian="14pt" style:font-style-asian="normal" style:font-weight-asian="bold" style:font-size-complex="14pt" style:font-style-complex="normal" style:font-weight-complex="bold"/>
    </style:style>
    <style:style style:name="T579" style:family="text">
      <style:text-properties fo:font-size="14pt" fo:font-style="normal" fo:font-weight="bold" officeooo:rsid="02bfe540" style:font-size-asian="14pt" style:font-style-asian="normal" style:font-weight-asian="bold" style:font-size-complex="14pt" style:font-style-complex="normal" style:font-weight-complex="bold"/>
    </style:style>
    <style:style style:name="T580" style:family="text">
      <style:text-properties officeooo:rsid="028513af"/>
    </style:style>
    <style:style style:name="T581" style:family="text">
      <style:text-properties officeooo:rsid="0287d99f"/>
    </style:style>
    <style:style style:name="T582" style:family="text">
      <style:text-properties officeooo:rsid="02898692"/>
    </style:style>
    <style:style style:name="T583" style:family="text">
      <style:text-properties officeooo:rsid="028a40e0"/>
    </style:style>
    <style:style style:name="T584" style:family="text">
      <style:text-properties fo:color="#c9211e" fo:font-style="normal" fo:font-weight="normal" officeooo:rsid="02871e5d" style:font-style-asian="normal" style:font-weight-asian="normal" style:font-style-complex="normal" style:font-weight-complex="normal"/>
    </style:style>
    <style:style style:name="T585" style:family="text">
      <style:text-properties fo:color="#c9211e" fo:font-style="normal" fo:font-weight="normal" officeooo:rsid="028b3dfe" style:font-style-asian="normal" style:font-weight-asian="normal" style:font-style-complex="normal" style:font-weight-complex="normal"/>
    </style:style>
    <style:style style:name="T586" style:family="text">
      <style:text-properties officeooo:rsid="02a44e69"/>
    </style:style>
    <style:style style:name="T587" style:family="text">
      <style:text-properties officeooo:rsid="02a99686"/>
    </style:style>
    <style:style style:name="T588" style:family="text">
      <style:text-properties officeooo:rsid="02ad45f8"/>
    </style:style>
    <style:style style:name="T589" style:family="text">
      <style:text-properties officeooo:rsid="026d91be"/>
    </style:style>
    <style:style style:name="T590" style:family="text">
      <style:text-properties officeooo:rsid="02b39011"/>
    </style:style>
    <style:style style:name="T591" style:family="text">
      <style:text-properties officeooo:rsid="02b56b9f"/>
    </style:style>
    <style:style style:name="T592" style:family="text">
      <style:text-properties officeooo:rsid="02b6c92f"/>
    </style:style>
    <style:style style:name="T593" style:family="text">
      <style:text-properties officeooo:rsid="02bfe540"/>
    </style:style>
    <style:style style:name="T594" style:family="text">
      <style:text-properties officeooo:rsid="02c93e61"/>
    </style:style>
    <style:style style:name="T595" style:family="text">
      <style:text-properties officeooo:rsid="02d46461"/>
    </style:style>
    <style:style style:name="T596" style:family="text">
      <style:text-properties officeooo:rsid="02dbac17"/>
    </style:style>
    <style:style style:name="T597" style:family="text">
      <style:text-properties officeooo:rsid="02de548b"/>
    </style:style>
    <style:style style:name="T598" style:family="text">
      <style:text-properties officeooo:rsid="02e7610d"/>
    </style:style>
    <style:style style:name="T599" style:family="text">
      <style:text-properties officeooo:rsid="02ff4001"/>
    </style:style>
    <style:style style:name="T600" style:family="text">
      <style:text-properties officeooo:rsid="03005c3e"/>
    </style:style>
    <style:style style:name="T601" style:family="text">
      <style:text-properties fo:language="ru" fo:country="RU"/>
    </style:style>
    <style:style style:name="T602" style:family="text">
      <style:text-properties fo:language="ru" fo:country="RU" fo:font-style="italic" style:font-style-asian="italic" style:font-style-complex="italic"/>
    </style:style>
    <style:style style:name="T603" style:family="text">
      <style:text-properties fo:language="ru" fo:country="RU" fo:font-style="italic" officeooo:rsid="03032b99" style:font-style-asian="italic" style:font-style-complex="italic"/>
    </style:style>
    <style:style style:name="T604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605" style:family="text">
      <style:text-properties fo:language="ru" fo:country="RU" fo:font-style="italic" fo:font-weight="bold" officeooo:rsid="03032b99" style:font-style-asian="italic" style:font-weight-asian="bold" style:font-style-complex="italic" style:font-weight-complex="bold"/>
    </style:style>
    <style:style style:name="T606" style:family="text">
      <style:text-properties fo:language="ru" fo:country="RU" fo:font-style="italic" fo:font-weight="normal" officeooo:rsid="03032b99" style:font-style-asian="italic" style:font-weight-asian="normal" style:font-style-complex="italic" style:font-weight-complex="normal"/>
    </style:style>
    <style:style style:name="T607" style:family="text">
      <style:text-properties officeooo:rsid="0302100a"/>
    </style:style>
    <style:style style:name="T608" style:family="text">
      <style:text-properties officeooo:rsid="03032b99"/>
    </style:style>
    <style:style style:name="T609" style:family="text">
      <style:text-properties officeooo:rsid="03036bd8"/>
    </style:style>
    <style:style style:name="T610" style:family="text">
      <style:text-properties officeooo:rsid="0304fc5c"/>
    </style:style>
    <style:style style:name="T611" style:family="text">
      <style:text-properties officeooo:rsid="03062398"/>
    </style:style>
    <style:style style:name="T612" style:family="text">
      <style:text-properties officeooo:rsid="03099afa"/>
    </style:style>
    <style:style style:name="T613" style:family="text">
      <style:text-properties officeooo:rsid="0310ca5a"/>
    </style:style>
    <style:style style:name="T614" style:family="text">
      <style:text-properties officeooo:rsid="031db3c9"/>
    </style:style>
    <style:style style:name="T615" style:family="text">
      <style:text-properties officeooo:rsid="031fc330"/>
    </style:style>
    <style:style style:name="T616" style:family="text">
      <style:text-properties officeooo:rsid="032105f1"/>
    </style:style>
    <style:style style:name="T617" style:family="text">
      <style:text-properties officeooo:rsid="032a4ddc"/>
    </style:style>
    <style:style style:name="T618" style:family="text">
      <style:text-properties officeooo:rsid="032b5329"/>
    </style:style>
    <style:style style:name="T619" style:family="text">
      <style:text-properties officeooo:rsid="032f56cc"/>
    </style:style>
    <style:style style:name="T620" style:family="text">
      <style:text-properties officeooo:rsid="0332a3ef"/>
    </style:style>
    <style:style style:name="T621" style:family="text">
      <style:text-properties officeooo:rsid="033406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2">Глаголы</text:p>
      <text:p text:style-name="P806"/>
      <text:p text:style-name="P808">Формы глагола — это аспекты. Аспекты описывают состояние, завершенность, результативность, длительность, повторяемость действия.</text:p>
      <text:p text:style-name="P806"/>
      <text:p text:style-name="P807"><text:span text:style-name="T598">Форма </text:span>Simple — это обыденность.</text:p>
      <text:p text:style-name="P807"><text:span text:style-name="T598">Форма </text:span>Continuous — это процесс.</text:p>
      <text:p text:style-name="P807"><text:span text:style-name="T598">Форма </text:span>Perfect — это результат.</text:p>
      <text:p text:style-name="P807"><text:span text:style-name="T598">Форма </text:span>Perfect Continuous — это длительность.</text:p>
      <text:p text:style-name="P807"/>
      <text:p text:style-name="P809">Present Simple</text:p>
      <text:p text:style-name="P807"/>
      <text:p text:style-name="P385"><text:span text:style-name="T424">М</text:span><text:span text:style-name="T1">аячки времени:</text:span></text:p>
      <text:list xml:id="list1334331696" text:style-name="L1">
        <text:list-item>
          <text:p text:style-name="P384">hardly ever — едва ли, почти никогда;</text:p>
        </text:list-item>
      </text:list>
      <text:p text:style-name="P817"/>
      <text:p text:style-name="P399"><text:span text:style-name="T2">Вспомогательный глагол do/does может встречаться и в утверждениях. Это происходит когда необходимо выделить действие по смыслу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399"/>
      <text:p text:style-name="P715">You <text:span text:style-name="T5">do</text:span> want to receive a letter from Joe? — Ты <text:span text:style-name="T5">действительно</text:span> хочешь получ. письмо от Джо?</text:p>
      <text:p text:style-name="P715">You <text:span text:style-name="T5">do</text:span> like him, don`t you — Он тебе <text:span text:style-name="T5">правда</text:span> нравится, да?</text:p>
      <text:p text:style-name="P818"/>
      <text:p text:style-name="P819">Be — это глагол состояния. Он используется когда говорят об: имени, национальности, стране, возрасте, эмоциях, профессии, характеристике, местоположении, а также встречается в связках с прилагательными и тогда переводится глаголом.</text:p>
      <text:p text:style-name="P820"/>
      <text:p text:style-name="P586">Present Continuous</text:p>
      <text:p text:style-name="P821"/>
      <text:p text:style-name="P400"><text:span text:style-name="T385">Глагол в </text:span><text:span text:style-name="T125">форме </text:span><text:span text:style-name="T385">Continuous, англоговорящие воспринимают как причастие.</text:span></text:p>
      <text:p text:style-name="P822"/>
      <text:p text:style-name="P376"><text:span text:style-name="T424">М</text:span>аячки времени:</text:p>
      <text:list xml:id="list780442408" text:style-name="L2">
        <text:list-item>
          <text:p text:style-name="P377">listen — послушай;</text:p>
        </text:list-item>
        <text:list-item>
          <text:p text:style-name="P377">currently — в текущий момент;</text:p>
        </text:list-item>
      </text:list>
      <text:p text:style-name="P823"/>
      <text:p text:style-name="P401"><text:span text:style-name="T4">Present Continuos может передавать скрытое </text:span><text:span text:style-name="T27">значение</text:span><text:span text:style-name="T4">:</text:span></text:p>
      <text:list xml:id="list1086129277" text:style-name="L3">
        <text:list-item>
          <text:p text:style-name="P392">кто-то вовлечен в процесс, хотя прямо сейчас им не занимается;</text:p>
        </text:list-item>
        <text:list-item>
          <text:p text:style-name="P392">ситуация меняется, она не статична;</text:p>
        </text:list-item>
        <text:list-item>
          <text:p text:style-name="P392">сегодня что-то происходит не так, как происходит обычно;</text:p>
        </text:list-item>
        <text:list-item>
          <text:p text:style-name="P402"><text:span text:style-name="T4">кто-то говорит о </text:span><text:span text:style-name="T29">регулярном </text:span><text:span text:style-name="T4">де</text:span><text:span text:style-name="T27">й</text:span><text:span text:style-name="T4">ствии с раздражением;</text:span></text:p>
        </text:list-item>
      </text:list>
      <text:p text:style-name="P716"/>
      <text:p text:style-name="P393"><text:span text:style-name="T30">Ron </text:span><text:span text:style-name="T54">is trying</text:span><text:span text:style-name="T30"> to find a well-paid job — Рон </text:span><text:span text:style-name="T54">пытается</text:span><text:span text:style-name="T30"> найти высокооплачеваемую работу </text:span></text:p>
      <text:p text:style-name="P401"><text:span text:style-name="T35">(</text:span><text:span text:style-name="T36">он</text:span><text:span text:style-name="T35"> вовлечен в процесс, хотя прямо сейчас он может заниматься другими делами)</text:span></text:p>
      <text:p text:style-name="P716"/>
      <text:p text:style-name="P716">Is <text:span text:style-name="T5">is getting</text:span> colder every day — Каждый день <text:span text:style-name="T5">становится</text:span> холоднее (погода меняется, </text:p>
      <text:p text:style-name="P716">при этом изменения еще не окончены, следует ожидать понижения температуры).</text:p>
      <text:p text:style-name="P716"/>
      <text:p text:style-name="P403"><text:span text:style-name="T31">His English </text:span><text:span text:style-name="T55">isn`t improving</text:span><text:span text:style-name="T31"> through he studies hard — Его английский </text:span><text:span text:style-name="T55">не улучшается</text:span><text:span text:style-name="T31">, </text:span></text:p>
      <text:p text:style-name="P403"><text:span text:style-name="T31">хотя он много занимается (</text:span><text:span text:style-name="T32">хотя ситуация и нестатична, она не меняется</text:span><text:span text:style-name="T31">).</text:span></text:p>
      <text:p text:style-name="P717"/>
      <text:p text:style-name="P720"><text:span text:style-name="T242">He </text:span><text:span text:style-name="T9">isn`t wearing</text:span><text:span text:style-name="T242"> his favorite cap today, that`s strange — Он </text:span><text:span text:style-name="T9">не носит</text:span><text:span text:style-name="T242"> сегодня свою любимую кепку, это странно (сегодня происходит что-то не то)</text:span></text:p>
      <text:p text:style-name="P747"/>
      <text:p text:style-name="P718"><text:soft-page-break/>She <text:span text:style-name="T5">is</text:span> always <text:span text:style-name="T5">complaining</text:span> about her life! — Она все время <text:span text:style-name="T5">жалуется</text:span> по поводу своей жизни!</text:p>
      <text:p text:style-name="P718"/>
      <text:p text:style-name="P404"><text:span text:style-name="T31">He </text:span><text:span text:style-name="T55">isn`t doing</text:span><text:span text:style-name="T31"> his homework again! </text:span><text:span text:style-name="T37">—</text:span><text:span text:style-name="T31"> Он опять </text:span><text:span text:style-name="T55">не делает</text:span><text:span text:style-name="T31"> домашнюю работу!</text:span></text:p>
      <text:p text:style-name="P718">(регулярность с ноткой раздражения)</text:p>
      <text:p text:style-name="P824"/>
      <text:p text:style-name="P825">Случаи, когда меняется ситуация, часто выражают с пом. глаголов: get, change, become, increase, rise (подняться), fall, grow, improve, begin, start.</text:p>
      <text:p text:style-name="P825"/>
      <text:p text:style-name="P748"><text:span text:style-name="T5">Is</text:span> your English <text:span text:style-name="T5">getting</text:span> better? — Твой английский <text:span text:style-name="T5">становится</text:span> лучше?</text:p>
      <text:p text:style-name="P748">Prices <text:span text:style-name="T5">are increasing</text:span> — Цены <text:span text:style-name="T5">растут</text:span>.</text:p>
      <text:p text:style-name="P825"/>
      <text:p text:style-name="P387"><text:span text:style-name="T243">Доп</text:span><text:span text:style-name="T245">олнительные</text:span><text:span text:style-name="T243"> </text:span><text:span text:style-name="T245">Non-</text:span><text:span text:style-name="T28">Continuous </text:span><text:span text:style-name="T243">г</text:span><text:span text:style-name="T28">лаголы</text:span></text:p>
      <text:p text:style-name="P388"/>
      <text:p text:style-name="P389"><text:span text:style-name="T78">К</text:span> таким глаголам относятся действия, которые невозможно увидеть в процессе.</text:p>
      <text:p text:style-name="P378">Обычно это глаголы состояния.</text:p>
      <text:p text:style-name="P378"/>
      <text:p text:style-name="P378">Глаголы, помогающие выразить мнение (opinion):</text:p>
      <text:list xml:id="list2180878875" text:style-name="L4">
        <text:list-item>
          <text:p text:style-name="P379">assume — полагать;</text:p>
        </text:list-item>
        <text:list-item>
          <text:p text:style-name="P379">consider — считать, полагать;</text:p>
        </text:list-item>
        <text:list-item>
          <text:p text:style-name="P379">find — находить;</text:p>
        </text:list-item>
        <text:list-item>
          <text:p text:style-name="P379">suppose — предполагать;</text:p>
        </text:list-item>
      </text:list>
      <text:p text:style-name="P378"/>
      <text:p text:style-name="P380">Глаголы, помогающие показать состояние мыслей (mental states)</text:p>
      <text:list xml:id="list1759246207" text:style-name="L5">
        <text:list-item>
          <text:p text:style-name="P381">mean — иметь в виду;</text:p>
        </text:list-item>
        <text:list-item>
          <text:p text:style-name="P381">notice — замечать, обращать внимание;</text:p>
        </text:list-item>
        <text:list-item>
          <text:p text:style-name="P381">recognise — узнавать;</text:p>
        </text:list-item>
        <text:list-item>
          <text:p text:style-name="P381">remember — помнить;</text:p>
        </text:list-item>
      </text:list>
      <text:p text:style-name="P380"/>
      <text:p text:style-name="P380">Глаголы, выражающие эмоции и желания (emotions/desires):</text:p>
      <text:list xml:id="list1276816294" text:style-name="L6">
        <text:list-item>
          <text:p text:style-name="P382">dislike — не любить, не нравиться;</text:p>
        </text:list-item>
        <text:list-item>
          <text:p text:style-name="P382">envy — завидовать;</text:p>
        </text:list-item>
        <text:list-item>
          <text:p text:style-name="P382">fear — бояться;</text:p>
        </text:list-item>
        <text:list-item>
          <text:p text:style-name="P382">mind — возражать;</text:p>
        </text:list-item>
        <text:list-item>
          <text:p text:style-name="P382">need — нуждаться;</text:p>
        </text:list-item>
        <text:list-item>
          <text:p text:style-name="P382">prefer — предпочитать;</text:p>
        </text:list-item>
        <text:list-item>
          <text:p text:style-name="P382">regret — сожалеть;</text:p>
        </text:list-item>
      </text:list>
      <text:p text:style-name="P374"/>
      <text:p text:style-name="P374">Другие глаголы:</text:p>
      <text:list xml:id="list3528782223" text:style-name="L7">
        <text:list-item>
          <text:p text:style-name="P375">be — быть;</text:p>
        </text:list-item>
        <text:list-item>
          <text:p text:style-name="P375">care — быть не безразличным, заботиться;</text:p>
        </text:list-item>
        <text:list-item>
          <text:p text:style-name="P375">contain — содержать;</text:p>
        </text:list-item>
        <text:list-item>
          <text:p text:style-name="P375">cost — стоить, иметь стоимость;</text:p>
        </text:list-item>
        <text:list-item>
          <text:p text:style-name="P375">possess — владеть;</text:p>
        </text:list-item>
        <text:list-item>
          <text:p text:style-name="P375">seem — казаться;</text:p>
        </text:list-item>
        <text:list-item>
          <text:p text:style-name="P375">weigh — весить, иметь вес;</text:p>
        </text:list-item>
      </text:list>
      <text:p text:style-name="P817"/>
      <text:p text:style-name="P810">Глаголы смешанного типа</text:p>
      <text:p text:style-name="P826"/>
      <text:p text:style-name="P826">Они могут быть <text:span text:style-name="T80">как </text:span>нормальными, <text:span text:style-name="T80">так</text:span> и становится non-continuous, в зависимости от того, </text:p>
      <text:p text:style-name="P405"><text:span text:style-name="T246">какой смысл </text:span><text:span text:style-name="T245">передают</text:span><text:span text:style-name="T246"> </text:span><text:span text:style-name="T245">либо</text:span><text:span text:style-name="T246"> когда входят в </text:span><text:span text:style-name="T247">состав</text:span><text:span text:style-name="T246"> устойчивы</text:span><text:span text:style-name="T247">х</text:span><text:span text:style-name="T246"> выражени</text:span><text:span text:style-name="T247">й</text:span><text:span text:style-name="T246">.</text:span></text:p>
      <text:p text:style-name="P40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88659408528">
          <table:table-cell table:style-name="Table1.A1" office:value-type="string">
            <text:p text:style-name="P349">Глагол</text:p>
          </table:table-cell>
          <table:table-cell table:style-name="Table1.A1" office:value-type="string">
            <text:p text:style-name="P349">Non-continuous</text:p>
          </table:table-cell>
          <table:table-cell table:style-name="Table1.C1" office:value-type="string">
            <text:p text:style-name="P349">Нормальный</text:p>
          </table:table-cell>
        </table:table-row>
        <table:table-row table:style-name="TableLine94488659308736">
          <table:table-cell table:style-name="Table1.A2" office:value-type="string">
            <text:p text:style-name="P355">appear</text:p>
          </table:table-cell>
          <table:table-cell table:style-name="Table1.A2" office:value-type="string">
            <text:p text:style-name="P356">в значении «казаться», «являтся»</text:p>
          </table:table-cell>
          <table:table-cell table:style-name="Table1.C2" office:value-type="string">
            <text:p text:style-name="P355">в значении «появляться»</text:p>
          </table:table-cell>
        </table:table-row>
        <table:table-row table:style-name="TableLine94488659327744">
          <table:table-cell table:style-name="Table1.A2" office:value-type="string">
            <text:p text:style-name="P355">have</text:p>
          </table:table-cell>
          <table:table-cell table:style-name="Table1.A2" office:value-type="string">
            <text:p text:style-name="P356">в значении «иметь», «владеть» </text:p>
          </table:table-cell>
          <table:table-cell table:style-name="Table1.C2" office:value-type="string">
            <text:p text:style-name="P355">в устойчивых выражениях</text:p>
          </table:table-cell>
        </table:table-row>
        <table:table-row table:style-name="TableLine94488659343168">
          <table:table-cell table:style-name="Table1.A2" office:value-type="string">
            <text:p text:style-name="P355">look</text:p>
          </table:table-cell>
          <table:table-cell table:style-name="Table1.A2" office:value-type="string">
            <text:p text:style-name="P355">в связке с прилагательным</text:p>
          </table:table-cell>
          <table:table-cell table:style-name="Table1.C2" office:value-type="string">
            <text:p text:style-name="P355">в связке с предлогоми (at, for)</text:p>
          </table:table-cell>
        </table:table-row>
        <table:table-row table:style-name="TableLine94488659347200">
          <table:table-cell table:style-name="Table1.A2" office:value-type="string">
            <text:p text:style-name="P355">miss</text:p>
          </table:table-cell>
          <table:table-cell table:style-name="Table1.A2" office:value-type="string">
            <text:p text:style-name="P355">в значении «скучать»</text:p>
          </table:table-cell>
          <table:table-cell table:style-name="Table1.C2" office:value-type="string">
            <text:p text:style-name="P358"><text:span text:style-name="T79">в значении </text:span>«<text:span text:style-name="T79">пропадать</text:span>»</text:p>
          </table:table-cell>
        </table:table-row>
        <table:table-row table:style-name="TableLine94488659364608">
          <table:table-cell table:style-name="Table1.A2" office:value-type="string">
            <text:p text:style-name="P363">hear</text:p>
          </table:table-cell>
          <table:table-cell table:style-name="Table1.A2" office:value-type="string">
            <text:p text:style-name="P364">в значении «слышать»</text:p>
            <text:p text:style-name="P365">(как физич. возможность)</text:p>
          </table:table-cell>
          <table:table-cell table:style-name="Table1.C2" office:value-type="string">
            <text:p text:style-name="P363">в значении «слышу то, чего не слышат другие» </text:p>
          </table:table-cell>
        </table:table-row>
        <table:table-row table:style-name="TableLine94488659367504">
          <table:table-cell table:style-name="Table1.A2" office:value-type="string">
            <text:p text:style-name="P366">see</text:p>
          </table:table-cell>
          <table:table-cell table:style-name="Table1.A2" office:value-type="string">
            <text:p text:style-name="P366">в значении «видеть»</text:p>
            <text:p text:style-name="P366">(как физич. возможность)</text:p>
          </table:table-cell>
          <table:table-cell table:style-name="Table1.C2" office:value-type="string">
            <text:p text:style-name="P359"><text:span text:style-name="T81">в значении «вижу то, чего не видят другие»; в устойч. </text:span><text:span text:style-name="T127">в</text:span><text:span text:style-name="T81">ыражен.</text:span></text:p>
          </table:table-cell>
        </table:table-row>
        <table:table-row table:style-name="TableLine94488659371136">
          <table:table-cell table:style-name="Table1.A2" office:value-type="string">
            <text:p text:style-name="P366">smell</text:p>
          </table:table-cell>
          <table:table-cell table:style-name="Table1.A2" office:value-type="string">
            <text:p text:style-name="P366">в значении «пахнуть»</text:p>
          </table:table-cell>
          <table:table-cell table:style-name="Table1.C2" office:value-type="string">
            <text:p text:style-name="P365">в значении «нюхать» </text:p>
            <text:p text:style-name="P365">(направленное действие)</text:p>
          </table:table-cell>
        </table:table-row>
        <table:table-row table:style-name="TableLine94488659421024">
          <table:table-cell table:style-name="Table1.A2" office:value-type="string">
            <text:p text:style-name="P366">taste</text:p>
          </table:table-cell>
          <table:table-cell table:style-name="Table1.A2" office:value-type="string">
            <text:p text:style-name="P367">в значении «вкусный»</text:p>
          </table:table-cell>
          <table:table-cell table:style-name="Table1.C2" office:value-type="string">
            <text:p text:style-name="P367">в значении «дегустировать»</text:p>
          </table:table-cell>
        </table:table-row>
        <table:table-row table:style-name="TableLine94488659435680">
          <table:table-cell table:style-name="Table1.A2" office:value-type="string">
            <text:p text:style-name="P367">thinks</text:p>
          </table:table-cell>
          <table:table-cell table:style-name="Table1.A2" office:value-type="string">
            <text:p text:style-name="P367">в значении «иметь мнение»</text:p>
          </table:table-cell>
          <table:table-cell table:style-name="Table1.C2" office:value-type="string">
            <text:p text:style-name="P367">в значении «мыслить»</text:p>
          </table:table-cell>
        </table:table-row>
        <table:table-row table:style-name="TableLine94488659436592">
          <table:table-cell table:style-name="Table1.A2" office:value-type="string">
            <text:p text:style-name="P367">weight</text:p>
          </table:table-cell>
          <table:table-cell table:style-name="Table1.A2" office:value-type="string">
            <text:p text:style-name="P367">в значении «весить»</text:p>
          </table:table-cell>
          <table:table-cell table:style-name="Table1.C2" office:value-type="string">
            <text:p text:style-name="P367">в значении «взвешиваться» (направленное действие)</text:p>
          </table:table-cell>
        </table:table-row>
        <table:table-row table:style-name="TableLine94488659437552">
          <table:table-cell table:style-name="Table1.A2" office:value-type="string">
            <text:p text:style-name="P367">be</text:p>
          </table:table-cell>
          <table:table-cell table:style-name="Table1.A2" office:value-type="string">
            <text:p text:style-name="P367">в значении «быть», «являться»</text:p>
          </table:table-cell>
          <table:table-cell table:style-name="Table1.C2" office:value-type="string">
            <text:p text:style-name="P367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405"/>
      <text:p text:style-name="P721">She <text:span text:style-name="T5">hears</text:span> the music. — Она <text:span text:style-name="T5">слышит</text:span> музыку.</text:p>
      <text:p text:style-name="P721">I cannot believe what I <text:span text:style-name="T5">am hearing</text:span>. — Я не верю тому, что <text:span text:style-name="T5">слышу</text:span>.</text:p>
      <text:p text:style-name="P721"/>
      <text:p text:style-name="P722">She <text:span text:style-name="T5">is sick</text:span>. — Е<text:span text:style-name="T82">е</text:span> <text:span text:style-name="T6">тошнит</text:span><text:span text:style-name="T85"> </text:span><text:span text:style-name="T86">(тошнотное состояние)</text:span><text:span text:style-name="T84">.</text:span></text:p>
      <text:p text:style-name="P722">She <text:span text:style-name="T5">is being sick</text:span>. — У нее <text:span text:style-name="T5">тошнота </text:span>/ рвота (прямо сейчас).</text:p>
      <text:p text:style-name="P722"/>
      <text:p text:style-name="P723">I don’t underst. why you <text:span text:style-name="T5">are being</text:span> so <text:span text:style-name="T5">rude</text:span> to me! — Я не понимаю, почему ты мне <text:span text:style-name="T5">грубишь</text:span>!</text:p>
      <text:p text:style-name="P406"/>
      <text:p text:style-name="P407"><text:span text:style-name="T83">Simple в основном связан с состоянием, </text:span><text:span text:style-name="T120">фактом, регулярным действием</text:span><text:span text:style-name="T83">.</text:span></text:p>
      <text:p text:style-name="P827">Continuous подчеркивает незавершенность, динамику, изменения.</text:p>
      <text:p text:style-name="P827"/>
      <text:p text:style-name="P811">Present Perfect</text:p>
      <text:p text:style-name="P829"/>
      <text:p text:style-name="P830">С пом<text:span text:style-name="T437">ощью</text:span> него говорят не о прошлом как таковом, а о результате <text:span text:style-name="T437">из прошлого</text:span>, </text:p>
      <text:p text:style-name="P830">который важен сейчас. <text:span text:style-name="T121">Выполненное дейст</text:span><text:span text:style-name="T375">в</text:span><text:span text:style-name="T121">ие показывает именно 3я форма глагола.</text:span></text:p>
      <text:p text:style-name="P832"/>
      <text:p text:style-name="P831"><text:span text:style-name="T123">Например, вопрос </text:span>«Have you been to Egypt?» нужно понимать <text:span text:style-name="T121">как</text:span> </text:p>
      <text:p text:style-name="P831">«У тебя есть <text:span text:style-name="T122">опыт </text:span>пребывания в Египте?».</text:p>
      <text:p text:style-name="P831"/>
      <text:p text:style-name="P833">Популярные шаблоны с Present Perfect</text:p>
      <text:p text:style-name="P833"/>
      <text:p text:style-name="P749">It’s the first time (первый/любой раз, когда что-то случилось).</text:p>
      <text:p text:style-name="P749">Have you ever been? (вы когда-нибудь бывали?).</text:p>
      <text:p text:style-name="P749">I have never done (я никогда не делал).</text:p>
      <text:p text:style-name="P749">I have got (у менять есть).</text:p>
      <text:p text:style-name="P833"/>
      <text:p text:style-name="P390"><text:span text:style-name="T424">М</text:span><text:span text:style-name="T244">аячки времени:</text:span></text:p>
      <text:list xml:id="list1752722136" text:style-name="L8">
        <text:list-item>
          <text:p text:style-name="P383">so far — на дайнный момент / до настоящего времени;</text:p>
        </text:list-item>
      </text:list>
      <text:p text:style-name="P812"><text:soft-page-break/>Present Perfect Continuus</text:p>
      <text:p text:style-name="P828"/>
      <text:p text:style-name="P164"><text:span text:style-name="T143">Показывает, как долго длилось действие до указанного момента в </text:span><text:span text:style-name="T145">настоящем</text:span><text:span text:style-name="T143">. </text:span></text:p>
      <text:p text:style-name="P164"/>
      <text:p text:style-name="P750">This is the day we’ve been waiting for — Настал день, которого мы так ждали. </text:p>
      <text:p text:style-name="P724"><text:span text:style-name="T145">(е</text:span><text:span text:style-name="T146">сть долгий процесс </text:span><text:span text:style-name="T83">—</text:span><text:span text:style-name="T146"> ожидание; </text:span><text:span text:style-name="T377">п</text:span><text:span text:style-name="T146">одразумевается, что мы когда-то начали ждать, </text:span></text:p>
      <text:p text:style-name="P724"><text:span text:style-name="T146">и ожидание продолжалось до сих пор; </text:span><text:span text:style-name="T377">н</text:span><text:span text:style-name="T146">апрямую о длительности не говорится, </text:span></text:p>
      <text:p text:style-name="P725"><text:span text:style-name="T146">но есть ощущение непрерывного процесса</text:span><text:span text:style-name="T145">)</text:span><text:span text:style-name="T146">.</text:span></text:p>
      <text:p text:style-name="P834"/>
      <text:p text:style-name="P751">You look tired. Yes, I know. I’ve been exercising — <text:span text:style-name="T376">Ты выглядешь уставшим. Да, я знаю. </text:span></text:p>
      <text:p text:style-name="P751"><text:span text:style-name="T376">Я занимался спортом. </text:span><text:span text:style-name="T145">(п</text:span><text:span text:style-name="T124">роцесс закончился буквально только что; </text:span></text:p>
      <text:p text:style-name="P751"><text:span text:style-name="T145">е</text:span><text:span text:style-name="T124">сть очевидные результаты прямо сейчас</text:span><text:span text:style-name="T145">)</text:span></text:p>
      <text:p text:style-name="P408"/>
      <text:p text:style-name="P726"><text:span text:style-name="T124">We’ve been busy the whole week — Мы были заняты всю неделю. </text:span><text:span text:style-name="T144">(хотя</text:span><text:span text:style-name="T124"> перевод </text:span><text:span text:style-name="T144">и </text:span><text:span text:style-name="T124">в прошлом, </text:span><text:span text:style-name="T144">но </text:span><text:span text:style-name="T124">подразумевается что неделя еще не закончилась; have не используется с -ing</text:span><text:span text:style-name="T144">)</text:span></text:p>
      <text:p text:style-name="P409"/>
      <text:p text:style-name="P835">Глаголы, c которыми можно использовать как Present Perfect, так и Present Perfect Continuous; разницы не будет: live, work, teach, study.</text:p>
      <text:p text:style-name="P835"/>
      <text:p text:style-name="P752">How long have you worked for your boss? <text:span text:style-name="T124">—</text:span> Как долго ты работаешь на своего босса?</text:p>
      <text:p text:style-name="P753">How long have you been working for your boss? <text:span text:style-name="T124">—</text:span> Как долго ты работаешь на своего босса?</text:p>
      <text:p text:style-name="P836"/>
      <text:p text:style-name="P837">Present Continuous сообщает, что кто-то находится в процессе, <text:span text:style-name="T375">а </text:span>Present Perfect Continuous — что кто-то занят процессом <text:span text:style-name="T375">уже </text:span>какое-то время.</text:p>
      <text:p text:style-name="P835"/>
      <text:p text:style-name="P813">Отличия Past Simple от Present Perfect</text:p>
      <text:p text:style-name="P838"/>
      <text:p text:style-name="P754">I didn’t talk to Tom yesterday — Я не говорил с Томом вчера.</text:p>
      <text:p text:style-name="P754">I haven’t talked to Tom yet — Я еще не говорил с Томом.</text:p>
      <text:p text:style-name="P838"/>
      <text:p text:style-name="P839">Первый пример имеет явный указатель прошлого — yesterday. Второй пример </text:p>
      <text:p text:style-name="P839">не имеет указателя на прошлое, но имеет указатель результата — yet.</text:p>
      <text:p text:style-name="P838"/>
      <text:p text:style-name="P840">Часто можно встретить Past Simple и Present Perfect в одном предложении. Present Perfect будет в главной части, а Past Simple — в придаточной, которая начинается с союза since.</text:p>
      <text:p text:style-name="P840"/>
      <text:p text:style-name="P755">I’ve loved Laura since I saw her for the first time — </text:p>
      <text:p text:style-name="P755">Я люблю Лору с тех пор, как увидел ее впервые.</text:p>
      <text:p text:style-name="P835"/>
      <text:p text:style-name="P814">Особые случаи использования Past Continuous</text:p>
      <text:p text:style-name="P841"/>
      <text:p text:style-name="P841">Он также может использоваться с глаголами, которые показывают измения или рост.</text:p>
      <text:p text:style-name="P841"/>
      <text:p text:style-name="P756">Her English was improving, because she studied a lot — </text:p>
      <text:p text:style-name="P756">Ее английский становился лучше, потому что она много училась.</text:p>
      <text:p text:style-name="P841"/>
      <text:p text:style-name="P841">Еще он может употребляться в ситуациях, когда необходимо подчеркнуть цикличность </text:p>
      <text:p text:style-name="P841">в прошлом (люди делали что-то снова и снова).</text:p>
      <text:p text:style-name="P841"/>
      <text:p text:style-name="P757">Though they loved each other, they <text:span text:style-name="T5">were</text:span> always <text:span text:style-name="T5">quarrelling</text:span> — Хотя они любили друг друга, </text:p>
      <text:p text:style-name="P757">они постоянно <text:span text:style-name="T5">ссорились</text:span>.</text:p>
      <text:p text:style-name="P841"/>
      <text:p text:style-name="P842"><text:soft-page-break/>В одном предложении может использоваться и Past Continuous, и Past Simple. Past Continuous будет показывать длинное действие, которое прерывается коротким в Past Simple.</text:p>
      <text:p text:style-name="P161"/>
      <text:p text:style-name="P758">She was shouting with anger as she left the house — Она кричала в ярости, </text:p>
      <text:p text:style-name="P727"><text:span text:style-name="T125">когда </text:span>вышла из дома.</text:p>
      <text:p text:style-name="P161"/>
      <text:p text:style-name="P161"><text:span text:style-name="T126">Е</text:span><text:span text:style-name="T125">сли </text:span><text:span text:style-name="T141">2</text:span><text:span text:style-name="T125"> дейстия происходили парралельно, то они оба могут быть в Past Continuous.</text:span></text:p>
      <text:p text:style-name="P411"><text:span text:style-name="T125">Но если </text:span><text:span text:style-name="T126">их </text:span><text:span text:style-name="T125">поставить в Past Simple, то получится цепочка действий.</text:span></text:p>
      <text:p text:style-name="P843"/>
      <text:p text:style-name="P728"><text:span text:style-name="T125">I was studying while Dora was making dinner — Я занимал</text:span><text:span text:style-name="T126">ся</text:span><text:span text:style-name="T125">, пока Дора готовила ужин.</text:span></text:p>
      <text:p text:style-name="P728"><text:span text:style-name="T125">I studied, made dinner and watched TV — Я позанимал</text:span><text:span text:style-name="T126">ся</text:span><text:span text:style-name="T125">, приготовил ужин и посмотре</text:span><text:span text:style-name="T126">л</text:span><text:span text:style-name="T125"> ТВ.</text:span></text:p>
      <text:p text:style-name="P161"/>
      <text:p text:style-name="P815">Past Perfect</text:p>
      <text:p text:style-name="P161"/>
      <text:p text:style-name="P163"><text:span text:style-name="T128">Указывает на действие, которое </text:span><text:span text:style-name="T129">случилось</text:span><text:span text:style-name="T128"> </text:span><text:span text:style-name="T140">ранее</text:span><text:span text:style-name="T128">, чем другое указанное действие. </text:span></text:p>
      <text:p text:style-name="P163"><text:span text:style-name="T128">Т. е. обозначает предпрошедш</text:span><text:span text:style-name="T142">ее время</text:span><text:span text:style-name="T128">. </text:span><text:span text:style-name="T139">Грамматическ</text:span><text:span text:style-name="T143">ая форма: had + глагол в 3й форме.</text:span></text:p>
      <text:p text:style-name="P162"/>
      <text:p text:style-name="P1">I had seen this fi<text:span text:style-name="T129">l</text:span>m before you did — Я посмотрел это фильм раньше, чем это сделал ты.</text:p>
      <text:p text:style-name="P24">(сначала случилось «I had seen», а затем «you did»)</text:p>
      <text:p text:style-name="P162"/>
      <text:p text:style-name="P1">He did<text:span text:style-name="T141">n`t</text:span> have cash because he had lost his wallet — У него не было наличных, потому что он потерял кошелек. <text:span text:style-name="T129">(денег </text:span><text:span text:style-name="T131">не было [тогда]</text:span><text:span text:style-name="T129">, потому что он их потерял [еще перед этим])</text:span></text:p>
      <text:p text:style-name="P162"/>
      <text:p text:style-name="P1">When I took the phone to call Nick, I realized that I had forgotten his number — Когда я взяла трубку, чтобы позвонить Нику, я поняла, что забыла его номер.</text:p>
      <text:p text:style-name="P162"/>
      <text:p text:style-name="P162">Past Perfect <text:span text:style-name="T140">(часто </text:span><text:span text:style-name="T141">или всегда</text:span><text:span text:style-name="T140">?) </text:span>используется в косвенной речи вместо <text:span text:style-name="T140">P</text:span>ast <text:span text:style-name="T140">S</text:span>imple.</text:p>
      <text:p text:style-name="P162"/>
      <text:p text:style-name="P1"><text:span text:style-name="T141">I</text:span> lived in London in 1999 — <text:span text:style-name="T141">Я жил в Лондоне в 1999 году (прямая речь).</text:span></text:p>
      <text:p text:style-name="P1"><text:span text:style-name="T141">H</text:span>e said that he had lived in London in 1999. — Он сказал, что он жил в Лондоне в 1999.</text:p>
      <text:p text:style-name="P162"/>
      <text:p text:style-name="P1">I’ve been to Cuba — <text:span text:style-name="T141">Я был на Кубе (прямая речь)</text:span></text:p>
      <text:p text:style-name="P1">Mike said that he had been to Cuba. — Майк сказал, что он бывал на Кубе.</text:p>
      <text:p text:style-name="P162"/>
      <text:p text:style-name="P162">Past Perfect появляется в условных предложениях 3<text:span text:style-name="T141">го</text:span> типа.</text:p>
      <text:p text:style-name="P162"/>
      <text:p text:style-name="P10">You would have passed your exam if you had worked harder — </text:p>
      <text:p text:style-name="P10">Ты бы сдал экзамен, если бы больше работал.</text:p>
      <text:p text:style-name="P162"/>
      <text:p text:style-name="P229">Также он, используется вместо Past Perfect Continuous с Non-Continuous глаголами.</text:p>
      <text:p text:style-name="P102"/>
      <text:p text:style-name="P103"/>
      <text:p text:style-name="P103"/>
      <text:p text:style-name="P103">Past Perfect Continuous</text:p>
      <text:p text:style-name="P230"/>
      <text:p text:style-name="P231">Показывает, как долго длилось действие до указанного момента в прошлом. </text:p>
      <text:p text:style-name="P331">Грамматическая форма: had + been + глагол с -ing.</text:p>
      <text:p text:style-name="P230"/>
      <text:p text:style-name="P25">My mother had been cooking dinner for two hours when I got home — Моя мама готовила ужин уже 2 часа к тому времени, как я пришла домой (Past Perfect Continuous).</text:p>
      <text:p text:style-name="P230"/>
      <text:p text:style-name="P25">She has been cooking for 2 hours, but the food is not ready yet — Она готовит уже 2 часа, </text:p>
      <text:p text:style-name="P25"><text:soft-page-break/>но еда все еще не готова (Present Perfect Continuous).</text:p>
      <text:p text:style-name="P230"/>
      <text:p text:style-name="P230">Также используется, когда процесс оставил результат в прошлом, <text:span text:style-name="T144">либо когда действия происходили на регулярной основе до какого-то момента в прошлом.</text:span></text:p>
      <text:p text:style-name="P230"/>
      <text:p text:style-name="P26">Lara looked tired because she had been working out. — Лара выглядела уставшей, </text:p>
      <text:p text:style-name="P26">потому что она занималась спортом <text:span text:style-name="T144">(занятие спортом оставило результат)</text:span>.</text:p>
      <text:p text:style-name="P26"/>
      <text:p text:style-name="P27">She had been writing to him for months, but she never got an answer — </text:p>
      <text:p text:style-name="P27">Она писала ему несколько месяцев, но так и не получила ответа <text:span text:style-name="T144">(регулярно писала)</text:span>.</text:p>
      <text:p text:style-name="P230"/>
      <text:p text:style-name="P94">Present в значении будущего</text:p>
      <text:p text:style-name="P232"/>
      <text:p text:style-name="P233">Обычно говорит о планах на будущее, либо о том, что должно произойти по рассписанию.</text:p>
      <text:p text:style-name="P168"><text:span text:style-name="T147">Present Continuous говорит о личных планах, </text:span><text:span text:style-name="T152">а </text:span><text:span text:style-name="T147">Present Simple — о рассписании, </text:span></text:p>
      <text:p text:style-name="P168"><text:span text:style-name="T148">которое не зависит от человека</text:span><text:span text:style-name="T147">.</text:span></text:p>
      <text:p text:style-name="P165"/>
      <text:p text:style-name="P2">I’m leaving town tomorrow. I’m going on a business trip. — Завтра я уезжаю из города. </text:p>
      <text:p text:style-name="P2">Я еду в командировку <text:span text:style-name="T147">(личные планы)</text:span>.</text:p>
      <text:p text:style-name="P2"/>
      <text:p text:style-name="P3">Kate has an English class next Monday — У Кати будет занятие по английскому </text:p>
      <text:p text:style-name="P3">в следующий понедельник <text:span text:style-name="T148">(рассписание)</text:span>.</text:p>
      <text:p text:style-name="P166"/>
      <text:p text:style-name="P167"><text:span text:style-name="T147">Чтобы правильно определить, что предложени</text:span><text:span text:style-name="T152">е</text:span><text:span text:style-name="T147"> действительно стоит </text:span><text:span text:style-name="T152">в </text:span><text:span text:style-name="T147">будуще</text:span><text:span text:style-name="T152">м</text:span><text:span text:style-name="T147">, </text:span></text:p>
      <text:p text:style-name="P167"><text:span text:style-name="T147">а не </text:span><text:span text:style-name="T152">в </text:span><text:span text:style-name="T147">настояще</text:span><text:span text:style-name="T152">м</text:span><text:span text:style-name="T147">, нужно обратить внимание на слова-маячки, </text:span><text:span text:style-name="T149">такие как</text:span><text:span text:style-name="T147">: </text:span></text:p>
      <text:p text:style-name="P167"/>
      <text:list xml:id="list8089814" text:style-name="L9">
        <text:list-item>
          <text:p text:style-name="P394"><text:span text:style-name="T147">tomorrow, </text:span><text:span text:style-name="T149">in the future, in 2050</text:span><text:span text:style-name="T147"> </text:span><text:span text:style-name="T149">(слова, которые указывают на дату в будущем);</text:span></text:p>
        </text:list-item>
        <text:list-item>
          <text:p text:style-name="P395"><text:span text:style-name="T150">would like, want, plan, expect</text:span><text:span text:style-name="T149"> </text:span><text:span text:style-name="T150">(</text:span><text:span text:style-name="T151">слова</text:span><text:span text:style-name="T149">, которые намекают на будущее</text:span><text:span text:style-name="T150">);</text:span></text:p>
        </text:list-item>
        <text:list-item>
          <text:p text:style-name="P394"><text:span text:style-name="T148">next </text:span><text:span text:style-name="T149">time</text:span><text:span text:style-name="T148">, </text:span><text:span text:style-name="T149">next Monday</text:span><text:span text:style-name="T148"> </text:span><text:span text:style-name="T149">(связки со словом next в значении «в следующий»);</text:span></text:p>
        </text:list-item>
        <text:list-item>
          <text:p text:style-name="P479">in 2 days, in a year (связки с предлогом in в значении «через»);</text:p>
        </text:list-item>
        <text:list-item>
          <text:p text:style-name="P479">by Friday (связки с предлогом by в значении «к указанному периоду»);</text:p>
        </text:list-item>
      </text:list>
      <text:p text:style-name="P167"/>
      <text:p text:style-name="P235">Present Perfect может встречаться в условных предложениях 1го типа. Он подчеркивает, </text:p>
      <text:p text:style-name="P235">что действие будет <text:span text:style-name="T152">выполнено/</text:span>закончено, но его часто упрощают до Present Simple.</text:p>
      <text:p text:style-name="P234"/>
      <text:p text:style-name="P28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234"/>
      <text:p text:style-name="P95">Оборот be going to</text:p>
      <text:p text:style-name="P237"/>
      <text:p text:style-name="P169"><text:span text:style-name="T153">Переводится как «собираюсь сделать» или «собирался сделать» (</text:span><text:span text:style-name="T233">о будущ</text:span><text:span text:style-name="T234">е</text:span><text:span text:style-name="T233">м из прошлого</text:span><text:span text:style-name="T153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4">I’m going to play sports later — Я собираюсь позаниматься спортом позже.</text:p>
      <text:p text:style-name="P4">I was going to cross the road — Я собиралась перейти дорогу.</text:p>
      <text:p text:style-name="P4">Look! The dog is going to bite him — Смотри! Его сейчас укусит собака.</text:p>
      <text:p text:style-name="P234"/>
      <text:p text:style-name="P170"><text:span text:style-name="T232">Им</text:span><text:span text:style-name="T154"> часто </text:span><text:span text:style-name="T232">заменяют все</text:span><text:span text:style-name="T230"> форм</text:span><text:span text:style-name="T232">ы</text:span><text:span text:style-name="T154"> Future </text:span><text:span text:style-name="T232">в разговорной речи</text:span><text:span text:style-name="T154">, и проговаривается </text:span><text:span text:style-name="T232">он </text:span><text:span text:style-name="T154">как gonna.</text:span></text:p>
      <text:p text:style-name="P29">I`m going to leave now / I`m gonna leave now — Я ухожу (собируюсь уйти).</text:p>
      <text:p text:style-name="P234"/>
      <text:p text:style-name="P239"><text:span text:style-name="T156">Также этот о</text:span><text:span text:style-name="T154">борот</text:span><text:span text:style-name="T155"> можно перепутать с Present Continuous в значении будущего. </text:span></text:p>
      <text:p text:style-name="P241">Здесь главное отличие в том, что после be going to идет еще один глагол.</text:p>
      <text:p text:style-name="P241"><text:soft-page-break/></text:p>
      <text:p text:style-name="P30"><text:span text:style-name="T157">I’m going to </text:span><text:span text:style-name="T158">attend the party tomorrow — Завтра я собираюсь посестить праздник (be going).</text:span></text:p>
      <text:p text:style-name="P245">I’m going to the party tomorrow — Завтра я иду на праздник (Present Continuous).</text:p>
      <text:p text:style-name="P242"/>
      <text:p text:style-name="P174"><text:span text:style-name="T7">Future </text:span><text:span text:style-name="T8">Continuous</text:span></text:p>
      <text:p text:style-name="P314"/>
      <text:p text:style-name="P316">Указывает на процесс, в определенный момент будуще<text:span text:style-name="T231">го</text:span>. </text:p>
      <text:p text:style-name="P316">Грамматическая форма: will + be + глагол с -ing.</text:p>
      <text:p text:style-name="P317"/>
      <text:p text:style-name="P76">I will be going to Moscow tomorrow morning — Я буду ехать в Москву завтра утром.</text:p>
      <text:p text:style-name="P76"/>
      <text:p text:style-name="P76"><text:span text:style-name="T229">W</text:span>ill you be waiting for Kate when her plane arrives? / Are you going to be waiting for Kate when her plane arrives? — <text:span text:style-name="T229">Ты будешь ждать Кейт, когда прилетит ее самолет.</text:span></text:p>
      <text:p text:style-name="P97"/>
      <text:p text:style-name="P98">Furure Perfect</text:p>
      <text:p text:style-name="P98"/>
      <text:p text:style-name="P318">Указывает на результат действия к какому-то моменту в будущем.</text:p>
      <text:p text:style-name="P318">Грамматическая форма: will + have + 3я форма глагола.</text:p>
      <text:p text:style-name="P97"/>
      <text:p text:style-name="P77">I hope you will have agreed — <text:span text:style-name="T241">Н</text:span>адеюсь, <text:span text:style-name="T241">ты</text:span> согласишься.</text:p>
      <text:p text:style-name="P90"/>
      <text:p text:style-name="P78">By Sunday she will have finished reading / By Sunday, she is going to have finished reading — </text:p>
      <text:p text:style-name="P80">К воскресенью она закончит читать.</text:p>
      <text:p text:style-name="P97"/>
      <text:p text:style-name="P99">Future Perfect Continuous</text:p>
      <text:p text:style-name="P319"/>
      <text:p text:style-name="P171"><text:span text:style-name="T88">В речи не используется</text:span><text:span text:style-name="T87">. Указывает на длительность — сколько будет происходить действие </text:span></text:p>
      <text:p text:style-name="P320">к моменту в будущем. Грамматическая форма: will + have + been + глагол с -ing.</text:p>
      <text:p text:style-name="P96"/>
      <text:p text:style-name="P79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96"/>
      <text:p text:style-name="P100">Сравнение форм Future</text:p>
      <text:p text:style-name="P100"/>
      <text:p text:style-name="P5"><text:span text:style-name="T91">I will </text:span><text:span text:style-name="T90">work</text:span><text:span text:style-name="T91"> / I`m going to </text:span><text:span text:style-name="T90">work</text:span><text:span text:style-name="T91"> — Я буду </text:span><text:span text:style-name="T90">работать</text:span><text:span text:style-name="T91">.</text:span></text:p>
      <text:p text:style-name="P5"><text:span text:style-name="T91">(</text:span><text:span text:style-name="T89">вероятное дейсвтие в будущем</text:span><text:span text:style-name="T91">)</text:span></text:p>
      <text:p text:style-name="P81"/>
      <text:p text:style-name="P5">I will be <text:span text:style-name="T90">working</text:span> at 6 o`clock / I`m going to be working at 6 o`clock — Я буду работать в 6 <text:span text:style-name="T240">часов.</text:span> (<text:span text:style-name="T239">процесс в указанный момент будущего</text:span>)</text:p>
      <text:p text:style-name="P81"/>
      <text:p text:style-name="P83">I will have worked by 6 o`clock / I`m going to have worked by 6 o`clock — Я отработаю к 6 час<text:span text:style-name="T383">ам. </text:span><text:span text:style-name="T239">(результат к указанному моменту в будущем)</text:span></text:p>
      <text:p text:style-name="P81"/>
      <text:p text:style-name="P82">I will have been working for the whole night by 6 o`clock / I`m going to have been working for the whole night by 6 o`clock — Я буду работать всю ночь до 6 часов. (длительность действия </text:p>
      <text:p text:style-name="P82">к указанному моменту в будущем)</text:p>
      <text:p text:style-name="P96"/>
      <text:p text:style-name="P96">Future-in-the-<text:span text:style-name="T234">P</text:span>ast</text:p>
      <text:p text:style-name="P238"/>
      <text:p text:style-name="P172"><text:span text:style-name="T234">Используется, когда о будущем сообщают из прошлого, например при повествован</text:span><text:span text:style-name="T235">ии</text:span><text:span text:style-name="T234"> рассказов, </text:span><text:span text:style-name="T235">в косвенной речи</text:span><text:span text:style-name="T234"> </text:span><text:span text:style-name="T235">или когда говорят об альтернативной реальности.</text:span></text:p>
      <text:p text:style-name="P234"/>
      <text:p text:style-name="P328"><text:soft-page-break/>Перевод остается в будущем, но меняются вспомогательные глаголы: </text:p>
      <text:p text:style-name="P328">will → would, am/is → was, are → were.</text:p>
      <text:p text:style-name="P234"/>
      <text:p text:style-name="P185"><text:span text:style-name="T33">I`m having a meeting on Friday — У меня в пятницу будет </text:span><text:span text:style-name="T40">собрание</text:span><text:span text:style-name="T33">. (Past Continuous)</text:span></text:p>
      <text:p text:style-name="P31">I was having a meeting on Friday — У меня было собрание в пятницу.</text:p>
      <text:p text:style-name="P31"/>
      <text:p text:style-name="P185"><text:span text:style-name="T33">I`m going to stay late at work — Я задержусь на работе. (</text:span><text:span text:style-name="T34">b</text:span><text:span text:style-name="T33">e going to)</text:span></text:p>
      <text:p text:style-name="P31">I was going to stay late at work — Я решил задержаться на работе.</text:p>
      <text:p text:style-name="P28"/>
      <text:p text:style-name="P32">I won`t go out this weekend — Я никуда не пойду в эти выходные. (Future Simple)</text:p>
      <text:p text:style-name="P32">She decided that she would not go out — Она решила, что никуда не пойдет.</text:p>
      <text:p text:style-name="P28"/>
      <text:p text:style-name="P32">Will you be working at 5 pm? — Ты будешь работать в 5 часов? (Future Continuos)</text:p>
      <text:p text:style-name="P6"><text:span text:style-name="T235">I thought I would be working at 5 tomorrow — Я </text:span><text:span text:style-name="T236">думал</text:span><text:span text:style-name="T235">, что буду работать завтра в 5.</text:span></text:p>
      <text:p text:style-name="P32"/>
      <text:p text:style-name="P32">The match will have finish by 9 o`clock — Матч закончится к 9-ти часам. (Future Perfect)</text:p>
      <text:p text:style-name="P31">I was sure that the match would have finished by 9 — Я был уверен, что матч закончится в 9.</text:p>
      <text:p text:style-name="P236"/>
      <text:p text:style-name="P101">Модальные глаголы, передающие будущее</text:p>
      <text:p text:style-name="P234"/>
      <text:p text:style-name="P173"><text:span text:style-name="T237">В связке may/might/could + инфинитив, все 3 глагола передают одинаковый смысл <text:s/>«возможно сделаю». </text:span><text:span text:style-name="T238">S</text:span><text:span text:style-name="T237">hould может передавать значение «возможно случится», </text:span></text:p>
      <text:p text:style-name="P173"><text:span text:style-name="T238">а с</text:span><text:span text:style-name="T237">an </text:span><text:span text:style-name="T236">—</text:span><text:span text:style-name="T237"> </text:span><text:span text:style-name="T238">не «могу», а </text:span><text:span text:style-name="T237">«смогу» </text:span><text:span text:style-name="T238">(чем тогда отличается от will be able to? - </text:span><text:span text:style-name="T410">ничем!</text:span><text:span text:style-name="T238">)</text:span><text:span text:style-name="T237">.</text:span></text:p>
      <text:p text:style-name="P329"/>
      <text:p text:style-name="P33">I might be busy tonight — Я, возможно, буду занят сегодня вечером.</text:p>
      <text:p text:style-name="P33">We should be home by 9 o’clock — Мы, вероятнее всего, будем дома к 9-ти часам.</text:p>
      <text:p text:style-name="P28">I can come and help you if you need me — Я смогу прийти и помочь тебе, если я тебе нужен.</text:p>
      <text:p text:style-name="P234"/>
      <text:p text:style-name="P234"/>
      <text:p text:style-name="P91">Пассивный залог</text:p>
      <text:p text:style-name="P175"/>
      <text:p text:style-name="P176"><text:span text:style-name="T248">Это ситуация, когда </text:span><text:span text:style-name="T250">объект</text:span><text:span text:style-name="T248"> испытывает действие на себе, но не совершает его самостоятельно. </text:span><text:span text:style-name="T250">Грамматическая форма</text:span><text:span text:style-name="T248">: </text:span><text:span text:style-name="T250">объект + </text:span><text:span text:style-name="T248">be + глагол в 3й форме.</text:span></text:p>
      <text:p text:style-name="P176"/>
      <text:p text:style-name="P177"><text:span text:style-name="T384">Пассивный залог</text:span><text:span text:style-name="T249"> используется:</text:span></text:p>
      <text:list xml:id="list1401948521" text:style-name="L10">
        <text:list-item>
          <text:p text:style-name="P480">когда автора действия выносят на задний план (например его нет, или действие </text:p>
          <text:p text:style-name="P396"><text:span text:style-name="T249">важнее чем исполнитель, </text:span><text:span text:style-name="T250">или автор — это все люди</text:span><text:span text:style-name="T249">);</text:span></text:p>
        </text:list-item>
        <text:list-item>
          <text:p text:style-name="P481">в текстах научного характера (энциклопедии, справочники и т. п.):</text:p>
        </text:list-item>
      </text:list>
      <text:p text:style-name="P177"/>
      <text:p text:style-name="P7">I wanted to come in but the door was locked — Я хотел войти, но дверь была заперта. (<text:span text:style-name="T250">н</text:span>еизвестно, кто ее запер)</text:p>
      <text:p text:style-name="P176"/>
      <text:p text:style-name="P176"/>
      <text:p text:style-name="P348">It is believed that there is no life on Mars — Считается, что на Марсе нет жизни.</text:p>
      <text:p text:style-name="P7">(<text:span text:style-name="T251">автор действия — люди, т. к. в это верят все</text:span>)</text:p>
      <text:p text:style-name="P7"/>
      <text:p text:style-name="P8">It’s good when you are taken care of — Хорошо, когда о тебе заботятся. </text:p>
      <text:p text:style-name="P8">(важнее действие, а не кто его совершает)</text:p>
      <text:p text:style-name="P7"/>
      <text:p text:style-name="P8"><text:span text:style-name="T251">L</text:span>ight bulb was invented in 19th century — <text:span text:style-name="T251">Л</text:span>ампочка была изобретена в 19 веке. </text:p>
      <text:p text:style-name="P8">(<text:span text:style-name="T251">текст</text:span> из энциклопедии)</text:p>
      <text:p text:style-name="P330"/>
      <table:table table:name="Table2" table:style-name="Table2">
        <table:table-column table:style-name="Table2.A"/>
        <table:table-column table:style-name="Table2.B"/>
        <table:table-row table:style-name="TableLine94488659537536">
          <table:table-cell table:style-name="Table2.A1" office:value-type="string">
            <text:p text:style-name="P350">Форма</text:p>
          </table:table-cell>
          <table:table-cell table:style-name="Table2.B1" office:value-type="string">
            <text:p text:style-name="P350">Пример</text:p>
          </table:table-cell>
        </table:table-row>
        <table:table-row table:style-name="TableLine94488659493600">
          <table:table-cell table:style-name="Table2.A2" office:value-type="string">
            <text:p text:style-name="P368">Present Simple</text:p>
          </table:table-cell>
          <table:table-cell table:style-name="Table2.B2" office:value-type="string">
            <text:p text:style-name="P360"><text:span text:style-name="T254">M</text:span><text:span text:style-name="T253">eals </text:span><text:span text:style-name="T326">are cooked</text:span><text:span text:style-name="T253"> in the cafe — В кафе готовят еду</text:span></text:p>
          </table:table-cell>
        </table:table-row>
        <table:table-row table:style-name="TableLine94488659497936">
          <table:table-cell table:style-name="Table2.A2" office:value-type="string">
            <text:p text:style-name="P368">Present Continuous</text:p>
          </table:table-cell>
          <table:table-cell table:style-name="Table2.B2" office:value-type="string">
            <text:p text:style-name="P368">Meals <text:span text:style-name="T5">are being cooked</text:span> now — Еду готовят сейчас</text:p>
          </table:table-cell>
        </table:table-row>
        <table:table-row table:style-name="TableLine94488659499216">
          <table:table-cell table:style-name="Table2.A2" office:value-type="string">
            <text:p text:style-name="P368">Present Perfect</text:p>
          </table:table-cell>
          <table:table-cell table:style-name="Table2.B2" office:value-type="string">
            <text:p text:style-name="P368">Meals <text:span text:style-name="T5">have been cooked</text:span> in time — Еду приготовили вовремя</text:p>
          </table:table-cell>
        </table:table-row>
        <table:table-row table:style-name="TableLine94488659501136">
          <table:table-cell table:style-name="Table2.A2" office:value-type="string">
            <text:p text:style-name="P368">Past Simple</text:p>
          </table:table-cell>
          <table:table-cell table:style-name="Table2.B2" office:value-type="string">
            <text:p text:style-name="P369">Meals <text:span text:style-name="T5">were cooked</text:span> for the party — Для праздника приготовили еду</text:p>
          </table:table-cell>
        </table:table-row>
        <table:table-row table:style-name="TableLine94488659503056">
          <table:table-cell table:style-name="Table2.A2" office:value-type="string">
            <text:p text:style-name="P368">Past Continuous</text:p>
          </table:table-cell>
          <table:table-cell table:style-name="Table2.B2" office:value-type="string">
            <text:p text:style-name="P369">Meals <text:span text:style-name="T5">were being cooked</text:span> yesterday — Еду готовили вчера</text:p>
          </table:table-cell>
        </table:table-row>
        <table:table-row table:style-name="TableLine94488659504976">
          <table:table-cell table:style-name="Table2.A2" office:value-type="string">
            <text:p text:style-name="P368">Past Perfect</text:p>
          </table:table-cell>
          <table:table-cell table:style-name="Table2.B2" office:value-type="string">
            <text:p text:style-name="P369">Meals <text:span text:style-name="T5">had been cooked</text:span> before the party - Еду приготоивили до праздника</text:p>
          </table:table-cell>
        </table:table-row>
        <table:table-row table:style-name="TableLine94488659506896">
          <table:table-cell table:style-name="Table2.A2" office:value-type="string">
            <text:p text:style-name="P368">Furure Simple</text:p>
          </table:table-cell>
          <table:table-cell table:style-name="Table2.B2" office:value-type="string">
            <text:p text:style-name="P369">Meals <text:span text:style-name="T5">will be cooked</text:span> tomorrow — Еду будут готовить завтра</text:p>
          </table:table-cell>
        </table:table-row>
        <table:table-row table:style-name="TableLine94488659509232">
          <table:table-cell table:style-name="Table2.A2" office:value-type="string">
            <text:p text:style-name="P368">Furure Perfect</text:p>
          </table:table-cell>
          <table:table-cell table:style-name="Table2.B2" office:value-type="string">
            <text:p text:style-name="P369">Meals <text:span text:style-name="T5">will have been cooked</text:span> in time — Еду приготовят вовремя</text:p>
          </table:table-cell>
        </table:table-row>
      </table:table>
      <text:p text:style-name="P844"/>
      <text:p text:style-name="P332">Вместо will могут использоваться модальные глаголы.</text:p>
      <text:p text:style-name="P178"/>
      <text:p text:style-name="P34">Meals can be cooked tomorrow — Еду могут приготовить завтра.</text:p>
      <text:p text:style-name="P34">Meals can have been cooked in time — Еду смогут приготовить вовремя.</text:p>
      <text:p text:style-name="P178"/>
      <text:p text:style-name="P183"><text:span text:style-name="T10">Особые </text:span><text:span text:style-name="T11">обороты</text:span><text:span text:style-name="T10"> пассивного залога</text:span></text:p>
      <text:p text:style-name="P315"/>
      <text:p text:style-name="P321"><text:span text:style-name="T379">1) </text:span>It is said that... — Говорят, что…</text:p>
      <text:p text:style-name="P321"/>
      <text:p text:style-name="P179"><text:span text:style-name="T92">Вместо said могут быть и другие слова: announce, belive, expect, know </text:span><text:span text:style-name="T94">и пр</text:span><text:span text:style-name="T92">.</text:span></text:p>
      <text:p text:style-name="P180"><text:span text:style-name="T93">Когда</text:span><text:span text:style-name="T92"> формальное подлежащее it </text:span><text:span text:style-name="T93">нельзя/неудобно использовать</text:span><text:span text:style-name="T92">, </text:span><text:span text:style-name="T93">то</text:span><text:span text:style-name="T92"> вместо него указывают объект по поводу которого выражают суждение, а после глагола </text:span><text:span text:style-name="T93">ставят</text:span><text:span text:style-name="T92"> инфинитив.</text:span></text:p>
      <text:p text:style-name="P321"/>
      <text:p text:style-name="P84">It<text:span text:style-name="T5"> was belived</text:span> that Mark was a reliable man — Считалось, что Марк надежный человек.</text:p>
      <text:p text:style-name="P85">Mark <text:span text:style-name="T5">was belive</text:span> to be a reliable man — Марк считался надежным человеком.</text:p>
      <text:p text:style-name="P321"/>
      <text:p text:style-name="P323"><text:span text:style-name="T379">2) </text:span>You are not supposed to… <text:span text:style-name="T378">—</text:span> Вам не разрешается/рекомендуется…</text:p>
      <text:p text:style-name="P325"/>
      <text:p text:style-name="P182"><text:span text:style-name="T96">Вместо you может </text:span><text:span text:style-name="T95">указываться</text:span><text:span text:style-name="T96"> любой человек </text:span><text:span text:style-name="T95">или группа людей</text:span><text:span text:style-name="T96">.</text:span></text:p>
      <text:p text:style-name="P86">You’re not supposed to be here. — Вам нельзя здесь находиться.</text:p>
      <text:p text:style-name="P324"/>
      <text:p text:style-name="P327">3) I was surprised by... — Я был удивлен чем-то…</text:p>
      <text:p text:style-name="P326"/>
      <text:p text:style-name="P181"><text:span text:style-name="T94">После конструкции </text:span><text:span text:style-name="T95">может</text:span><text:span text:style-name="T94"> указыват</text:span><text:span text:style-name="T95">ь</text:span><text:span text:style-name="T94">ся </text:span><text:span text:style-name="T95">длинное</text:span><text:span text:style-name="T94"> придаточное предложение.</text:span></text:p>
      <text:p text:style-name="P87">I was surprised by what happened. — Я был удивлен тем, что произошло.</text:p>
      <text:p text:style-name="P322"/>
      <text:p text:style-name="P181"><text:span text:style-name="T94">4) I (don`t) like being... — Я (не) люблю, когда на меня </text:span><text:span text:style-name="T95">кто-то воздействует...</text:span></text:p>
      <text:p text:style-name="P326"/>
      <text:p text:style-name="P35">I like being treated fairly. — Я люблю, когда со мной справедливо обращаются.</text:p>
      <text:p text:style-name="P35">He doesn’t like being ignored. — Он не любит, когда его игнорируют.</text:p>
      <text:p text:style-name="P333"><text:soft-page-break/>5) Have somothing done... — Что-то сделано…</text:p>
      <text:p text:style-name="P333"/>
      <text:p text:style-name="P184"><text:span text:style-name="T380">Показывает результат действия, которое выполнено, но не автором. Например когда кто-то кого-то обслуживает. Грамматическая форма: have + услуга + глагол в 3</text:span><text:span text:style-name="T381">й</text:span><text:span text:style-name="T380"> форме.</text:span></text:p>
      <text:p text:style-name="P184"/>
      <text:p text:style-name="P9">I have my work done — Моя работа сделала.</text:p>
      <text:p text:style-name="P9">We had a pizza delivered — Нам доставили пиццу.</text:p>
      <text:p text:style-name="P9"><text:span text:style-name="T382">They</text:span> are going to have a pizza delivered — <text:span text:style-name="T382">Им</text:span> доставят пиццу.</text:p>
      <text:p text:style-name="P184"/>
      <text:p text:style-name="P334">Данная связка может быть также с модольным глаголом can. </text:p>
      <text:p text:style-name="P334">После can, have будет в форме инфинитива.</text:p>
      <text:p text:style-name="P334"/>
      <text:p text:style-name="P42">A hairdresser’s is a place where you can have your hair cut — </text:p>
      <text:p text:style-name="P42">Парикмахерская это место, где можно постричь волосы.</text:p>
      <text:p text:style-name="P111"/>
      <text:p text:style-name="P111"/>
      <text:p text:style-name="P92">Модальные глаголы</text:p>
      <text:p text:style-name="P335"/>
      <text:p text:style-name="P186"><text:span text:style-name="T386">Это те же вспомогательные глаголы, но помимо времени, они также несут в себе смысловые оттенки. Переводятся, </text:span><text:span text:style-name="T407">в основном</text:span><text:span text:style-name="T386">, как смысловые глаголы, но иногда могут переводиться наречием или частицей. Не меняют своей формы. После них всег</text:span><text:span text:style-name="T389">да</text:span><text:span text:style-name="T386"> идет инфинитив.</text:span></text:p>
      <text:p text:style-name="P186"/>
      <text:p text:style-name="P104"><text:span text:style-name="T401">2 типа з</text:span>начени<text:span text:style-name="T401">й</text:span> <text:span text:style-name="T406">у </text:span>модальных глаголов</text:p>
      <text:p text:style-name="P187"/>
      <text:p text:style-name="P188"><text:span text:style-name="T395">Некоторые м</text:span><text:span text:style-name="T391">одальны</text:span><text:span text:style-name="T404">е</text:span><text:span text:style-name="T391"> глагол</text:span><text:span text:style-name="T404">ы</text:span><text:span text:style-name="T402"> могут</text:span><text:span text:style-name="T391"> име</text:span><text:span text:style-name="T402">ть </text:span><text:span text:style-name="T404">как </text:span><text:span text:style-name="T392">основное, </text:span><text:span text:style-name="T404">так</text:span><text:span text:style-name="T391"> и вероятно</text:span><text:span text:style-name="T394">стно</text:span><text:span text:style-name="T391">е </text:span><text:span text:style-name="T402">значение</text:span><text:span text:style-name="T391">. </text:span></text:p>
      <text:p text:style-name="P191"><text:span text:style-name="T392">Основное</text:span><text:span text:style-name="T391"> значение описывает </text:span><text:span text:style-name="T395">ситуацию/</text:span><text:span text:style-name="T400">факт</text:span><text:span text:style-name="T391">, а вероятно</text:span><text:span text:style-name="T394">стно</text:span><text:span text:style-name="T391">е — передает предположени</text:span><text:span text:style-name="T393">е</text:span><text:span text:style-name="T391">.</text:span></text:p>
      <text:p text:style-name="P191"><text:span text:style-name="T259">Вероятностное значение называтся </text:span><text:span text:style-name="T260">также </text:span><text:span text:style-name="T259">сослогательным наклонением.</text:span><text:span text:style-name="T391"> <text:s/></text:span></text:p>
      <text:p text:style-name="P337"/>
      <text:p text:style-name="P337">Основные значения:</text:p>
      <text:list xml:id="list2992980791" text:style-name="L11">
        <text:list-item>
          <text:p text:style-name="P482">can — <text:span text:style-name="T396">могу, </text:span><text:span text:style-name="T397">смогу, </text:span><text:span text:style-name="T396">умею</text:span>;</text:p>
        </text:list-item>
        <text:list-item>
          <text:p text:style-name="P483">could — <text:span text:style-name="T396">мог, умел</text:span>;</text:p>
        </text:list-item>
        <text:list-item>
          <text:p text:style-name="P397"><text:span text:style-name="T395">must — </text:span><text:span text:style-name="T396">должен</text:span><text:span text:style-name="T395">;</text:span></text:p>
        </text:list-item>
      </text:list>
      <text:p text:style-name="P39"/>
      <text:p text:style-name="P39">She could dance when she was young — Она умела танцевать, когда была молодой.</text:p>
      <text:p text:style-name="P39">We must work a lot – Мы должны много работать.</text:p>
      <text:p text:style-name="P337"/>
      <text:p text:style-name="P337">Вероятностные значения:</text:p>
      <text:list xml:id="list2027502852" text:style-name="L12">
        <text:list-item>
          <text:p text:style-name="P484">could — <text:span text:style-name="T396">мог бы, </text:span><text:span text:style-name="T398">возможно </text:span><text:span text:style-name="T403">(50%)</text:span>;</text:p>
        </text:list-item>
        <text:list-item>
          <text:p text:style-name="P398"><text:span text:style-name="T395">might — </text:span><text:span text:style-name="T412">может</text:span><text:span text:style-name="T413">, </text:span><text:span text:style-name="T415">мог бы,</text:span><text:span text:style-name="T396"> </text:span><text:span text:style-name="T398">возможно</text:span><text:span text:style-name="T396"> </text:span><text:span text:style-name="T403">(50%)</text:span><text:span text:style-name="T395">;</text:span></text:p>
        </text:list-item>
        <text:list-item>
          <text:p text:style-name="P485">must — <text:span text:style-name="T396">должно быть, наверное </text:span><text:span text:style-name="T403">(100%)</text:span>;</text:p>
        </text:list-item>
        <text:list-item>
          <text:p text:style-name="P484">should — <text:span text:style-name="T396">следовало бы</text:span>;</text:p>
        </text:list-item>
        <text:list-item>
          <text:p text:style-name="P484">would — <text:span text:style-name="T396">бы (в </text:span><text:span text:style-name="T419">нереальной ситуации</text:span><text:span text:style-name="T396">)</text:span>;</text:p>
        </text:list-item>
      </text:list>
      <text:p text:style-name="P336"/>
      <text:p text:style-name="P11">We could use the situation <text:span text:style-name="T409">now</text:span> — Мы могли бы использовать эту ситуацию <text:span text:style-name="T409">сейчас</text:span><text:span text:style-name="T394">.</text:span></text:p>
      <text:p text:style-name="P41">It could have been me who forgot to lock the door — <text:span text:style-name="T398">В</text:span>озможно <text:span text:style-name="T398">э</text:span>то я забыл закрыть дверь. </text:p>
      <text:p text:style-name="P40">It must be hard to work as a doctor — Должно быть, трудно работать доктором.</text:p>
      <text:p text:style-name="P37">I would have called you if I had known — Я бы позвонил, если бы знал.</text:p>
      <text:p text:style-name="P37"/>
      <text:p text:style-name="P119">Модальный глагол, в вероятностном значении, можно употреблять не только в настоящем, </text:p>
      <text:p text:style-name="P120">но и в прошлом, даже если он там не используется. Если он употребляется в настоящем, </text:p>
      <text:p text:style-name="P120">то после него будет голый инфинитив, а если в прошлом — то перфектный инфинитив.</text:p>
      <text:p text:style-name="P113"/>
      <text:p text:style-name="P190"><text:soft-page-break/><text:span text:style-name="T261">Перфектный инфинитив</text:span><text:span text:style-name="T263"> состоит из 2х слов: have + глагол в 3й форме. </text:span><text:span text:style-name="T264">Но</text:span><text:span text:style-name="T255"> have </text:span><text:span text:style-name="T264">здесь не </text:span><text:span text:style-name="T255">меня</text:span><text:span text:style-name="T264">е</text:span><text:span text:style-name="T255">тся в зависимости от подлежащего. (даже для he/she/it</text:span><text:span text:style-name="T261"> </text:span><text:span text:style-name="T255">останется have)</text:span></text:p>
      <text:p text:style-name="P112"/>
      <text:p text:style-name="P114">It must <text:span text:style-name="T5">have been</text:span> love — Наверное, это была любов. </text:p>
      <text:p text:style-name="P194"><text:span text:style-name="T266">(</text:span><text:span text:style-name="T265">когда must передает вероятностное значение, то может </text:span><text:span text:style-name="T267">употребляться</text:span><text:span text:style-name="T265"> в прошлом</text:span><text:span text:style-name="T266">)</text:span></text:p>
      <text:p text:style-name="P38"/>
      <text:p text:style-name="P189"><text:span text:style-name="T257">Среди американцев широко употребляется перфектный инфинитив «have gotten</text:span><text:span text:style-name="T258">»</text:span><text:span text:style-name="T257">. Его</text:span><text:span text:style-name="T256"> используют, когда хотят выразить предположение о том, что могло бы случится с че</text:span><text:span text:style-name="T257">ловеком.</text:span></text:p>
      <text:p text:style-name="P118"/>
      <text:p text:style-name="P36">What were you doing? You could have gotten yourself killed! — </text:p>
      <text:p text:style-name="P36">Что же ты делал? Ты чуть не умер!</text:p>
      <text:p text:style-name="P117"/>
      <text:p text:style-name="P190"><text:span text:style-name="T271">Примеры использования голого инфинитива</text:span><text:span text:style-name="T261"> </text:span><text:span text:style-name="T271">(к</text:span><text:span text:style-name="T261">то-то стучит в дверь</text:span><text:span text:style-name="T271">)</text:span><text:span text:style-name="T261">:</text:span></text:p>
      <text:p text:style-name="P115"/>
      <text:p text:style-name="P43">It must be John. He promised to come — Это, наверное, Джон. Он обещал прийти.</text:p>
      <text:p text:style-name="P190"><text:span text:style-name="T38">(</text:span><text:span text:style-name="T39">почти уверены</text:span><text:span text:style-name="T38">, что так и есть)</text:span></text:p>
      <text:p text:style-name="P43"/>
      <text:p text:style-name="P45">I might/may/could be a postman — Это, возможно, почтальон.</text:p>
      <text:p text:style-name="P45">(есть вероятность, но не 100%)</text:p>
      <text:p text:style-name="P116"/>
      <text:p text:style-name="P199"><text:span text:style-name="T271">Примеры использования перфектного инфинитива</text:span><text:span text:style-name="T262"> </text:span><text:span text:style-name="T271">(к</text:span><text:span text:style-name="T262">то-то съел мой бутерброд</text:span><text:span text:style-name="T271">):</text:span></text:p>
      <text:p text:style-name="P115"/>
      <text:p text:style-name="P43">It must have been Tom. He always eats my food — Это, должно быть, был Том. </text:p>
      <text:p text:style-name="P43">Он всегда съедает мою еду. (<text:span text:style-name="T405">почти уверены, что так и есть</text:span>) </text:p>
      <text:p text:style-name="P43"/>
      <text:p text:style-name="P44">It might/may/could have been Jane. I saw her in the kitchen — Это, возможно, была Джейн. </text:p>
      <text:p text:style-name="P44">Я видела ее на кухне <text:span text:style-name="T405">(есть вероятность, но не 100%)</text:span></text:p>
      <text:p text:style-name="P244"/>
      <text:p text:style-name="P204"><text:span text:style-name="T191">4 ф</text:span><text:span text:style-name="T192">ормы инфинитива, </text:span><text:span text:style-name="T191">после модальных глаголов</text:span></text:p>
      <text:p text:style-name="P302"/>
      <text:p text:style-name="P204"><text:span text:style-name="T178">1) </text:span><text:span text:style-name="T177">Bare</text:span><text:span text:style-name="T165"> </text:span><text:span text:style-name="T177">Invinitive</text:span><text:span text:style-name="T165"> — начальная форма глагола без to.</text:span></text:p>
      <text:p text:style-name="P204"><text:span text:style-name="T178">2) </text:span><text:span text:style-name="T165">Continuous </text:span><text:span text:style-name="T177">Invinitive</text:span><text:span text:style-name="T165"> — be + </text:span><text:span text:style-name="T177">глагол с -ing.</text:span></text:p>
      <text:p text:style-name="P204"><text:span text:style-name="T178">3) </text:span><text:span text:style-name="T177">Perfect Invinitive — have + глаголв в 3й форме.</text:span></text:p>
      <text:p text:style-name="P204"><text:span text:style-name="T178">4) </text:span><text:span text:style-name="T177">Perfect Continuous Invinitive — have + been + глагол с -ing.</text:span></text:p>
      <text:p text:style-name="P276"/>
      <text:p text:style-name="P252">He might <text:span text:style-name="T5">work</text:span> at the hospital — Возможно, он работает в больнице.</text:p>
      <text:p text:style-name="P252">He might <text:span text:style-name="T5">be working</text:span> now — Возможно, он сейчас работает.</text:p>
      <text:p text:style-name="P252">He might <text:span text:style-name="T5">have worked</text:span> yesterday — Наверное, он вчера работал.</text:p>
      <text:p text:style-name="P252"/>
      <text:p text:style-name="P252">He might <text:span text:style-name="T5">have been working</text:span> for a long time before he went to sleep — </text:p>
      <text:p text:style-name="P247">Он, наверное, долго работал перед тем, как лечь спать.</text:p>
      <text:p text:style-name="P244"/>
      <text:p text:style-name="P243">Особенности модальных глаголов <text:span text:style-name="T422">и конструкций</text:span></text:p>
      <text:p text:style-name="P274"/>
      <text:p text:style-name="P192"><text:span text:style-name="T217">Глагол might в </text:span><text:span text:style-name="T218">основном</text:span><text:span text:style-name="T217"> переводится наречием, а не глаголом. </text:span></text:p>
      <text:p text:style-name="P192"><text:span text:style-name="T218">В вероятностном значении, </text:span><text:span text:style-name="T219">для ситуации в прошлом,</text:span><text:span text:style-name="T218"> дублирует глагол could.</text:span></text:p>
      <text:p text:style-name="P307"/>
      <text:p text:style-name="P193"><text:span text:style-name="T200">Sonya might go to Japan next week / Sonya </text:span><text:span text:style-name="T202">could</text:span><text:span text:style-name="T200"> go to Japan next week – </text:span></text:p>
      <text:p text:style-name="P193"><text:span text:style-name="T200">Соня, </text:span><text:span text:style-name="T202">возможно</text:span><text:span text:style-name="T200">, поедет в Японию на следующей неделе.</text:span></text:p>
      <text:p text:style-name="P277"/>
      <text:p text:style-name="P277"><text:span text:style-name="T420">Глагол shall встречается только </text:span><text:span text:style-name="T411">у</text:span><text:span text:style-name="T420"> британ</text:span><text:span text:style-name="T411">цев</text:span><text:span text:style-name="T420">. Американцы заменяют его на should.</text:span></text:p>
      <text:p text:style-name="P251">Shall I close the door? / Should I close the door? — Мне закрыть дверь?</text:p>
      <text:p text:style-name="P195"><text:soft-page-break/><text:span text:style-name="T163">Т</text:span><text:span text:style-name="T160">акже, в британском английском, can`t и needn`t могут передавать </text:span><text:span text:style-name="T162">особый</text:span><text:span text:style-name="T160"> смысл. </text:span></text:p>
      <text:p text:style-name="P195"><text:span text:style-name="T160">Can`t может означать </text:span><text:span text:style-name="T161">«</text:span><text:span text:style-name="T162">этого не может быть</text:span><text:span text:style-name="T161">», «</text:span><text:span text:style-name="T164">не верю, что это правда</text:span><text:span text:style-name="T161">»</text:span><text:span text:style-name="T160">, </text:span></text:p>
      <text:p text:style-name="P195"><text:span text:style-name="T160">а needn`t </text:span><text:span text:style-name="T201">—</text:span><text:span text:style-name="T160"> «нет необходимости», «</text:span><text:span text:style-name="T166">не следовало делать </text:span><text:span text:style-name="T167">это</text:span><text:span text:style-name="T168">го</text:span><text:span text:style-name="T160">».</text:span></text:p>
      <text:p text:style-name="P275"/>
      <text:p text:style-name="P249"><text:span text:style-name="T399">She can’t have got my emai</text:span><text:span text:style-name="T408">l — Она наверняка не получила мое письмо.</text:span></text:p>
      <text:p text:style-name="P249"/>
      <text:p text:style-name="P253">You needn’t worry, we’ll work this out — Не нужно беспокоиться, мы уладим ситуацию.</text:p>
      <text:p text:style-name="P258">(здесь need ведет себя как модальный глагол, поэтому он с частицей not)</text:p>
      <text:p text:style-name="P123"/>
      <text:p text:style-name="P158">Глагол will иногда используют, когда хотят подчеркнуть привычки человека в <text:span text:style-name="T130">настоящем</text:span>.</text:p>
      <text:p text:style-name="P88">She will never listen to me — Она никогда меня не слушает.</text:p>
      <text:p text:style-name="P124"/>
      <text:p text:style-name="P196"><text:span text:style-name="T270">S</text:span><text:span text:style-name="T268">hould </text:span><text:span text:style-name="T270">+ </text:span><text:span text:style-name="T268">голый инфинитив связан с настоящим и будущим, а </text:span><text:span text:style-name="T270">should +</text:span><text:span text:style-name="T268"> перфектный </text:span><text:span text:style-name="T270">инфинитив </text:span><text:span text:style-name="T268">— с прошлым, в значении когда «чего-то не ожидали и сожалеют об этом» </text:span></text:p>
      <text:p text:style-name="P196"><text:span text:style-name="T268">или когда критикуют </text:span><text:span text:style-name="T269">чьи-то действия.</text:span></text:p>
      <text:p text:style-name="P125"/>
      <text:p text:style-name="P46">I don’t think you should work at weekends — Не думаю, что тебе нужно работать по выходн.</text:p>
      <text:p text:style-name="P46">You should see the doctor — Тебе стоит пойти к доктору.</text:p>
      <text:p text:style-name="P12"/>
      <text:p text:style-name="P12"><text:span text:style-name="T418">I should have listened to you — Нужно было тебя послушать (</text:span><text:span text:style-name="T419">ж</text:span><text:span text:style-name="T418">аль, что я тебя не послушал).</text:span></text:p>
      <text:p text:style-name="P12"/>
      <text:p text:style-name="P13"><text:span text:style-name="T419">I knew y</text:span><text:span text:style-name="T417">ou shouldn’t have trusted him — </text:span><text:span text:style-name="T419">Я знал, что т</text:span><text:span text:style-name="T417">ебе не </text:span><text:span text:style-name="T419">следовало</text:span><text:span text:style-name="T417"> ему доверять </text:span></text:p>
      <text:p text:style-name="P13"><text:span text:style-name="T417">(</text:span><text:span text:style-name="T419">з</text:span><text:span text:style-name="T417">ря ты ему поверил).</text:span></text:p>
      <text:p text:style-name="P122"/>
      <text:p text:style-name="P197"><text:span text:style-name="T169">Глагол dare означает «осмелиться», «иметь наглость», «рискнуть». </text:span><text:span text:style-name="T170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254"/>
      <text:p text:style-name="P254">I <text:span text:style-name="T5">dare </text:span><text:span text:style-name="T12">not</text:span> ask if you forgive me — Я <text:span text:style-name="T5">не смею</text:span> спрашивать, простишь ли ты меня <text:span text:style-name="T421">(модальный)</text:span>.</text:p>
      <text:p text:style-name="P255">How dare you speak to me like that?! <text:span text:style-name="T417">—</text:span> Как ты смеешь так говорить со мной?!</text:p>
      <text:p text:style-name="P254"/>
      <text:p text:style-name="P198"><text:span text:style-name="T203">Though he is rude I </text:span><text:span text:style-name="T211">don`t </text:span><text:span text:style-name="T212">dare</text:span><text:span text:style-name="T203"> say </text:span><text:span text:style-name="T204">that </text:span><text:span text:style-name="T203">he is a </text:span><text:span text:style-name="T204">bad</text:span><text:span text:style-name="T203"> man. — Хотя он грубоват, </text:span><text:span text:style-name="T204">я </text:span><text:span text:style-name="T211">не </text:span><text:span text:style-name="T212">осмелюсь</text:span><text:span text:style-name="T203"> сказать, что он плохой человек </text:span><text:span text:style-name="T204">(обычный глагол)</text:span><text:span text:style-name="T203">.</text:span></text:p>
      <text:p text:style-name="P256"/>
      <text:p text:style-name="P240"><text:span text:style-name="T388">К</text:span><text:span text:style-name="T387">онструкция be able to </text:span><text:span text:style-name="T414">может </text:span><text:span text:style-name="T390">переда</text:span><text:span text:style-name="T414">вать</text:span><text:span text:style-name="T390"> </text:span><text:span text:style-name="T414">доп.</text:span><text:span text:style-name="T388"> </text:span><text:span text:style-name="T387">значение «имею возможность».</text:span></text:p>
      <text:p text:style-name="P246">I was able to travel last year. — В прошлом году у меня была возможность путешествовать.</text:p>
      <text:p text:style-name="P246"/>
      <text:p text:style-name="P121">Часто, в разговорной речи, вместо have to употребляется have got to. <text:span text:style-name="T416">Эта конструкця</text:span> </text:p>
      <text:p text:style-name="P121">означает тоже самое, но употребляется только в утвержденях.</text:p>
      <text:p text:style-name="P121"/>
      <text:p text:style-name="P257">I’ve got to work a lot / I have to work a lot — Мне приходится много работать.</text:p>
      <text:p text:style-name="P256"/>
      <text:p text:style-name="P301">Модальная конструкция had better</text:p>
      <text:p text:style-name="P278"/>
      <text:p text:style-name="P202"><text:span text:style-name="T171">Переводится как «бы лучше», например «я бы лучше», «он бы лучше» и т. д. О</text:span><text:span text:style-name="T174">значает рекомендацию либо употребляется в ситуациях, когда нужно немедленно принять решение. </text:span></text:p>
      <text:p text:style-name="P279"/>
      <text:p text:style-name="P201"><text:span text:style-name="T173">Слово</text:span><text:span text:style-name="T171"> had сокращается до `d. Поэтому </text:span><text:span text:style-name="T172">его </text:span><text:span text:style-name="T171">легко перепутать </text:span><text:span text:style-name="T173">c </text:span><text:span text:style-name="T171">would, т. к. и переводится </text:span></text:p>
      <text:p text:style-name="P200"><text:span text:style-name="T172">он</text:span><text:span text:style-name="T173">о</text:span><text:span text:style-name="T172"> </text:span><text:span text:style-name="T171">одинаково, частицей «бы». </text:span><text:span text:style-name="T174">После had better идет голый инфинитив.</text:span></text:p>
      <text:p text:style-name="P282"/>
      <text:p text:style-name="P338"><text:span text:style-name="T174">О</text:span><text:span text:style-name="T159">трицательная форма выглядит так: had better not. Частица not идет после better, а не had.</text:span></text:p>
      <text:p text:style-name="P283">Вопросы в основном встречаются в отрицательной форме.</text:p>
      <text:p text:style-name="P14"><text:soft-page-break/><text:span text:style-name="T220">You had better have your car washed — Ты бы лучше помыл свою машину. </text:span><text:span text:style-name="T225">(рекомендация)</text:span></text:p>
      <text:p text:style-name="P15"><text:span text:style-name="T220">We</text:span><text:span text:style-name="T222">’d better</text:span><text:span text:style-name="T220"> call the police — Нам </text:span><text:span text:style-name="T222">бы лучше</text:span><text:span text:style-name="T220"> позвонить в полицию. (немедленно)</text:span></text:p>
      <text:p text:style-name="P259"/>
      <text:p text:style-name="P260">You had better not go there — Ты бы лучше не ходил туда.</text:p>
      <text:p text:style-name="P260">Hadn’t you better go to bed? — Не лучше ли тебе пойти прилечь?</text:p>
      <text:p text:style-name="P283"/>
      <text:p text:style-name="P203"><text:span text:style-name="T174">Х</text:span><text:span text:style-name="T175">отя had и находится в прошедшей форме, сам</text:span><text:span text:style-name="T176">а</text:span><text:span text:style-name="T175"> </text:span><text:span text:style-name="T176">конструкция</text:span><text:span text:style-name="T175"> употребляется в настоящем </text:span></text:p>
      <text:p text:style-name="P284">и будущем. В прошедшем можно использовать should с перфектным инфинитивом.</text:p>
      <text:p text:style-name="P284"/>
      <text:p text:style-name="P48"><text:span text:style-name="T157">You </text:span><text:span text:style-name="T221">should have stayed</text:span><text:span text:style-name="T157"> at home —</text:span><text:span text:style-name="T221"> </text:span><text:span text:style-name="T223">Б</text:span><text:span text:style-name="T221">ыло бы </text:span><text:span text:style-name="T223">л</text:span><text:span text:style-name="T221">учше</text:span><text:span text:style-name="T157"> остаться дома.</text:span></text:p>
      <text:p text:style-name="P284"/>
      <text:p text:style-name="P284">Иногда had вообще выкидывают, и употребляют только better.</text:p>
      <text:p text:style-name="P47"><text:span text:style-name="T157">Where’s she? She </text:span><text:span text:style-name="T221">better</text:span><text:span text:style-name="T157"> be here. — Где она? </text:span><text:span text:style-name="T221">Лучше бы</text:span><text:span text:style-name="T157"> ей оказаться здесь.</text:span></text:p>
      <text:p text:style-name="P261"/>
      <text:p text:style-name="P280">В отличие от should, рекомендация с had better намекает на негативные последствия, </text:p>
      <text:p text:style-name="P280">если ее не выполнить. <text:span text:style-name="T423">А</text:span> should означает добрый совет.</text:p>
      <text:p text:style-name="P280"/>
      <text:p text:style-name="P280"/>
      <text:p text:style-name="P308">Инфинитив и герундий</text:p>
      <text:p text:style-name="P281"/>
      <text:p text:style-name="P287">Инфинитив и герундий могут переводиться:</text:p>
      <text:list xml:id="list2678672195" text:style-name="L13">
        <text:list-item>
          <text:p text:style-name="P486">начальной формой глагола <text:span text:style-name="T432">(</text:span>делать<text:span text:style-name="T432">)</text:span>;</text:p>
        </text:list-item>
        <text:list-item>
          <text:p text:style-name="P486">причастием <text:span text:style-name="T432">(</text:span>делая<text:span text:style-name="T432">)</text:span>;</text:p>
        </text:list-item>
        <text:list-item>
          <text:p text:style-name="P486">придаточным предложением <text:span text:style-name="T432">(</text:span>чтобы делать<text:span text:style-name="T432">)</text:span>;</text:p>
        </text:list-item>
        <text:list-item>
          <text:p text:style-name="P486">герундий может также переводиться существительным <text:span text:style-name="T432">(</text:span>действие<text:span text:style-name="T432">);</text:span></text:p>
        </text:list-item>
      </text:list>
      <text:p text:style-name="P286"/>
      <text:p text:style-name="P16"><text:span text:style-name="T226">They</text:span><text:span text:style-name="T227"> plan </text:span><text:span text:style-name="T224">to sell</text:span><text:span text:style-name="T227"> their house — </text:span><text:span text:style-name="T226">Они</text:span><text:span text:style-name="T227"> планируют </text:span><text:span text:style-name="T224">продать</text:span><text:span text:style-name="T227"> свой дом.</text:span></text:p>
      <text:p text:style-name="P264"/>
      <text:p text:style-name="P262">He applied for a new job <text:span text:style-name="T5">to get</text:span> more salary — </text:p>
      <text:p text:style-name="P262">Он решил устроиться на новую работу, <text:span text:style-name="T5">чтобы получать</text:span> больше денег.</text:p>
      <text:p text:style-name="P262"/>
      <text:p text:style-name="P262">I saw a lot of kids <text:span text:style-name="T5">playing</text:span> in the street — Я увидел много детишек, <text:span text:style-name="T5">играющих</text:span> на улице.</text:p>
      <text:p text:style-name="P285"/>
      <text:p text:style-name="P303">Глаголы с прямым дополнением</text:p>
      <text:p text:style-name="P288"/>
      <text:p text:style-name="P290">Это глаголы, после которых следует дополнение, а после идет инфинитив <text:span text:style-name="T430">с to</text:span>. <text:span text:style-name="T431">Если инфинитив в отрицательной форме, то перед to ставят not, без вспомогательных глаголов.</text:span></text:p>
      <text:p text:style-name="P289"/>
      <text:list xml:id="list1246316938" text:style-name="L14">
        <text:list-item>
          <text:p text:style-name="P487">ask — спрашивать;</text:p>
        </text:list-item>
        <text:list-item>
          <text:p text:style-name="P487">encourage — воодушевлять;</text:p>
        </text:list-item>
        <text:list-item>
          <text:p text:style-name="P487">expect — ожидать;</text:p>
        </text:list-item>
        <text:list-item>
          <text:p text:style-name="P487">invite — приглашать;</text:p>
        </text:list-item>
        <text:list-item>
          <text:p text:style-name="P487">order — заказывать, приказывать;</text:p>
        </text:list-item>
        <text:list-item>
          <text:p text:style-name="P487">persuade — убеждать;</text:p>
        </text:list-item>
        <text:list-item>
          <text:p text:style-name="P487">remind — напоминать;</text:p>
        </text:list-item>
        <text:list-item>
          <text:p text:style-name="P487">teach — обучать;</text:p>
        </text:list-item>
        <text:list-item>
          <text:p text:style-name="P487">tell — говорить;</text:p>
        </text:list-item>
        <text:list-item>
          <text:p text:style-name="P487">warn — предупреждать;</text:p>
          <text:p text:style-name="P488"/>
        </text:list-item>
      </text:list>
      <text:p text:style-name="P263">I asked <text:span text:style-name="T425">Mike</text:span><text:span text:style-name="T5"> to call</text:span> me — Я попросил <text:span text:style-name="T425">Майка</text:span> <text:span text:style-name="T5">позвонить</text:span>.</text:p>
      <text:p text:style-name="P263">The guard warned <text:span text:style-name="T425">us</text:span> <text:span text:style-name="T5">not to cross</text:span> the line — Охранник предупредил <text:span text:style-name="T425">нас</text:span> <text:span text:style-name="T5">не пересекать</text:span> черту.</text:p>
      <text:p text:style-name="P290"/>
      <text:p text:style-name="P105"><text:soft-page-break/>Инфинитив в разных ситуациях</text:p>
      <text:p text:style-name="P205"/>
      <text:p text:style-name="P205">Если инфинитив идет после прилагательного, то <text:span text:style-name="T434">прилагательное</text:span> будет наречием (как?)</text:p>
      <text:p text:style-name="P719">He was <text:span text:style-name="T425">hard</text:span> <text:span text:style-name="T5">to deal</text:span> with — C ним было <text:span text:style-name="T425">трудно</text:span> <text:span text:style-name="T5">иметь дело</text:span>. <text:span text:style-name="T433">(предлог в конце)</text:span></text:p>
      <text:p text:style-name="P719"/>
      <text:p text:style-name="P522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522"/>
      <text:p text:style-name="P759">He’s running home <text:span text:style-name="T5">to get</text:span> his wallet — Он сейчас бежит домой, <text:span text:style-name="T5">чтобы взять</text:span> бумажник.</text:p>
      <text:p text:style-name="P759">He had nobody <text:span text:style-name="T5">to talk</text:span> to — У него не было никого, <text:span text:style-name="T5">чтобы поговорить</text:span> (talk to — <text:span text:style-name="T435">это </text:span>связка).</text:p>
      <text:p text:style-name="P522"/>
      <text:p text:style-name="P523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719"/>
      <text:p text:style-name="P729">Her parents took a loan <text:span text:style-name="T5">so that</text:span> <text:span text:style-name="T425">she could go to college</text:span> — </text:p>
      <text:p text:style-name="P729">Ее родители взяли деньги в долг, <text:span text:style-name="T5">чтобы</text:span> <text:span text:style-name="T425">она могла пойти учиться в колледж</text:span>.</text:p>
      <text:p text:style-name="P719"/>
      <text:p text:style-name="P413"><text:span text:style-name="T327">Ситуации, когда использу</text:span><text:span text:style-name="T329">ю</text:span><text:span text:style-name="T327">т </text:span><text:span text:style-name="T328">герунди</text:span><text:span text:style-name="T327">й</text:span></text:p>
      <text:p text:style-name="P524"/>
      <text:p text:style-name="P206"><text:span text:style-name="T272">Герундий </text:span><text:span text:style-name="T273">похож на</text:span><text:span text:style-name="T272"> причастие в русском языке (форма глагола с признаками прилагательного, </text:span><text:span text:style-name="T273">где ощущение глагола очень сильное</text:span><text:span text:style-name="T272">). Чаще всего он ставится после предлогов.</text:span></text:p>
      <text:p text:style-name="P290"/>
      <text:p text:style-name="P206"><text:span text:style-name="T179">Популярны</text:span><text:span text:style-name="T180">е</text:span><text:span text:style-name="T179"> связки глагол + предлог:</text:span></text:p>
      <text:list xml:id="list1902039616" text:style-name="L15">
        <text:list-item>
          <text:p text:style-name="P489">succeed in — преуспел в;</text:p>
        </text:list-item>
        <text:list-item>
          <text:p text:style-name="P489">insist on — настаивать на;</text:p>
        </text:list-item>
        <text:list-item>
          <text:p text:style-name="P489">think of — размышлять о;</text:p>
        </text:list-item>
        <text:list-item>
          <text:p text:style-name="P489">dream of — мечтать о;</text:p>
        </text:list-item>
        <text:list-item>
          <text:p text:style-name="P489">feel like — быть в настроении для;</text:p>
        </text:list-item>
        <text:list-item>
          <text:p text:style-name="P489">look forward to — <text:span text:style-name="T436">жать с нетерпением</text:span>;</text:p>
        </text:list-item>
      </text:list>
      <text:p text:style-name="P291"/>
      <text:p text:style-name="P719">I feel like flying, I’m so excited! — Я чувствую, как будто я летаю, я так взволнована!</text:p>
      <text:p text:style-name="P719"/>
      <text:p text:style-name="P730">I’m <text:span text:style-name="T5">looking forward to</text:span> hearing from you — <text:span text:style-name="T5">Жду с нетерпением</text:span> информации от вас.</text:p>
      <text:p text:style-name="P730">(здесь to — это предлог, а не частица; поэтому стоит герундий).</text:p>
      <text:p text:style-name="P291"/>
      <text:p text:style-name="P292">Популярные связки глагол + дополнение + предлог:</text:p>
      <text:list xml:id="list377993423" text:style-name="L16">
        <text:list-item>
          <text:p text:style-name="P490">congratulate ... on — поздравить (кого-то) с;</text:p>
        </text:list-item>
        <text:list-item>
          <text:p text:style-name="P490">accuse ... of — обвинить (кого-то) в;</text:p>
        </text:list-item>
        <text:list-item>
          <text:p text:style-name="P490">suspect ... of — подозревать (кого-то) в;</text:p>
        </text:list-item>
        <text:list-item>
          <text:p text:style-name="P490">prevent ... from — предостеречь (кого-то) от;</text:p>
        </text:list-item>
        <text:list-item>
          <text:p text:style-name="P490">stop ... from — помешать (кому-то) в;</text:p>
        </text:list-item>
        <text:list-item>
          <text:p text:style-name="P490">forgive ... for — простить (кого-то) за;</text:p>
        </text:list-item>
      </text:list>
      <text:p text:style-name="P292"/>
      <text:p text:style-name="P265">I congratulate you on winning the competition — Я поздравляю тебя с победой в соревновании.</text:p>
      <text:p text:style-name="P265">He prevented me from taking a loan — Он предостерег меня от того, чтобы взять ссуду.</text:p>
      <text:p text:style-name="P265"/>
      <text:p text:style-name="P293">Популярные связки прилагательное + предлог:</text:p>
      <text:list xml:id="list2179974589" text:style-name="L17">
        <text:list-item>
          <text:p text:style-name="P491">afraid of — бояться (чего-то);</text:p>
        </text:list-item>
        <text:list-item>
          <text:p text:style-name="P491">fed up with — быть сытым по горло (из-за чего-то);</text:p>
        </text:list-item>
        <text:list-item>
          <text:p text:style-name="P491">good at — хорошо (что-то) делать;</text:p>
        </text:list-item>
        <text:list-item>
          <text:p text:style-name="P491">interested in — интересоваться (чем-то);</text:p>
        </text:list-item>
      </text:list>
      <text:p text:style-name="P293"/>
      <text:p text:style-name="P266"><text:soft-page-break/>I’m fed up with his sneaking around all the time <text:span text:style-name="T252">—</text:span> Меня достало, что он тут </text:p>
      <text:p text:style-name="P266">постоянно крутится.</text:p>
      <text:p text:style-name="P266"/>
      <text:p text:style-name="P266">I’m interested in reading sci-fi — Мне интересно читать фантастику.</text:p>
      <text:p text:style-name="P266"/>
      <text:p text:style-name="P294">Устойчивые выр-я, в которых используется герундий:</text:p>
      <text:list xml:id="list83224020" text:style-name="L18">
        <text:list-item>
          <text:p text:style-name="P492">It`s no use/good — бесполезно, нет смысла;</text:p>
        </text:list-item>
        <text:list-item>
          <text:p text:style-name="P492">It`s not worth — этого того не стоит;</text:p>
        </text:list-item>
        <text:list-item>
          <text:p text:style-name="P492">There`s no point in — незачем это делать;</text:p>
        </text:list-item>
        <text:list-item>
          <text:p text:style-name="P492">Have difficulty — иметь трудности;</text:p>
        </text:list-item>
        <text:list-item>
          <text:p text:style-name="P492">be busy — заниматься делом;</text:p>
        </text:list-item>
        <text:list-item>
          <text:p text:style-name="P492">a waste of money/time — это деньги на ветер / время впустую;</text:p>
        </text:list-item>
      </text:list>
      <text:p text:style-name="P294"/>
      <text:p text:style-name="P267">I earn a lot of money, so it’s not worth changing the job — Я зарабатываю много денег, </text:p>
      <text:p text:style-name="P267">так что не стоит менять работу.</text:p>
      <text:p text:style-name="P267"/>
      <text:p text:style-name="P267">Do you have difficulty remembering your childhood? — Тебе трудно вспомнить свое детство?</text:p>
      <text:p text:style-name="P267">It’s a waste of time watching TV — Это пустая трата времени, смотреть телевизор.</text:p>
      <text:p text:style-name="P267">She is very busy launching her new project — Она слишком занята запуском нового проекта.</text:p>
      <text:p text:style-name="P294"/>
      <text:p text:style-name="P207"><text:span text:style-name="T195">Герундий с о</text:span><text:span text:style-name="T193">борот</text:span><text:span text:style-name="T195">ом</text:span><text:span text:style-name="T193"> </text:span><text:span text:style-name="T194">be/get</text:span><text:span text:style-name="T193"> used to</text:span></text:p>
      <text:p text:style-name="P295"/>
      <text:p text:style-name="P208"><text:span text:style-name="T157">Оборот </text:span><text:span text:style-name="T200">be used to</text:span><text:span text:style-name="T157"> означает «я привык», а </text:span><text:span text:style-name="T200">get used to</text:span><text:span text:style-name="T157"> </text:span><text:span text:style-name="T205">—</text:span><text:span text:style-name="T157"> «я привыкаю». </text:span><text:span text:style-name="T181">Как и в пассивном залоге, be показывает состояние, а get — процесс. </text:span><text:span text:style-name="T183">Чтобы подчеркнуть, что процесс формируется, </text:span><text:span text:style-name="T182">get </text:span><text:span text:style-name="T183">ставят</text:span><text:span text:style-name="T182"> в </text:span><text:span text:style-name="T184">форму</text:span><text:span text:style-name="T182"> Continuous.</text:span></text:p>
      <text:p text:style-name="P296"/>
      <text:p text:style-name="P268">I`m used to working hard — Я привык много работать.</text:p>
      <text:p text:style-name="P268"/>
      <text:p text:style-name="P269">I`m getting used to working hard — Я привыкаю много работать.</text:p>
      <text:p text:style-name="P208"><text:span text:style-name="T206">(</text:span><text:span text:style-name="T207">get в</text:span><text:span text:style-name="T206"> форме Continu</text:span><text:span text:style-name="T207">o</text:span><text:span text:style-name="T206">us </text:span><text:span text:style-name="T207">идет с</text:span><text:span text:style-name="T206"> be </text:span><text:span text:style-name="T207">и окончанием</text:span><text:span text:style-name="T206"> -ing)</text:span></text:p>
      <text:p text:style-name="P305"/>
      <text:p text:style-name="P209"><text:span text:style-name="T196">Этот оборот не нужно путать с модальной конструкцией </text:span><text:span text:style-name="T213">used to</text:span><text:span text:style-name="T196">.</text:span></text:p>
      <text:p text:style-name="P306"/>
      <text:p text:style-name="P89"><text:span text:style-name="T157">I </text:span><text:span text:style-name="T228">am used to</text:span><text:span text:style-name="T157"> </text:span><text:span text:style-name="T221">drinking</text:span><text:span text:style-name="T157"> a lot of water — Я </text:span><text:span text:style-name="T228">привык</text:span><text:span text:style-name="T221"> пить</text:span><text:span text:style-name="T157"> много воды.</text:span></text:p>
      <text:p text:style-name="P209"><text:span text:style-name="T213">(после оборота всегда идет </text:span><text:span text:style-name="T215">герундий</text:span><text:span text:style-name="T213">)</text:span></text:p>
      <text:p text:style-name="P248"/>
      <text:p text:style-name="P89"><text:span text:style-name="T157">I </text:span><text:span text:style-name="T228">used to</text:span><text:span text:style-name="T157"> </text:span><text:span text:style-name="T221">drink</text:span><text:span text:style-name="T157"> a lot of coffee — </text:span><text:span text:style-name="T228">Раньше</text:span><text:span text:style-name="T157"> я </text:span><text:span text:style-name="T221">пил</text:span><text:span text:style-name="T157"> много кофе.</text:span></text:p>
      <text:p text:style-name="P209"><text:span text:style-name="T213">(после модальной конструкции идет инфинитив, и она </text:span><text:span text:style-name="T214">передает другой смысл</text:span><text:span text:style-name="T213">)</text:span></text:p>
      <text:p text:style-name="P306"/>
      <text:p text:style-name="P304">Причасный оборот с герундием <text:span text:style-name="T438">(ing-clause)</text:span></text:p>
      <text:p text:style-name="P296"/>
      <text:p text:style-name="P297">Это неполноценное предложение, которое в русском языке выделяется запятыми.</text:p>
      <text:p text:style-name="P210"><text:span text:style-name="T185">В английском запятая </text:span><text:span text:style-name="T186">ставится если причисный оборот в первой половине предложения.</text:span></text:p>
      <text:p text:style-name="P297"/>
      <text:p text:style-name="P210"><text:span text:style-name="T208">David hurt his leg </text:span><text:span text:style-name="T216">playing football</text:span><text:span text:style-name="T208"> — Дэвид повредил ногу, </text:span><text:span text:style-name="T216">играя в футбол</text:span><text:span text:style-name="T208">.</text:span></text:p>
      <text:p text:style-name="P270"/>
      <text:p text:style-name="P50"><text:span text:style-name="T157">The driver saw a boy </text:span><text:span text:style-name="T228">running across the road</text:span><text:span text:style-name="T157"> and stopped the car immediately — </text:span></text:p>
      <text:p text:style-name="P50"><text:span text:style-name="T157">Водитель увидел ребенка, </text:span><text:span text:style-name="T228">бегущего через дорогу</text:span><text:span text:style-name="T157">, и быстро остановил машину.</text:span></text:p>
      <text:p text:style-name="P297"/>
      <text:p text:style-name="P296">Причастный оборот можно использовать вместе с союзами while и when.</text:p>
      <text:p text:style-name="P49"><text:span text:style-name="T157">David hurt his leg </text:span><text:span text:style-name="T228">while playing football</text:span><text:span text:style-name="T157"> – Дэвид повредил ногу, </text:span><text:span text:style-name="T228">когда играл в футбол</text:span><text:span text:style-name="T157">.</text:span></text:p>
      <text:p text:style-name="P296"/>
      <text:p text:style-name="P310"><text:soft-page-break/>Глагол с -ing как прилагательное</text:p>
      <text:p text:style-name="P311"/>
      <text:p text:style-name="P346"><text:span text:style-name="T187">Если к глаголу добавить оконание -ing и ощущение </text:span><text:span text:style-name="T189">глагола </text:span><text:span text:style-name="T188">перестанет быть</text:span><text:span text:style-name="T187"> сильным, </text:span></text:p>
      <text:p text:style-name="P346"><text:span text:style-name="T187">то такое слово будет восприниматься как </text:span><text:span text:style-name="T188">прилагательное</text:span><text:span text:style-name="T187">.</text:span></text:p>
      <text:p text:style-name="P312"/>
      <text:p text:style-name="P312">shocking — шокирующий. (есть ощещение, что это характеристика)</text:p>
      <text:p text:style-name="P312"/>
      <text:p text:style-name="P347">Прилагательные с -ing употребляются по стандартным правилам — стоят перед существительными, либо после глаголов состояния (be, get, look, feel и пр.)</text:p>
      <text:p text:style-name="P312"/>
      <text:p text:style-name="P313">He told me an interesting story — Он рассказал мне интересную историю.</text:p>
      <text:p text:style-name="P313">This movie is boring — Этот фильм такой скучный.</text:p>
      <text:p text:style-name="P298"/>
      <text:p text:style-name="P298"/>
      <text:p text:style-name="P309">Сложные предложения</text:p>
      <text:p text:style-name="P299"/>
      <text:p text:style-name="P300">Типы сложны<text:span text:style-name="T440">х</text:span> предложений в английском языке:</text:p>
      <text:p text:style-name="P300"/>
      <text:list xml:id="list4113425916" text:style-name="L19">
        <text:list-item>
          <text:p text:style-name="P493">сложноподчиненные предложения (complex sentences):</text:p>
          <text:list>
            <text:list-item>
              <text:p text:style-name="P493">условные предложения (if-clauses);</text:p>
            </text:list-item>
            <text:list-item>
              <text:p text:style-name="P493">придаточные поясняющие предложения (relative clauses);</text:p>
            </text:list-item>
            <text:list-item>
              <text:p text:style-name="P493">косвенная речь (reported speech);</text:p>
              <text:p text:style-name="P493"/>
            </text:list-item>
          </text:list>
        </text:list-item>
        <text:list-item>
          <text:p text:style-name="P493">сложносочиненные предложения <text:span text:style-name="T439">(compound sentences)</text:span>;</text:p>
        </text:list-item>
      </text:list>
      <text:p text:style-name="P339"/>
      <text:p text:style-name="P340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340"/>
      <text:p text:style-name="P106">Условные предложения</text:p>
      <text:p text:style-name="P340"/>
      <text:p text:style-name="P213"><text:span text:style-name="T441">Условн</text:span><text:span text:style-name="T444">ое</text:span><text:span text:style-name="T441"> предложени</text:span><text:span text:style-name="T444">е</text:span><text:span text:style-name="T441"> 0го типа описыва</text:span><text:span text:style-name="T444">е</text:span><text:span text:style-name="T441">т реальн</text:span><text:span text:style-name="T444">ую</text:span><text:span text:style-name="T441"> ситуаци</text:span><text:span text:style-name="T444">ю</text:span><text:span text:style-name="T441">. Обе части переводятся настоящим. В обеих частях глагол стоит в форме Present Simple.</text:span></text:p>
      <text:p text:style-name="P341"/>
      <text:p text:style-name="P51">If I <text:span text:style-name="T5">am</text:span> home, I always <text:span text:style-name="T5">watch</text:span> TV — Если я дома, я всегда смотрю ТВ.</text:p>
      <text:p text:style-name="P341"/>
      <text:p text:style-name="P342">Условное предложение 1го типа говорит о будущем. Обе части переводятся будущим. </text:p>
      <text:p text:style-name="P342">В условной части глагол <text:span text:style-name="T442">стоит </text:span>в Present Simple или Present Perfect.</text:p>
      <text:p text:style-name="P340"/>
      <text:p text:style-name="P54">If I <text:span text:style-name="T5">am</text:span> home tomorrow, I <text:span text:style-name="T5">will watch</text:span> TV — Если я буду завтра дома, я посмотрю ТВ.</text:p>
      <text:p text:style-name="P52"/>
      <text:p text:style-name="P126">Условное предложение 2го типа описывает нереальные ситуации в настоящем или будущем.</text:p>
      <text:p text:style-name="P211"><text:span text:style-name="T274">В условной части глагол </text:span><text:span text:style-name="T277">стоит </text:span><text:span text:style-name="T278">в</text:span><text:span text:style-name="T277"> </text:span><text:span text:style-name="T276">Past Simple</text:span><text:span text:style-name="T275">, а главн</text:span><text:span text:style-name="T277">ая часть содержит would + инфинитив.</text:span></text:p>
      <text:p text:style-name="P52"/>
      <text:p text:style-name="P54">If I <text:span text:style-name="T5">were</text:span> home, I <text:span text:style-name="T5">would watch</text:span> TV — Если бы я был дома, я бы посмотрел ТВ.</text:p>
      <text:p text:style-name="P53"/>
      <text:p text:style-name="P127">Условное предложение 3го типа <text:span text:style-name="T443">выражает сожаление о прошлом (то, чего уже не изменишь).</text:span></text:p>
      <text:p text:style-name="P212"><text:span text:style-name="T277">Переводится также, как и 2й тип. Но в условной части глагол </text:span><text:span text:style-name="T278">стоит </text:span><text:span text:style-name="T277">в Past Perfect, </text:span></text:p>
      <text:p text:style-name="P128">а в главная часть содержит would + перфектный инфинитив.</text:p>
      <text:p text:style-name="P55"/>
      <text:p text:style-name="P343"><text:span text:style-name="T41">I</text:span><text:span text:style-name="T30">f I </text:span><text:span text:style-name="T54">had</text:span><text:span text:style-name="T30"> </text:span><text:span text:style-name="T54">been</text:span><text:span text:style-name="T30"> home yesterday, I </text:span><text:span text:style-name="T54">would</text:span><text:span text:style-name="T30"> </text:span><text:span text:style-name="T54">have</text:span><text:span text:style-name="T30"> </text:span><text:span text:style-name="T54">watched</text:span><text:span text:style-name="T30"> TV — </text:span></text:p>
      <text:p text:style-name="P54">Если бы я был дома вчера, я бы посмотрел телевизор (с сожалением)</text:p>
      <text:p text:style-name="P214"><text:soft-page-break/><text:span text:style-name="T280">Условное предложение смешанного типа комбинирует в своих </text:span><text:span text:style-name="T283">частях</text:span><text:span text:style-name="T280"> </text:span><text:span text:style-name="T283">2й и 3й типы, </text:span></text:p>
      <text:p text:style-name="P214"><text:span text:style-name="T283">но по разному</text:span><text:span text:style-name="T280">. </text:span><text:span text:style-name="T283">В</text:span><text:span text:style-name="T281">сегда </text:span><text:span text:style-name="T282">описывает</text:span><text:span text:style-name="T281"> только нереальны</text:span><text:span text:style-name="T282">е</text:span><text:span text:style-name="T281"> ситуаци</text:span><text:span text:style-name="T282">и</text:span><text:span text:style-name="T281">.</text:span></text:p>
      <text:p text:style-name="P129"/>
      <text:p text:style-name="P17"><text:span text:style-name="T446">Herald </text:span><text:span text:style-name="T16">would have sent</text:span><text:span text:style-name="T446"> us a Christmas card if he </text:span><text:span text:style-name="T16">knew</text:span><text:span text:style-name="T446"> our address — Гарольд послал бы нам рождественскую открытку, если бы знал наш адрес </text:span><text:span text:style-name="T447">(if-часть 2й тип, главная — 3й тип)</text:span><text:span text:style-name="T446">.</text:span></text:p>
      <text:p text:style-name="P130"/>
      <text:p text:style-name="P18"><text:span text:style-name="T445">If I </text:span><text:span text:style-name="T17">had</text:span><text:span text:style-name="T447"> </text:span><text:span text:style-name="T17">studied</text:span><text:span text:style-name="T445"> better at school, I </text:span><text:span text:style-name="T17">wouldn`t work</text:span><text:span text:style-name="T445"> at McDonald’s now — Если бы я лучше учился </text:span></text:p>
      <text:p text:style-name="P18"><text:span text:style-name="T445">в школе, я бы сейчас не работал в Макдональдсе </text:span><text:span text:style-name="T447">(if-часть 3й тип, главная — 2й тип)</text:span><text:span text:style-name="T445">.</text:span></text:p>
      <text:p text:style-name="P130"/>
      <text:p text:style-name="P107"><text:span text:style-name="T279">С</text:span><text:span text:style-name="T252">лова unless и wish в условных предложениях</text:span></text:p>
      <text:p text:style-name="P131"/>
      <text:p text:style-name="P344"><text:span text:style-name="T252">Unless означает «если не». Им часто заменяют </text:span><text:span text:style-name="T286">связку </text:span><text:span text:style-name="T252">if not </text:span><text:span text:style-name="T285">в условных предложениях</text:span><text:span text:style-name="T252">.</text:span></text:p>
      <text:p text:style-name="P130"/>
      <text:p text:style-name="P250"><text:span text:style-name="T445">You can go home </text:span><text:span text:style-name="T15">if</text:span><text:span text:style-name="T445"> you </text:span><text:span text:style-name="T97">do</text:span><text:span text:style-name="T15"> n</text:span><text:span text:style-name="T14">o</text:span><text:span text:style-name="T15">t </text:span><text:span text:style-name="T97">want</text:span><text:span text:style-name="T445"> to stay / You can go home </text:span><text:span text:style-name="T15">unless</text:span><text:span text:style-name="T445"> you want to stay — </text:span></text:p>
      <text:p text:style-name="P271">Ты можешь идти домой, <text:span text:style-name="T5">если не</text:span> хочешь оставаться.</text:p>
      <text:p text:style-name="P250"/>
      <text:p text:style-name="P250"><text:span text:style-name="T15">If</text:span><text:span text:style-name="T445"> I was </text:span><text:span text:style-name="T15">n</text:span><text:span text:style-name="T13">o</text:span><text:span text:style-name="T15">t</text:span><text:span text:style-name="T445"> so hungry, I wouldn’t eat that food / </text:span><text:span text:style-name="T15">Unless</text:span><text:span text:style-name="T445"> I was so hungry, I wouldn’t eat that food — </text:span><text:span text:style-name="T15">Если</text:span><text:span text:style-name="T445"> бы я </text:span><text:span text:style-name="T15">не</text:span><text:span text:style-name="T445"> была такой голодной, я бы не ела эту еду.</text:span></text:p>
      <text:p text:style-name="P130"/>
      <text:p text:style-name="P215"><text:span text:style-name="T279">W</text:span><text:span text:style-name="T284">ish в прямом переводе означает «желаю», но в условных предложения оно вражает сожаление и переводится как «жаль</text:span><text:span text:style-name="T287"> </text:span><text:span text:style-name="T284">не».</text:span></text:p>
      <text:p text:style-name="P130"/>
      <text:p text:style-name="P272"><text:span text:style-name="T445">I </text:span><text:span text:style-name="T15">wish</text:span><text:span text:style-name="T445"> I earned </text:span><text:span text:style-name="T450">$</text:span><text:span text:style-name="T445">10 00</text:span><text:span text:style-name="T452">0</text:span><text:span text:style-name="T445"> in a month — </text:span><text:span text:style-name="T15">Жаль</text:span><text:span text:style-name="T445">, что я </text:span><text:span text:style-name="T15">не</text:span><text:span text:style-name="T445"> зарабатываю </text:span><text:span text:style-name="T450">$</text:span><text:span text:style-name="T445">10 </text:span><text:span text:style-name="T452">0</text:span><text:span text:style-name="T445">00 в месяц.</text:span></text:p>
      <text:p text:style-name="P216"><text:span text:style-name="T209">(досл. «Я бы желал разабатывать $10 0</text:span><text:span text:style-name="T210">0</text:span><text:span text:style-name="T209">0 в месяц»)</text:span></text:p>
      <text:p text:style-name="P272"/>
      <text:p text:style-name="P272"><text:span text:style-name="T445">I </text:span><text:span text:style-name="T97">wish</text:span><text:span text:style-name="T445"> I had </text:span><text:span text:style-name="T97">n</text:span><text:span text:style-name="T98">o</text:span><text:span text:style-name="T97">t</text:span><text:span text:style-name="T445"> eaten so much sushi yesterday — Жаль, что я съела вчера столько суши.</text:span></text:p>
      <text:p text:style-name="P273"><text:span text:style-name="T445">(</text:span>частица not, после had, инвертирует отрицание <text:span text:style-name="T455">в</text:span> wish)</text:p>
      <text:p text:style-name="P130"/>
      <text:p text:style-name="P215"><text:span text:style-name="T451">Когда</text:span><text:span text:style-name="T449"> хочется</text:span><text:span text:style-name="T448">, чтобы случилось </text:span><text:span text:style-name="T454">желаемое</text:span><text:span text:style-name="T448">, </text:span><text:span text:style-name="T449">можно использ.</text:span><text:span text:style-name="T448"> if only </text:span><text:span text:style-name="T449">+ глагол в Past Simple</text:span><text:span text:style-name="T448">.</text:span></text:p>
      <text:p text:style-name="P845">Также if only может заменять I wish (по смыслу почти одинаково).</text:p>
      <text:p text:style-name="P215"/>
      <text:p text:style-name="P731">If only we <text:span text:style-name="T448">could find</text:span> a taxi! — Эх, если бы мы могли найти такси! <text:span text:style-name="T449">(could вместо would)</text:span></text:p>
      <text:p text:style-name="P75"/>
      <text:p text:style-name="P132">Сожаления о настоящем: I wish + Past Simple (грамматика 2го типа).</text:p>
      <text:p text:style-name="P56">I wish I could fly like a bird — Жаль, что я не летаю, как птица.</text:p>
      <text:p text:style-name="P132"/>
      <text:p text:style-name="P132">Сожаления о прошлом: I wish + Past Perfect (грамматика 3го типа).</text:p>
      <text:p text:style-name="P56">I wish I had talked to Mike yesterday — Жаль, что я не поговорила с Майком вчера.</text:p>
      <text:p text:style-name="P132"/>
      <text:p text:style-name="P132">Сожаления о настоящем из-за другого человека: I wish + could + инфинитив.</text:p>
      <text:p text:style-name="P19"><text:span text:style-name="T453">I wish you could make me happy — </text:span><text:span text:style-name="T454">Ж</text:span><text:span text:style-name="T453">аль, что ты не можешь сделать меня счастливой.</text:span></text:p>
      <text:p text:style-name="P132"/>
      <text:p text:style-name="P132">Сожаления о прошлом из-за другого человека: I wish + мод. глагол + перфектный инфинитив.</text:p>
      <text:p text:style-name="P56">I wish we could have worked it out — Жаль, что мы не смогли это уладить.</text:p>
      <text:p text:style-name="P132"/>
      <text:p text:style-name="P133">Когда хочется, чтобы кто-то выполнил желаемое в будущем: I wish + would + инфинитив.</text:p>
      <text:p text:style-name="P57">I wish you would stop smoking — Я бы хотела, чтобы ты перестал курить.</text:p>
      <text:p text:style-name="P57"/>
      <text:p text:style-name="P110">Придаточные определительные предложения</text:p>
      <text:p text:style-name="P134"/>
      <text:p text:style-name="P135">Это небольшие, поясняющие предложения, которые сообщают дополнительную </text:p>
      <text:p text:style-name="P135">информацию о человеке или предмете.</text:p>
      <text:p text:style-name="P217"><text:soft-page-break/><text:span text:style-name="T289">Если к союзам who, wich, that относится предлог, то он </text:span><text:span text:style-name="T290">остается</text:span><text:span text:style-name="T289"> в конце придаточного предложения, </text:span><text:span text:style-name="T291">даже если сам союз выпадет.</text:span></text:p>
      <text:p text:style-name="P136"/>
      <text:p text:style-name="P59">Do you know the woman (who/that) Tom is talking <text:span text:style-name="T5">to</text:span>? — Ты знаешь женщину, </text:p>
      <text:p text:style-name="P59"><text:span text:style-name="T5">с которой</text:span> говорит Том?</text:p>
      <text:p text:style-name="P58"/>
      <text:p text:style-name="P137">Союзы whose, whom, where обычно не выпадают вовсе.</text:p>
      <text:p text:style-name="P60"/>
      <text:p text:style-name="P60">It was the village where I wanted to meet my old age — Это была деревня, где я хотел</text:p>
      <text:p text:style-name="P60">встретить свою старость. (несмотря на то, что в придаточном предложение есть и подлежащее, и сказуемое, союз where не убирают, т. к. он необходим по смыслу)</text:p>
      <text:p text:style-name="P60"/>
      <text:p text:style-name="P137">Союз whom — это формальный вариант слова who. В речи практичечески не используется.</text:p>
      <text:p text:style-name="P137">Этот союз появляется только в том случае, если перед <text:span text:style-name="T456">ним </text:span>будет стоять предлог. </text:p>
      <text:p text:style-name="P137"/>
      <text:p text:style-name="P60">The boy <text:span text:style-name="T5">with whom</text:span> we usually play football broke his leg last week — </text:p>
      <text:p text:style-name="P60">Мальчик, с которым мы обычно играем в футбол, сломал ногу на прошлой неделе.</text:p>
      <text:p text:style-name="P143"/>
      <text:p text:style-name="P345"><text:span text:style-name="T288">Е</text:span><text:span text:style-name="T252">сли предлог сместить в конец придаточного предложения, то whom превратиться </text:span></text:p>
      <text:p text:style-name="P145">в who и его можно будет убрать.</text:p>
      <text:p text:style-name="P144"/>
      <text:p text:style-name="P20"><text:span text:style-name="T456">The boy </text:span><text:span text:style-name="T135">(</text:span><text:span text:style-name="T132">who</text:span><text:span text:style-name="T135">) </text:span><text:span text:style-name="T136">we usually play football </text:span><text:span text:style-name="T133">with</text:span><text:span text:style-name="T456"> broke his leg last week — </text:span></text:p>
      <text:p text:style-name="P20"><text:span text:style-name="T456">Мальчик, </text:span><text:span text:style-name="T136">с которм мы обычно играем в футбол</text:span><text:span text:style-name="T456">, сломал ногу на прошлой неделе.</text:span></text:p>
      <text:p text:style-name="P137"/>
      <text:p text:style-name="P108">Косвенна речь</text:p>
      <text:p text:style-name="P108"/>
      <text:p text:style-name="P159"><text:span text:style-name="T458">Грамматически, </text:span>Present <text:span text:style-name="T459">меняется </text:span>на Past, <text:span text:style-name="T458">н</text:span><text:span text:style-name="T457">о перевод остается в настоящем.</text:span></text:p>
      <text:p text:style-name="P160"/>
      <text:p text:style-name="P219"><text:span text:style-name="T72">(</text:span><text:span text:style-name="T65">I live in </text:span><text:span text:style-name="T64">Bali</text:span><text:span text:style-name="T72">)</text:span><text:span text:style-name="T71"> </text:span><text:span text:style-name="T70">H</text:span><text:span text:style-name="T66">e said that he </text:span><text:span text:style-name="T56">lived</text:span><text:span text:style-name="T66"> in </text:span><text:span text:style-name="T64">Bali</text:span><text:span text:style-name="T66"> — Он сказал, что </text:span><text:span text:style-name="T56">живет</text:span><text:span text:style-name="T66"> </text:span><text:span text:style-name="T67">на</text:span><text:span text:style-name="T66"> </text:span><text:span text:style-name="T64">Бали</text:span><text:span text:style-name="T66">.</text:span></text:p>
      <text:p text:style-name="P220"><text:span text:style-name="T72">(</text:span><text:span text:style-name="T64">I am </text:span><text:span text:style-name="T69">flying</text:span><text:span text:style-name="T64"> to Bali</text:span><text:span text:style-name="T72">)</text:span><text:span text:style-name="T71"> </text:span><text:span text:style-name="T70">H</text:span><text:span text:style-name="T64">e said that he </text:span><text:span text:style-name="T58">was </text:span><text:span text:style-name="T60">flying</text:span><text:span text:style-name="T64"> to Bali — Он сказал, что </text:span><text:span text:style-name="T60">летит</text:span><text:span text:style-name="T64"> на Бали.</text:span></text:p>
      <text:p text:style-name="P219"><text:span text:style-name="T72">(</text:span><text:span text:style-name="T65">I have been to </text:span><text:span text:style-name="T64">Bali</text:span><text:span text:style-name="T72">)</text:span><text:span text:style-name="T71"> </text:span><text:span text:style-name="T70">H</text:span><text:span text:style-name="T68">e said that he </text:span><text:span text:style-name="T57">had been</text:span><text:span text:style-name="T68"> to </text:span><text:span text:style-name="T64">Bali</text:span><text:span text:style-name="T68"> — Он сказал, что </text:span><text:span text:style-name="T57">бывал</text:span><text:span text:style-name="T68"> на </text:span><text:span text:style-name="T64">Бали</text:span><text:span text:style-name="T68">.</text:span></text:p>
      <text:p text:style-name="P159"/>
      <text:p text:style-name="P160">Past Simple и Past Continuous меняются на Past Perfect и Past Perfect Continuous.</text:p>
      <text:p text:style-name="P160">Past Perfect не меняется.</text:p>
      <text:p text:style-name="P138"/>
      <text:p text:style-name="P218"><text:span text:style-name="T48">(</text:span><text:span text:style-name="T42">I lived in </text:span><text:span text:style-name="T43">Bali</text:span><text:span text:style-name="T48">)</text:span><text:span text:style-name="T47"> </text:span><text:span text:style-name="T46">H</text:span><text:span text:style-name="T44">e said that he </text:span><text:span text:style-name="T57">had lived</text:span><text:span text:style-name="T44"> in </text:span><text:span text:style-name="T43">Bali</text:span><text:span text:style-name="T44"> — Он сказала, что </text:span><text:span text:style-name="T57">жил</text:span><text:span text:style-name="T44"> на </text:span><text:span text:style-name="T43">Bali</text:span><text:span text:style-name="T44">.</text:span></text:p>
      <text:p text:style-name="P221"><text:span text:style-name="T48">(</text:span><text:span text:style-name="T43">I was </text:span><text:span text:style-name="T45">flying</text:span><text:span text:style-name="T43"> to Bali</text:span><text:span text:style-name="T48">)</text:span><text:span text:style-name="T47"> </text:span><text:span text:style-name="T46">H</text:span><text:span text:style-name="T43">e said that he </text:span><text:span text:style-name="T58">had been </text:span><text:span text:style-name="T61">flying</text:span><text:span text:style-name="T43"> to Bali </text:span><text:span text:style-name="T44">—</text:span><text:span text:style-name="T43"> Она сказал, что </text:span><text:span text:style-name="T61">летел</text:span><text:span text:style-name="T43"> на Бали.</text:span></text:p>
      <text:p text:style-name="P139"/>
      <text:p text:style-name="P219"><text:span text:style-name="T292">Future</text:span><text:span text:style-name="T293"> меня</text:span><text:span text:style-name="T292">е</text:span><text:span text:style-name="T293">тся на Future-in-the-</text:span><text:span text:style-name="T295">P</text:span><text:span text:style-name="T293">ast. </text:span><text:span text:style-name="T292">(</text:span><text:span text:style-name="T294">вместо </text:span><text:span text:style-name="T292">will </text:span><text:span text:style-name="T294">будет</text:span><text:span text:style-name="T292"> would </text:span><text:span text:style-name="T294">и пр.</text:span><text:span text:style-name="T292">)</text:span></text:p>
      <text:p text:style-name="P219"><text:span text:style-name="T48">(</text:span><text:span text:style-name="T42">I will </text:span><text:span text:style-name="T45">fly</text:span><text:span text:style-name="T42"> to </text:span><text:span text:style-name="T43">Bali</text:span><text:span text:style-name="T48">)</text:span><text:span text:style-name="T47"> </text:span><text:span text:style-name="T46">H</text:span><text:span text:style-name="T42">e said that he </text:span><text:span text:style-name="T59">would </text:span><text:span text:style-name="T61">fly</text:span><text:span text:style-name="T42"> to </text:span><text:span text:style-name="T43">Bali</text:span><text:span text:style-name="T42"> — Он сказала, что </text:span><text:span text:style-name="T61">полетит</text:span><text:span text:style-name="T42"> на </text:span><text:span text:style-name="T43">Бали</text:span><text:span text:style-name="T42">.</text:span></text:p>
      <text:p text:style-name="P141"/>
      <text:p text:style-name="P223"><text:span text:style-name="T296">В </text:span><text:span text:style-name="T298">специальных </text:span><text:span text:style-name="T296">вопросах, предложение перестраивается в утвердительную форму. </text:span></text:p>
      <text:p text:style-name="P223"><text:span text:style-name="T296">Вопросительное слов</text:span><text:span text:style-name="T297">о</text:span><text:span text:style-name="T296"> сохраняется и ставится на место that.</text:span></text:p>
      <text:p text:style-name="P64"/>
      <text:p text:style-name="P64"><text:span text:style-name="T460">(</text:span>Who did you call?<text:span text:style-name="T460">)</text:span> <text:span text:style-name="T460">H</text:span>e asked me who I <text:span text:style-name="T5">had called</text:span> — <text:span text:style-name="T460">Он спросила, кому я </text:span><text:span text:style-name="T18">звонил</text:span><text:span text:style-name="T460">.</text:span></text:p>
      <text:p text:style-name="P222"><text:span text:style-name="T48">(</text:span><text:span text:style-name="T47">Why are you waiting here?</text:span><text:span text:style-name="T48">)</text:span><text:span text:style-name="T47"> </text:span><text:span text:style-name="T48">H</text:span><text:span text:style-name="T47">e asked why I </text:span><text:span text:style-name="T62">was waiting</text:span><text:span text:style-name="T47"> there — </text:span><text:span text:style-name="T48">Он спросил, почему я там </text:span><text:span text:style-name="T63">жду</text:span><text:span text:style-name="T48">.</text:span></text:p>
      <text:p text:style-name="P64"/>
      <text:p text:style-name="P142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140"/>
      <text:p text:style-name="P61"><text:span text:style-name="T461">(</text:span>Do you like apples?<text:span text:style-name="T461">) </text:span>He asked <text:span text:style-name="T5">if</text:span> we <text:span text:style-name="T5">liked</text:span> apples — <text:span text:style-name="T461">Она спросил, </text:span><text:span text:style-name="T19">любим</text:span><text:span text:style-name="T461"> </text:span><text:span text:style-name="T19">ли</text:span><text:span text:style-name="T461"> мы яблоки.</text:span></text:p>
      <text:p text:style-name="P61"/>
      <text:p text:style-name="P63"><text:soft-page-break/><text:span text:style-name="T461">(</text:span>Have you seen Tom today?<text:span text:style-name="T461">) </text:span>Martha asked <text:span text:style-name="T5">if</text:span> I <text:span text:style-name="T5">had seen</text:span> Tom that day — </text:p>
      <text:p text:style-name="P63"><text:span text:style-name="T461">Марта спросила, </text:span><text:span text:style-name="T19">видел</text:span><text:span text:style-name="T461"> </text:span><text:span text:style-name="T19">ли</text:span><text:span text:style-name="T461"> я Тома в тот день.</text:span></text:p>
      <text:p text:style-name="P62"/>
      <text:p text:style-name="P109">Сложносочиненные предложения</text:p>
      <text:p text:style-name="P146"/>
      <text:p text:style-name="P146">Состоят из простых, равноправных предложений, которые связаны сочинительными союзами. Такие союзы называются coordinators:</text:p>
      <text:p text:style-name="P146"/>
      <text:p text:style-name="P146">for — <text:span text:style-name="T463">потому что (синоним because)</text:span>;</text:p>
      <text:p text:style-name="P146">and — <text:span text:style-name="T463">и, а</text:span>;</text:p>
      <text:p text:style-name="P224"><text:span text:style-name="T299">nor — </text:span><text:span text:style-name="T300">и не (обычно передает двойное отрицание, «ни … ни»)</text:span><text:span text:style-name="T299">;</text:span></text:p>
      <text:p text:style-name="P146">but — <text:span text:style-name="T463">но</text:span>;</text:p>
      <text:p text:style-name="P146">or — <text:span text:style-name="T463">или, либо</text:span>;</text:p>
      <text:p text:style-name="P146">yet — <text:span text:style-name="T463">все же, однако</text:span>;</text:p>
      <text:p text:style-name="P146">so — <text:span text:style-name="T463">поэтому (синоним that`s why)</text:span>;</text:p>
      <text:p text:style-name="P146"/>
      <text:p text:style-name="P65">Cats are good pets, <text:span text:style-name="T5">for</text:span> they are clean and quiet — </text:p>
      <text:p text:style-name="P65">Кошки это хорошие домашние питомцы, <text:span text:style-name="T5">потому что</text:span> они чистые и тихие.</text:p>
      <text:p text:style-name="P66"/>
      <text:p text:style-name="P65">She had not complained to the social workers, <text:span text:style-name="T5">nor</text:span> to police — </text:p>
      <text:p text:style-name="P65">Она не обращалась с жалобами <text:span text:style-name="T5">ни</text:span> к социальным сотрудницам, <text:span text:style-name="T5">ни</text:span> в полицию.</text:p>
      <text:p text:style-name="P66"/>
      <text:p text:style-name="P67">I<text:span text:style-name="T464">`</text:span>m counting my calories, <text:span text:style-name="T5">yet</text:span> I really want dessert — Я считаю калории, но <text:span text:style-name="T5">все же</text:span> хочу десерт.</text:p>
      <text:p text:style-name="P21"><text:span text:style-name="T464">He</text:span><text:span text:style-name="T462"> was busy, </text:span><text:span text:style-name="T20">so</text:span><text:span text:style-name="T462"> I went to the movies alone — </text:span><text:span text:style-name="T464">Он</text:span><text:span text:style-name="T462"> был занят, </text:span><text:span text:style-name="T20">так что</text:span><text:span text:style-name="T462"> я пошла в кино одна.</text:span></text:p>
      <text:p text:style-name="P146"/>
      <text:p text:style-name="P146"/>
      <text:p text:style-name="P93">Вопросительные предложения</text:p>
      <text:p text:style-name="P147"/>
      <text:p text:style-name="P156">В английском языке существует правило: в каком времени задается вопрос, </text:p>
      <text:p text:style-name="P156">в таком времени должен быть и ответ.</text:p>
      <text:p text:style-name="P148"/>
      <text:p text:style-name="P226"><text:span text:style-name="T302">Разделительный вопрос </text:span><text:span text:style-name="T301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303">Корешок </text:span><text:span text:style-name="T304">обычно</text:span><text:span text:style-name="T303"> переводится словами переспроса: «да?», «правда?», «не так ли?»</text:span></text:p>
      <text:p text:style-name="P149"/>
      <text:p text:style-name="P68">You live in a big flat, don’t you? — Вы живете в большой квартире, да?</text:p>
      <text:p text:style-name="P149"/>
      <text:p text:style-name="P225"><text:span text:style-name="T301">Если разделительный вопрос образуется от утверждения, то </text:span><text:span text:style-name="T311">в ответе, </text:span><text:span text:style-name="T301">слово yes выражает </text:span></text:p>
      <text:p text:style-name="P157">согласие с этим, а слово no — несогласие.</text:p>
      <text:p text:style-name="P157"/>
      <text:p text:style-name="P74">You’re from Canada, aren’t you? Yes, I am — Вы с Канады, не так ли? Да.</text:p>
      <text:p text:style-name="P157"/>
      <text:p text:style-name="P157">Если разделительный вопрос образуется от отрицания, то здесь наоборот, </text:p>
      <text:p text:style-name="P225"><text:span text:style-name="T49">no</text:span><text:span text:style-name="T301"> выражает согласие, а </text:span><text:span text:style-name="T49">yes</text:span><text:span text:style-name="T301"> — несогласие.</text:span></text:p>
      <text:p text:style-name="P157"/>
      <text:p text:style-name="P22"><text:span text:style-name="T465">You aren’t from Russia, are you? No, I’m not — Вы не из России, верно? Да/</text:span><text:span text:style-name="T466">верно</text:span><text:span text:style-name="T465">. </text:span></text:p>
      <text:p text:style-name="P22"/>
      <text:p text:style-name="P152">Вопросы с отрицанием придают речи эмоциональную окраску. При переводе удобно добавлять слово «разве» в начале, либо частицу «ли». Отвечают на такие вопросы обычно одним словом — yes или no.</text:p>
      <text:p text:style-name="P152"/>
      <text:p text:style-name="P69">Don’t you want to help? — Разве ты не хочешь помочь?</text:p>
      <text:p text:style-name="P69"><text:soft-page-break/>Wouldn’t it be better to go home now? — Не лучше ли пойти сейчас домой?</text:p>
      <text:p text:style-name="P22">Why do they never help? — Почему они никогда не помогают? <text:span text:style-name="T467">(возмущение)</text:span></text:p>
      <text:p text:style-name="P22"/>
      <text:p text:style-name="P153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468">Порядок слов как в утверждении.</text:span></text:p>
      <text:p text:style-name="P153"/>
      <text:p text:style-name="P70">Did you hear that Maria is getting married? <text:span text:style-name="T425">Maria’s getting married?</text:span> — </text:p>
      <text:p text:style-name="P71">Ты слышал, что Мария выходит замуж? <text:span text:style-name="T425">Мария выходит замуж?</text:span><text:span text:style-name="T130"> (переспрос)</text:span></text:p>
      <text:p text:style-name="P150"/>
      <text:p text:style-name="P227"><text:span text:style-name="T309">Иногда </text:span><text:span text:style-name="T310">эхо-</text:span><text:span text:style-name="T309">вопросы сокращают </text:span><text:span text:style-name="T310">так</text:span><text:span text:style-name="T309">, что остается лишь вопросительное слово </text:span></text:p>
      <text:p text:style-name="P154">и несколько поясняющих слов.</text:p>
      <text:p text:style-name="P154"/>
      <text:p text:style-name="P72">Honey, I paid $5000 for this dress. <text:span text:style-name="T479">You what?</text:span> — </text:p>
      <text:p text:style-name="P227"><text:span text:style-name="T50">Дорогой, я заплатила за это платье 5000 долларов. </text:span><text:span text:style-name="T471">Чтооо</text:span><text:span text:style-name="T472">?!</text:span></text:p>
      <text:p text:style-name="P72"/>
      <text:p text:style-name="P228"><text:span text:style-name="T307">В</text:span><text:span text:style-name="T306"> сложно</text:span><text:span text:style-name="T308">м</text:span><text:span text:style-name="T306"> предложении, </text:span><text:span text:style-name="T307">вопросительной может быть только главная часть</text:span><text:span text:style-name="T306">. </text:span></text:p>
      <text:p text:style-name="P228"><text:span text:style-name="T306">В придаточной части поря</text:span><text:span text:style-name="T308">д</text:span><text:span text:style-name="T306">ок слов всегда</text:span><text:span text:style-name="T305"> </text:span><text:span text:style-name="T306">утвердительны</text:span><text:span text:style-name="T307">й</text:span><text:span text:style-name="T306">.</text:span></text:p>
      <text:p text:style-name="P151"/>
      <text:p text:style-name="P155">1) Условные предложения и предложения с wish.</text:p>
      <text:p text:style-name="P155"/>
      <text:p text:style-name="P23">Will you learn a lot if you read this chapter? — Вы многое узнаете, если прочитаете эту главу?Do you wish you earned 10 000$ in a month? — Ты бы хотел зарабатывать <text:span text:style-name="T469">$</text:span>10 000 в месяц?</text:p>
      <text:p text:style-name="P151"/>
      <text:p text:style-name="P155">2) Придаточные определительные предложения.</text:p>
      <text:p text:style-name="P73"/>
      <text:p text:style-name="P73">Do you still have the report you promised me? — У тебя все еще есть тот доклад,</text:p>
      <text:p text:style-name="P73">который ты мне обещал?</text:p>
      <text:p text:style-name="P73"/>
      <text:p text:style-name="P155">3) Сложные предложения с that-clause и косвенная речь.</text:p>
      <text:p text:style-name="P155"/>
      <text:p text:style-name="P73">Does he agree that Mary is a liar? — Он согласен, что Мэри врет? </text:p>
      <text:p text:style-name="P73">(that-clause — это обычное предложение, с that)</text:p>
      <text:p text:style-name="P73"/>
      <text:p text:style-name="P73">Why did he say that he lived in Malta? — Почему он сказал, что жил на Мальте?</text:p>
      <text:p text:style-name="P73"/>
      <text:p text:style-name="P73"/>
      <text:p text:style-name="P803">Формальное подлежащее</text:p>
      <text:p text:style-name="P528"/>
      <text:p text:style-name="P846"><text:span text:style-name="T252">Самыми популярны</text:span><text:span text:style-name="T315">ми из них</text:span><text:span text:style-name="T252"> являются it и there. </text:span></text:p>
      <text:p text:style-name="P528">Также в этой роли могут выступать слова: you, they, this, that, here.</text:p>
      <text:p text:style-name="P528"/>
      <text:p text:style-name="P525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528"/>
      <text:p text:style-name="P760"><text:span text:style-name="T5">There is</text:span> a new restaurant near here — Недалеко <text:span text:style-name="T5">есть</text:span> новый ресторан.</text:p>
      <text:p text:style-name="P528"/>
      <text:p text:style-name="P528">Если нужно сказать, что чего-то нет, чего-то не имеется или не находится в каком-то месте, </text:p>
      <text:p text:style-name="P528">то используется связка there + be + no или there + be + not + any.</text:p>
      <text:p text:style-name="P528"/>
      <text:p text:style-name="P732"><text:span text:style-name="T21">T</text:span><text:span text:style-name="T22">here are no</text:span><text:span text:style-name="T564"> customers this time / </text:span><text:span text:style-name="T21">T</text:span><text:span text:style-name="T22">here aren’t any</text:span><text:span text:style-name="T564"> customers this time — </text:span></text:p>
      <text:p text:style-name="P732"><text:span text:style-name="T565">В</text:span><text:span text:style-name="T564"> это время </text:span><text:span text:style-name="T22">нет</text:span><text:span text:style-name="T564"> посетителей.</text:span></text:p>
      <text:p text:style-name="P416"><text:soft-page-break/><text:span text:style-name="T313">П</text:span><text:span text:style-name="T312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529"/>
      <text:p text:style-name="P761"><text:span text:style-name="T5">There must be</text:span> a mistake — Здесь, <text:span text:style-name="T5">похоже</text:span>, ошибка.</text:p>
      <text:p text:style-name="P761"><text:span text:style-name="T5">There must have been</text:span> somebody at home — Кто-то, <text:span text:style-name="T5">должно быть</text:span>, находился в доме.</text:p>
      <text:p text:style-name="P761"/>
      <text:p text:style-name="P530">It может указывать не только на существительное (т. е. объект), но и на прилагательное, </text:p>
      <text:p text:style-name="P417"><text:span text:style-name="T314">а также идти в связке с любым глаголом. </text:span><text:span text:style-name="T315">Им</text:span><text:span text:style-name="T314"> часто заменяет существительное, о котором говорилось ранее. Иногда переводится как «это», но чаще «он/</text:span><text:span text:style-name="T315">она</text:span><text:span text:style-name="T314">» </text:span><text:span text:style-name="T315">или вообще выпадает</text:span><text:span text:style-name="T314">.</text:span></text:p>
      <text:p text:style-name="P531"/>
      <text:p text:style-name="P531">We bought pizza. <text:span text:style-name="T5">It was</text:span> very tasty — Мы купили пиццу. <text:span text:style-name="T5">Она была</text:span> очень вкусной.</text:p>
      <text:p text:style-name="P531">(it заменяет слово «pizza», <text:span text:style-name="T566">о которой говорилось ранее</text:span>)</text:p>
      <text:p text:style-name="P531"/>
      <text:p text:style-name="P531"><text:span text:style-name="T567">Также </text:span>It используют, когда говорят о времене, погоде или дистанции. Если it стоит в связке </text:p>
      <text:p text:style-name="P418">с прилагательным, то это означает состояние (<text:span text:style-name="T566">i</text:span>t is <text:span text:style-name="T566">nice, it is good</text:span>).</text:p>
      <text:p text:style-name="P531"/>
      <text:p text:style-name="P762">I think it’s going to rain — Я думаю, что пойдет дождь.</text:p>
      <text:p text:style-name="P762">What time is it? It’s 10 o’clock — Сколько времени? Сейчас 10 часов.</text:p>
      <text:p text:style-name="P762">Let’s walk home. <text:span text:style-name="T566">N</text:span>o, it’s too far — Давай пойдем домой пешком. <text:span text:style-name="T566">Н</text:span>ет, это слишком далеко.</text:p>
      <text:p text:style-name="P763">It was nice to talk to you. — Было приятно поговорить с вами.</text:p>
      <text:p text:style-name="P531"/>
      <text:p text:style-name="P532">It можно встретить в предложениях с пассивным залогом. Оно часто входит в состав устойчивых выражений, а также стоит перед некоторыми глаголами (it seems, it appears).</text:p>
      <text:p text:style-name="P531"/>
      <text:p text:style-name="P532">Устойчивые выражения с it:</text:p>
      <text:list xml:id="list1954812259" text:style-name="L20">
        <text:list-item>
          <text:p text:style-name="P500">it takes — это занимает (столько-то времени);</text:p>
        </text:list-item>
        <text:list-item>
          <text:p text:style-name="P500">get it — понятно;</text:p>
        </text:list-item>
        <text:list-item>
          <text:p text:style-name="P500">get over it — преодолеть неприятную ситуацию;</text:p>
        </text:list-item>
        <text:list-item>
          <text:p text:style-name="P500">make it — удалось (достичь цели);</text:p>
        </text:list-item>
        <text:list-item>
          <text:p text:style-name="P500">I`m on it — я в процессе (работаю над этим);</text:p>
        </text:list-item>
        <text:list-item>
          <text:p text:style-name="P500">take it or leave it — саглащайся или уходи (торг не уместен);</text:p>
        </text:list-item>
        <text:list-item>
          <text:p text:style-name="P500">use it or lose it — используй (это умение) или потеряешь;</text:p>
        </text:list-item>
        <text:list-item>
          <text:p text:style-name="P500">it takes two to tango — делить ответственность на двоих (оба виноваты);</text:p>
        </text:list-item>
      </text:list>
      <text:p text:style-name="P501"/>
      <text:p text:style-name="P733">It takes me 30 minutes to get home — У меня занимает 30 минут, чтобы добраться до дома.</text:p>
      <text:p text:style-name="P733">Do you get what I’m saying? Yes, I get it — Вам понятно, что я говорю? Да, понятно.</text:p>
      <text:p text:style-name="P733">I’ve had time to get over it — У меня было время прийти в себя (пережить это).</text:p>
      <text:p text:style-name="P733">I’m so happy you could make it — Я так рад, что у тебя получилось.</text:p>
      <text:p text:style-name="P733">I’m on it, but we’ve got another problem — Я этим занимаюсь, но у нас тут еще одна проблем.</text:p>
      <text:p text:style-name="P733"/>
      <text:p text:style-name="P734">I’ve offered you $3000 for that car. Take it or leave it — Я вам предложил 3000$ за машину. Соглашайтесь или уходите. (я не буду торговаться)</text:p>
      <text:p text:style-name="P734"/>
      <text:p text:style-name="P734">It takes two to tango, so Peter and Nick are both responsible for the damage — Виноваты оба, </text:p>
      <text:p text:style-name="P734">так что и Питер, и Ник несут ответственность за ущерб.</text:p>
      <text:p text:style-name="P419"/>
      <text:p text:style-name="P419">You, <text:span text:style-name="T569">как</text:span> формально<text:span text:style-name="T569">е</text:span> подлежаще<text:span text:style-name="T569">е,</text:span> используется <text:span text:style-name="T569">для</text:span> обращение к любому человеку.</text:p>
      <text:p text:style-name="P502">Часто это какие-то инструкции или рекомендации. Здесь you не переводится.</text:p>
      <text:p text:style-name="P502"/>
      <text:p text:style-name="P764">You can burn your hand if you put it in fire — Можно обжечь руку, если засунуть ее в огонь.</text:p>
      <text:p text:style-name="P764">In order to login you must be registered — Для того чтобы войти, нужно зарегистрироваться.</text:p>
      <text:p text:style-name="P502"><text:soft-page-break/>They, как формальное подлежащее, часто встречается в связке they say. </text:p>
      <text:p text:style-name="P502">По аналогии с you, имеется ввиду не какие-то конкретные люди, а люди вообще. </text:p>
      <text:p text:style-name="P502"/>
      <text:p text:style-name="P765">They say that winter will be cold — Говорят, что зима будет холодной.</text:p>
      <text:p text:style-name="P765">They say this old house is haunted — Говорят, что этот старый дом населен призраками.</text:p>
      <text:p text:style-name="P502"/>
      <text:p text:style-name="P420"><text:span text:style-name="T323">That, </text:span><text:span text:style-name="T324">как формальное подлежащее,</text:span><text:span text:style-name="T323"> </text:span><text:span text:style-name="T324">встречается в</text:span><text:span text:style-name="T323"> в устойчивых </text:span><text:span text:style-name="T324">выражениях</text:span><text:span text:style-name="T323">, </text:span></text:p>
      <text:p text:style-name="P420"><text:span text:style-name="T324">в значении</text:span><text:span text:style-name="T323"> «это» </text:span><text:span text:style-name="T324">либо вообще выпадает.</text:span></text:p>
      <text:p text:style-name="P533"/>
      <text:p text:style-name="P765">Wow, that’s great/awesome/wonderful! — Ух ты, отлично/<text:span text:style-name="T588">с</text:span>упер/<text:span text:style-name="T588">в</text:span>еликолепно!</text:p>
      <text:p text:style-name="P534"/>
      <text:p text:style-name="P502">Here в роли формального подлежащего встречается в связках:</text:p>
      <text:list xml:id="list2262315530" text:style-name="L21">
        <text:list-item>
          <text:p text:style-name="P503"><text:span text:style-name="T568">h</text:span>ere <text:span text:style-name="T568">it is / here you are — вот (когда что-то дают);</text:span></text:p>
        </text:list-item>
        <text:list-item>
          <text:p text:style-name="P504">here it comes — вот оно, началось (когда что-то надвигается);</text:p>
        </text:list-item>
        <text:list-item>
          <text:p text:style-name="P504">here they are — вот они (когда кого-то искали и нашли);</text:p>
        </text:list-item>
      </text:list>
      <text:p text:style-name="P505"/>
      <text:p text:style-name="P505"/>
      <text:p text:style-name="P421"><text:span text:style-name="T576">Д</text:span><text:span text:style-name="T577">ополнени</text:span><text:span text:style-name="T579">я</text:span></text:p>
      <text:p text:style-name="P535"/>
      <text:p text:style-name="P506">В английском языке дополнение называется object. Их бывает 3 вида:</text:p>
      <text:list xml:id="list3641287318" text:style-name="L22">
        <text:list-item>
          <text:p text:style-name="P507">direct object — прямое дополнение;</text:p>
        </text:list-item>
        <text:list-item>
          <text:p text:style-name="P507">indirect object — непрямое дополнение;</text:p>
        </text:list-item>
        <text:list-item>
          <text:p text:style-name="P507">object of the preposition — дополнение с предлогом;</text:p>
        </text:list-item>
      </text:list>
      <text:p text:style-name="P50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488660262704">
          <table:table-cell table:style-name="Table3.A1" office:value-type="string">
            <text:p text:style-name="P357"/>
          </table:table-cell>
          <table:table-cell table:style-name="Table3.A1" office:value-type="string">
            <text:p text:style-name="P351">Непрямое дополнение</text:p>
          </table:table-cell>
          <table:table-cell table:style-name="Table3.A1" office:value-type="string">
            <text:p text:style-name="P351">Прямое дополнение</text:p>
          </table:table-cell>
          <table:table-cell table:style-name="Table3.D1" office:value-type="string">
            <text:p text:style-name="P351">Дополнение с предлогом</text:p>
          </table:table-cell>
        </table:table-row>
        <table:table-row table:style-name="TableLine94488659552560">
          <table:table-cell table:style-name="Table3.A2" office:value-type="string">
            <text:p text:style-name="P370">I gave</text:p>
          </table:table-cell>
          <table:table-cell table:style-name="Table3.A2" office:value-type="string">
            <text:p text:style-name="P370">him</text:p>
          </table:table-cell>
          <table:table-cell table:style-name="Table3.A2" office:value-type="string">
            <text:p text:style-name="P370">his car keys</text:p>
          </table:table-cell>
          <table:table-cell table:style-name="Table3.D2" office:value-type="string">
            <text:p text:style-name="P357"/>
          </table:table-cell>
        </table:table-row>
        <table:table-row table:style-name="TableLine94488659572096">
          <table:table-cell table:style-name="Table3.A2" office:value-type="string">
            <text:p text:style-name="P370">I sold</text:p>
          </table:table-cell>
          <table:table-cell table:style-name="Table3.A2" office:value-type="string">
            <text:p text:style-name="P357"/>
          </table:table-cell>
          <table:table-cell table:style-name="Table3.A2" office:value-type="string">
            <text:p text:style-name="P370">my car</text:p>
          </table:table-cell>
          <table:table-cell table:style-name="Table3.D2" office:value-type="string">
            <text:p text:style-name="P370">to some guy</text:p>
          </table:table-cell>
        </table:table-row>
      </table:table>
      <text:p text:style-name="P506"/>
      <text:p text:style-name="P422"><text:span text:style-name="T316">Прямое дополнение отвечает на вопрос «</text:span><text:span text:style-name="T317">что</text:span><text:span text:style-name="T316">?», «</text:span><text:span text:style-name="T317">кого</text:span><text:span text:style-name="T316">?». </text:span><text:span text:style-name="T319">Оно дополняет по смыслу глагол. </text:span><text:span text:style-name="T316">Перед </text:span><text:span text:style-name="T317">ним</text:span><text:span text:style-name="T316"> не бывает предлогов. </text:span><text:span text:style-name="T317">Но при переводе предлоги могут появиться. </text:span></text:p>
      <text:p text:style-name="P536"/>
      <text:p text:style-name="P766">Sandra likes <text:span text:style-name="T5">chocolate cake</text:span> — Сандра любит <text:span text:style-name="T5">шоколадный торт</text:span>.</text:p>
      <text:p text:style-name="P766">Kira saw <text:span text:style-name="T5">Ann</text:span> through the window — Кира увидела <text:span text:style-name="T5">Аню</text:span> через окно.</text:p>
      <text:p text:style-name="P767">Angela played <text:span text:style-name="T5">the piano</text:span>. — Анжела играла <text:span text:style-name="T5">на пианино</text:span>.</text:p>
      <text:p text:style-name="P767"/>
      <text:p text:style-name="P423"><text:span text:style-name="T318">А</text:span><text:span text:style-name="T317">нглийская логика: «Анжела использовала </text:span><text:span text:style-name="T330">что</text:span><text:span text:style-name="T317">?» → пианино.</text:span></text:p>
      <text:p text:style-name="P423">Русская логика: «Анжела играла <text:span text:style-name="T130">на чем</text:span>?» → на пианино.</text:p>
      <text:p text:style-name="P423"/>
      <text:p text:style-name="P847"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847"/>
      <text:p text:style-name="P768">They <text:span text:style-name="T425">sent</text:span> <text:span text:style-name="T5">him</text:span> <text:span text:style-name="T425">a present</text:span>. — Они <text:span text:style-name="T425">послали</text:span> <text:span text:style-name="T5">ему</text:span> <text:span text:style-name="T425">подарок</text:span>.</text:p>
      <text:p text:style-name="P768">Dad <text:span text:style-name="T425">made</text:span> <text:span text:style-name="T5">his son</text:span> <text:span text:style-name="T425">a sandwich</text:span>. — Папа <text:span text:style-name="T425">сделал</text:span> <text:span text:style-name="T5">своему сыну</text:span> <text:span text:style-name="T425">бутерброд</text:span>.</text:p>
      <text:p text:style-name="P768">Mom <text:span text:style-name="T425">read</text:span> <text:span text:style-name="T5">Katie</text:span> <text:span text:style-name="T425">a book</text:span>. — Мама <text:span text:style-name="T425">читала</text:span> <text:span text:style-name="T5">Кэти</text:span> <text:span text:style-name="T425">книгу</text:span>.</text:p>
      <text:p text:style-name="P537"/>
      <text:p text:style-name="P424"><text:span text:style-name="T320">Дополнение с предлогом помогает конкретизировать информацию. </text:span><text:span text:style-name="T321">И</text:span><text:span text:style-name="T320">спользу</text:span><text:span text:style-name="T321">ется</text:span><text:span text:style-name="T320">, когда фраза, после связки «глагол + предлог», остается не полной по смыслу. Если </text:span><text:span text:style-name="T321">же</text:span><text:span text:style-name="T320"> </text:span></text:p>
      <text:p text:style-name="P424"><text:span text:style-name="T320">«глагол + предлог» не требу</text:span><text:span text:style-name="T321">ю</text:span><text:span text:style-name="T320">т пояснений, то это фразовый глагол.</text:span></text:p>
      <text:p text:style-name="P537"/>
      <text:p text:style-name="P735"><text:span text:style-name="T570">I am </text:span><text:span text:style-name="T426">thinking</text:span><text:span text:style-name="T137"> </text:span><text:span text:style-name="T134">about</text:span><text:span text:style-name="T23"> your idea</text:span><text:span text:style-name="T570"> — Я </text:span><text:span text:style-name="T426">обдумываю</text:span><text:span text:style-name="T570"> </text:span><text:span text:style-name="T23">твою</text:span><text:span text:style-name="T570"> </text:span><text:span text:style-name="T23">идею</text:span><text:span text:style-name="T99">.</text:span></text:p>
      <text:p text:style-name="P778"><text:span text:style-name="T571">(фраза «I am thinking about» неполная и требует указать, то, о чем думаю</text:span><text:span text:style-name="T573">т</text:span><text:span text:style-name="T571">)</text:span></text:p>
      <text:p text:style-name="P566"><text:soft-page-break/>Глаголы, которые требуют 2х дополнений: give, lend, pass, send, show.</text:p>
      <text:p text:style-name="P848"><text:span text:style-name="T252">Стандартный способ </text:span><text:span text:style-name="T322">их </text:span><text:span text:style-name="T252">расположения: verb + непрямое дополнение + прямое дополние.</text:span></text:p>
      <text:p text:style-name="P566">Альтернативные способ: verb + прямое дополнение + дополнение с предлогом to.</text:p>
      <text:p text:style-name="P566"/>
      <text:p text:style-name="P778"><text:span text:style-name="T570">He lent me some money — </text:span><text:span text:style-name="T572">Он одолжил мне немного денег.</text:span></text:p>
      <text:p text:style-name="P778"><text:span text:style-name="T570">He lent some money to me — </text:span><text:span text:style-name="T572">Он одолжил немного денег мне.</text:span></text:p>
      <text:p text:style-name="P778"/>
      <text:p text:style-name="P778"/>
      <text:p text:style-name="P804">Обстоятельств<text:span text:style-name="T593">а</text:span></text:p>
      <text:p text:style-name="P567"/>
      <text:p text:style-name="P568"><text:span text:style-name="T593">Обстоятельство - э</text:span>то слово или группа слов, которые характеризуют действие. <text:s/></text:p>
      <text:p text:style-name="P569"/>
      <text:p text:style-name="P425"><text:span text:style-name="T337">В</text:span><text:span text:style-name="T347">и</text:span><text:span text:style-name="T337">ды обстоятельств:</text:span></text:p>
      <text:list xml:id="list3602866388" text:style-name="L23">
        <text:list-item>
          <text:p text:style-name="P426"><text:span text:style-name="T337">обстоятельство места — отвечает на вопрос «где?»; </text:span><text:span text:style-name="T339">(</text:span><text:span text:style-name="T338">стоит после глагола</text:span><text:span text:style-name="T339">)</text:span></text:p>
        </text:list-item>
        <text:list-item>
          <text:p text:style-name="P426"><text:span text:style-name="T337">обстоятельство времени — отвечает на вопрос «когда?»; </text:span><text:span text:style-name="T339">(стоит в конце или в начале)</text:span></text:p>
        </text:list-item>
        <text:list-item>
          <text:p text:style-name="P426"><text:span text:style-name="T337">обстоятельство </text:span><text:span text:style-name="T340">способа действия</text:span><text:span text:style-name="T337"> — отвечает на вопрос «как?»;</text:span></text:p>
        </text:list-item>
      </text:list>
      <text:p text:style-name="P796"/>
      <text:p text:style-name="P779"><text:span text:style-name="T130">My friend lives </text:span><text:span text:style-name="T425">in Washington</text:span><text:span text:style-name="T130"> — Мой друг живет </text:span><text:span text:style-name="T425">в Вашингтоне</text:span><text:span text:style-name="T130">. </text:span><text:span text:style-name="T138">(где?)</text:span></text:p>
      <text:p text:style-name="P780"><text:span text:style-name="T138">People sleep </text:span><text:span text:style-name="T427">at night</text:span><text:span text:style-name="T138"> — Люди спят </text:span><text:span text:style-name="T427">ночью</text:span><text:span text:style-name="T138">. (когда?)</text:span></text:p>
      <text:p text:style-name="P779"><text:span text:style-name="T130">I speak English </text:span><text:span text:style-name="T425">well</text:span><text:span text:style-name="T130"> — Я </text:span><text:span text:style-name="T425">хорошо</text:span><text:span text:style-name="T130"> говорю по-английски. </text:span><text:span text:style-name="T138">(как?)</text:span></text:p>
      <text:p text:style-name="P797"/>
      <text:p text:style-name="P427"><text:span text:style-name="T331">Также </text:span><text:span text:style-name="T332">обстоятельство может</text:span><text:span text:style-name="T331"> поясня</text:span><text:span text:style-name="T332">ть</text:span><text:span text:style-name="T331"> причину дейст</text:span><text:span text:style-name="T333">в</text:span><text:span text:style-name="T331">ия и </text:span><text:span text:style-name="T333">показыва</text:span><text:span text:style-name="T332">ть</text:span><text:span text:style-name="T333"> его </text:span><text:span text:style-name="T331">цель. </text:span></text:p>
      <text:p text:style-name="P427"><text:span text:style-name="T332">В этом случае оно </text:span><text:span text:style-name="T334">может</text:span><text:span text:style-name="T332"> выражаться </text:span><text:span text:style-name="T335">инфинитивом и пр</text:span><text:span text:style-name="T332">.</text:span></text:p>
      <text:p text:style-name="P797"/>
      <text:p text:style-name="P428"><text:span text:style-name="T73">This happened </text:span><text:span text:style-name="T77">because of you</text:span><text:span text:style-name="T73">! — Это случилось </text:span><text:span text:style-name="T77">из-за тебя</text:span><text:span text:style-name="T73">! (</text:span><text:span text:style-name="T74">поясняет </text:span><text:span text:style-name="T73">причин</text:span><text:span text:style-name="T74">у</text:span><text:span text:style-name="T73">)</text:span></text:p>
      <text:p text:style-name="P736"><text:span text:style-name="T100">I stood up </text:span><text:span text:style-name="T428">to shake</text:span><text:span text:style-name="T100"> his hand — Я встал, </text:span><text:span text:style-name="T428">чтобы пожать</text:span><text:span text:style-name="T100"> ему руку </text:span><text:span text:style-name="T101">(</text:span><text:span text:style-name="T105">показывает </text:span><text:span text:style-name="T101">цель)</text:span></text:p>
      <text:p text:style-name="P781"/>
      <text:p text:style-name="P570"><text:span text:style-name="T574">Е</text:span><text:span text:style-name="T101">сли обстоятельство выражается одним словом, то это будет наречие.</text:span></text:p>
      <text:p text:style-name="P548"/>
      <text:p text:style-name="P548"/>
      <text:p text:style-name="P429"><text:span text:style-name="T578">Н</text:span><text:span text:style-name="T576">аречи</text:span><text:span text:style-name="T578">я</text:span></text:p>
      <text:p text:style-name="P549"/>
      <text:p text:style-name="P508"><text:span text:style-name="T103">1) </text:span><text:span text:style-name="T104">Наречия, о</text:span><text:span text:style-name="T84">бразованные от прилагательных. (strong → strongly, rapid → rapidly)</text:span></text:p>
      <text:p text:style-name="P571"/>
      <text:p text:style-name="P430"><text:span text:style-name="T341">Наречия lately и hardly хоть и кажутся производными от late и hard, но </text:span><text:span text:style-name="T342">имеют</text:span><text:span text:style-name="T341"> совсем другое значени</text:span><text:span text:style-name="T343">е</text:span><text:span text:style-name="T341">. Lately означает «в последние время», а hardly — </text:span><text:span text:style-name="T343">едва ли.</text:span></text:p>
      <text:p text:style-name="P571"/>
      <text:p text:style-name="P782">Have you seen Tom lately? — Ты видел Тома в последнее время?</text:p>
      <text:p text:style-name="P782">She hardly spoke to me — Она едва ли говорила со мной.</text:p>
      <text:p text:style-name="P571"/>
      <text:p text:style-name="P430"><text:span text:style-name="T103">Другие з</text:span><text:span text:style-name="T102">начения h</text:span><text:span text:style-name="T84">ardly:</text:span></text:p>
      <text:list xml:id="list742457955" text:style-name="L24">
        <text:list-item>
          <text:p text:style-name="P509"><text:span text:style-name="T84">can + hardly — </text:span><text:span text:style-name="T102">едва ли </text:span><text:span text:style-name="T103">могу это сделать</text:span><text:span text:style-name="T102">;</text:span></text:p>
        </text:list-item>
        <text:list-item>
          <text:p text:style-name="P546">hardly ever — почти никогда;</text:p>
        </text:list-item>
        <text:list-item>
          <text:p text:style-name="P546">hardly — конечно нет;</text:p>
        </text:list-item>
      </text:list>
      <text:p text:style-name="P547"/>
      <text:p text:style-name="P783">I was so ill that I could hardly move — Мне было так плохо, что я едва ли мог двигаться.</text:p>
      <text:p text:style-name="P769"><text:span text:style-name="T84">The sutuation is bad, but it’s hardly a crysis — Ситуац</text:span><text:span text:style-name="T103">ия</text:span><text:span text:style-name="T84"> плохая, но это конечно не конец света.</text:span></text:p>
      <text:p text:style-name="P784"/>
      <text:p text:style-name="P431"><text:span text:style-name="T84">2) Наречия места (</text:span><text:span text:style-name="T106">отвечают на вопрос «где?»</text:span><text:span text:style-name="T84">).</text:span></text:p>
      <text:p text:style-name="P572"/>
      <text:list xml:id="list1748159059" text:style-name="L25">
        <text:list-item>
          <text:p text:style-name="P510"><text:span text:style-name="T84">here — </text:span><text:span text:style-name="T104">здесь</text:span><text:span text:style-name="T84">;</text:span></text:p>
        </text:list-item>
        <text:list-item>
          <text:p text:style-name="P510"><text:span text:style-name="T84">there — </text:span><text:span text:style-name="T104">там (не путать с формальным подлежащим)</text:span><text:span text:style-name="T84">;</text:span></text:p>
        </text:list-item>
        <text:list-item>
          <text:p text:style-name="P510"><text:soft-page-break/><text:span text:style-name="T84">above — </text:span><text:span text:style-name="T104">над</text:span><text:span text:style-name="T84">;</text:span></text:p>
        </text:list-item>
        <text:list-item>
          <text:p text:style-name="P510"><text:span text:style-name="T84">everywhery — </text:span><text:span text:style-name="T104">везде</text:span><text:span text:style-name="T84">;</text:span></text:p>
        </text:list-item>
      </text:list>
      <text:p text:style-name="P572"/>
      <text:p text:style-name="P432"><text:span text:style-name="T343">Иногда</text:span><text:span text:style-name="T344"> </text:span><text:span text:style-name="T348">они </text:span><text:span text:style-name="T343">выглядят как предлоги, стоят на той же позиции. </text:span><text:span text:style-name="T349">Н</text:span><text:span text:style-name="T343">о </text:span><text:span text:style-name="T344">предлоги</text:span><text:span text:style-name="T343"> отличаются тем, что после </text:span><text:span text:style-name="T344">них</text:span><text:span text:style-name="T343"> идет существит</text:span><text:span text:style-name="T344">ельное</text:span><text:span text:style-name="T343">, а после наречий — нет</text:span><text:span text:style-name="T344">. </text:span><text:span text:style-name="T346">Могут выпадать при переводе.</text:span></text:p>
      <text:p text:style-name="P574"/>
      <text:list xml:id="list3054790757" text:style-name="L26">
        <text:list-item>
          <text:p text:style-name="P433"><text:span text:style-name="T344">around — </text:span><text:span text:style-name="T345">вокруг</text:span><text:span text:style-name="T344">; </text:span></text:p>
        </text:list-item>
        <text:list-item>
          <text:p text:style-name="P588"><text:span text:style-name="T336">behind — </text:span><text:span text:style-name="T345">сзади</text:span><text:span text:style-name="T336">;</text:span></text:p>
        </text:list-item>
        <text:list-item>
          <text:p text:style-name="P588"><text:span text:style-name="T336">down — </text:span><text:span text:style-name="T345">внизу</text:span><text:span text:style-name="T336">;</text:span></text:p>
        </text:list-item>
        <text:list-item>
          <text:p text:style-name="P588"><text:span text:style-name="T336">in — </text:span><text:span text:style-name="T345">внутри</text:span><text:span text:style-name="T336">;</text:span></text:p>
        </text:list-item>
        <text:list-item>
          <text:p text:style-name="P588"><text:span text:style-name="T336">off — </text:span><text:span text:style-name="T345">вне</text:span><text:span text:style-name="T336">;</text:span></text:p>
        </text:list-item>
        <text:list-item>
          <text:p text:style-name="P588"><text:span text:style-name="T336">on — </text:span><text:span text:style-name="T345">на</text:span><text:span text:style-name="T336">;</text:span></text:p>
        </text:list-item>
        <text:list-item>
          <text:p text:style-name="P588"><text:span text:style-name="T336">over — </text:span><text:span text:style-name="T345">над</text:span><text:span text:style-name="T336">;</text:span></text:p>
        </text:list-item>
      </text:list>
      <text:p text:style-name="P573"/>
      <text:p text:style-name="P737"><text:span text:style-name="T103">He slipped and fell </text:span><text:span text:style-name="T24">down</text:span><text:span text:style-name="T103"> — Он поскользнулся и упал (</text:span><text:span text:style-name="T24">вниз</text:span><text:span text:style-name="T103">).</text:span></text:p>
      <text:p text:style-name="P573"/>
      <text:p text:style-name="P850"><text:span text:style-name="T343">3</text:span><text:span text:style-name="T336">) Наречия времени (отвечают на вопрос «когда?»)</text:span></text:p>
      <text:p text:style-name="P549"/>
      <text:list xml:id="list1365754146" text:style-name="L27">
        <text:list-item>
          <text:p text:style-name="P550">yesterday — вчера;</text:p>
        </text:list-item>
        <text:list-item>
          <text:p text:style-name="P550">tomorrow — завтра;</text:p>
        </text:list-item>
        <text:list-item>
          <text:p text:style-name="P550">today — сегодня;</text:p>
        </text:list-item>
        <text:list-item>
          <text:p text:style-name="P550">now — сейчас;</text:p>
        </text:list-item>
        <text:list-item>
          <text:p text:style-name="P550">later — позже;</text:p>
        </text:list-item>
        <text:list-item>
          <text:p text:style-name="P550">last... — в прошлом;</text:p>
        </text:list-item>
        <text:list-item>
          <text:p text:style-name="P550">next... — в следующем;</text:p>
        </text:list-item>
      </text:list>
      <text:p text:style-name="P549"/>
      <text:p text:style-name="P434"><text:span text:style-name="T340">О</text:span><text:span text:style-name="T350">бычно стоят </text:span><text:span text:style-name="T353">или</text:span><text:span text:style-name="T350"> в конце предложения, </text:span><text:span text:style-name="T353">или</text:span><text:span text:style-name="T350"> в </text:span><text:span text:style-name="T351">самом </text:span><text:span text:style-name="T350">начале.</text:span></text:p>
      <text:p text:style-name="P785">I will show you an interesting place tomorrow — Завтра я покажу тебе интересное место.</text:p>
      <text:p text:style-name="P785"/>
      <text:p text:style-name="P538"><text:span text:style-name="T106">4</text:span><text:span text:style-name="T84">) Наречия частотности (отвечают на вопрос «как часто?»)</text:span></text:p>
      <text:p text:style-name="P551"/>
      <text:list xml:id="list2359688641" text:style-name="L28">
        <text:list-item>
          <text:p text:style-name="P552">always — всегда;</text:p>
        </text:list-item>
        <text:list-item>
          <text:p text:style-name="P552">usually — обычно;</text:p>
        </text:list-item>
        <text:list-item>
          <text:p text:style-name="P552">often — часто;</text:p>
        </text:list-item>
        <text:list-item>
          <text:p text:style-name="P552">sometimes — иногда;</text:p>
        </text:list-item>
        <text:list-item>
          <text:p text:style-name="P552">rarely/seldom — редко;</text:p>
        </text:list-item>
        <text:list-item>
          <text:p text:style-name="P552">never — никогда;</text:p>
        </text:list-item>
        <text:list-item>
          <text:p text:style-name="P552">ever — когда-либо;</text:p>
        </text:list-item>
        <text:list-item>
          <text:p text:style-name="P552">also — также;</text:p>
        </text:list-item>
        <text:list-item>
          <text:p text:style-name="P552">just — только что;</text:p>
        </text:list-item>
        <text:list-item>
          <text:p text:style-name="P552">still — всё еще;</text:p>
        </text:list-item>
        <text:list-item>
          <text:p text:style-name="P552">already — уже;</text:p>
        </text:list-item>
      </text:list>
      <text:p text:style-name="P551"/>
      <text:p text:style-name="P851"><text:span text:style-name="T336">Это маячки времени. В основном стоят между вспомогательным и смысловым глаголом. Если </text:span><text:span text:style-name="T351">в предложении есть глагол be в форме am/is/are/were/was</text:span><text:span text:style-name="T336">, то наречие будет </text:span><text:span text:style-name="T351">стоять после.</text:span></text:p>
      <text:p text:style-name="P575"/>
      <text:p text:style-name="P786">I will always be with you. — Я обещаю, что я всегда буду с тобой (перед be).</text:p>
      <text:p text:style-name="P770"><text:span text:style-name="T107">I’m always at home at noon. — Я всегда дома днем (</text:span><text:span text:style-name="T108">но </text:span><text:span text:style-name="T107">после am).</text:span></text:p>
      <text:p text:style-name="P786"/>
      <text:p text:style-name="P575">Чтобы сказать, что ситуация изменилась (больше этого нет), используются связки </text:p>
      <text:p text:style-name="P435"><text:span text:style-name="T351">not + any + more/longer либо no + more/longer. Связк</text:span><text:span text:style-name="T352">а</text:span><text:span text:style-name="T351"> с not + any стоит в конце предложения, </text:span></text:p>
      <text:p text:style-name="P575">а c no — в середине.</text:p>
      <text:p text:style-name="P738"><text:soft-page-break/><text:span text:style-name="T107">Let it go. I can</text:span><text:span text:style-name="T25">no</text:span><text:span text:style-name="T26">t</text:span><text:span text:style-name="T107"> hold it back </text:span><text:span text:style-name="T26">any</text:span><text:span text:style-name="T107"> </text:span><text:span text:style-name="T26">more</text:span><text:span text:style-name="T107"> — Отпусти. Я </text:span><text:span text:style-name="T26">больше не</text:span><text:span text:style-name="T107"> могу держаться.</text:span></text:p>
      <text:p text:style-name="P738"><text:span text:style-name="T107">We are </text:span><text:span text:style-name="T26">no</text:span><text:span text:style-name="T107"> </text:span><text:span text:style-name="T26">longer</text:span><text:span text:style-name="T107"> friends with Peter — Мы с Питером </text:span><text:span text:style-name="T26">больше не</text:span><text:span text:style-name="T107"> друзья.</text:span></text:p>
      <text:p text:style-name="P786"/>
      <text:p text:style-name="P436"><text:span text:style-name="T366">Наречия, образованные от прилагательных, могут быть сравнительными. </text:span><text:span text:style-name="T365">Для этого нужно поменять окончание на -er или добавить слово more.</text:span></text:p>
      <text:p text:style-name="P553"/>
      <text:p text:style-name="P437"><text:span text:style-name="T362">quickly → quicklier (быстро →</text:span><text:span text:style-name="T367"> </text:span><text:span text:style-name="T362">быстрее);</text:span></text:p>
      <text:p text:style-name="P539">often → more often (часто →<text:span text:style-name="T575"> </text:span>чаще / <text:span text:style-name="T575">более часто</text:span>);</text:p>
      <text:p text:style-name="P553"/>
      <text:p text:style-name="P553">Чтобы усилить сравнение, используются доп. связки:</text:p>
      <text:list xml:id="list2401621849" text:style-name="L29">
        <text:list-item>
          <text:p text:style-name="P526"><text:span text:style-name="T114">far, </text:span><text:span text:style-name="T109">much — намного;</text:span></text:p>
        </text:list-item>
        <text:list-item>
          <text:p text:style-name="P554">a lot — сильнее;</text:p>
        </text:list-item>
        <text:list-item>
          <text:p text:style-name="P554">quite a lot — намного сильнее;</text:p>
        </text:list-item>
        <text:list-item>
          <text:p text:style-name="P554">a bit, a little — немного;</text:p>
        </text:list-item>
        <text:list-item>
          <text:p text:style-name="P554">just a bit — всего лишь;</text:p>
        </text:list-item>
        <text:list-item>
          <text:p text:style-name="P554">a little bit — чуть-чуть;</text:p>
        </text:list-item>
        <text:list-item>
          <text:p text:style-name="P554">slightly — слегка;</text:p>
        </text:list-item>
      </text:list>
      <text:p text:style-name="P553"/>
      <text:p text:style-name="P787">I’ve known about key far longer than you have — Я знаю о ключе намного дольше, чем ты.</text:p>
      <text:p text:style-name="P787">I need a little bit more time. — Мне нужно чуть больше времени.</text:p>
      <text:p text:style-name="P787"/>
      <text:p text:style-name="P540"><text:span text:style-name="T109">П</text:span><text:span text:style-name="T84">опулярные наречия: </text:span><text:span text:style-name="T111">so, such, enough, too, quite, rather, pretty, fairly, even.</text:span></text:p>
      <text:p text:style-name="P576"/>
      <text:p text:style-name="P438"><text:span text:style-name="T361">S</text:span><text:span text:style-name="T354">o и such переводятся как «такой», «так». So </text:span><text:span text:style-name="T355">используется с</text:span><text:span text:style-name="T354"> прилагательным</text:span><text:span text:style-name="T356">и</text:span><text:span text:style-name="T354"> </text:span></text:p>
      <text:p text:style-name="P438"><text:span text:style-name="T358">и</text:span><text:span text:style-name="T354"> наречи</text:span><text:span text:style-name="T356">я</text:span><text:span text:style-name="T354">м</text:span><text:span text:style-name="T356">и</text:span><text:span text:style-name="T354">. Such </text:span><text:span text:style-name="T355">используется с</text:span><text:span text:style-name="T354"> существительным</text:span><text:span text:style-name="T356">и</text:span><text:span text:style-name="T354">.</text:span></text:p>
      <text:p text:style-name="P555"/>
      <text:p text:style-name="P788">You are so nice. <text:span text:style-name="T589">It’s such good news — </text:span>Ты такой милый. <text:span text:style-name="T589">Это такие хорошие новости.</text:span></text:p>
      <text:p text:style-name="P576"/>
      <text:p text:style-name="P555">Устойчивые выражения:</text:p>
      <text:list xml:id="list4176851030" text:style-name="L30">
        <text:list-item>
          <text:p text:style-name="P556">no such — такого не бывает;</text:p>
        </text:list-item>
        <text:list-item>
          <text:p text:style-name="P556">so long / such a long time — так давно;</text:p>
        </text:list-item>
        <text:list-item>
          <text:p text:style-name="P556">so much / many — так много;</text:p>
        </text:list-item>
      </text:list>
      <text:p text:style-name="P576"/>
      <text:p text:style-name="P789">There is no such thing as magic — Такой вещи, как магия, не существует.</text:p>
      <text:p text:style-name="P789"/>
      <text:p text:style-name="P790">I haven’t seen her for so long — Я так давно ее не видел.</text:p>
      <text:p text:style-name="P790">I haven’t seen her for such a long time — Я не видел ее так давно.</text:p>
      <text:p text:style-name="P790"/>
      <text:p text:style-name="P790">Why did you spend so much money? — Зачем ты потратил так много денег?</text:p>
      <text:p text:style-name="P790">Why did you buy so many clothes? — Зачем ты купил так много вещей?</text:p>
      <text:p text:style-name="P790"/>
      <text:p text:style-name="P439"><text:span text:style-name="T358">E</text:span><text:span text:style-name="T355">nough </text:span><text:span text:style-name="T359">означает «достаточно», но его не всегда удобно переводить </text:span><text:span text:style-name="T360">так</text:span><text:span text:style-name="T359">. И</text:span><text:span text:style-name="T355">спользуется </text:span></text:p>
      <text:p text:style-name="P439"><text:span text:style-name="T355">с существительным</text:span><text:span text:style-name="T357">и и прилагательными</text:span><text:span text:style-name="T355">. </text:span><text:span text:style-name="T357">Ч</text:span><text:span text:style-name="T355">асто стоит в отрицаниях и вопросах.</text:span></text:p>
      <text:p text:style-name="P577"/>
      <text:p text:style-name="P791">We haven’t got enough money — У нас недостаточно денег.</text:p>
      <text:p text:style-name="P791">Well, that’s fair enough — Ну что ж, это вполне честно.</text:p>
      <text:p text:style-name="P579"/>
      <text:p text:style-name="P771"><text:span text:style-name="T358">T</text:span><text:span text:style-name="T336">oo </text:span><text:span text:style-name="T360">означает «слишком». И</text:span><text:span text:style-name="T336">спо</text:span><text:span text:style-name="T356">льзуется с прилагательными </text:span><text:span text:style-name="T357">и наречиями. </text:span></text:p>
      <text:p text:style-name="P771"><text:span text:style-name="T363">В отличие от enough, с</text:span><text:span text:style-name="T357">тоит только в утверждениях.</text:span></text:p>
      <text:p text:style-name="P578"/>
      <text:p text:style-name="P791">I’m too excited — Я слишком взволнована.</text:p>
      <text:p text:style-name="P791">You’re speaking too quickly — Ты говоришь слишком быстро.</text:p>
      <text:p text:style-name="P527"><text:soft-page-break/><text:span text:style-name="T112">Q</text:span><text:span text:style-name="T110">uite, rather, pretty, fairly переводятся одинаково, </text:span><text:span text:style-name="T113">как</text:span><text:span text:style-name="T110"> «довольно», «вполне», «очень».</text:span></text:p>
      <text:p text:style-name="P580">Используются с прилагательными и наречиями.</text:p>
      <text:p text:style-name="P580"/>
      <text:p text:style-name="P440"><text:span text:style-name="T358">Pretty </text:span><text:span text:style-name="T361">любят</text:span><text:span text:style-name="T358"> </text:span><text:span text:style-name="T364">употреблять</text:span><text:span text:style-name="T358"> в разгоровной речи. Quite часто входит в устойчивые связки. </text:span></text:p>
      <text:p text:style-name="P580">Rather иногда используют в негативном контексте. Fairly встречается редко.</text:p>
      <text:p text:style-name="P580"/>
      <text:p text:style-name="P792">This situation is pretty ugly — Эта ситуация очень неприятная.</text:p>
      <text:p text:style-name="P792">I’m not quite sure about that — Я не вполне уверен на этот счет.</text:p>
      <text:p text:style-name="P792">He looked rather unhappy — Он выглядел довольно несчастным.</text:p>
      <text:p text:style-name="P792"/>
      <text:p text:style-name="P849">Even означает «даже». Может стоять в любом месте в предложении.</text:p>
      <text:p text:style-name="P792"/>
      <text:p text:style-name="P792">Even he was there / He was even there — Даже он был там / Он был даже там.</text:p>
      <text:p text:style-name="P441"><text:span text:style-name="T75">I got up </text:span><text:span text:style-name="T76">early</text:span><text:span text:style-name="T75">, but John got up even earlier — Я встала </text:span><text:span text:style-name="T76">рано</text:span><text:span text:style-name="T75">, но Джон встал даже раньше.</text:span></text:p>
      <text:p text:style-name="P793"/>
      <text:p text:style-name="P793"/>
      <text:p text:style-name="P429"><text:span text:style-name="T576">Прилагательн</text:span><text:span text:style-name="T579">ые</text:span></text:p>
      <text:p text:style-name="P581"/>
      <text:p text:style-name="P557">Словосочетания прилагательных с go:</text:p>
      <text:list xml:id="list3682613445" text:style-name="L31">
        <text:list-item>
          <text:p text:style-name="P558">go blind — ослепнуть;</text:p>
        </text:list-item>
        <text:list-item>
          <text:p text:style-name="P558">go mad/crazy — сойти с ума;</text:p>
        </text:list-item>
        <text:list-item>
          <text:p text:style-name="P558">go rotten — испортиться, сгнить;</text:p>
        </text:list-item>
        <text:list-item>
          <text:p text:style-name="P558">go missing — пропасть;</text:p>
        </text:list-item>
        <text:list-item>
          <text:p text:style-name="P558">go wrong — (дела) идут плохо;</text:p>
        </text:list-item>
      </text:list>
      <text:p text:style-name="P557"/>
      <text:p text:style-name="P794">I’ll go crazy if this keeps on — Я сойду с ума, если это будет продолжаться.</text:p>
      <text:p text:style-name="P794">Oops, I guess something went wrong — Ой, кажется, что-то пошло не так.</text:p>
      <text:p text:style-name="P557"/>
      <text:p text:style-name="P557">Популярные суффиксы в прилагательных:</text:p>
      <text:list xml:id="list1308621670" text:style-name="L32">
        <text:list-item>
          <text:p text:style-name="P559">-ful — <text:span text:style-name="T580">носитель данного качества (colorful, powerful, beautiful)</text:span>;</text:p>
        </text:list-item>
        <text:list-item>
          <text:p text:style-name="P559">-less — <text:span text:style-name="T580">отсутствие данного качества (friendless, pointless)</text:span>;</text:p>
        </text:list-item>
        <text:list-item>
          <text:p text:style-name="P560">-al — <text:span text:style-name="T580">появляется при образовании прилагательных от существительных; </text:span></text:p>
          <text:p text:style-name="P561">(central, formal, technical)</text:p>
        </text:list-item>
      </text:list>
      <text:p text:style-name="P557"/>
      <text:p text:style-name="P562">Усилительные связки:</text:p>
      <text:list xml:id="list998863760" text:style-name="L33">
        <text:list-item>
          <text:p text:style-name="P563">better and better — лучше и лучше;</text:p>
        </text:list-item>
        <text:list-item>
          <text:p text:style-name="P563">the … the better — чем …, тем лучше; </text:p>
        </text:list-item>
        <text:list-item>
          <text:p text:style-name="P564">(not) as … as — (не) такой ... как;</text:p>
        </text:list-item>
      </text:list>
      <text:p text:style-name="P565"/>
      <text:p text:style-name="P565">He likes getting big presents the bigger the better — </text:p>
      <text:p text:style-name="P565">Он любит получать большие подарки, чем больше, тем лучше.</text:p>
      <text:p text:style-name="P562"/>
      <text:p text:style-name="P739"><text:span text:style-name="T115">С</text:span><text:span text:style-name="T116">all me back as soon as possible — </text:span><text:span text:style-name="T115">П</text:span><text:span text:style-name="T116">ерезвони как можно скорее (так скоро, как это возмож</text:span><text:span text:style-name="T115">.</text:span><text:span text:style-name="T116">)</text:span></text:p>
      <text:p text:style-name="P795">I’m not as strong as him — Я не такой сильный, как он.</text:p>
      <text:p text:style-name="P562"/>
      <text:p text:style-name="P582">Прилагательные можно образовывать от глаголов с пом<text:span text:style-name="T582">ощью</text:span> суфиксов -ing <text:span text:style-name="T581">и</text:span> -ed.</text:p>
      <text:p text:style-name="P442"><text:span text:style-name="T368">Прилагательные с -ing говорят </text:span><text:span text:style-name="T371">о том, какой объект есть сейчас</text:span><text:span text:style-name="T368">. </text:span></text:p>
      <text:p text:style-name="P443"><text:span text:style-name="T368">Прилагательные с -ed говорят о </text:span><text:span text:style-name="T371">том</text:span><text:span text:style-name="T370">, </text:span><text:span text:style-name="T371">каким объект стал.</text:span></text:p>
      <text:p text:style-name="P444"><text:span text:style-name="T584">П</text:span><text:span text:style-name="T585">рилагательные с -able ????</text:span></text:p>
      <text:p text:style-name="P391"/>
      <text:p text:style-name="P445"><text:span text:style-name="T369">i</text:span><text:span text:style-name="T368">nteresting — интересный; </text:span></text:p>
      <text:p text:style-name="P583">interested — заинтересованный;</text:p>
      <text:p text:style-name="P740"><text:soft-page-break/>He thinks football is interesting — Он считает, что футбол интересный.</text:p>
      <text:p text:style-name="P446"><text:span text:style-name="T51">He</text:span><text:span text:style-name="T30"> is interested in sports — </text:span><text:span text:style-name="T51">Он</text:span><text:span text:style-name="T30"> интересуется спортом (</text:span><text:span text:style-name="T51">он </text:span><text:span text:style-name="T52">заинтересованный </text:span><text:span text:style-name="T53">в </text:span><text:span text:style-name="T52">спорт</text:span><text:span text:style-name="T53">е</text:span><text:span text:style-name="T30">).</text:span></text:p>
      <text:p text:style-name="P443"/>
      <text:p text:style-name="P443">Чтобы не путать <text:span text:style-name="T583">такие</text:span><text:span text:style-name="T582"> слова</text:span> с герундием или глаголом в прошедшей форме, нужно помнить что они употребляются по <text:span text:style-name="T582">правилам прилагательных (</text:span><text:span text:style-name="T482">стоят перед существительными, </text:span></text:p>
      <text:p text:style-name="P443"><text:span text:style-name="T484">или</text:span><text:span text:style-name="T482"> после глаголов состояния: be, get, look, feel и пр.</text:span><text:span text:style-name="T483">)</text:span></text:p>
      <text:p text:style-name="P584"/>
      <text:p text:style-name="P679">I started a work. It is started process — Я начал работать. Это начатый процесс.</text:p>
      <text:p text:style-name="P680"/>
      <text:p text:style-name="P680"/>
      <text:p text:style-name="P447"><text:span text:style-name="T537">М</text:span><text:span text:style-name="T538">естоимени</text:span><text:span text:style-name="T537">я</text:span></text:p>
      <text:p text:style-name="P622"/>
      <text:p text:style-name="P448"><text:span text:style-name="T485">He и she заменяют людей. В качестве исключения, she </text:span><text:span text:style-name="T488">может </text:span><text:span text:style-name="T485">заменя</text:span><text:span text:style-name="T488">ть</text:span><text:span text:style-name="T485"> огромный, </text:span></text:p>
      <text:p text:style-name="P623">монументальный объект, например Titanic — she.</text:p>
      <text:p text:style-name="P622"/>
      <text:p text:style-name="P624">It и its заменяют предметы, животных <text:span text:style-name="T587">и</text:span> абстрактные понятия. </text:p>
      <text:p text:style-name="P624">Исключение состовляет слово baby — it.</text:p>
      <text:p text:style-name="P625"/>
      <text:p text:style-name="P627">They может использоваться в формальном контексте, когда неизвестно, какого пола человек, о котором говорят. В русском, в этих случаях, используют мужской род.</text:p>
      <text:p text:style-name="P627"/>
      <text:p text:style-name="P681">If anybody doesn’t agree, <text:span text:style-name="T5">they</text:span> can stand out - Если кто-то не согласен, <text:span text:style-name="T5">он</text:span> может высказаться.</text:p>
      <text:p text:style-name="P681"/>
      <text:p text:style-name="P449"><text:span text:style-name="T486">Указательные местоимения: </text:span><text:span text:style-name="T487">this, that, these, those </text:span><text:span text:style-name="T486">могут использоваться как самостоятельно, так и с существит</text:span><text:span text:style-name="T487">ельным</text:span><text:span text:style-name="T490">и</text:span><text:span text:style-name="T486">. </text:span><text:span text:style-name="T489">Т</text:span><text:span text:style-name="T487">акже, </text:span><text:span text:style-name="T489">t</text:span><text:span text:style-name="T486">his используют чтобы представить человека при знакостве. </text:span><text:span text:style-name="T489">А t</text:span><text:span text:style-name="T486">hat</text:span><text:span text:style-name="T491">, чтобы указать на мысль или идею, о которой говорили ранее.</text:span></text:p>
      <text:p text:style-name="P627"/>
      <text:p text:style-name="P681">This is my bag. This bag is mine — Это моя сумка. Эта сумка моя.</text:p>
      <text:p text:style-name="P681">This is Tom. Nice to meet you — Это Tом. Приятно познакомиться.</text:p>
      <text:p text:style-name="P681">Hello, this is Jane — <text:span text:style-name="T586">Привет, это Джейн (человек представляет сам себя по телефону)</text:span></text:p>
      <text:p text:style-name="P627"/>
      <text:p text:style-name="P628">Неопределенные местоимения заменяются местоимением it. Поэтому в предложении они</text:p>
      <text:p text:style-name="P628">всегда используются по правилам 3го лица, единственного числа.</text:p>
      <text:p text:style-name="P627"/>
      <text:p text:style-name="P589">Неопределенные местоимения могут комбинироваться со словами:</text:p>
      <text:list xml:id="list3770004088" text:style-name="L34">
        <text:list-item>
          <text:p text:style-name="P590">body/one — когда говорят о каком-то человеке;</text:p>
        </text:list-item>
        <text:list-item>
          <text:p text:style-name="P590">thing — когда говорят о чем-то;</text:p>
        </text:list-item>
        <text:list-item>
          <text:p text:style-name="P590">where — когда говорят о месте;</text:p>
        </text:list-item>
        <text:list-item>
          <text:p text:style-name="P590">time/times — когда говорят о времени;</text:p>
        </text:list-item>
        <text:list-item>
          <text:p text:style-name="P590">how — когда говорят о способе;</text:p>
        </text:list-item>
      </text:list>
      <text:p text:style-name="P630"/>
      <table:table table:name="Table4" table:style-name="Table4">
        <table:table-column table:style-name="Table4.A" table:number-columns-repeated="5"/>
        <table:table-row table:style-name="TableLine94488659738384">
          <table:table-cell table:style-name="Table4.A1" office:value-type="string">
            <text:p text:style-name="P352">-<text:span text:style-name="T590">body/</text:span><text:span text:style-name="T591">one</text:span></text:p>
          </table:table-cell>
          <table:table-cell table:style-name="Table4.A1" office:value-type="string">
            <text:p text:style-name="P353">-thing</text:p>
          </table:table-cell>
          <table:table-cell table:style-name="Table4.A1" office:value-type="string">
            <text:p text:style-name="P352">-<text:span text:style-name="T591">where</text:span></text:p>
          </table:table-cell>
          <table:table-cell table:style-name="Table4.A1" office:value-type="string">
            <text:p text:style-name="P353">-time/times</text:p>
          </table:table-cell>
          <table:table-cell table:style-name="Table4.E1" office:value-type="string">
            <text:p text:style-name="P353">-how</text:p>
          </table:table-cell>
        </table:table-row>
        <table:table-row table:style-name="TableLine94488660798272">
          <table:table-cell table:style-name="Table4.A2" office:value-type="string">
            <text:p text:style-name="P371">somebody</text:p>
            <text:p text:style-name="P371">(кто-то)</text:p>
          </table:table-cell>
          <table:table-cell table:style-name="Table4.A2" office:value-type="string">
            <text:p text:style-name="P371">something</text:p>
            <text:p text:style-name="P371">(что-то)</text:p>
          </table:table-cell>
          <table:table-cell table:style-name="Table4.A2" office:value-type="string">
            <text:p text:style-name="P371">somewhere</text:p>
            <text:p text:style-name="P371">(где-то)</text:p>
          </table:table-cell>
          <table:table-cell table:style-name="Table4.A2" office:value-type="string">
            <text:p text:style-name="P371">sometimes</text:p>
            <text:p text:style-name="P371">(иногда)</text:p>
          </table:table-cell>
          <table:table-cell table:style-name="Table4.E2" office:value-type="string">
            <text:p text:style-name="P371">somehow</text:p>
            <text:p text:style-name="P361"><text:span text:style-name="T591">(как-</text:span><text:span text:style-name="T592">то</text:span><text:span text:style-name="T591">)</text:span></text:p>
          </table:table-cell>
        </table:table-row>
        <table:table-row table:style-name="TableLine94488660039024">
          <table:table-cell table:style-name="Table4.A2" office:value-type="string">
            <text:p text:style-name="P371">anybody</text:p>
            <text:p text:style-name="P371">(кто-то)</text:p>
          </table:table-cell>
          <table:table-cell table:style-name="Table4.A2" office:value-type="string">
            <text:p text:style-name="P371">anything</text:p>
            <text:p text:style-name="P371">(что-то)</text:p>
          </table:table-cell>
          <table:table-cell table:style-name="Table4.A2" office:value-type="string">
            <text:p text:style-name="P371">anywhere</text:p>
            <text:p text:style-name="P371">(где-то)</text:p>
          </table:table-cell>
          <table:table-cell table:style-name="Table4.A2" office:value-type="string">
            <text:p text:style-name="P371">anytime</text:p>
            <text:p text:style-name="P372">(в любое время)</text:p>
          </table:table-cell>
          <table:table-cell table:style-name="Table4.E2" office:value-type="string">
            <text:p text:style-name="P371">anyhow</text:p>
            <text:p text:style-name="P372">(так или иначе)</text:p>
          </table:table-cell>
        </table:table-row>
        <table:table-row table:style-name="TableLine94488660044928">
          <table:table-cell table:style-name="Table4.A2" office:value-type="string">
            <text:p text:style-name="P371">nobody</text:p>
            <text:p text:style-name="P372">(никто)</text:p>
          </table:table-cell>
          <table:table-cell table:style-name="Table4.A2" office:value-type="string">
            <text:p text:style-name="P371">nothing</text:p>
            <text:p text:style-name="P372">(ничего)</text:p>
          </table:table-cell>
          <table:table-cell table:style-name="Table4.A2" office:value-type="string">
            <text:p text:style-name="P371">nowhere</text:p>
            <text:p text:style-name="P372">(нигде)</text:p>
          </table:table-cell>
          <table:table-cell table:style-name="Table4.A2" office:value-type="string">
            <text:p text:style-name="P361"/>
          </table:table-cell>
          <table:table-cell table:style-name="Table4.E2" office:value-type="string">
            <text:p text:style-name="P371">nohow</text:p>
            <text:p text:style-name="P372">(никак)</text:p>
          </table:table-cell>
        </table:table-row>
        <table:table-row table:style-name="TableLine94488660112560">
          <table:table-cell table:style-name="Table4.A2" office:value-type="string">
            <text:p text:style-name="P371">everybody</text:p>
            <text:p text:style-name="P372">(все)</text:p>
          </table:table-cell>
          <table:table-cell table:style-name="Table4.A2" office:value-type="string">
            <text:p text:style-name="P371">everything</text:p>
            <text:p text:style-name="P372">(всё)</text:p>
          </table:table-cell>
          <table:table-cell table:style-name="Table4.A2" office:value-type="string">
            <text:p text:style-name="P371">everywhere</text:p>
            <text:p text:style-name="P372">(везде)</text:p>
          </table:table-cell>
          <table:table-cell table:style-name="Table4.A2" office:value-type="string">
            <text:p text:style-name="P371">everytime</text:p>
            <text:p text:style-name="P372">(каждый раз)</text:p>
          </table:table-cell>
          <table:table-cell table:style-name="Table4.E2" office:value-type="string">
            <text:p text:style-name="P371"/>
          </table:table-cell>
        </table:table-row>
      </table:table>
      <text:p text:style-name="P450"><text:soft-page-break/><text:span text:style-name="T492">Местоимения с</text:span><text:span text:style-name="T493"> body и one </text:span><text:span text:style-name="T494">являются </text:span><text:span text:style-name="T493">взаимозаменяемы</text:span><text:span text:style-name="T494">ми</text:span><text:span text:style-name="T493">.</text:span></text:p>
      <text:p text:style-name="P629">Отрицание с no более весомое, чес с not + any.</text:p>
      <text:p text:style-name="P631"/>
      <text:p text:style-name="P589">Если «все» подразумевает людей, то нужно использовать everybody или everyone, <text:span text:style-name="T594">а не</text:span> all.</text:p>
      <text:p text:style-name="P682">Is everybody ready? (правильно) Is all ready? (неправильно)</text:p>
      <text:p text:style-name="P682"/>
      <text:p text:style-name="P682"/>
      <text:p text:style-name="P451"><text:span text:style-name="T539">Существительн</text:span><text:span text:style-name="T540">ые</text:span></text:p>
      <text:p text:style-name="P626"/>
      <text:p text:style-name="P632">В предложении могут занимать позицию подлежашего, дополнения и обстоятельства.</text:p>
      <text:p text:style-name="P632"/>
      <text:p text:style-name="P632">Чтобы указать род существительного, можно использовать доп. слова: boy, girl, male, female, man, woman. Например: policeman, businesswoman и т.д.</text:p>
      <text:p text:style-name="P632"/>
      <text:p text:style-name="P632">Существительное в единственном числе не может использоваться самостоятельно. </text:p>
      <text:p text:style-name="P632">Перед ним нужно поставить determiner, обычно это артикль или местоимение.</text:p>
      <text:p text:style-name="P633"/>
      <text:p text:style-name="P591">Сущестительные в единственном числе, которые заканчиваются на -s:</text:p>
      <text:list xml:id="list4051676248" text:style-name="L35">
        <text:list-item>
          <text:p text:style-name="P592">news — новости;</text:p>
        </text:list-item>
        <text:list-item>
          <text:p text:style-name="P592">gymnastics — гимнастика;</text:p>
        </text:list-item>
        <text:list-item>
          <text:p text:style-name="P592">athletics — атлетика;</text:p>
        </text:list-item>
        <text:list-item>
          <text:p text:style-name="P592">cards — карты (игра);</text:p>
        </text:list-item>
        <text:list-item>
          <text:p text:style-name="P592">darts — дротики (игра);</text:p>
        </text:list-item>
        <text:list-item>
          <text:p text:style-name="P592">measles — корь;</text:p>
        </text:list-item>
        <text:list-item>
          <text:p text:style-name="P592">mumps — свинка;</text:p>
        </text:list-item>
      </text:list>
      <text:p text:style-name="P591"/>
      <text:p text:style-name="P634">К неичисляемым существительным относятся: </text:p>
      <text:list xml:id="list3561404418" text:style-name="L36">
        <text:list-item>
          <text:p text:style-name="P452"><text:span text:style-name="T495">вещества — </text:span><text:span text:style-name="T496">food, water, wine, salt, bread, air, iron, wood</text:span><text:span text:style-name="T495">;</text:span></text:p>
        </text:list-item>
        <text:list-item>
          <text:p text:style-name="P452"><text:span text:style-name="T495">чувства — </text:span><text:span text:style-name="T496">anger, happiest, honesty, pride, rage</text:span><text:span text:style-name="T495">;</text:span></text:p>
        </text:list-item>
        <text:list-item>
          <text:p text:style-name="P452"><text:span text:style-name="T496">абстрактные </text:span><text:span text:style-name="T495">понятия — </text:span><text:span text:style-name="T496">beauty, fun, life, live, information</text:span><text:span text:style-name="T495">;</text:span></text:p>
        </text:list-item>
        <text:list-item>
          <text:p text:style-name="P708"><text:span text:style-name="T481">виды деятельности — </text:span><text:span text:style-name="T496">help, sleep, work</text:span><text:span text:style-name="T481">;</text:span></text:p>
        </text:list-item>
      </text:list>
      <text:p text:style-name="P591"/>
      <text:p text:style-name="P591">Существительные, передающие разный смысл, когда исчисляемые и неисчисляемые:</text:p>
      <text:list xml:id="list4120147703" text:style-name="L37">
        <text:list-item>
          <text:p text:style-name="P593">a noise / noise — отдельный звук / шум в целом;</text:p>
        </text:list-item>
        <text:list-item>
          <text:p text:style-name="P593">a paper / paper — газета / бумага;</text:p>
        </text:list-item>
        <text:list-item>
          <text:p text:style-name="P593">a room / room — комната / пространство;</text:p>
        </text:list-item>
        <text:list-item>
          <text:p text:style-name="P593">an exprcience / experience — впечатление / опыт работы;</text:p>
        </text:list-item>
        <text:list-item>
          <text:p text:style-name="P453"><text:span text:style-name="T497">coffee, tea, beer, juice, ice-cream — вещества, но при добавлении </text:span><text:span text:style-name="T474">a — </text:span><text:span text:style-name="T497">порции</text:span><text:span text:style-name="T474">;</text:span></text:p>
          <text:p text:style-name="P453"><text:span text:style-name="T474">(a coffee — одна чашка кофе)</text:span><text:span text:style-name="T497">;</text:span></text:p>
        </text:list-item>
      </text:list>
      <text:p text:style-name="P591"/>
      <text:p text:style-name="P816"><text:span text:style-name="T532">С</text:span><text:span text:style-name="T531">ловообразование существительных</text:span></text:p>
      <text:p text:style-name="P635"/>
      <text:p text:style-name="P450"><text:span text:style-name="T501">1) </text:span><text:span text:style-name="T498">Образование сущесвтительных от друг</text:span><text:span text:style-name="T501">их</text:span><text:span text:style-name="T498"> част</text:span><text:span text:style-name="T501">ей</text:span><text:span text:style-name="T498"> речи при помощи суфиксов.</text:span></text:p>
      <text:p text:style-name="P636"/>
      <text:p text:style-name="P450"><text:span text:style-name="T498">-er, -or — превращают </text:span><text:span text:style-name="T499">действие</text:span><text:span text:style-name="T498"> в </text:span><text:span text:style-name="T499">объект</text:span><text:span text:style-name="T498">: play → player, advice → advisor;</text:span></text:p>
      <text:p text:style-name="P636">-ing — превращает действие в занятие: read (читать)→ reading (чтение);</text:p>
      <text:p text:style-name="P454"><text:span text:style-name="T498">-ion, -tion, -sion — </text:span><text:span text:style-name="T499">явный указатель существительного: illustration, authorization;</text:span></text:p>
      <text:p text:style-name="P636"/>
      <text:p text:style-name="P637">-ness, -ment, -ship — образовывают абстрактные понятия: </text:p>
      <text:p text:style-name="P637"><text:s/>lonely (одинокий) → loneliness (одиночестве),</text:p>
      <text:p text:style-name="P636"><text:s/>move (двигать) → movement (движение),</text:p>
      <text:p text:style-name="P636"><text:s/>friend (друг) → friendship (дружба).</text:p>
      <text:p text:style-name="P594"><text:soft-page-break/>2) Образование новых существительных при объединении нескольких слов вместе.</text:p>
      <text:p text:style-name="P638"/>
      <text:p text:style-name="P640">2 существительных:</text:p>
      <text:list xml:id="list3889392196" text:style-name="L38">
        <text:list-item>
          <text:p text:style-name="P709"><text:span text:style-name="T481">blueprint — </text:span><text:span text:style-name="T501">план</text:span><text:span text:style-name="T481">;</text:span></text:p>
        </text:list-item>
        <text:list-item>
          <text:p text:style-name="P455"><text:span text:style-name="T500">weekend — </text:span><text:span text:style-name="T501">выходные</text:span><text:span text:style-name="T500">;</text:span></text:p>
        </text:list-item>
        <text:list-item>
          <text:p text:style-name="P709"><text:span text:style-name="T481">police car — </text:span><text:span text:style-name="T501">полицейская машина</text:span><text:span text:style-name="T481">;</text:span></text:p>
        </text:list-item>
        <text:list-item>
          <text:p text:style-name="P709"><text:span text:style-name="T481">security guard — </text:span><text:span text:style-name="T501">охранник</text:span><text:span text:style-name="T481">;</text:span></text:p>
        </text:list-item>
      </text:list>
      <text:p text:style-name="P640"/>
      <text:p text:style-name="P640">3 и более сущесвтительных:</text:p>
      <text:list xml:id="list3495681387" text:style-name="L39">
        <text:list-item>
          <text:p text:style-name="P710"><text:span text:style-name="T481">world footbal championship — </text:span><text:span text:style-name="T501">мировой чемпионат по футболу</text:span><text:span text:style-name="T481">;</text:span></text:p>
        </text:list-item>
        <text:list-item>
          <text:p text:style-name="P595">children-safe content — контент, безопасный для детей;</text:p>
        </text:list-item>
      </text:list>
      <text:p text:style-name="P594"/>
      <text:p text:style-name="P594">Существительное и глагол:</text:p>
      <text:list xml:id="list3410678672" text:style-name="L40">
        <text:list-item>
          <text:p text:style-name="P596">haircut — стрижка;</text:p>
        </text:list-item>
        <text:list-item>
          <text:p text:style-name="P596">driving licence — водительские права;</text:p>
        </text:list-item>
      </text:list>
      <text:p text:style-name="P594"/>
      <text:p text:style-name="P594">Существительное и предлог:</text:p>
      <text:list xml:id="list2621620704" text:style-name="L41">
        <text:list-item>
          <text:p text:style-name="P597">passer-by — прохожий;</text:p>
        </text:list-item>
        <text:list-item>
          <text:p text:style-name="P597">drawback — помеха;</text:p>
        </text:list-item>
      </text:list>
      <text:p text:style-name="P594"/>
      <text:p text:style-name="P594">Существительное и прилагательное:</text:p>
      <text:list xml:id="list3011462196" text:style-name="L42">
        <text:list-item>
          <text:p text:style-name="P598">greenhouse — теплица;</text:p>
        </text:list-item>
        <text:list-item>
          <text:p text:style-name="P598">redneck — деревенщина;</text:p>
        </text:list-item>
      </text:list>
      <text:p text:style-name="P594"/>
      <text:p text:style-name="P594">Существительное и числительное (записываются через тире):</text:p>
      <text:list xml:id="list3429813398" text:style-name="L43">
        <text:list-item>
          <text:p text:style-name="P599">a two-hour journey — двухчасовое путешествие;</text:p>
        </text:list-item>
        <text:list-item>
          <text:p text:style-name="P599">two ten-dollar notes — две десятидолларовые банкноты;</text:p>
        </text:list-item>
      </text:list>
      <text:p text:style-name="P639"/>
      <text:p text:style-name="P639"/>
      <text:p text:style-name="P456"><text:span text:style-name="T541">Детерминанты</text:span><text:span text:style-name="T542"> </text:span><text:span text:style-name="T541">и квантификаторы</text:span></text:p>
      <text:p text:style-name="P641"/>
      <text:p text:style-name="P457"><text:span text:style-name="T507">Детерминанты</text:span><text:span text:style-name="T502"> — это уточняющие слова, которые стоят перед существительным. </text:span></text:p>
      <text:p text:style-name="P458"><text:span text:style-name="T504">Они деляться на </text:span><text:span text:style-name="T502">2 группы: конкретизирующие и обобщающие.</text:span></text:p>
      <text:p text:style-name="P642"/>
      <text:p text:style-name="P458"><text:span text:style-name="T504">Конкретизирующие </text:span><text:span text:style-name="T507">детерминанты</text:span><text:span text:style-name="T504"> д</text:span><text:span text:style-name="T502">ают понимание того, о ком или о чем говорят. </text:span></text:p>
      <text:p text:style-name="P852"><text:span text:style-name="T502">Объект можно представить в деталях. </text:span><text:span text:style-name="T481">К ним относятся:</text:span></text:p>
      <text:p text:style-name="P600"/>
      <text:list xml:id="list2670147060" text:style-name="L44">
        <text:list-item>
          <text:p text:style-name="P601">притяжательные местоимения (my, your, his, her, its, our, their);</text:p>
        </text:list-item>
        <text:list-item>
          <text:p text:style-name="P601">указательные местоимения (this, that, these, those);</text:p>
        </text:list-item>
        <text:list-item>
          <text:p text:style-name="P601">вопросительное местоимение (which, whose);</text:p>
        </text:list-item>
        <text:list-item>
          <text:p text:style-name="P601">определенный артикль the;</text:p>
        </text:list-item>
      </text:list>
      <text:p text:style-name="P600"/>
      <text:p text:style-name="P853"><text:span text:style-name="T504">О</text:span><text:span text:style-name="T481">бобщающие </text:span><text:span text:style-name="T507">детерминанты</text:span><text:span text:style-name="T481"> дают лишь абстрактное понимание того, о ком или о чем говорят. </text:span><text:span text:style-name="T504">К ним отсносятся такие слова, как:</text:span></text:p>
      <text:p text:style-name="P600"/>
      <text:list xml:id="list1644203544" text:style-name="L45">
        <text:list-item>
          <text:p text:style-name="P602">any, another, other, what;</text:p>
        </text:list-item>
        <text:list-item>
          <text:p text:style-name="P602">неопределенный артикль a/an;</text:p>
        </text:list-item>
      </text:list>
      <text:p text:style-name="P683"/>
      <text:p text:style-name="P585"><text:span text:style-name="T560">О</text:span><text:span text:style-name="T470">собые случаи использования артикей:</text:span></text:p>
      <text:p text:style-name="P674"/>
      <text:list xml:id="list3217309175" text:style-name="L46">
        <text:list-item>
          <text:p text:style-name="P459"><text:span text:style-name="T503">если слово перед артиклем начинается с гласной буквы или звука, то вместо </text:span><text:span text:style-name="T475">a</text:span><text:span text:style-name="T503"> будет </text:span><text:span text:style-name="T475">an;</text:span></text:p>
          <text:p text:style-name="P603">(an apple, an hour, an interesting story)</text:p>
        </text:list-item>
        <text:list-item>
          <text:p text:style-name="P603"><text:soft-page-break/>артикль a/an можно замнить словом one;</text:p>
        </text:list-item>
        <text:list-item>
          <text:p text:style-name="P603">артикль a/an используется перед названиями профессий;</text:p>
          <text:p text:style-name="P603"/>
        </text:list-item>
        <text:list-item>
          <text:p text:style-name="P511"><text:span text:style-name="T543">артикль a/an не использ. переде именами, фамилиями, географическими назван</text:span><text:span text:style-name="T544">иями</text:span><text:span text:style-name="T543">;</text:span></text:p>
          <text:p text:style-name="P603">(т. е. перед именами собственными)</text:p>
        </text:list-item>
      </text:list>
      <text:p text:style-name="P604"/>
      <text:list xml:id="list1619441501" text:style-name="L47">
        <text:list-item>
          <text:p text:style-name="P605">артикль the используется когда собеседник понимает, о каком объекте идет речь;</text:p>
          <text:p text:style-name="P605"/>
        </text:list-item>
        <text:list-item>
          <text:p text:style-name="P606">артикль the используется с уникальным и единственным в своем роде объектам, а также </text:p>
          <text:p text:style-name="P606">в словосочетаниях, где прилагательное указано в превосходной степени;</text:p>
          <text:p text:style-name="P605">(The Eifel Tower, the sun, the best movie)</text:p>
          <text:p text:style-name="P605"/>
        </text:list-item>
        <text:list-item>
          <text:p text:style-name="P605">артикль the используется в некоторых выражениях:</text:p>
          <text:p text:style-name="P605"/>
        </text:list-item>
        <text:list-item>
          <text:p text:style-name="P512"><text:span text:style-name="T543">артикль the использ</text:span><text:span text:style-name="T544">уется</text:span><text:span text:style-name="T543">, когда говорят о части какого-то большого помещения, района, города; (on the floor, at the door, to the bank)</text:span></text:p>
          <text:p text:style-name="P605"/>
        </text:list-item>
        <text:list-item>
          <text:p text:style-name="P513"><text:span text:style-name="T545">артикль the использ.</text:span><text:span text:style-name="T544"> </text:span><text:span text:style-name="T543">с музыкальными инструментами, когда идут к доктору или говорят </text:span></text:p>
          <text:p text:style-name="P607">о системе, службе; (play the guitar, see the doctor, the police)</text:p>
          <text:p text:style-name="P608"/>
        </text:list-item>
        <text:list-item>
          <text:p text:style-name="P513"><text:span text:style-name="T545">артикль the использ.</text:span><text:span text:style-name="T544"> </text:span><text:span text:style-name="T543">с названиями стран и горных массиов во множ</text:span><text:span text:style-name="T544">ественном</text:span><text:span text:style-name="T543"> числе;</text:span></text:p>
          <text:p text:style-name="P608">(the Netherlands, the Carpathians)</text:p>
          <text:p text:style-name="P608"/>
        </text:list-item>
        <text:list-item>
          <text:p text:style-name="P513"><text:span text:style-name="T545">артикль the </text:span><text:span text:style-name="T544">использу. </text:span><text:span text:style-name="T543">c названиями рек, газет, произедений искусства, отелей, ресторанов, памятников, </text:span><text:span text:style-name="T544">музеев</text:span><text:span text:style-name="T543">; (the Moskva river, the Guardian, the Last Supper [Тайная Вечеря])</text:span></text:p>
        </text:list-item>
      </text:list>
      <text:p text:style-name="P609"/>
      <table:table table:name="Table5" table:style-name="Table5">
        <table:table-column table:style-name="Table5.A" table:number-columns-repeated="3"/>
        <table:table-row table:style-name="TableLine94488661169040">
          <table:table-cell table:style-name="Table5.A1" office:value-type="string">
            <text:p text:style-name="P354"><text:span text:style-name="T596">С</text:span>уществительное в единственном числе</text:p>
          </table:table-cell>
          <table:table-cell table:style-name="Table5.A1" office:value-type="string">
            <text:p text:style-name="P354">Существительное во множестенном числе</text:p>
          </table:table-cell>
          <table:table-cell table:style-name="Table5.C1" office:value-type="string">
            <text:p text:style-name="P354">Неисчисляемое существительное</text:p>
          </table:table-cell>
        </table:table-row>
        <table:table-row table:style-name="TableLine94488660453520">
          <table:table-cell table:style-name="Table5.A2" office:value-type="string">
            <text:p text:style-name="P373">a/an</text:p>
          </table:table-cell>
          <table:table-cell table:style-name="Table5.A2" office:value-type="string">
            <text:p text:style-name="P373">без артикля</text:p>
          </table:table-cell>
          <table:table-cell table:style-name="Table5.C2" office:value-type="string">
            <text:p text:style-name="P373">без артикля</text:p>
          </table:table-cell>
        </table:table-row>
        <table:table-row table:style-name="TableLine94488660720272">
          <table:table-cell table:style-name="Table5.A2" office:value-type="string">
            <text:p text:style-name="P373">the</text:p>
          </table:table-cell>
          <table:table-cell table:style-name="Table5.A2" office:value-type="string">
            <text:p text:style-name="P373">the</text:p>
          </table:table-cell>
          <table:table-cell table:style-name="Table5.C2" office:value-type="string">
            <text:p text:style-name="P373">the</text:p>
          </table:table-cell>
        </table:table-row>
        <table:table-row table:style-name="TableLine94488660826784">
          <table:table-cell table:style-name="Table5.A2" office:value-type="string">
            <text:p text:style-name="P373">местоимение</text:p>
          </table:table-cell>
          <table:table-cell table:style-name="Table5.A2" office:value-type="string">
            <text:p text:style-name="P373">местоимение</text:p>
          </table:table-cell>
          <table:table-cell table:style-name="Table5.C2" office:value-type="string">
            <text:p text:style-name="P373">местоимение</text:p>
          </table:table-cell>
        </table:table-row>
        <table:table-row table:style-name="TableLine94488660829536">
          <table:table-cell table:style-name="Table5.A2" office:value-type="string">
            <text:p text:style-name="P373">кол-во, выраженное </text:p>
            <text:p text:style-name="P373">словом one</text:p>
          </table:table-cell>
          <table:table-cell table:style-name="Table5.A2" office:value-type="string">
            <text:p text:style-name="P362"><text:span text:style-name="T595">кол-во, выраженное </text:span><text:span text:style-name="T597">квантификатором</text:span></text:p>
          </table:table-cell>
          <table:table-cell table:style-name="Table5.C2" office:value-type="string">
            <text:p text:style-name="P362"><text:span text:style-name="T595">кол-во, выраженное меркой или </text:span><text:span text:style-name="T597">квантификатором</text:span></text:p>
          </table:table-cell>
        </table:table-row>
      </table:table>
      <text:p text:style-name="P610"/>
      <text:p text:style-name="P460"><text:span text:style-name="T507">Квантификаторы</text:span><text:span text:style-name="T508"> — это количественные слова. Они сообщают, в каком количестве имеются предсавленные объекты. Отвечают на вопросы «how much?» или «how many?»</text:span></text:p>
      <text:p text:style-name="P643"/>
      <text:p text:style-name="P705"><text:span text:style-name="T372">Квантификаторы</text:span><text:span text:style-name="T373"> перед множ. числом и неисчисл. существительными:</text:span></text:p>
      <text:list xml:id="list1543413769" text:style-name="L48">
        <text:list-item>
          <text:p text:style-name="P461"><text:span text:style-name="T508">all — </text:span><text:span text:style-name="T509">вс</text:span><text:span text:style-name="T510">е</text:span><text:span text:style-name="T508">;</text:span></text:p>
        </text:list-item>
        <text:list-item>
          <text:p text:style-name="P671"><text:span text:style-name="T84">some, any — </text:span><text:span text:style-name="T117">какой-то</text:span><text:span text:style-name="T84">;</text:span></text:p>
        </text:list-item>
        <text:list-item>
          <text:p text:style-name="P671"><text:span text:style-name="T84">enough — </text:span><text:span text:style-name="T117">достаточно</text:span><text:span text:style-name="T84">;</text:span></text:p>
        </text:list-item>
        <text:list-item>
          <text:p text:style-name="P671"><text:span text:style-name="T84">less — </text:span><text:span text:style-name="T117">меньше</text:span><text:span text:style-name="T84">;</text:span></text:p>
        </text:list-item>
        <text:list-item>
          <text:p text:style-name="P671"><text:span text:style-name="T84">a lot of </text:span><text:span text:style-name="T117">(</text:span><text:span text:style-name="T84">lots of</text:span><text:span text:style-name="T117">)</text:span><text:span text:style-name="T84"> — </text:span><text:span text:style-name="T117">много</text:span><text:span text:style-name="T84">;</text:span></text:p>
        </text:list-item>
        <text:list-item>
          <text:p text:style-name="P671"><text:span text:style-name="T84">more — </text:span><text:span text:style-name="T117">больше</text:span><text:span text:style-name="T84">;</text:span></text:p>
        </text:list-item>
        <text:list-item>
          <text:p text:style-name="P671"><text:span text:style-name="T84">most — </text:span><text:span text:style-name="T117">большинство</text:span><text:span text:style-name="T84">;</text:span></text:p>
        </text:list-item>
        <text:list-item>
          <text:p text:style-name="P671"><text:span text:style-name="T84">no, none of — </text:span><text:span text:style-name="T117">никакого (кол-ва)</text:span><text:span text:style-name="T84">;</text:span></text:p>
        </text:list-item>
        <text:list-item>
          <text:p text:style-name="P671"><text:span text:style-name="T84">plenty of — </text:span><text:span text:style-name="T117">множество</text:span><text:span text:style-name="T84">;</text:span></text:p>
        </text:list-item>
      </text:list>
      <text:p text:style-name="P643"/>
      <text:p text:style-name="P672"><text:span text:style-name="T118">Квантификаторы</text:span><text:span text:style-name="T84"> только с исчисляемыми существительными:</text:span></text:p>
      <text:list xml:id="list87694347" text:style-name="L49">
        <text:list-item>
          <text:p text:style-name="P673"><text:span text:style-name="T84">both — оба </text:span><text:span text:style-name="T119">(и тот, и другой)</text:span><text:span text:style-name="T84">;</text:span></text:p>
        </text:list-item>
        <text:list-item>
          <text:p text:style-name="P611"><text:soft-page-break/>either — либо тот, либо этот;</text:p>
        </text:list-item>
        <text:list-item>
          <text:p text:style-name="P611">neither — никакой (из);</text:p>
        </text:list-item>
        <text:list-item>
          <text:p text:style-name="P611">each — каждый;</text:p>
        </text:list-item>
        <text:list-item>
          <text:p text:style-name="P611">few (a few), several — несколько;</text:p>
        </text:list-item>
      </text:list>
      <text:p text:style-name="P612"/>
      <text:p text:style-name="P672"><text:span text:style-name="T118">Квантификаторы</text:span><text:span text:style-name="T84"> только с неисчисляемыми существительными:</text:span></text:p>
      <text:list xml:id="list2819587499" text:style-name="L50">
        <text:list-item>
          <text:p text:style-name="P613">a little — немного;</text:p>
        </text:list-item>
        <text:list-item>
          <text:p text:style-name="P613">much — много;</text:p>
        </text:list-item>
        <text:list-item>
          <text:p text:style-name="P613">a bit of — чуть-чуть;</text:p>
        </text:list-item>
      </text:list>
      <text:p text:style-name="P643"/>
      <text:p text:style-name="P462"><text:span text:style-name="T506">A</text:span><text:span text:style-name="T505"> lot of (lots of), в отличие от much или many, употреб</text:span><text:span text:style-name="T506">ляется</text:span><text:span text:style-name="T505"> с любыми существительными. </text:span></text:p>
      <text:p text:style-name="P644">Предлог of не используется, если далее нет поясняющего слова.</text:p>
      <text:p text:style-name="P644"/>
      <text:p text:style-name="P645">Prenty of означает «очень много», «чрезмерно», «куча»</text:p>
      <text:p text:style-name="P644"/>
      <text:p text:style-name="P741"><text:span text:style-name="T546">A</text:span><text:span text:style-name="T547"> lot of coffee — </text:span><text:span text:style-name="T546">М</text:span><text:span text:style-name="T547">ного кофе; </text:span><text:span text:style-name="T546">T</text:span><text:span text:style-name="T547">hanks a lot — </text:span><text:span text:style-name="T546">Б</text:span><text:span text:style-name="T547">ольшое спасибо (премного благодарен).</text:span></text:p>
      <text:p text:style-name="P772"><text:span text:style-name="T547">W</text:span><text:span text:style-name="T543">e have got plenty of time — У нас куча времени.</text:span></text:p>
      <text:p text:style-name="P646"/>
      <text:p text:style-name="P854"><text:span text:style-name="T481">Слова little и few можно использовать с артиклем </text:span><text:span text:style-name="T473">a</text:span><text:span text:style-name="T481">. В этом случае они будут означать </text:span></text:p>
      <text:p text:style-name="P647">не «мало», а «несколько», «немного».</text:p>
      <text:p text:style-name="P647"/>
      <text:p text:style-name="P684">I have a few good friends — У меня есть несколько хороших друзей.</text:p>
      <text:p text:style-name="P684">I have a little money left — У меня осталось еще немного денег.</text:p>
      <text:p text:style-name="P684"/>
      <text:p text:style-name="P541"><text:span text:style-name="T543">Слова both, either, neither связаны с выбором между 2х альтернатив. </text:span><text:span text:style-name="T548">Могут использоваться </text:span></text:p>
      <text:p text:style-name="P648">как с существительным, так и самостоятельно, а также с предлогом of, если после этого идет местоимение или артикль the. Neither часто переводится двойным отрицанием. </text:p>
      <text:p text:style-name="P644"/>
      <text:p text:style-name="P685">Both windows are closed — Об окна закрыты.</text:p>
      <text:p text:style-name="P685"/>
      <text:p text:style-name="P686">Would you like to watch The Matrix or Titanic? We can watch either film —</text:p>
      <text:p text:style-name="P772"><text:span text:style-name="T543">Хо</text:span><text:span text:style-name="T548">тите</text:span><text:span text:style-name="T543"> посмот. «Матрицу» или «Титаник»? <text:s/>Мы можем посмотреть любой из фильмов.</text:span></text:p>
      <text:p text:style-name="P687"/>
      <text:p text:style-name="P687">Neither restaurant has good cuisine — Ни в одном из двух ресторанов нет хорошей кухни.</text:p>
      <text:p text:style-name="P687">I like neither of these pictures — Мне не нравится ни одна из этих картин.</text:p>
      <text:p text:style-name="P687"/>
      <text:p text:style-name="P542"><text:span text:style-name="T549">Связки</text:span><text:span text:style-name="T543"> both, either, neither </text:span><text:span text:style-name="T549">с предлогами:</text:span></text:p>
      <text:list xml:id="list4129931890" text:style-name="L51">
        <text:list-item>
          <text:p text:style-name="P514"><text:span text:style-name="T543">both … and … </text:span><text:span text:style-name="T476">—</text:span><text:span text:style-name="T543"> и … и …;</text:span></text:p>
        </text:list-item>
        <text:list-item>
          <text:p text:style-name="P614">either ... or ... — или ... или…;</text:p>
        </text:list-item>
        <text:list-item>
          <text:p text:style-name="P614">neither ... nor ... — ни ... ни …;</text:p>
        </text:list-item>
      </text:list>
      <text:p text:style-name="P615"/>
      <text:p text:style-name="P772"><text:span text:style-name="T543">I was </text:span><text:span text:style-name="T555">both</text:span><text:span text:style-name="T543"> tired </text:span><text:span text:style-name="T555">and</text:span><text:span text:style-name="T543"> hungry. — Я был </text:span><text:span text:style-name="T555">и</text:span><text:span text:style-name="T543"> уставшим, </text:span><text:span text:style-name="T555">и</text:span><text:span text:style-name="T543"> голодным.</text:span></text:p>
      <text:p text:style-name="P773"><text:span text:style-name="T547">She </text:span><text:span text:style-name="T556">neither</text:span><text:span text:style-name="T547"> wrote </text:span><text:span text:style-name="T556">nor</text:span><text:span text:style-name="T547"> phoned me — Они и </text:span><text:span text:style-name="T556">не</text:span><text:span text:style-name="T547"> звонила, и </text:span><text:span text:style-name="T556">не</text:span><text:span text:style-name="T547"> писала мне.</text:span></text:p>
      <text:p text:style-name="P687"/>
      <text:p text:style-name="P774"><text:span text:style-name="T555">Either</text:span><text:span text:style-name="T543"> you apologize, </text:span><text:span text:style-name="T555">or</text:span><text:span text:style-name="T543"> I’ll never speak to you again — </text:span></text:p>
      <text:p text:style-name="P774"><text:span text:style-name="T555">Либо</text:span><text:span text:style-name="T543"> ты извинишься, </text:span><text:span text:style-name="T555">либо</text:span><text:span text:style-name="T543"> я больше никогда с тобой не заговорю.</text:span></text:p>
      <text:p text:style-name="P645"/>
      <text:p text:style-name="P543"><text:span text:style-name="T543">Слова all и every похожи. All означает «все» и использ. с существительными во множ. числе. Every означает «каждый» и использ. с существительным в един</text:span><text:span text:style-name="T550">ственном</text:span><text:span text:style-name="T543"> числе.</text:span></text:p>
      <text:p text:style-name="P649"/>
      <text:p text:style-name="P688">All boys in the team are good players — Все мальчики в команде хорошие игроки.</text:p>
      <text:p text:style-name="P688">Every boy in the team is a good player — Каждый мальчик в команде хороший игрок.</text:p>
      <text:p text:style-name="P463"><text:soft-page-break/><text:span text:style-name="T510">All использ</text:span><text:span text:style-name="T513">уе</text:span><text:span text:style-name="T510">тся самостоятельно в значении «всё», но с часто с пояснением.</text:span></text:p>
      <text:p text:style-name="P650"/>
      <text:p text:style-name="P742"><text:span text:style-name="T557">All</text:span><text:span text:style-name="T550"> </text:span><text:span text:style-name="T480">we can do</text:span><text:span text:style-name="T550"> is wait — </text:span><text:span text:style-name="T557">Всё</text:span><text:span text:style-name="T550">, </text:span><text:span text:style-name="T480">что мы можем</text:span><text:span text:style-name="T550">, это ждать.</text:span></text:p>
      <text:p text:style-name="P689">That’s all, thank you. — Это всё, спасибо.</text:p>
      <text:p text:style-name="P689"/>
      <text:p text:style-name="P544"><text:span text:style-name="T543">Whole озна</text:span><text:span text:style-name="T551">ч</text:span><text:span text:style-name="T543">ет «весь», «целый» «завершенный». </text:span></text:p>
      <text:p text:style-name="P650">Перед whole стоит либо артикль the, либо личное местоимение.</text:p>
      <text:p text:style-name="P650"/>
      <text:p text:style-name="P689">The whole book / All the book — Вся книга.</text:p>
      <text:p text:style-name="P689">His whole life was a mess — Вся его жизнь была кошмаром.</text:p>
      <text:p text:style-name="P689"/>
      <text:p text:style-name="P464"><text:span text:style-name="T511">Слова each и every также близки по значению, но each означает каждый отдельно взятый объект из группы </text:span><text:span text:style-name="T512">которая</text:span><text:span text:style-name="T511"> поддается исчислению. А every — все объекты вместе.</text:span></text:p>
      <text:p text:style-name="P692"/>
      <text:p text:style-name="P692">Each book you gave me was interesting — Каждая книга, что ты мне дал, была интересной.</text:p>
      <text:p text:style-name="P692">Carol has read every book in the library — Кэрол прочитала каждую книгу в библиотеке.</text:p>
      <text:p text:style-name="P650"/>
      <text:p text:style-name="P651">Детерминанты и квантификаторы претендуют на ону позицию в предложении. Чтобы их разделить, используется предлог of. Схема выглядит так: quantifier + of + determinator + noun.</text:p>
      <text:p text:style-name="P652">Исключения состовляют: all, half, both. После них можно предлог не ставить. </text:p>
      <text:p text:style-name="P651"/>
      <text:p text:style-name="P693">Most of the banks — Большинство этих банков.</text:p>
      <text:p text:style-name="P693">Some of his friends — Некоторые из его друзей.</text:p>
      <text:p text:style-name="P694">All my life — Вся моя жизнь.</text:p>
      <text:p text:style-name="P652"/>
      <text:p text:style-name="P465"><text:span text:style-name="T514">Но если </text:span><text:span text:style-name="T515">в схеме отсутсвует существительное, то of ставится всегда.</text:span></text:p>
      <text:p text:style-name="P775"><text:span text:style-name="T561">All of them</text:span><text:span text:style-name="T543"> were good — Все из них были хорошими. </text:span><text:span text:style-name="T552">(</text:span><text:span text:style-name="T543">quantifier + of + determinator</text:span><text:span text:style-name="T552">)</text:span></text:p>
      <text:p text:style-name="P695"/>
      <text:p text:style-name="P695"/>
      <text:p text:style-name="P805"><text:span text:style-name="T562">К</text:span><text:span text:style-name="T470">ак сокра</text:span><text:span text:style-name="T563">щать</text:span><text:span text:style-name="T470"> предложени</text:span><text:span text:style-name="T563">я</text:span></text:p>
      <text:p text:style-name="P654"/>
      <text:p text:style-name="P466"><text:span text:style-name="T516">Ч</text:span><text:span text:style-name="T517">тобы не проговаривать одну и туже мысль повторно, ее можно сократить.</text:span></text:p>
      <text:p text:style-name="P467"><text:span text:style-name="T516">Это дает возможность передать тот же смысл, но не повторять предложение </text:span><text:span text:style-name="T517">целиком</text:span><text:span text:style-name="T516">.</text:span></text:p>
      <text:p text:style-name="P653"/>
      <text:p text:style-name="P690"><text:span text:style-name="T599">I know what you want to tell me. </text:span><text:span text:style-name="T429">Do you really know what I want to tell </text:span><text:span text:style-name="T425">you</text:span>? →<text:span text:style-name="T600"> </text:span><text:span text:style-name="T425">Do you</text:span>? </text:p>
      <text:p text:style-name="P653"/>
      <text:p text:style-name="P655">Сокращаются обычно: ответы на вопросы, вопросы переспросы, утверждения, </text:p>
      <text:p text:style-name="P655">где есть отсылка к высказанной ранее мысли.</text:p>
      <text:p text:style-name="P655"/>
      <text:p text:style-name="P675">1) Сокращение по вспомогательному глаголу.</text:p>
      <text:p text:style-name="P675"/>
      <text:p text:style-name="P468"><text:span text:style-name="T535">Совпадение времен может быть полным </text:span><text:span text:style-name="T536">либо</text:span><text:span text:style-name="T535"> частичным. </text:span></text:p>
      <text:p text:style-name="P676">Модальный глагол может меняться, если это необходимо по смыслу. </text:p>
      <text:p text:style-name="P675"/>
      <text:p text:style-name="P677">Дословно такие предложения переводить нельзя. Нужно проанализировать предыдущую мысль, к которой идет отсылка, и подобрать подходящий вариант перевода.</text:p>
      <text:p text:style-name="P855"/>
      <text:p text:style-name="P690">Is it cold outside? Yes, it is — <text:bookmark text:name="tw-target-text"/><text:span text:style-name="T601">На улице холодно? Да, холодно.</text:span> </text:p>
      <text:p text:style-name="P691">Do you smoke? I did, but now I don’t — Ты куришь? Я курил, но теперь я не курю.</text:p>
      <text:p text:style-name="P696">Can you call me tonight? I might — Ты можешь мне позвонить вечером? Возможно.</text:p>
      <text:p text:style-name="P856"/>
      <text:p text:style-name="P469"><text:span text:style-name="T524">2) </text:span><text:span text:style-name="T519">Сокращение </text:span><text:span text:style-name="T520">с пом. глаголов мнения </text:span><text:span text:style-name="T518">(think, guess, hope и пр)</text:span><text:span text:style-name="T520">: I + глагол мнения + so.</text:span></text:p>
      <text:p text:style-name="P697"><text:soft-page-break/>Do you think you’ll pass the test? <text:span text:style-name="T425">I guess so</text:span> — Думаешь, что сдашь экзамен? <text:span text:style-name="T425">Наверное, да</text:span>.</text:p>
      <text:p text:style-name="P698">Did they see us? <text:span text:style-name="T425">I don’t think so</text:span> — Они нас видели? <text:span text:style-name="T425">Не думаю</text:span>.</text:p>
      <text:p text:style-name="P698"/>
      <text:p text:style-name="P656"><text:span text:style-name="T611">3) </text:span>Сокращение с помощью нареч<text:span text:style-name="T607">и</text:span><text:span text:style-name="T608">й</text:span> вероятности <text:span text:style-name="T607">(perhaps, probably, maybe и пр)</text:span>.</text:p>
      <text:p text:style-name="P656"/>
      <text:p text:style-name="P468"><text:span text:style-name="T525">Весь ответ состоит из одного слова.</text:span><text:span text:style-name="T521"> В отрицаниях частица not ставится после наречия.</text:span></text:p>
      <text:p text:style-name="P656"/>
      <text:p text:style-name="P699">Do you think it’s going to rain? <text:span text:style-name="T425">Definitely</text:span> — Думаешь, дождь пойдет? <text:span text:style-name="T425">Однозначно, да</text:span>.</text:p>
      <text:p text:style-name="P699">Do you think it’s going to rain? <text:span text:style-name="T425">Probably not</text:span> — Думаешь, дождь пойдет? <text:span text:style-name="T425">Наверное, нет</text:span>.</text:p>
      <text:p text:style-name="P699"/>
      <text:p text:style-name="P657">Иногда ответ может быть более развернутым. Наречие в этом случае позволит </text:p>
      <text:p text:style-name="P657">не повторять одно и тоже слово несколько раз.</text:p>
      <text:p text:style-name="P658"/>
      <text:p text:style-name="P470"><text:span text:style-name="T477">Have we got any food? Yes, we’ve got </text:span><text:span text:style-name="T478">some</text:span><text:span text:style-name="T477"> — </text:span><text:bookmark text:name="tw-target-text1"/><text:span text:style-name="T602">У нас </text:span><text:span text:style-name="T603">есть</text:span><text:span text:style-name="T602"> еда? Да, у нас есть </text:span><text:span text:style-name="T604">немного </text:span><text:span text:style-name="T605">еды</text:span><text:span text:style-name="T606">.</text:span></text:p>
      <text:p text:style-name="P659"/>
      <text:p text:style-name="P655">4) Сокращение со словами: <text:span text:style-name="T608">too, either / </text:span><text:span text:style-name="T609">so, neither</text:span></text:p>
      <text:p text:style-name="P659"/>
      <text:p text:style-name="P657">Использ. чтобы согласиться с собеседником. Слова переводятся одинаково: <text:span text:style-name="T608">«тоже», «также».</text:span></text:p>
      <text:p text:style-name="P659"/>
      <text:p text:style-name="P661">Too используется, когда соглашаются с утверждением, а either — когда соглашаются </text:p>
      <text:p text:style-name="P471"><text:span text:style-name="T523">с отрицанием. Эти слова</text:span><text:span text:style-name="T522"> </text:span><text:span text:style-name="T523">стоят</text:span><text:span text:style-name="T522"> в кон</text:span><text:span text:style-name="T523">ц</text:span><text:span text:style-name="T522">е </text:span><text:span text:style-name="T523">предложения</text:span><text:span text:style-name="T522">. </text:span></text:p>
      <text:p text:style-name="P661"/>
      <text:p text:style-name="P700">I like ice-cream. I like it too / Me too — Я люблю мороженое. Я тоже.</text:p>
      <text:p text:style-name="P700">I`m not hungry. I`m not either / Me either — Я не голоден. Я тоже.</text:p>
      <text:p text:style-name="P661"/>
      <text:p text:style-name="P471">So <text:span text:style-name="T610">и neither подобны двум предыдущим и отличаются </text:span><text:span text:style-name="T612">лишь</text:span><text:span text:style-name="T610"> грамматически.</text:span></text:p>
      <text:p text:style-name="P663">Они стоят в начале и применяются по схеме: so/neither + вспом. глагол + подлежащее.</text:p>
      <text:p text:style-name="P663">Вместо neither иногда используют nor.</text:p>
      <text:p text:style-name="P662"/>
      <text:p text:style-name="P701">I like ice-cream. So do I — Я люблю мороженое. Я тоже.</text:p>
      <text:p text:style-name="P701">I’m not hungry. Neither am I — Я не голоден. Я тоже.</text:p>
      <text:p text:style-name="P661"/>
      <text:p text:style-name="P661"/>
      <text:p text:style-name="P706">Предлоги <text:span text:style-name="T619">и фразовые глаголы</text:span></text:p>
      <text:p text:style-name="P664"/>
      <text:p text:style-name="P665">Предлоги в разных ситуациях могут переводится по разному.</text:p>
      <text:p text:style-name="P661"/>
      <text:p text:style-name="P666">Предлоги at и in, при указании местоположения, отличаются тем, что at помещает объект </text:p>
      <text:p text:style-name="P666">в конкретную точку около другого объекта, а in указывает на более расплывчатое местоположение, обычно это какое-то большое пространство.</text:p>
      <text:p text:style-name="P665"/>
      <text:p text:style-name="P702">in a room — в комнате; in the city — в городе; in a box — в коробке;</text:p>
      <text:p text:style-name="P703">at the bus station — на автобусной остановке; at the top — вверху;</text:p>
      <text:p text:style-name="P660"/>
      <text:p text:style-name="P660">Также at используется с местом работы в какой-то организации.</text:p>
      <text:p text:style-name="P703">My friend works at NASA — Мой друг работает в НАСА.</text:p>
      <text:p text:style-name="P659"/>
      <text:p text:style-name="P667">Предлоги at и in указывают на направление, когда используется с глаголом arrive.</text:p>
      <text:p text:style-name="P668">Если прибывают в страну или город, то используют arrive + at. </text:p>
      <text:p text:style-name="P668">Если прибывают в точное место, то — arrive + at.</text:p>
      <text:p text:style-name="P667"/>
      <text:p text:style-name="P704">arrive in London; arrive at the airport;</text:p>
      <text:p text:style-name="P669"><text:soft-page-break/>Популярные предлоги:</text:p>
      <text:p text:style-name="P669"/>
      <text:list xml:id="list2105183157" text:style-name="L52">
        <text:list-item>
          <text:p text:style-name="P616">about — <text:span text:style-name="T614">об, про</text:span>;</text:p>
        </text:list-item>
        <text:list-item>
          <text:p text:style-name="P616">after — <text:span text:style-name="T614">после</text:span>;</text:p>
        </text:list-item>
        <text:list-item>
          <text:p text:style-name="P616">among — <text:span text:style-name="T614">среди, между (3х и более объектов)</text:span>;</text:p>
        </text:list-item>
        <text:list-item>
          <text:p text:style-name="P617"><text:span text:style-name="T616">w</text:span>ith — <text:span text:style-name="T616">с (кем-то, чем-то)</text:span>;</text:p>
        </text:list-item>
        <text:list-item>
          <text:p text:style-name="P617">without — <text:span text:style-name="T616">без (часто встречается с герундием)</text:span>;</text:p>
        </text:list-item>
        <text:list-item>
          <text:p text:style-name="P617"><text:span text:style-name="T615">f</text:span>rom — <text:span text:style-name="T615">из (отправной точки)</text:span>;</text:p>
          <text:p text:style-name="P616"/>
        </text:list-item>
        <text:list-item>
          <text:p text:style-name="P472"><text:span text:style-name="T526">by </text:span><text:span text:style-name="T527">переводится по разному:</text:span></text:p>
          <text:p text:style-name="P618"/>
          <text:list>
            <text:list-item>
              <text:p text:style-name="P472"><text:span text:style-name="T527">означает «к» (указ. времени): I will finish </text:span><text:span text:style-name="T533">by</text:span><text:span text:style-name="T527"> 6 o`clock — Я закончу работать </text:span><text:span text:style-name="T533">к</text:span><text:span text:style-name="T527"> 6 часам;</text:span></text:p>
            </text:list-item>
            <text:list-item>
              <text:p text:style-name="P473"><text:span text:style-name="T527">о</text:span><text:span text:style-name="T528">значает «рядом» (синоним near): <text:s/>We walk </text:span><text:span text:style-name="T534">by</text:span><text:span text:style-name="T528"> the sea — Мы гуляем </text:span><text:span text:style-name="T534">у</text:span><text:span text:style-name="T528"> моря.</text:span></text:p>
              <text:p text:style-name="P620"/>
            </text:list-item>
            <text:list-item>
              <text:p text:style-name="P620">в пассивном залоге указывает на автора действия: </text:p>
              <text:p text:style-name="P743"><text:span text:style-name="T553">This picture was created </text:span><text:span text:style-name="T558">by</text:span><text:span text:style-name="T553"> </text:span><text:span text:style-name="T558">Aivazovsky</text:span><text:span text:style-name="T553"> — Эта картина была создана </text:span><text:span text:style-name="T558">Айвазовским</text:span><text:span text:style-name="T553">. </text:span></text:p>
              <text:p text:style-name="P620"/>
            </text:list-item>
            <text:list-item>
              <text:p text:style-name="P620">b + герундий сообщает, как что-то делается:</text:p>
              <text:p text:style-name="P743"><text:span text:style-name="T553">You can turn on the TV </text:span><text:span text:style-name="T558">by pressing</text:span><text:span text:style-name="T553"> this button — Можно включить телевизор, </text:span></text:p>
              <text:p text:style-name="P743"><text:span text:style-name="T558">нажав</text:span><text:span text:style-name="T553"> (по нажатию на) эту кнопку.</text:span></text:p>
              <text:p text:style-name="P620"/>
            </text:list-item>
            <text:list-item>
              <text:p text:style-name="P474"><text:span text:style-name="T527">by + транспорт</text:span><text:span text:style-name="T526"> </text:span><text:span text:style-name="T527">сообщает, как перемещается человек:</text:span></text:p>
              <text:p text:style-name="P744"><text:span text:style-name="T553">I like to go </text:span><text:span text:style-name="T558">by taxi</text:span><text:span text:style-name="T553"> — Я люблю ездить </text:span><text:span text:style-name="T558">на такси</text:span><text:span text:style-name="T553">.</text:span></text:p>
              <text:p text:style-name="P616"/>
            </text:list-item>
            <text:list-item>
              <text:p text:style-name="P798"><text:span text:style-name="T526">b</text:span><text:span text:style-name="T481">y + self сообщает, что кто-то делает дело </text:span><text:span text:style-name="T528">сам</text:span><text:span text:style-name="T481">:</text:span></text:p>
            </text:list-item>
          </text:list>
          <text:p text:style-name="P711"><text:span text:style-name="T543"><text:s text:c="6"/>I prefer living </text:span><text:span text:style-name="T555">by myself</text:span><text:span text:style-name="T543"> — Я предпочитаю жить </text:span><text:span text:style-name="T555">самостоятельно</text:span><text:span text:style-name="T543">.</text:span></text:p>
          <text:p text:style-name="P616"/>
        </text:list-item>
        <text:list-item>
          <text:p text:style-name="P475"><text:span text:style-name="T529">f</text:span><text:span text:style-name="T526">or </text:span><text:span text:style-name="T529">переводится по разному</text:span><text:span text:style-name="T526">:</text:span></text:p>
          <text:p text:style-name="P616"/>
          <text:list>
            <text:list-item>
              <text:p text:style-name="P799"><text:span text:style-name="T526">о</text:span><text:span text:style-name="T481">значает «для» (указанной цели), когда с существительным или герундием:</text:span></text:p>
              <text:p text:style-name="P712"><text:span text:style-name="T543">Paul left Laura </text:span><text:span text:style-name="T555">for</text:span><text:span text:style-name="T543"> another woman! — Пол бросил Лауру </text:span><text:span text:style-name="T555">ради</text:span><text:span text:style-name="T543"> другой женщины!</text:span></text:p>
              <text:p text:style-name="P616"/>
            </text:list-item>
            <text:list-item>
              <text:p text:style-name="P621">означает «уже», когда указывает на длительность периода:</text:p>
              <text:p text:style-name="P744"><text:span text:style-name="T554">I’ve lived in this town </text:span><text:span text:style-name="T559">for</text:span><text:span text:style-name="T554"> all my life. — Я живу в этом городе </text:span><text:span text:style-name="T559">уже</text:span><text:span text:style-name="T554"> всю свою жизнь.</text:span></text:p>
            </text:list-item>
          </text:list>
          <text:p text:style-name="P616"/>
        </text:list-item>
        <text:list-item>
          <text:p text:style-name="P616">of <text:span text:style-name="T615">переводится по разному:</text:span></text:p>
          <text:p text:style-name="P616"/>
          <text:list>
            <text:list-item>
              <text:p text:style-name="P621">соответсвует родистельскому падежу (кого? чего?):</text:p>
              <text:p text:style-name="P678">Would you like a piece <text:span text:style-name="T5">of cake</text:span>? — Вы хотите кусочек <text:span text:style-name="T5">торта</text:span>?</text:p>
              <text:p text:style-name="P616"/>
            </text:list-item>
            <text:list-item>
              <text:p text:style-name="P474"><text:span text:style-name="T530">и</text:span><text:span text:style-name="T529">спользуется в связк</text:span><text:span text:style-name="T530">е</text:span><text:span text:style-name="T529"> determiner + of + noun: </text:span></text:p>
              <text:p text:style-name="P678"><text:span text:style-name="T425">Some of my friends</text:span> play computer games — <text:span text:style-name="T425">Некоторые мои друзья</text:span> играют в игры.</text:p>
            </text:list-item>
          </text:list>
        </text:list-item>
      </text:list>
      <text:p text:style-name="P619"/>
      <text:p text:style-name="P386">into, onto?</text:p>
      <text:p text:style-name="P670"/>
      <text:p text:style-name="P707"><text:span text:style-name="T616">Ф</text:span><text:span text:style-name="T613">разовые глаголы</text:span></text:p>
      <text:p text:style-name="P670"/>
      <text:p text:style-name="P476">Это <text:span text:style-name="T617">связки </text:span>глагол<text:span text:style-name="T617">ов</text:span> с предлог<text:span text:style-name="T617">ами</text:span>. Предлог<text:span text:style-name="T617">и</text:span> <text:span text:style-name="T617">в этом случае является послелогами, </text:span></text:p>
      <text:p text:style-name="P800">т. к. могут идти в отрыве от глагола.</text:p>
      <text:p text:style-name="P476"/>
      <text:p text:style-name="P745">Can you <text:span text:style-name="T5">turn</text:span> the light <text:span text:style-name="T5">on</text:span>? — Ты можешь <text:span text:style-name="T5">включить</text:span> свет?</text:p>
      <text:p text:style-name="P545"/>
      <text:p text:style-name="P545"><text:soft-page-break/>После глагола может идти сразу несколько предлогов. <text:span text:style-name="T618">Первым будет послелог, </text:span></text:p>
      <text:p text:style-name="P515">а вторым — предлог требующий дополнения.</text:p>
      <text:p text:style-name="P545"/>
      <text:p text:style-name="P776">He got up off the floor — Он поднялся с пола. </text:p>
      <text:p text:style-name="P776"/>
      <text:p text:style-name="P713">(he got up — он поднялся; off the floor — с пола; [оff это противовес on, переводится как «c» (какой-то поверхности), тогда как on означает «на» (какую-то поверхность)])</text:p>
      <text:p text:style-name="P777"/>
      <text:p text:style-name="P776">I look back on a few years of incredibly hard, but at the same time challenging work — </text:p>
      <text:p text:style-name="P776">Я вспоминаю годы невероятно тяжкой, но вместе с тем и захватывающей работы.</text:p>
      <text:p text:style-name="P776"/>
      <text:p text:style-name="P713">(look back — огядываться, вспоминать; предлог on показывает то, </text:p>
      <text:p text:style-name="P713">что вспоминают и трубет после себя пояснений)</text:p>
      <text:p text:style-name="P713"/>
      <text:p text:style-name="P516">Некоторые фразовые глаголы могут быть синонимами. Также вместо них можно подобрать уникальные глаголы, которые имееют точно такое же значение.</text:p>
      <text:p text:style-name="P516"/>
      <text:p text:style-name="P714">Turn on the light / Switch on the light — Включи свет.</text:p>
      <text:p text:style-name="P714">I’ll come back next week / I’ll return next week — Я вернусь на следующей неделе.</text:p>
      <text:p text:style-name="P714"/>
      <text:p text:style-name="P516">Один и тот же фразовый глагол может иметь сразу несколько значений.</text:p>
      <text:p text:style-name="P516"/>
      <text:p text:style-name="P714">Come on, let’s get back to work — Ну же, давай вернемся к работе. (come on говорят, </text:p>
      <text:p text:style-name="P714">чтобы кого-то подбодрить или побудить к действию)</text:p>
      <text:p text:style-name="P746"/>
      <text:p text:style-name="P714">There was great applause when an actor came on — Были громкие аплодисменты, когда актер вышел на сцену (здесь come on означает «появляться на публике»).</text:p>
      <text:p text:style-name="P746"/>
      <text:p text:style-name="P494">Популярные фразовые глаголы:</text:p>
      <text:list xml:id="list3962036406" text:style-name="L53">
        <text:list-item>
          <text:p text:style-name="P495">look back on — оглядываться на;</text:p>
        </text:list-item>
        <text:list-item>
          <text:p text:style-name="P495">stand up to — противостоять;</text:p>
        </text:list-item>
        <text:list-item>
          <text:p text:style-name="P495">do away with — избавиться от, закончить;</text:p>
        </text:list-item>
        <text:list-item>
          <text:p text:style-name="P495">come about — произойти, случиться;</text:p>
        </text:list-item>
        <text:list-item>
          <text:p text:style-name="P495">settle for — согласиться на (то, что есть);</text:p>
        </text:list-item>
        <text:list-item>
          <text:p text:style-name="P495">take over — перенимать, брать на себя;</text:p>
        </text:list-item>
        <text:list-item>
          <text:p text:style-name="P496">get off — выйти, сойти (стать на землю);</text:p>
        </text:list-item>
        <text:list-item>
          <text:p text:style-name="P496">get up — подняться (принять вертикальное положение);</text:p>
        </text:list-item>
        <text:list-item>
          <text:p text:style-name="P496">go back — вернуться назад;</text:p>
        </text:list-item>
        <text:list-item>
          <text:p text:style-name="P496">let in — впустить (внутрь);</text:p>
        </text:list-item>
        <text:list-item>
          <text:p text:style-name="P497">let down — подвести (не оправдать ожиданий);</text:p>
        </text:list-item>
        <text:list-item>
          <text:p text:style-name="P496">put down — положить вниз (из рук, на поверхность) ;</text:p>
        </text:list-item>
        <text:list-item>
          <text:p text:style-name="P496">hand on / hold on — подождать (попросить кого-то);</text:p>
        </text:list-item>
        <text:list-item>
          <text:p text:style-name="P496">turn down — отклонить, отказаться;</text:p>
        </text:list-item>
        <text:list-item>
          <text:p text:style-name="P477"><text:span text:style-name="T190">end up — </text:span><text:span text:style-name="T198">в итоге (оказаться в ситуации); </text:span></text:p>
        </text:list-item>
        <text:list-item>
          <text:p text:style-name="P801"><text:span text:style-name="T197">run into — </text:span><text:span text:style-name="T199">столкнуться с (неожиданно);</text:span></text:p>
        </text:list-item>
        <text:list-item>
          <text:p text:style-name="P801"><text:span text:style-name="T199">care for — заботиться, быть небезразличным;</text:span><text:span text:style-name="T197"> </text:span></text:p>
        </text:list-item>
        <text:list-item>
          <text:p text:style-name="P498">get over — преодолеть, справиться;</text:p>
        </text:list-item>
        <text:list-item>
          <text:p text:style-name="P499">break down — расстаться (прекратить отношения);</text:p>
        </text:list-item>
        <text:list-item>
          <text:p text:style-name="P499">get together — сойтись, начать встречаться;</text:p>
        </text:list-item>
        <text:list-item>
          <text:p text:style-name="P499">go out — ходить на свидание, встречаться;</text:p>
        </text:list-item>
        <text:list-item>
          <text:p text:style-name="P499">fall apart — закончить, распадаться (о браке);</text:p>
        </text:list-item>
      </text:list>
      <text:p text:style-name="P517"/>
      <text:p text:style-name="P587"><text:soft-page-break/>Фразовые глаголы на основе глаголов движения</text:p>
      <text:p text:style-name="P517"/>
      <text:p text:style-name="P517">Глаголами движения/<text:span text:style-name="T621">перемещения</text:span> являются:</text:p>
      <text:list xml:id="list2150391224" text:style-name="L54">
        <text:list-item>
          <text:p text:style-name="P518">go — идти;</text:p>
        </text:list-item>
        <text:list-item>
          <text:p text:style-name="P518">walk — ходить пешком;</text:p>
        </text:list-item>
        <text:list-item>
          <text:p text:style-name="P518">run — бегать;</text:p>
        </text:list-item>
        <text:list-item>
          <text:p text:style-name="P518">jump — прыгать;</text:p>
        </text:list-item>
        <text:list-item>
          <text:p text:style-name="P518">swim — плавать;</text:p>
        </text:list-item>
        <text:list-item>
          <text:p text:style-name="P518">climb /klaFm/ — лазить;</text:p>
        </text:list-item>
        <text:list-item>
          <text:p text:style-name="P518">fall — падать;</text:p>
        </text:list-item>
        <text:list-item>
          <text:p text:style-name="P518">pass — передать;</text:p>
        </text:list-item>
        <text:list-item>
          <text:p text:style-name="P518">carry — нести;</text:p>
        </text:list-item>
        <text:list-item>
          <text:p text:style-name="P518">catch — ловить;</text:p>
        </text:list-item>
        <text:list-item>
          <text:p text:style-name="P518">take — брать;</text:p>
        </text:list-item>
        <text:list-item>
          <text:p text:style-name="P518">drive — ехать за рулем;</text:p>
        </text:list-item>
        <text:list-item>
          <text:p text:style-name="P518">fly — лететь на самолете;</text:p>
        </text:list-item>
        <text:list-item>
          <text:p text:style-name="P518">put — класть;</text:p>
        </text:list-item>
      </text:list>
      <text:p text:style-name="P517"/>
      <text:p text:style-name="P517">Популярные предлоги, идущие в связке с глаголами движения:</text:p>
      <text:list xml:id="list1289593137" text:style-name="L55">
        <text:list-item>
          <text:p text:style-name="P519">in — переместить(ся) в закрытое пространство;</text:p>
        </text:list-item>
        <text:list-item>
          <text:p text:style-name="P519">out — покинуть закрытое пространство;</text:p>
        </text:list-item>
        <text:list-item>
          <text:p text:style-name="P519">on — переместить(ся) на поверхность;</text:p>
        </text:list-item>
        <text:list-item>
          <text:p text:style-name="P519">off — убрать (с поверхности);</text:p>
        </text:list-item>
        <text:list-item>
          <text:p text:style-name="P519">up — переместить(ся) выше уровнем;</text:p>
        </text:list-item>
        <text:list-item>
          <text:p text:style-name="P519">down — переместить(ся) ниже уровнем;</text:p>
        </text:list-item>
        <text:list-item>
          <text:p text:style-name="P519">away — убрать(ся) прочь;</text:p>
        </text:list-item>
        <text:list-item>
          <text:p text:style-name="P519">back — вернуть(ся) назад;</text:p>
        </text:list-item>
        <text:list-item>
          <text:p text:style-name="P519">over — над (через);</text:p>
        </text:list-item>
        <text:list-item>
          <text:p text:style-name="P519">(a)round — вокруг;</text:p>
        </text:list-item>
      </text:list>
      <text:p text:style-name="P517"/>
      <text:p text:style-name="P520">Пример<text:span text:style-name="T620">ы</text:span> глагола come в связке с предлогами:</text:p>
      <text:list xml:id="list1371292883" text:style-name="L56">
        <text:list-item>
          <text:p text:style-name="P521">come in — войти;</text:p>
        </text:list-item>
        <text:list-item>
          <text:p text:style-name="P521">come out — выйти, появиться;</text:p>
        </text:list-item>
        <text:list-item>
          <text:p text:style-name="P521">come on — приближаться, появляться на сцене;</text:p>
        </text:list-item>
        <text:list-item>
          <text:p text:style-name="P521">come off — оторваться;</text:p>
        </text:list-item>
        <text:list-item>
          <text:p text:style-name="P521">come up — подойти, возникнуть, подняться до уровня;</text:p>
        </text:list-item>
        <text:list-item>
          <text:p text:style-name="P521">come down — опускаться, спадать, уменьшаться;</text:p>
        </text:list-item>
        <text:list-item>
          <text:p text:style-name="P521">come away — уходить;</text:p>
        </text:list-item>
        <text:list-item>
          <text:p text:style-name="P521">come back — возвращаться;</text:p>
        </text:list-item>
        <text:list-item>
          <text:p text:style-name="P521">come over — подходить;</text:p>
        </text:list-item>
        <text:list-item>
          <text:p text:style-name="P521">come round — заходить в гости, происходить в свое время;</text:p>
        </text:list-item>
      </text:list>
      <text:p text:style-name="P520"/>
      <text:p text:style-name="P478"><text:span text:style-name="T325">Предлог для глагола движения выстувает в роли приставки (ехать → </text:span><text:span text:style-name="T374">при</text:span><text:span text:style-name="T325">ехать).</text:span></text:p>
      <text:p text:style-name="P5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8:30:02.327333025</meta:creation-date>
    <meta:generator>LibreOffice/6.4.7.2$Linux_X86_64 LibreOffice_project/40$Build-2</meta:generator>
    <dc:date>2025-03-11T17:29:40.501541112</dc:date>
    <meta:editing-duration>P1DT15H12M26S</meta:editing-duration>
    <meta:editing-cycles>600</meta:editing-cycles>
    <meta:document-statistic meta:table-count="5" meta:image-count="0" meta:object-count="0" meta:page-count="36" meta:paragraph-count="1293" meta:word-count="11819" meta:character-count="72989" meta:non-whitespace-character-count="61945"/>
  </office:meta>
</office:document-meta>
</file>